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P25" style:parent-style-name="Обычный" style:family="paragraph">
      <style:text-properties fo:language="en" fo:country="US"/>
    </style:style>
    <style:style style:name="P26" style:parent-style-name="Обычный" style:family="paragraph">
      <style:text-properties fo:language="en" fo:country="US"/>
    </style:style>
    <style:style style:name="P27" style:parent-style-name="Обычный" style:family="paragraph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Обычный" style:family="paragraph">
      <style:text-properties fo:language="en" fo:country="US"/>
    </style:style>
    <style:style style:name="P39" style:parent-style-name="Обычный" style:family="paragraph">
      <style:text-properties fo:language="en" fo:country="US"/>
    </style:style>
    <style:style style:name="P40" style:parent-style-name="Обычный" style:family="paragraph">
      <style:text-properties fo:language="en" fo:country="US"/>
    </style:style>
    <style:style style:name="P41" style:parent-style-name="Обычный" style:family="paragraph">
      <style:text-properties fo:language="en" fo:country="US"/>
    </style:style>
    <style:style style:name="P42" style:parent-style-name="Обычный" style:family="paragraph">
      <style:text-properties fo:language="en" fo:country="US"/>
    </style:style>
    <style:style style:name="P43" style:parent-style-name="Обычный" style:family="paragraph">
      <style:text-properties fo:language="en" fo:country="US"/>
    </style:style>
    <style:style style:name="P44" style:parent-style-name="Обычный" style:family="paragraph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 text:c="25"/>Александр Сергеевич Пушкин</text:p>
      <text:p text:style-name="Обычный"/>
      <text:p text:style-name="Обычный"><text:s text:c="32"/>Евгений Онегин</text:p>
      <text:p text:style-name="Обычный"><text:s text:c="32"/>Роман в стихах</text:p>
      <text:p text:style-name="Обычный"/>
      <text:p text:style-name="P2">Petri <text:s/>de <text:s/>vanite <text:s/>il <text:s/>avait <text:s/>encore plus de cette espece d'orgueil qui fait</text:p>
      <text:p text:style-name="P3">avouer <text:s/>avec <text:s/>la <text:s/>meme <text:s/>indifference les bonnes comme les mauvaises actions,</text:p>
      <text:p text:style-name="P4">suite d'un sentiment de superiorite peut-etre imaginaire.</text:p>
      <text:p text:style-name="P5"/>
      <text:p text:style-name="Обычный"><text:span text:style-name="T6"><text:s text:c="47"/></text:span>Tire d'une lettre particuliere.</text:p>
      <text:p text:style-name="Обычный"/>
      <text:p text:style-name="Обычный"><text:s text:c="24"/>Не мысля гордый свет забавить,</text:p>
      <text:p text:style-name="Обычный"><text:s text:c="24"/>Вниманье дружбы возлюбя,</text:p>
      <text:p text:style-name="Обычный"><text:s text:c="24"/>Хотел бы я тебе представить</text:p>
      <text:p text:style-name="Обычный"><text:s text:c="24"/>Залог достойнее тебя,</text:p>
      <text:p text:style-name="Обычный"><text:s text:c="24"/>Достойнее души прекрасной,</text:p>
      <text:p text:style-name="Обычный"><text:s text:c="24"/>Святой исполненной мечты,</text:p>
      <text:p text:style-name="Обычный"><text:s text:c="24"/>Поэзии живой и ясной,</text:p>
      <text:p text:style-name="Обычный"><text:s text:c="24"/>Высоких дум и простоты;</text:p>
      <text:p text:style-name="Обычный"><text:s text:c="24"/>Но так и быть - рукой пристрастной</text:p>
      <text:p text:style-name="Обычный"><text:s text:c="24"/>Прими собранье пестрых глав,</text:p>
      <text:p text:style-name="Обычный"><text:s text:c="24"/>Полусмешных, полупечальных,</text:p>
      <text:p text:style-name="Обычный"><text:s text:c="24"/>Простонародных, идеальных,</text:p>
      <text:p text:style-name="Обычный"><text:s text:c="24"/>Небрежный плод моих забав,</text:p>
      <text:p text:style-name="Обычный"><text:s text:c="24"/>Бессонниц, легких вдохновений,</text:p>
      <text:p text:style-name="Обычный"><text:s text:c="24"/>Незрелых и увядших лет,</text:p>
      <text:p text:style-name="Обычный"><text:s text:c="24"/>Ума холодных наблюдений</text:p>
      <text:p text:style-name="Обычный"><text:s text:c="24"/>И сердца горестных замет.</text:p>
      <text:p text:style-name="Обычный"/>
      <text:p text:style-name="Обычный"><text:s text:c="33"/>ГЛАВА ПЕРВАЯ</text:p>
      <text:p text:style-name="Обычный"/>
      <text:p text:style-name="Обычный"><text:s text:c="40"/>И жить торопится и чувствовать спешит.</text:p>
      <text:p text:style-name="Обычный"><text:s text:c="64"/>Кн. Вяземский.</text:p>
      <text:p text:style-name="Обычный"/>
      <text:p text:style-name="Обычный"><text:s text:c="38"/>I</text:p>
      <text:p text:style-name="Обычный"/>
      <text:p text:style-name="Обычный"><text:s text:c="24"/>"Мой дядя самых честных правил,</text:p>
      <text:p text:style-name="Обычный"><text:s text:c="24"/>Когда не в шутку занемог,</text:p>
      <text:p text:style-name="Обычный"><text:s text:c="24"/>Он уважать себя заставил</text:p>
      <text:p text:style-name="Обычный"><text:s text:c="24"/>И лучше выдумать не мог.</text:p>
      <text:p text:style-name="Обычный"><text:s text:c="24"/>Его пример другим наука;</text:p>
      <text:p text:style-name="Обычный"><text:s text:c="24"/>Но, боже мой, какая скука</text:p>
      <text:p text:style-name="Обычный"><text:s text:c="24"/>С больным сидеть и день и ночь,</text:p>
      <text:p text:style-name="Обычный"><text:s text:c="24"/>Не отходя ни шагу прочь!</text:p>
      <text:p text:style-name="Обычный"><text:s text:c="24"/>Какое низкое коварство</text:p>
      <text:p text:style-name="Обычный"><text:s text:c="24"/>Полуживого забавлять,</text:p>
      <text:p text:style-name="Обычный"><text:s text:c="24"/>Ему подушки поправлять,</text:p>
      <text:p text:style-name="Обычный"><text:s text:c="24"/>Печально подносить лекарство,</text:p>
      <text:p text:style-name="Обычный"><text:s text:c="24"/>Вздыхать и думать про себя:</text:p>
      <text:p text:style-name="Обычный"><text:s text:c="24"/>Когда же черт возьмет тебя!"</text:p>
      <text:p text:style-name="Обычный"/>
      <text:p text:style-name="Обычный"><text:s text:c="38"/>II</text:p>
      <text:p text:style-name="Обычный"/>
      <text:p text:style-name="Обычный"><text:s text:c="24"/>Так думал молодой повеса,</text:p>
      <text:p text:style-name="Обычный"><text:s text:c="24"/>Летя в пыли на почтовых,</text:p>
      <text:p text:style-name="Обычный"><text:s text:c="24"/>Всевышней волею Зевеса</text:p>
      <text:soft-page-break/>
      <text:p text:style-name="Обычный"><text:s text:c="24"/>Наследник всех своих родных.</text:p>
      <text:p text:style-name="Обычный"><text:s text:c="24"/>Друзья Людмилы и Руслана!</text:p>
      <text:p text:style-name="Обычный"><text:s text:c="24"/>С героем моего романа</text:p>
      <text:p text:style-name="Обычный"><text:s text:c="24"/>Без предисловий, сей же час</text:p>
      <text:p text:style-name="Обычный"><text:s text:c="24"/>Позвольте познакомить вас:</text:p>
      <text:p text:style-name="Обычный"><text:s text:c="24"/>Онегин, добрый мой приятель,</text:p>
      <text:p text:style-name="Обычный"><text:s text:c="24"/>Родился на брегах Невы,</text:p>
      <text:p text:style-name="Обычный"><text:s text:c="24"/>Где, может быть, родились вы</text:p>
      <text:p text:style-name="Обычный"><text:s text:c="24"/>Или блистали, мой читатель;</text:p>
      <text:p text:style-name="Обычный"><text:s text:c="24"/>Там некогда гулял и я:</text:p>
      <text:p text:style-name="Обычный"><text:s text:c="24"/>Но вреден север для меня {1}.</text:p>
      <text:p text:style-name="Обычный"/>
      <text:p text:style-name="Обычный"><text:s text:c="37"/>III</text:p>
      <text:p text:style-name="Обычный"/>
      <text:p text:style-name="Обычный"><text:s text:c="24"/>Служив отлично благородно,</text:p>
      <text:p text:style-name="Обычный"><text:s text:c="24"/>Долгами жил его отец,</text:p>
      <text:p text:style-name="Обычный"><text:s text:c="24"/>Давал три бала ежегодно</text:p>
      <text:p text:style-name="Обычный"><text:s text:c="24"/>И промотался наконец.</text:p>
      <text:p text:style-name="Обычный"><text:s text:c="24"/>Судьба Евгения хранила:</text:p>
      <text:p text:style-name="Обычный"><text:s text:c="24"/>Сперва Madame за ним ходила,</text:p>
      <text:p text:style-name="Обычный"><text:s text:c="24"/>Потом Monsieur ее сменил.</text:p>
      <text:p text:style-name="Обычный"><text:s text:c="24"/>Ребенок был резов, но мил.</text:p>
      <text:p text:style-name="Обычный"><text:s text:c="24"/>Monsieur l'Abbe, француз убогой,</text:p>
      <text:p text:style-name="Обычный"><text:s text:c="24"/>Чтоб не измучилось дитя,</text:p>
      <text:p text:style-name="Обычный"><text:s text:c="24"/>Учил его всему шутя,</text:p>
      <text:p text:style-name="Обычный"><text:s text:c="24"/>Не докучал моралью строгой,</text:p>
      <text:p text:style-name="Обычный"><text:s text:c="24"/>Слегка за шалости бранил</text:p>
      <text:p text:style-name="Обычный"><text:s text:c="24"/>И в Летний сад гулять водил.</text:p>
      <text:p text:style-name="Обычный"/>
      <text:p text:style-name="Обычный"><text:s text:c="38"/>IV</text:p>
      <text:p text:style-name="Обычный"/>
      <text:p text:style-name="Обычный"><text:s text:c="24"/>Когда же юности мятежной</text:p>
      <text:p text:style-name="Обычный"><text:s text:c="24"/>Пришла Евгению пора,</text:p>
      <text:p text:style-name="Обычный"><text:s text:c="24"/>Пора надежд и грусти нежной,</text:p>
      <text:p text:style-name="Обычный"><text:s text:c="24"/>Monsieur прогнали со двора.</text:p>
      <text:p text:style-name="Обычный"><text:s text:c="24"/>Вот мой Онегин на свободе;</text:p>
      <text:p text:style-name="Обычный"><text:s text:c="24"/>Острижен по последней моде,</text:p>
      <text:p text:style-name="Обычный"><text:s text:c="24"/>Как dandy {2} лондонский одет -</text:p>
      <text:p text:style-name="Обычный"><text:s text:c="24"/>И наконец увидел свет.</text:p>
      <text:p text:style-name="Обычный"><text:s text:c="24"/>Он по-французски совершенно</text:p>
      <text:p text:style-name="Обычный"><text:s text:c="24"/>Мог изъясняться и писал;</text:p>
      <text:p text:style-name="Обычный"><text:s text:c="24"/>Легко мазурку танцевал</text:p>
      <text:p text:style-name="Обычный"><text:s text:c="24"/>И кланялся непринужденно;</text:p>
      <text:p text:style-name="Обычный"><text:s text:c="24"/>Чего ж вам больше? Свет решил,</text:p>
      <text:p text:style-name="Обычный"><text:s text:c="24"/>Что он умен и очень мил.</text:p>
      <text:p text:style-name="Обычный"/>
      <text:p text:style-name="Обычный"><text:s text:c="38"/>V</text:p>
      <text:p text:style-name="Обычный"/>
      <text:p text:style-name="Обычный"><text:s text:c="24"/>Мы все учились понемногу</text:p>
      <text:p text:style-name="Обычный"><text:s text:c="24"/>Чему-нибудь и как-нибудь,</text:p>
      <text:p text:style-name="Обычный"><text:s text:c="24"/>Так воспитаньем, слава богу,</text:p>
      <text:p text:style-name="Обычный"><text:s text:c="24"/>У нас немудрено блеснуть.</text:p>
      <text:p text:style-name="Обычный"><text:s text:c="24"/>Онегин был по мненью многих</text:p>
      <text:p text:style-name="Обычный"><text:s text:c="24"/>(Судей решительных и строгих)</text:p>
      <text:p text:style-name="Обычный"><text:s text:c="24"/>Ученый малый, но педант:</text:p>
      <text:p text:style-name="Обычный"><text:s text:c="24"/>Имел он счастливый талант</text:p>
      <text:soft-page-break/>
      <text:p text:style-name="Обычный"><text:s text:c="24"/>Без принужденья в разговоре</text:p>
      <text:p text:style-name="Обычный"><text:s text:c="24"/>Коснуться до всего слегка,</text:p>
      <text:p text:style-name="Обычный"><text:s text:c="24"/>С ученым видом знатока</text:p>
      <text:p text:style-name="Обычный"><text:s text:c="24"/>Хранить молчанье в важном споре</text:p>
      <text:p text:style-name="Обычный"><text:s text:c="24"/>И возбуждать улыбку дам</text:p>
      <text:p text:style-name="Обычный"><text:s text:c="24"/>Огнем нежданных эпиграмм.</text:p>
      <text:p text:style-name="Обычный"/>
      <text:p text:style-name="Обычный"><text:s text:c="38"/>VI</text:p>
      <text:p text:style-name="Обычный"/>
      <text:p text:style-name="Обычный"><text:s text:c="24"/>Латынь из моды вышла ныне:</text:p>
      <text:p text:style-name="Обычный"><text:s text:c="24"/>Так, если правду вам сказать,</text:p>
      <text:p text:style-name="Обычный"><text:s text:c="24"/>Он знал довольно по-латыне,</text:p>
      <text:p text:style-name="Обычный"><text:s text:c="24"/>Чтоб эпиграфы разбирать,</text:p>
      <text:p text:style-name="Обычный"><text:s text:c="24"/>Потолковать об Ювенале,</text:p>
      <text:p text:style-name="Обычный"><text:s text:c="24"/>В конце письма поставить vale,</text:p>
      <text:p text:style-name="Обычный"><text:s text:c="24"/>Да помнил, хоть не без греха,</text:p>
      <text:p text:style-name="Обычный"><text:s text:c="24"/>Из Энеиды два стиха.</text:p>
      <text:p text:style-name="Обычный"><text:s text:c="24"/>Он рыться не имел охоты</text:p>
      <text:p text:style-name="Обычный"><text:s text:c="24"/>В хронологической пыли</text:p>
      <text:p text:style-name="Обычный"><text:s text:c="24"/>Бытописания земли:</text:p>
      <text:p text:style-name="Обычный"><text:s text:c="24"/>Но дней минувших анекдоты</text:p>
      <text:p text:style-name="Обычный"><text:s text:c="24"/>От Ромула до наших дней</text:p>
      <text:p text:style-name="Обычный"><text:s text:c="24"/>Хранил он в памяти своей.</text:p>
      <text:p text:style-name="Обычный"/>
      <text:p text:style-name="Обычный"><text:s text:c="37"/>VII</text:p>
      <text:p text:style-name="Обычный"/>
      <text:p text:style-name="Обычный"><text:s text:c="24"/>Высокой страсти не имея</text:p>
      <text:p text:style-name="Обычный"><text:s text:c="24"/>Для звуков жизни не щадить,</text:p>
      <text:soft-page-break/>
      <text:p text:style-name="Обычный"><text:s text:c="24"/>Не мог он ямба от хорея,</text:p>
      <text:p text:style-name="Обычный"><text:s text:c="24"/>Как мы ни бились, отличить.</text:p>
      <text:p text:style-name="Обычный"><text:s text:c="24"/>Бранил Гомера, Феокрита;</text:p>
      <text:p text:style-name="Обычный"><text:s text:c="24"/>Зато читал Адама Смита</text:p>
      <text:p text:style-name="Обычный"><text:s text:c="24"/>И был глубокой эконом,</text:p>
      <text:p text:style-name="Обычный"><text:s text:c="24"/>То есть умел судить о том,</text:p>
      <text:p text:style-name="Обычный"><text:s text:c="24"/>Как государство богатеет,</text:p>
      <text:p text:style-name="Обычный"><text:s text:c="24"/>И чем живет, и почему</text:p>
      <text:p text:style-name="Обычный"><text:s text:c="24"/>Не нужно золота ему,</text:p>
      <text:p text:style-name="Обычный"><text:s text:c="24"/>Когда простой продукт имеет.</text:p>
      <text:p text:style-name="Обычный"><text:s text:c="24"/>Отец понять его не мог</text:p>
      <text:p text:style-name="Обычный"><text:s text:c="24"/>И земли отдавал в залог.</text:p>
      <text:p text:style-name="Обычный"/>
      <text:p text:style-name="Обычный"><text:s text:c="37"/>VIII</text:p>
      <text:p text:style-name="Обычный"/>
      <text:p text:style-name="Обычный"><text:s text:c="24"/>Всего, что знал еще Евгений,</text:p>
      <text:p text:style-name="Обычный"><text:s text:c="24"/>Пересказать мне недосуг;</text:p>
      <text:p text:style-name="Обычный"><text:s text:c="24"/>Но в чем он истинный был гений,</text:p>
      <text:p text:style-name="Обычный"><text:s text:c="24"/>Что знал он тверже всех наук,</text:p>
      <text:p text:style-name="Обычный"><text:s text:c="24"/>Что было для него измлада</text:p>
      <text:p text:style-name="Обычный"><text:s text:c="24"/>И труд, и мука, и отрада,</text:p>
      <text:p text:style-name="Обычный"><text:s text:c="24"/>Что занимало целый день</text:p>
      <text:p text:style-name="Обычный"><text:s text:c="24"/>Его тоскующую лень, -</text:p>
      <text:p text:style-name="Обычный"><text:s text:c="24"/>Была наука страсти нежной,</text:p>
      <text:p text:style-name="Обычный"><text:s text:c="24"/>Которую воспел Назон,</text:p>
      <text:p text:style-name="Обычный"><text:s text:c="24"/>За что страдальцем кончил он</text:p>
      <text:p text:style-name="Обычный"><text:s text:c="24"/>Свой век блестящий и мятежный</text:p>
      <text:p text:style-name="Обычный"><text:s text:c="24"/>В Молдавии, в глуши степей,</text:p>
      <text:soft-page-break/>
      <text:p text:style-name="Обычный"><text:s text:c="24"/>Вдали Италии своей.</text:p>
      <text:p text:style-name="Обычный"/>
      <text:p text:style-name="Обычный"><text:s text:c="38"/>IX</text:p>
      <text:p text:style-name="Обычный"/>
      <text:p text:style-name="Обычный"><text:s text:c="24"/>. . . . . . . . . . . . . . . . . .</text:p>
      <text:p text:style-name="Обычный"><text:s text:c="24"/>. . . . . . . . . . . . . . . . . .</text:p>
      <text:p text:style-name="Обычный"><text:s text:c="24"/>. . . . . . . . . . . . . . . . . .</text:p>
      <text:p text:style-name="Обычный"/>
      <text:p text:style-name="Обычный"><text:s text:c="38"/>X</text:p>
      <text:p text:style-name="Обычный"/>
      <text:p text:style-name="Обычный"><text:s text:c="24"/>Как рано мог он лицемерить,</text:p>
      <text:p text:style-name="Обычный"><text:s text:c="24"/>Таить надежду, ревновать,</text:p>
      <text:p text:style-name="Обычный"><text:s text:c="24"/>Разуверять, заставить верить,</text:p>
      <text:p text:style-name="Обычный"><text:s text:c="24"/>Казаться мрачным, изнывать,</text:p>
      <text:p text:style-name="Обычный"><text:s text:c="24"/>Являться гордым и послушным,</text:p>
      <text:p text:style-name="Обычный"><text:s text:c="24"/>Внимательным иль равнодушным!</text:p>
      <text:p text:style-name="Обычный"><text:s text:c="24"/>Как томно был он молчалив,</text:p>
      <text:p text:style-name="Обычный"><text:s text:c="24"/>Как пламенно красноречив,</text:p>
      <text:p text:style-name="Обычный"><text:s text:c="24"/>В сердечных письмах как небрежен!</text:p>
      <text:p text:style-name="Обычный"><text:s text:c="24"/>Одним дыша, одно любя,</text:p>
      <text:p text:style-name="Обычный"><text:s text:c="24"/>Как он умел забыть себя!</text:p>
      <text:p text:style-name="Обычный"><text:s text:c="24"/>Как взор его был быстр и нежен,</text:p>
      <text:p text:style-name="Обычный"><text:s text:c="24"/>Стыдлив и дерзок, а порой</text:p>
      <text:p text:style-name="Обычный"><text:s text:c="24"/>Блистал послушною слезой!</text:p>
      <text:p text:style-name="Обычный"/>
      <text:p text:style-name="Обычный"><text:s text:c="38"/>XI</text:p>
      <text:p text:style-name="Обычный"/>
      <text:p text:style-name="Обычный"><text:s text:c="24"/>Как он умел казаться новым,</text:p>
      <text:soft-page-break/>
      <text:p text:style-name="Обычный"><text:s text:c="24"/>Шутя невинность изумлять,</text:p>
      <text:p text:style-name="Обычный"><text:s text:c="24"/>Пугать отчаяньем готовым,</text:p>
      <text:p text:style-name="Обычный"><text:s text:c="24"/>Приятной лестью забавлять,</text:p>
      <text:p text:style-name="Обычный"><text:s text:c="24"/>Ловить минуту умиленья,</text:p>
      <text:p text:style-name="Обычный"><text:s text:c="24"/>Невинных лет предубежденья</text:p>
      <text:p text:style-name="Обычный"><text:s text:c="24"/>Умом и страстью побеждать,</text:p>
      <text:p text:style-name="Обычный"><text:s text:c="24"/>Невольной ласки ожидать,</text:p>
      <text:p text:style-name="Обычный"><text:s text:c="24"/>Молить и требовать признанья,</text:p>
      <text:p text:style-name="Обычный"><text:s text:c="24"/>Подслушать сердца первый звук,</text:p>
      <text:p text:style-name="Обычный"><text:s text:c="24"/>Преследовать любовь, и вдруг</text:p>
      <text:p text:style-name="Обычный"><text:s text:c="24"/>Добиться тайного свиданья...</text:p>
      <text:p text:style-name="Обычный"><text:s text:c="24"/>И после ей наедине</text:p>
      <text:p text:style-name="Обычный"><text:s text:c="24"/>Давать уроки в тишине!</text:p>
      <text:p text:style-name="Обычный"/>
      <text:p text:style-name="Обычный"><text:s text:c="37"/>XII</text:p>
      <text:p text:style-name="Обычный"/>
      <text:p text:style-name="Обычный"><text:s text:c="24"/>Как рано мог уж он тревожить</text:p>
      <text:p text:style-name="Обычный"><text:s text:c="24"/>Сердца кокеток записных!</text:p>
      <text:p text:style-name="Обычный"><text:s text:c="24"/>Когда ж хотелось уничтожить</text:p>
      <text:p text:style-name="Обычный"><text:s text:c="24"/>Ему соперников своих,</text:p>
      <text:p text:style-name="Обычный"><text:s text:c="24"/>Как он язвительно злословил!</text:p>
      <text:p text:style-name="Обычный"><text:s text:c="24"/>Какие сети им готовил!</text:p>
      <text:p text:style-name="Обычный"><text:s text:c="24"/>Но вы, блаженные мужья,</text:p>
      <text:p text:style-name="Обычный"><text:s text:c="24"/>С ним оставались вы друзья:</text:p>
      <text:p text:style-name="Обычный"><text:s text:c="24"/>Его ласкал супруг лукавый,</text:p>
      <text:p text:style-name="Обычный"><text:s text:c="24"/>Фобласа давний ученик,</text:p>
      <text:p text:style-name="Обычный"><text:s text:c="24"/>И недоверчивый старик,</text:p>
      <text:p text:style-name="Обычный"><text:s text:c="24"/>И рогоносец величавый,</text:p>
      <text:soft-page-break/>
      <text:p text:style-name="Обычный"><text:s text:c="24"/>Всегда довольный сам собой,</text:p>
      <text:p text:style-name="Обычный"><text:s text:c="24"/>Своим обедом и женой.</text:p>
      <text:p text:style-name="Обычный"/>
      <text:p text:style-name="Обычный"><text:s text:c="34"/>XIII. XIV</text:p>
      <text:p text:style-name="Обычный"/>
      <text:p text:style-name="Обычный"><text:s text:c="24"/>. . . . . . . . . . . . . . . . . .</text:p>
      <text:p text:style-name="Обычный"><text:s text:c="24"/>. . . . . . . . . . . . . . . . . .</text:p>
      <text:p text:style-name="Обычный"><text:s text:c="24"/>. . . . . . . . . . . . . . . . . .</text:p>
      <text:p text:style-name="Обычный"/>
      <text:p text:style-name="Обычный"><text:s text:c="38"/>XV</text:p>
      <text:p text:style-name="Обычный"/>
      <text:p text:style-name="Обычный"><text:s text:c="24"/>Бывало, он еще в постеле:</text:p>
      <text:p text:style-name="Обычный"><text:s text:c="24"/>К нему записочки несут.</text:p>
      <text:p text:style-name="Обычный"><text:s text:c="24"/>Что? Приглашенья? В самом деле,</text:p>
      <text:p text:style-name="Обычный"><text:s text:c="24"/>Три дома на вечер зовут:</text:p>
      <text:p text:style-name="Обычный"><text:s text:c="24"/>Там будет бал, там детский праздник.</text:p>
      <text:p text:style-name="Обычный"><text:s text:c="24"/>Куда ж поскачет мой проказник?</text:p>
      <text:p text:style-name="Обычный"><text:s text:c="24"/>С кого начнет он? Все равно:</text:p>
      <text:p text:style-name="Обычный"><text:s text:c="24"/>Везде поспеть немудрено.</text:p>
      <text:p text:style-name="Обычный"><text:s text:c="24"/>Покамест в утреннем уборе,</text:p>
      <text:p text:style-name="Обычный"><text:s text:c="24"/>Надев широкий боливар {3},</text:p>
      <text:p text:style-name="Обычный"><text:s text:c="24"/>Онегин едет на бульвар</text:p>
      <text:p text:style-name="Обычный"><text:s text:c="24"/>И там гуляет на просторе,</text:p>
      <text:p text:style-name="Обычный"><text:s text:c="24"/>Пока недремлющий брегет</text:p>
      <text:p text:style-name="Обычный"><text:s text:c="24"/>Не прозвонит ему обед.</text:p>
      <text:p text:style-name="Обычный"/>
      <text:p text:style-name="Обычный"><text:s text:c="37"/>XVI</text:p>
      <text:p text:style-name="Обычный"/>
      <text:soft-page-break/>
      <text:p text:style-name="Обычный"><text:s text:c="24"/>Уж темно: в санки он садится.</text:p>
      <text:p text:style-name="Обычный"><text:s text:c="24"/>"Пади, пади!" - раздался крик;</text:p>
      <text:p text:style-name="Обычный"><text:s text:c="24"/>Морозной пылью серебрится</text:p>
      <text:p text:style-name="Обычный"><text:s text:c="24"/>Его бобровый воротник.</text:p>
      <text:p text:style-name="Обычный"><text:s text:c="24"/>К Talon {4} помчался: он уверен,</text:p>
      <text:p text:style-name="Обычный"><text:s text:c="24"/>Что там уж ждет его Каверин.</text:p>
      <text:p text:style-name="Обычный"><text:s text:c="24"/>Вошел: и пробка в потолок,</text:p>
      <text:p text:style-name="Обычный"><text:s text:c="24"/>Вина кометы брызнул ток;</text:p>
      <text:p text:style-name="Обычный"><text:s text:c="24"/>Пред ним roast-beef окровавленный,</text:p>
      <text:p text:style-name="Обычный"><text:s text:c="24"/>И трюфли, роскошь юных лет,</text:p>
      <text:p text:style-name="Обычный"><text:s text:c="24"/>Французской кухни лучший цвет,</text:p>
      <text:p text:style-name="Обычный"><text:s text:c="24"/>И Страсбурга пирог нетленный</text:p>
      <text:p text:style-name="Обычный"><text:s text:c="24"/>Меж сыром лимбургским живым</text:p>
      <text:p text:style-name="Обычный"><text:s text:c="24"/>И ананасом золотым.</text:p>
      <text:p text:style-name="Обычный"/>
      <text:p text:style-name="Обычный"><text:s text:c="37"/>XVII</text:p>
      <text:p text:style-name="Обычный"/>
      <text:p text:style-name="Обычный"><text:s text:c="24"/>Еще бокалов жажда просит</text:p>
      <text:p text:style-name="Обычный"><text:s text:c="24"/>Залить горячий жир котлет,</text:p>
      <text:p text:style-name="Обычный"><text:s text:c="24"/>Но звон брегета им доносит,</text:p>
      <text:p text:style-name="Обычный"><text:s text:c="24"/>Что новый начался балет.</text:p>
      <text:p text:style-name="Обычный"><text:s text:c="24"/>Театра злой законодатель,</text:p>
      <text:p text:style-name="Обычный"><text:s text:c="24"/>Непостоянный обожатель</text:p>
      <text:p text:style-name="Обычный"><text:s text:c="24"/>Очаровательных актрис,</text:p>
      <text:p text:style-name="Обычный"><text:s text:c="24"/>Почетный гражданин кулис,</text:p>
      <text:p text:style-name="Обычный"><text:s text:c="24"/>Онегин полетел к театру,</text:p>
      <text:p text:style-name="Обычный"><text:s text:c="24"/>Где каждый, вольностью дыша,</text:p>
      <text:p text:style-name="Обычный"><text:s text:c="24"/>Готов охлопать entrechat,</text:p>
      <text:soft-page-break/>
      <text:p text:style-name="Обычный"><text:s text:c="24"/>Обшикать Федру, Клеопатру,</text:p>
      <text:p text:style-name="Обычный"><text:s text:c="24"/>Моину вызвать (для того,</text:p>
      <text:p text:style-name="Обычный"><text:s text:c="24"/>Чтоб только слышали его).</text:p>
      <text:p text:style-name="Обычный"/>
      <text:p text:style-name="Обычный"><text:s text:c="36"/>XVIII</text:p>
      <text:p text:style-name="Обычный"/>
      <text:p text:style-name="Обычный"><text:s text:c="24"/>Волшебный край! там в стары годы,</text:p>
      <text:p text:style-name="Обычный"><text:s text:c="24"/>Сатиры смелый властелин,</text:p>
      <text:p text:style-name="Обычный"><text:s text:c="24"/>Блистал Фонвизин, друг свободы,</text:p>
      <text:p text:style-name="Обычный"><text:s text:c="24"/>И переимчивый Княжнин;</text:p>
      <text:p text:style-name="Обычный"><text:s text:c="24"/>Там Озеров невольны дани</text:p>
      <text:p text:style-name="Обычный"><text:s text:c="24"/>Народных слез, рукоплесканий</text:p>
      <text:p text:style-name="Обычный"><text:s text:c="24"/>С младой Семеновой делил;</text:p>
      <text:p text:style-name="Обычный"><text:s text:c="24"/>Там наш Катенин воскресил</text:p>
      <text:p text:style-name="Обычный"><text:s text:c="24"/>Корнеля гений величавый;</text:p>
      <text:p text:style-name="Обычный"><text:s text:c="24"/>Там вывел колкий Шаховской</text:p>
      <text:p text:style-name="Обычный"><text:s text:c="24"/>Своих комедий шумный рой,</text:p>
      <text:p text:style-name="Обычный"><text:s text:c="24"/>Там и Дидло венчался славой,</text:p>
      <text:p text:style-name="Обычный"><text:s text:c="24"/>Там, там под сению кулис</text:p>
      <text:p text:style-name="Обычный"><text:s text:c="24"/>Младые дни мои неслись.</text:p>
      <text:p text:style-name="Обычный"/>
      <text:p text:style-name="Обычный"><text:s text:c="37"/>XIX</text:p>
      <text:p text:style-name="Обычный"/>
      <text:p text:style-name="Обычный"><text:s text:c="24"/>Мои богини! что вы? где вы?</text:p>
      <text:p text:style-name="Обычный"><text:s text:c="24"/>Внемлите мой печальный глас:</text:p>
      <text:p text:style-name="Обычный"><text:s text:c="24"/>Все те же ль вы? другие ль девы,</text:p>
      <text:p text:style-name="Обычный"><text:s text:c="24"/>Сменив, не заменили вас?</text:p>
      <text:p text:style-name="Обычный"><text:s text:c="24"/>Услышу ль вновь я ваши хоры?</text:p>
      <text:p text:style-name="Обычный"><text:s text:c="24"/>Узрю ли русской Терпсихоры</text:p>
      <text:p text:style-name="Обычный"><text:s text:c="24"/>Душой исполненный полет?</text:p>
      <text:p text:style-name="Обычный"><text:s text:c="24"/>Иль взор унылый не найдет</text:p>
      <text:p text:style-name="Обычный"><text:s text:c="24"/>Знакомых лиц на сцене скучной,</text:p>
      <text:p text:style-name="Обычный"><text:s text:c="24"/>И, устремив на чуждый свет</text:p>
      <text:p text:style-name="Обычный"><text:s text:c="24"/>Разочарованный лорнет,</text:p>
      <text:p text:style-name="Обычный"><text:s text:c="24"/>Веселья зритель равнодушный,</text:p>
      <text:p text:style-name="Обычный"><text:s text:c="24"/>Безмолвно буду я зевать</text:p>
      <text:p text:style-name="Обычный"><text:s text:c="24"/>И о былом воспоминать?</text:p>
      <text:p text:style-name="Обычный"/>
      <text:p text:style-name="Обычный"><text:s text:c="38"/>XX</text:p>
      <text:p text:style-name="Обычный"/>
      <text:p text:style-name="Обычный"><text:s text:c="24"/>Театр уж полон; ложи блещут;</text:p>
      <text:p text:style-name="Обычный"><text:s text:c="24"/>Партер и кресла - все кипит;</text:p>
      <text:p text:style-name="Обычный"><text:s text:c="24"/>В райке нетерпеливо плещут,</text:p>
      <text:p text:style-name="Обычный"><text:s text:c="24"/>И, взвившись, занавес шумит.</text:p>
      <text:p text:style-name="Обычный"><text:s text:c="24"/>Блистательна, полувоздушна,</text:p>
      <text:p text:style-name="Обычный"><text:s text:c="24"/>Смычку волшебному послушна,</text:p>
      <text:p text:style-name="Обычный"><text:s text:c="24"/>Толпою нимф окружена,</text:p>
      <text:p text:style-name="Обычный"><text:s text:c="24"/>Стоит Истомина; она,</text:p>
      <text:p text:style-name="Обычный"><text:s text:c="24"/>Одной ногой касаясь пола,</text:p>
      <text:p text:style-name="Обычный"><text:s text:c="24"/>Другою медленно кружит,</text:p>
      <text:p text:style-name="Обычный"><text:s text:c="24"/>И вдруг прыжок, и вдруг летит,</text:p>
      <text:p text:style-name="Обычный"><text:s text:c="24"/>Летит, как пух от уст Эола;</text:p>
      <text:p text:style-name="Обычный"><text:s text:c="24"/>То стан совьет, то разовьет</text:p>
      <text:p text:style-name="Обычный"><text:s text:c="24"/>И быстрой ножкой ножку бьет.</text:p>
      <text:p text:style-name="Обычный"/>
      <text:p text:style-name="Обычный"><text:s text:c="37"/>XXI</text:p>
      <text:p text:style-name="Обычный"/>
      <text:p text:style-name="Обычный"><text:s text:c="24"/>Все хлопает. Онегин входит,</text:p>
      <text:p text:style-name="Обычный"><text:s text:c="24"/>Идет меж кресел по ногам,</text:p>
      <text:p text:style-name="Обычный"><text:s text:c="24"/>Двойной лорнет скосясь наводит</text:p>
      <text:p text:style-name="Обычный"><text:s text:c="24"/>На ложи незнакомых дам;</text:p>
      <text:p text:style-name="Обычный"><text:s text:c="24"/>Все ярусы окинул взором,</text:p>
      <text:p text:style-name="Обычный"><text:s text:c="24"/>Все видел: лицами, убором</text:p>
      <text:p text:style-name="Обычный"><text:s text:c="24"/>Ужасно недоволен он;</text:p>
      <text:p text:style-name="Обычный"><text:s text:c="24"/>С мужчинами со всех сторон</text:p>
      <text:p text:style-name="Обычный"><text:s text:c="24"/>Раскланялся, потом на сцену</text:p>
      <text:p text:style-name="Обычный"><text:s text:c="24"/>В большом рассеянье взглянул,</text:p>
      <text:p text:style-name="Обычный"><text:s text:c="24"/>Отворотился - и зевнул,</text:p>
      <text:p text:style-name="Обычный"><text:s text:c="24"/>И молвил: "Всех пора на смену;</text:p>
      <text:p text:style-name="Обычный"><text:s text:c="24"/>Балеты долго я терпел,</text:p>
      <text:p text:style-name="Обычный"><text:s text:c="24"/>Но и Дидло мне надоел" {5}.</text:p>
      <text:p text:style-name="Обычный"/>
      <text:p text:style-name="Обычный"><text:s text:c="37"/>XXII</text:p>
      <text:p text:style-name="Обычный"/>
      <text:p text:style-name="Обычный"><text:s text:c="24"/>Еще амуры, черти, змеи</text:p>
      <text:p text:style-name="Обычный"><text:s text:c="24"/>На сцене скачут и шумят;</text:p>
      <text:p text:style-name="Обычный"><text:s text:c="24"/>Еще усталые лакеи</text:p>
      <text:p text:style-name="Обычный"><text:s text:c="24"/>На шубах у подъезда спят;</text:p>
      <text:p text:style-name="Обычный"><text:s text:c="24"/>Еще не перестали топать,</text:p>
      <text:p text:style-name="Обычный"><text:s text:c="24"/>Сморкаться, кашлять, шикать, хлопать;</text:p>
      <text:p text:style-name="Обычный"><text:s text:c="24"/>Еще снаружи и внутри</text:p>
      <text:p text:style-name="Обычный"><text:s text:c="24"/>Везде блистают фонари;</text:p>
      <text:p text:style-name="Обычный"><text:s text:c="24"/>Еще, прозябнув, бьются кони,</text:p>
      <text:p text:style-name="Обычный"><text:s text:c="24"/>Наскуча упряжью своей,</text:p>
      <text:p text:style-name="Обычный"><text:s text:c="24"/>И кучера, вокруг огней,</text:p>
      <text:p text:style-name="Обычный"><text:s text:c="24"/>Бранят господ и бьют в ладони -</text:p>
      <text:p text:style-name="Обычный"><text:s text:c="24"/>А уж Онегин вышел вон;</text:p>
      <text:p text:style-name="Обычный"><text:s text:c="24"/>Домой одеться едет он.</text:p>
      <text:p text:style-name="Обычный"/>
      <text:p text:style-name="Обычный"><text:s text:c="36"/>XXIII</text:p>
      <text:p text:style-name="Обычный"/>
      <text:p text:style-name="Обычный"><text:s text:c="24"/>Изображу ль в картине верной</text:p>
      <text:p text:style-name="Обычный"><text:s text:c="24"/>Уединенный кабинет,</text:p>
      <text:p text:style-name="Обычный"><text:s text:c="24"/>Где мод воспитанник примерный</text:p>
      <text:p text:style-name="Обычный"><text:s text:c="24"/>Одет, раздет и вновь одет?</text:p>
      <text:p text:style-name="Обычный"><text:s text:c="24"/>Все, чем для прихоти обильной</text:p>
      <text:p text:style-name="Обычный"><text:s text:c="24"/>Торгует Лондон щепетильный</text:p>
      <text:p text:style-name="Обычный"><text:s text:c="24"/>И по Балтическим волнам</text:p>
      <text:p text:style-name="Обычный"><text:s text:c="24"/>За лес и сало возит нам,</text:p>
      <text:p text:style-name="Обычный"><text:s text:c="24"/>Все, что в Париже вкус голодный,</text:p>
      <text:p text:style-name="Обычный"><text:s text:c="24"/>Полезный промысел избрав,</text:p>
      <text:p text:style-name="Обычный"><text:s text:c="24"/>Изобретает для забав,</text:p>
      <text:p text:style-name="Обычный"><text:s text:c="24"/>Для роскоши, для неги модной, -</text:p>
      <text:p text:style-name="Обычный"><text:s text:c="24"/>Все украшало кабинет</text:p>
      <text:p text:style-name="Обычный"><text:s text:c="24"/>Философа в осьмнадцать лет.</text:p>
      <text:p text:style-name="Обычный"/>
      <text:p text:style-name="Обычный"><text:s text:c="37"/>XXIV</text:p>
      <text:p text:style-name="Обычный"/>
      <text:p text:style-name="Обычный"><text:s text:c="24"/>Янтарь на трубках Цареграда,</text:p>
      <text:p text:style-name="Обычный"><text:s text:c="24"/>Фарфор и бронза на столе,</text:p>
      <text:p text:style-name="Обычный"><text:s text:c="24"/>И, чувств изнеженных отрада,</text:p>
      <text:p text:style-name="Обычный"><text:s text:c="24"/>Духи в граненом хрустале;</text:p>
      <text:p text:style-name="Обычный"><text:s text:c="24"/>Гребенки, пилочки стальные,</text:p>
      <text:p text:style-name="Обычный"><text:s text:c="24"/>Прямые ножницы, кривые</text:p>
      <text:p text:style-name="Обычный"><text:s text:c="24"/>И щетки тридцати родов</text:p>
      <text:p text:style-name="Обычный"><text:s text:c="24"/>И для ногтей и для зубов.</text:p>
      <text:p text:style-name="Обычный"><text:s text:c="24"/>Руссо (замечу мимоходом)</text:p>
      <text:p text:style-name="Обычный"><text:s text:c="24"/>Не мог понять, как важный Грим</text:p>
      <text:p text:style-name="Обычный"><text:s text:c="24"/>Смел чистить ногти перед ним,</text:p>
      <text:p text:style-name="Обычный"><text:s text:c="24"/>Красноречивым сумасбродом {6}.</text:p>
      <text:p text:style-name="Обычный"><text:s text:c="24"/>Защитник вольности и прав</text:p>
      <text:p text:style-name="Обычный"><text:s text:c="24"/>В сем случае совсем неправ.</text:p>
      <text:p text:style-name="Обычный"/>
      <text:p text:style-name="Обычный"><text:s text:c="37"/>XXV</text:p>
      <text:p text:style-name="Обычный"/>
      <text:p text:style-name="Обычный"><text:s text:c="24"/>Быть можно дельным человеком</text:p>
      <text:p text:style-name="Обычный"><text:s text:c="24"/>И думать о красе ногтей:</text:p>
      <text:p text:style-name="Обычный"><text:s text:c="24"/>К чему бесплодно спорить с веком?</text:p>
      <text:p text:style-name="Обычный"><text:s text:c="24"/>Обычай деспот меж людей.</text:p>
      <text:p text:style-name="Обычный"><text:s text:c="24"/>Второй Чадаев, мой Евгений,</text:p>
      <text:p text:style-name="Обычный"><text:s text:c="24"/>Боясь ревнивых осуждений,</text:p>
      <text:p text:style-name="Обычный"><text:s text:c="24"/>В своей одежде был педант</text:p>
      <text:p text:style-name="Обычный"><text:s text:c="24"/>И то, что мы назвали франт.</text:p>
      <text:p text:style-name="Обычный"><text:s text:c="24"/>Он три часа по крайней мере</text:p>
      <text:p text:style-name="Обычный"><text:s text:c="24"/>Пред зеркалами проводил</text:p>
      <text:p text:style-name="Обычный"><text:s text:c="24"/>И из уборной выходил</text:p>
      <text:p text:style-name="Обычный"><text:s text:c="24"/>Подобный ветреной Венере,</text:p>
      <text:p text:style-name="Обычный"><text:s text:c="24"/>Когда, надев мужской наряд,</text:p>
      <text:p text:style-name="Обычный"><text:s text:c="24"/>Богиня едет в маскарад.</text:p>
      <text:p text:style-name="Обычный"/>
      <text:p text:style-name="Обычный"><text:s text:c="37"/>XXVI</text:p>
      <text:p text:style-name="Обычный"/>
      <text:p text:style-name="Обычный"><text:s text:c="24"/>В последнем вкусе туалетом</text:p>
      <text:p text:style-name="Обычный"><text:s text:c="24"/>Заняв ваш любопытный взгляд,</text:p>
      <text:p text:style-name="Обычный"><text:s text:c="24"/>Я мог бы пред ученым светом</text:p>
      <text:p text:style-name="Обычный"><text:s text:c="24"/>Здесь описать его наряд;</text:p>
      <text:p text:style-name="Обычный"><text:s text:c="24"/>Конечно б это было смело,</text:p>
      <text:p text:style-name="Обычный"><text:s text:c="24"/>Описывать мое же дело:</text:p>
      <text:p text:style-name="Обычный"><text:s text:c="24"/>Но панталоны, фрак, жилет,</text:p>
      <text:p text:style-name="Обычный"><text:s text:c="24"/>Всех этих слов на русском нет;</text:p>
      <text:p text:style-name="Обычный"><text:s text:c="24"/>А вижу я, винюсь пред вами,</text:p>
      <text:p text:style-name="Обычный"><text:s text:c="24"/>Что уж и так мой бедный слог</text:p>
      <text:p text:style-name="Обычный"><text:s text:c="24"/>Пестреть гораздо б меньше мог</text:p>
      <text:p text:style-name="Обычный"><text:s text:c="24"/>Иноплеменными словами,</text:p>
      <text:p text:style-name="Обычный"><text:s text:c="24"/>Хоть и заглядывал я встарь</text:p>
      <text:p text:style-name="Обычный"><text:s text:c="24"/>В Академический словарь.</text:p>
      <text:p text:style-name="Обычный"/>
      <text:p text:style-name="Обычный"><text:s text:c="36"/>XXVII</text:p>
      <text:p text:style-name="Обычный"/>
      <text:p text:style-name="Обычный"><text:s text:c="24"/>У нас теперь не то в предмете:</text:p>
      <text:p text:style-name="Обычный"><text:s text:c="24"/>Мы лучше поспешим на бал,</text:p>
      <text:p text:style-name="Обычный"><text:s text:c="24"/>Куда стремглав в ямской карете</text:p>
      <text:p text:style-name="Обычный"><text:s text:c="24"/>Уж мой Онегин поскакал.</text:p>
      <text:p text:style-name="Обычный"><text:s text:c="24"/>Перед померкшими домами</text:p>
      <text:p text:style-name="Обычный"><text:s text:c="24"/>Вдоль сонной улицы рядами</text:p>
      <text:p text:style-name="Обычный"><text:s text:c="24"/>Двойные фонари карет</text:p>
      <text:p text:style-name="Обычный"><text:s text:c="24"/>Веселый изливают свет</text:p>
      <text:p text:style-name="Обычный"><text:s text:c="24"/>И радуги на снег наводят;</text:p>
      <text:p text:style-name="Обычный"><text:s text:c="24"/>Усеян плошками кругом,</text:p>
      <text:p text:style-name="Обычный"><text:s text:c="24"/>Блестит великолепный дом;</text:p>
      <text:p text:style-name="Обычный"><text:s text:c="24"/>По цельным окнам тени ходят,</text:p>
      <text:p text:style-name="Обычный"><text:s text:c="24"/>Мелькают профили голов</text:p>
      <text:p text:style-name="Обычный"><text:s text:c="24"/>И дам и модных чудаков.</text:p>
      <text:p text:style-name="Обычный"/>
      <text:p text:style-name="Обычный"><text:s text:c="24"/>XXVIII</text:p>
      <text:p text:style-name="Обычный"/>
      <text:p text:style-name="Обычный"><text:s text:c="24"/>Вот наш герой подъехал к сеням;</text:p>
      <text:p text:style-name="Обычный"><text:s text:c="24"/>Швейцара мимо он стрелой</text:p>
      <text:p text:style-name="Обычный"><text:s text:c="24"/>Взлетел по мраморным ступеням,</text:p>
      <text:p text:style-name="Обычный"><text:s text:c="24"/>Расправил волоса рукой,</text:p>
      <text:p text:style-name="Обычный"><text:s text:c="24"/>Вошел. Полна народу зала;</text:p>
      <text:p text:style-name="Обычный"><text:s text:c="24"/>Музыка уж греметь устала;</text:p>
      <text:p text:style-name="Обычный"><text:s text:c="24"/>Толпа мазуркой занята;</text:p>
      <text:p text:style-name="Обычный"><text:s text:c="24"/>Кругом и шум и теснота;</text:p>
      <text:p text:style-name="Обычный"><text:s text:c="24"/>Бренчат кавалергарда шпоры;</text:p>
      <text:p text:style-name="Обычный"><text:s text:c="24"/>Летают ножки милых дам;</text:p>
      <text:p text:style-name="Обычный"><text:s text:c="24"/>По их пленительным следам</text:p>
      <text:p text:style-name="Обычный"><text:s text:c="24"/>Летают пламенные взоры,</text:p>
      <text:p text:style-name="Обычный"><text:s text:c="24"/>И ревом скрыпок заглушен</text:p>
      <text:p text:style-name="Обычный"><text:s text:c="24"/>Ревнивый шепот модных жен.</text:p>
      <text:p text:style-name="Обычный"/>
      <text:p text:style-name="Обычный"><text:s text:c="37"/>XXIX</text:p>
      <text:p text:style-name="Обычный"/>
      <text:p text:style-name="Обычный"><text:s text:c="24"/>Во дни веселий и желаний</text:p>
      <text:p text:style-name="Обычный"><text:s text:c="24"/>Я был от балов без ума:</text:p>
      <text:p text:style-name="Обычный"><text:s text:c="24"/>Верней нет места для признаний</text:p>
      <text:p text:style-name="Обычный"><text:s text:c="24"/>И для вручения письма.</text:p>
      <text:p text:style-name="Обычный"><text:s text:c="24"/>О вы, почтенные супруги!</text:p>
      <text:p text:style-name="Обычный"><text:s text:c="24"/>Вам предложу свои услуги;</text:p>
      <text:p text:style-name="Обычный"><text:s text:c="24"/>Прошу мою заметить речь:</text:p>
      <text:p text:style-name="Обычный"><text:s text:c="24"/>Я вас хочу предостеречь.</text:p>
      <text:p text:style-name="Обычный"><text:s text:c="24"/>Вы также, маменьки, построже</text:p>
      <text:p text:style-name="Обычный"><text:s text:c="24"/>За дочерьми смотрите вслед:</text:p>
      <text:p text:style-name="Обычный"><text:s text:c="24"/>Держите прямо свой лорнет!</text:p>
      <text:p text:style-name="Обычный"><text:s text:c="24"/>Не то... не то, избави боже!</text:p>
      <text:p text:style-name="Обычный"><text:s text:c="24"/>Я это потому пишу,</text:p>
      <text:p text:style-name="Обычный"><text:s text:c="24"/>Что уж давно я не грешу.</text:p>
      <text:p text:style-name="Обычный"/>
      <text:p text:style-name="Обычный"><text:s text:c="37"/>XXX</text:p>
      <text:p text:style-name="Обычный"/>
      <text:p text:style-name="Обычный"><text:s text:c="24"/>Увы, на разные забавы</text:p>
      <text:p text:style-name="Обычный"><text:s text:c="24"/>Я много жизни погубил!</text:p>
      <text:p text:style-name="Обычный"><text:s text:c="24"/>Но если б не страдали нравы,</text:p>
      <text:p text:style-name="Обычный"><text:s text:c="24"/>Я балы б до сих пор любил.</text:p>
      <text:p text:style-name="Обычный"><text:s text:c="24"/>Люблю я бешеную младость,</text:p>
      <text:p text:style-name="Обычный"><text:s text:c="24"/>И тесноту, и блеск, и радость,</text:p>
      <text:p text:style-name="Обычный"><text:s text:c="24"/>И дам обдуманный наряд;</text:p>
      <text:p text:style-name="Обычный"><text:s text:c="24"/>Люблю их ножки; только вряд</text:p>
      <text:p text:style-name="Обычный"><text:s text:c="24"/>Найдете вы в России целой</text:p>
      <text:p text:style-name="Обычный"><text:s text:c="24"/>Три пары стройных женских ног.</text:p>
      <text:p text:style-name="Обычный"><text:s text:c="24"/>Ах! долго я забыть не мог</text:p>
      <text:p text:style-name="Обычный"><text:s text:c="24"/>Две ножки... Грустный, охладелый,</text:p>
      <text:p text:style-name="Обычный"><text:s text:c="24"/>Я все их помню, и во сне</text:p>
      <text:p text:style-name="Обычный"><text:s text:c="24"/>Они тревожат сердце мне.</text:p>
      <text:p text:style-name="Обычный"/>
      <text:p text:style-name="Обычный"><text:s text:c="37"/>XXXI</text:p>
      <text:p text:style-name="Обычный"/>
      <text:p text:style-name="Обычный"><text:s text:c="24"/>Когда ж и где, в какой пустыне,</text:p>
      <text:p text:style-name="Обычный"><text:s text:c="24"/>Безумец, их забудешь ты?</text:p>
      <text:p text:style-name="Обычный"><text:s text:c="24"/>Ах, ножки, ножки! где вы ныне?</text:p>
      <text:p text:style-name="Обычный"><text:s text:c="24"/>Где мнете вешние цветы?</text:p>
      <text:p text:style-name="Обычный"><text:s text:c="24"/>Взлелеяны в восточной неге,</text:p>
      <text:p text:style-name="Обычный"><text:s text:c="24"/>На северном, печальном снеге</text:p>
      <text:p text:style-name="Обычный"><text:s text:c="24"/>Вы не оставили следов:</text:p>
      <text:p text:style-name="Обычный"><text:s text:c="24"/>Любили мягких вы ковров</text:p>
      <text:p text:style-name="Обычный"><text:s text:c="24"/>Роскошное прикосновенье.</text:p>
      <text:p text:style-name="Обычный"><text:s text:c="24"/>Давно ль для вас я забывал</text:p>
      <text:p text:style-name="Обычный"><text:s text:c="24"/>И жажду славы и похвал,</text:p>
      <text:p text:style-name="Обычный"><text:s text:c="24"/>И край отцов, и заточенье?</text:p>
      <text:p text:style-name="Обычный"><text:s text:c="24"/>Исчезло счастье юных лет,</text:p>
      <text:p text:style-name="Обычный"><text:s text:c="24"/>Как на лугах ваш легкий след.</text:p>
      <text:p text:style-name="Обычный"/>
      <text:p text:style-name="Обычный"><text:s text:c="36"/>XXXII</text:p>
      <text:p text:style-name="Обычный"/>
      <text:p text:style-name="Обычный"><text:s text:c="24"/>Дианы грудь, ланиты Флоры</text:p>
      <text:p text:style-name="Обычный"><text:s text:c="24"/>Прелестны, милые друзья!</text:p>
      <text:p text:style-name="Обычный"><text:s text:c="24"/>Однако ножка Терпсихоры</text:p>
      <text:p text:style-name="Обычный"><text:s text:c="24"/>Прелестней чем-то для меня.</text:p>
      <text:p text:style-name="Обычный"><text:s text:c="24"/>Она, пророчествуя взгляду</text:p>
      <text:p text:style-name="Обычный"><text:s text:c="24"/>Неоцененную награду,</text:p>
      <text:p text:style-name="Обычный"><text:s text:c="24"/>Влечет условною красой</text:p>
      <text:p text:style-name="Обычный"><text:s text:c="24"/>Желаний своевольный рой.</text:p>
      <text:p text:style-name="Обычный"><text:s text:c="24"/>Люблю ее, мой друг Эльвина,</text:p>
      <text:p text:style-name="Обычный"><text:s text:c="24"/>Под длинной скатертью столов,</text:p>
      <text:p text:style-name="Обычный"><text:s text:c="24"/>Весной на мураве лугов,</text:p>
      <text:p text:style-name="Обычный"><text:s text:c="24"/>Зимой на чугуне камина,</text:p>
      <text:p text:style-name="Обычный"><text:s text:c="24"/>На зеркальном паркете зал,</text:p>
      <text:p text:style-name="Обычный"><text:s text:c="24"/>У моря на граните скал.</text:p>
      <text:p text:style-name="Обычный"/>
      <text:p text:style-name="Обычный"><text:s text:c="36"/>XXXIII</text:p>
      <text:p text:style-name="Обычный"/>
      <text:p text:style-name="Обычный"><text:s text:c="24"/>Я помню море пред грозою:</text:p>
      <text:p text:style-name="Обычный"><text:s text:c="24"/>Как я завидовал волнам,</text:p>
      <text:p text:style-name="Обычный"><text:s text:c="24"/>Бегущим бурной чередою</text:p>
      <text:p text:style-name="Обычный"><text:s text:c="24"/>С любовью лечь к ее ногам!</text:p>
      <text:p text:style-name="Обычный"><text:s text:c="24"/>Как я желал тогда с волнами</text:p>
      <text:p text:style-name="Обычный"><text:s text:c="24"/>Коснуться милых ног устами!</text:p>
      <text:p text:style-name="Обычный"><text:s text:c="24"/>Нет, никогда средь пылких дней</text:p>
      <text:p text:style-name="Обычный"><text:s text:c="24"/>Кипящей младости моей</text:p>
      <text:p text:style-name="Обычный"><text:s text:c="24"/>Я не желал с таким мученьем</text:p>
      <text:p text:style-name="Обычный"><text:s text:c="24"/>Лобзать уста младых Армид,</text:p>
      <text:p text:style-name="Обычный"><text:s text:c="24"/>Иль розы пламенных ланит,</text:p>
      <text:p text:style-name="Обычный"><text:s text:c="24"/>Иль перси, полные томленьем;</text:p>
      <text:p text:style-name="Обычный"><text:s text:c="24"/>Нет, никогда порыв страстей</text:p>
      <text:p text:style-name="Обычный"><text:s text:c="24"/>Так не терзал души моей!</text:p>
      <text:p text:style-name="Обычный"/>
      <text:p text:style-name="Обычный"><text:s text:c="36"/>XXXIV</text:p>
      <text:p text:style-name="Обычный"/>
      <text:p text:style-name="Обычный"><text:s text:c="24"/>Мне памятно другое время!</text:p>
      <text:p text:style-name="Обычный"><text:s text:c="24"/>В заветных иногда мечтах</text:p>
      <text:p text:style-name="Обычный"><text:s text:c="24"/>Держу я счастливое стремя...</text:p>
      <text:p text:style-name="Обычный"><text:s text:c="24"/>И ножку чувствую в руках;</text:p>
      <text:p text:style-name="Обычный"><text:s text:c="24"/>Опять кипит воображенье,</text:p>
      <text:p text:style-name="Обычный"><text:s text:c="24"/>Опять ее прикосновенье</text:p>
      <text:p text:style-name="Обычный"><text:s text:c="24"/>Зажгло в увядшем сердце кровь,</text:p>
      <text:p text:style-name="Обычный"><text:s text:c="24"/>Опять тоска, опять любовь!..</text:p>
      <text:p text:style-name="Обычный"><text:s text:c="24"/>Но полно прославлять надменных</text:p>
      <text:p text:style-name="Обычный"><text:s text:c="24"/>Болтливой лирою своей;</text:p>
      <text:p text:style-name="Обычный"><text:s text:c="24"/>Они не стоят ни страстей,</text:p>
      <text:p text:style-name="Обычный"><text:s text:c="24"/>Ни песен, ими вдохновенных:</text:p>
      <text:p text:style-name="Обычный"><text:s text:c="24"/>Слова и взор волшебниц сих</text:p>
      <text:p text:style-name="Обычный"><text:s text:c="24"/>Обманчивы... как ножки их.</text:p>
      <text:p text:style-name="Обычный"/>
      <text:p text:style-name="Обычный"><text:s text:c="37"/>XXXV</text:p>
      <text:p text:style-name="Обычный"/>
      <text:p text:style-name="Обычный"><text:s text:c="24"/>Что ж мой Онегин? Полусонный</text:p>
      <text:p text:style-name="Обычный"><text:s text:c="24"/>В постелю с бала едет он:</text:p>
      <text:p text:style-name="Обычный"><text:s text:c="24"/>А Петербург неугомонный</text:p>
      <text:p text:style-name="Обычный"><text:s text:c="24"/>Уж барабаном пробужден.</text:p>
      <text:p text:style-name="Обычный"><text:s text:c="24"/>Встает купец, идет разносчик,</text:p>
      <text:p text:style-name="Обычный"><text:s text:c="24"/>На биржу тянется извозчик,</text:p>
      <text:p text:style-name="Обычный"><text:s text:c="24"/>С кувшином охтенка спешит,</text:p>
      <text:p text:style-name="Обычный"><text:s text:c="24"/>Под ней снег утренний хрустит.</text:p>
      <text:p text:style-name="Обычный"><text:s text:c="24"/>Проснулся утра шум приятный.</text:p>
      <text:p text:style-name="Обычный"><text:s text:c="24"/>Открыты ставни; трубный дым</text:p>
      <text:p text:style-name="Обычный"><text:s text:c="24"/>Столбом восходит голубым,</text:p>
      <text:p text:style-name="Обычный"><text:s text:c="24"/>И хлебник, немец аккуратный,</text:p>
      <text:p text:style-name="Обычный"><text:s text:c="24"/>В бумажном колпаке, не раз</text:p>
      <text:p text:style-name="Обычный"><text:s text:c="24"/>Уж отворял свой васисдас.</text:p>
      <text:p text:style-name="Обычный"/>
      <text:p text:style-name="Обычный"><text:s text:c="36"/>XXXVI</text:p>
      <text:p text:style-name="Обычный"/>
      <text:p text:style-name="Обычный"><text:s text:c="24"/>Но, шумом бала утомленный</text:p>
      <text:p text:style-name="Обычный"><text:s text:c="24"/>И утро в полночь обратя,</text:p>
      <text:p text:style-name="Обычный"><text:s text:c="24"/>Спокойно спит в тени блаженной</text:p>
      <text:p text:style-name="Обычный"><text:s text:c="24"/>Забав и роскоши дитя.</text:p>
      <text:p text:style-name="Обычный"><text:s text:c="24"/>Проснется за полдень, и снова</text:p>
      <text:p text:style-name="Обычный"><text:s text:c="24"/>До утра жизнь его готова,</text:p>
      <text:p text:style-name="Обычный"><text:s text:c="24"/>Однообразна и пестра.</text:p>
      <text:p text:style-name="Обычный"><text:s text:c="24"/>И завтра то же, что вчера.</text:p>
      <text:p text:style-name="Обычный"><text:s text:c="24"/>Но был ли счастлив мой Евгений,</text:p>
      <text:p text:style-name="Обычный"><text:s text:c="24"/>Свободный, в цвете лучших лет,</text:p>
      <text:p text:style-name="Обычный"><text:s text:c="24"/>Среди блистательных побед,</text:p>
      <text:p text:style-name="Обычный"><text:s text:c="24"/>Среди вседневных наслаждений?</text:p>
      <text:p text:style-name="Обычный"><text:s text:c="24"/>Вотще ли был он средь пиров</text:p>
      <text:p text:style-name="Обычный"><text:s text:c="24"/>Неосторожен и здоров?</text:p>
      <text:p text:style-name="Обычный"/>
      <text:p text:style-name="Обычный"><text:s text:c="36"/>XXXVII</text:p>
      <text:p text:style-name="Обычный"/>
      <text:p text:style-name="Обычный"><text:s text:c="24"/>Нет: рано чувства в нем остыли;</text:p>
      <text:p text:style-name="Обычный"><text:s text:c="24"/>Ему наскучил света шум;</text:p>
      <text:p text:style-name="Обычный"><text:s text:c="24"/>Красавицы не долго были</text:p>
      <text:p text:style-name="Обычный"><text:s text:c="24"/>Предмет его привычных дум;</text:p>
      <text:p text:style-name="Обычный"><text:s text:c="24"/>Измены утомить успели;</text:p>
      <text:p text:style-name="Обычный"><text:s text:c="24"/>Друзья и дружба надоели,</text:p>
      <text:p text:style-name="Обычный"><text:s text:c="24"/>Затем, что не всегда же мог</text:p>
      <text:p text:style-name="Обычный"><text:s text:c="24"/>Beef-stеаks и страсбургский пирог</text:p>
      <text:p text:style-name="Обычный"><text:s text:c="24"/>Шампанской обливать бутылкой</text:p>
      <text:p text:style-name="Обычный"><text:s text:c="24"/>И сыпать острые слова,</text:p>
      <text:p text:style-name="Обычный"><text:s text:c="24"/>Когда болела голова;</text:p>
      <text:p text:style-name="Обычный"><text:s text:c="24"/>И хоть он был повеса пылкой,</text:p>
      <text:p text:style-name="Обычный"><text:s text:c="24"/>Но разлюбил он наконец</text:p>
      <text:p text:style-name="Обычный"><text:s text:c="24"/>И брань, и саблю, и свинец.</text:p>
      <text:p text:style-name="Обычный"/>
      <text:p text:style-name="Обычный"><text:s text:c="35"/>XXXVIII</text:p>
      <text:p text:style-name="Обычный"/>
      <text:p text:style-name="Обычный"><text:s text:c="24"/>Недуг, которого причину</text:p>
      <text:p text:style-name="Обычный"><text:s text:c="24"/>Давно бы отыскать пора,</text:p>
      <text:p text:style-name="Обычный"><text:s text:c="24"/>Подобный английскому сплину,</text:p>
      <text:p text:style-name="Обычный"><text:s text:c="24"/>Короче: русская хандра</text:p>
      <text:p text:style-name="Обычный"><text:s text:c="24"/>Им овладела понемногу;</text:p>
      <text:p text:style-name="Обычный"><text:s text:c="24"/>Он застрелиться, слава богу,</text:p>
      <text:p text:style-name="Обычный"><text:s text:c="24"/>Попробовать не захотел,</text:p>
      <text:p text:style-name="Обычный"><text:s text:c="24"/>Но к жизни вовсе охладел.</text:p>
      <text:p text:style-name="Обычный"><text:s text:c="24"/>Как Child-Harold, угрюмый, томный</text:p>
      <text:p text:style-name="Обычный"><text:s text:c="24"/>В гостиных появлялся он;</text:p>
      <text:p text:style-name="Обычный"><text:s text:c="24"/>Ни сплетни света, ни бостон,</text:p>
      <text:p text:style-name="Обычный"><text:s text:c="24"/>Ни милый взгляд, ни вздох нескромный,</text:p>
      <text:p text:style-name="Обычный"><text:s text:c="24"/>Ничто не трогало его,</text:p>
      <text:p text:style-name="Обычный"><text:s text:c="24"/>Не замечал он ничего.</text:p>
      <text:p text:style-name="Обычный"/>
      <text:p text:style-name="Обычный"><text:s text:c="32"/>XXXIX. ХL. ХLI</text:p>
      <text:p text:style-name="Обычный"/>
      <text:p text:style-name="Обычный"><text:s text:c="24"/>. . . . . . . . . . . . . . . . . .</text:p>
      <text:p text:style-name="Обычный"><text:s text:c="24"/>. . . . . . . . . . . . . . . . . .</text:p>
      <text:p text:style-name="Обычный"><text:s text:c="24"/>. . . . . . . . . . . . . . . . . .</text:p>
      <text:p text:style-name="Обычный"/>
      <text:p text:style-name="Обычный"><text:s text:c="37"/>ХLII</text:p>
      <text:p text:style-name="Обычный"/>
      <text:p text:style-name="Обычный"><text:s text:c="24"/>Причудницы большого света!</text:p>
      <text:p text:style-name="Обычный"><text:s text:c="24"/>Всех прежде вас оставил он;</text:p>
      <text:p text:style-name="Обычный"><text:s text:c="24"/>И правда то, что в наши лета</text:p>
      <text:p text:style-name="Обычный"><text:s text:c="24"/>Довольно скучен высший тон;</text:p>
      <text:p text:style-name="Обычный"><text:s text:c="24"/>Хоть, может быть, иная дама</text:p>
      <text:p text:style-name="Обычный"><text:s text:c="24"/>Толкует Сея и Бентама,</text:p>
      <text:p text:style-name="Обычный"><text:s text:c="24"/>Но вообще их разговор</text:p>
      <text:p text:style-name="Обычный"><text:s text:c="24"/>Несносный, хоть невинный вздор;</text:p>
      <text:p text:style-name="Обычный"><text:s text:c="24"/>К тому ж они так непорочны,</text:p>
      <text:p text:style-name="Обычный"><text:s text:c="24"/>Так величавы, так умны,</text:p>
      <text:p text:style-name="Обычный"><text:s text:c="24"/>Так благочестия полны,</text:p>
      <text:p text:style-name="Обычный"><text:s text:c="24"/>Так осмотрительны, так точны,</text:p>
      <text:p text:style-name="Обычный"><text:s text:c="24"/>Так неприступны для мужчин,</text:p>
      <text:p text:style-name="Обычный"><text:s text:c="24"/>Что вид их уж рождает сплин {7}.</text:p>
      <text:p text:style-name="Обычный"/>
      <text:p text:style-name="Обычный"><text:s text:c="36"/>XLIII</text:p>
      <text:p text:style-name="Обычный"/>
      <text:p text:style-name="Обычный"><text:s text:c="24"/>И вы, красотки молодые,</text:p>
      <text:p text:style-name="Обычный"><text:s text:c="24"/>Которых позднею порой</text:p>
      <text:p text:style-name="Обычный"><text:s text:c="24"/>Уносят дрожки удалые</text:p>
      <text:p text:style-name="Обычный"><text:s text:c="24"/>По петербургской мостовой,</text:p>
      <text:p text:style-name="Обычный"><text:s text:c="24"/>И вас покинул мой Евгений.</text:p>
      <text:p text:style-name="Обычный"><text:s text:c="24"/>Отступник бурных наслаждений,</text:p>
      <text:p text:style-name="Обычный"><text:s text:c="24"/>Онегин дома заперся,</text:p>
      <text:p text:style-name="Обычный"><text:s text:c="24"/>Зевая, за перо взялся,</text:p>
      <text:p text:style-name="Обычный"><text:s text:c="24"/>Хотел писать - но труд упорный</text:p>
      <text:p text:style-name="Обычный"><text:s text:c="24"/>Ему был тошен; ничего</text:p>
      <text:p text:style-name="Обычный"><text:s text:c="24"/>Не вышло из пера его,</text:p>
      <text:p text:style-name="Обычный"><text:s text:c="24"/>И не попал он в цех задорный</text:p>
      <text:p text:style-name="Обычный"><text:s text:c="24"/>Людей, о коих не сужу,</text:p>
      <text:p text:style-name="Обычный"><text:s text:c="24"/>Затем, что к ним принадлежу.</text:p>
      <text:p text:style-name="Обычный"/>
      <text:p text:style-name="Обычный"><text:s text:c="37"/>ХLIV</text:p>
      <text:p text:style-name="Обычный"/>
      <text:p text:style-name="Обычный"><text:s text:c="24"/>И снова, преданный безделью,</text:p>
      <text:p text:style-name="Обычный"><text:s text:c="24"/>Томясь душевной пустотой,</text:p>
      <text:p text:style-name="Обычный"><text:s text:c="24"/>Уселся он - с похвальной целью</text:p>
      <text:p text:style-name="Обычный"><text:s text:c="24"/>Себе присвоить ум чужой;</text:p>
      <text:p text:style-name="Обычный"><text:s text:c="24"/>Отрядом книг уставил полку,</text:p>
      <text:p text:style-name="Обычный"><text:s text:c="24"/>Читал, читал, а все без толку:</text:p>
      <text:p text:style-name="Обычный"><text:s text:c="24"/>Там скука, там обман иль бред;</text:p>
      <text:p text:style-name="Обычный"><text:s text:c="24"/>В том совести, в том смысла нет;</text:p>
      <text:p text:style-name="Обычный"><text:s text:c="24"/>На всех различные вериги;</text:p>
      <text:p text:style-name="Обычный"><text:s text:c="24"/>И устарела старина,</text:p>
      <text:p text:style-name="Обычный"><text:s text:c="24"/>И старым бредит новизна.</text:p>
      <text:p text:style-name="Обычный"><text:s text:c="24"/>Как женщин, он оставил книги,</text:p>
      <text:p text:style-name="Обычный"><text:s text:c="24"/>И полку, с пыльной их семьей,</text:p>
      <text:p text:style-name="Обычный"><text:s text:c="24"/>Задернул траурной тафтой.</text:p>
      <text:p text:style-name="Обычный"/>
      <text:p text:style-name="Обычный"><text:s text:c="37"/>ХLV</text:p>
      <text:p text:style-name="Обычный"/>
      <text:p text:style-name="Обычный"><text:s text:c="24"/>Условий света свергнув бремя,</text:p>
      <text:p text:style-name="Обычный"><text:s text:c="24"/>Как он, отстав от суеты,</text:p>
      <text:p text:style-name="Обычный"><text:s text:c="24"/>С ним подружился я в то время.</text:p>
      <text:p text:style-name="Обычный"><text:s text:c="24"/>Мне нравились его черты,</text:p>
      <text:p text:style-name="Обычный"><text:s text:c="24"/>Мечтам невольная преданность,</text:p>
      <text:p text:style-name="Обычный"><text:s text:c="24"/>Неподражательная странность</text:p>
      <text:p text:style-name="Обычный"><text:s text:c="24"/>И резкий, охлажденный ум.</text:p>
      <text:p text:style-name="Обычный"><text:s text:c="24"/>Я был озлоблен, он угрюм;</text:p>
      <text:p text:style-name="Обычный"><text:s text:c="24"/>Страстей игру мы знали оба;</text:p>
      <text:p text:style-name="Обычный"><text:s text:c="24"/>Томила жизнь обоих нас;</text:p>
      <text:p text:style-name="Обычный"><text:s text:c="24"/>В обоих сердца жар угас;</text:p>
      <text:p text:style-name="Обычный"><text:s text:c="24"/>Обоих ожидала злоба</text:p>
      <text:p text:style-name="Обычный"><text:s text:c="24"/>Слепой Фортуны и людей</text:p>
      <text:p text:style-name="Обычный"><text:s text:c="24"/>На самом утре наших дней.</text:p>
      <text:p text:style-name="Обычный"/>
      <text:p text:style-name="Обычный"><text:s text:c="37"/>XLVI</text:p>
      <text:p text:style-name="Обычный"/>
      <text:p text:style-name="Обычный"><text:s text:c="24"/>Кто жил и мыслил, тот не может</text:p>
      <text:p text:style-name="Обычный"><text:s text:c="24"/>В душе не презирать людей;</text:p>
      <text:p text:style-name="Обычный"><text:s text:c="24"/>Кто чувствовал, того тревожит</text:p>
      <text:p text:style-name="Обычный"><text:s text:c="24"/>Призрак невозвратимых дней:</text:p>
      <text:p text:style-name="Обычный"><text:s text:c="24"/>Тому уж нет очарований,</text:p>
      <text:p text:style-name="Обычный"><text:s text:c="24"/>Того змия воспоминаний,</text:p>
      <text:p text:style-name="Обычный"><text:s text:c="24"/>Того раскаянье грызет.</text:p>
      <text:p text:style-name="Обычный"><text:s text:c="24"/>Все это часто придает</text:p>
      <text:p text:style-name="Обычный"><text:s text:c="24"/>Большую прелесть разговору.</text:p>
      <text:p text:style-name="Обычный"><text:s text:c="24"/>Сперва Онегина язык</text:p>
      <text:p text:style-name="Обычный"><text:s text:c="24"/>Меня смущал; но я привык</text:p>
      <text:p text:style-name="Обычный"><text:s text:c="24"/>К его язвительному спору,</text:p>
      <text:p text:style-name="Обычный"><text:s text:c="24"/>И к шутке, с желчью пополам,</text:p>
      <text:p text:style-name="Обычный"><text:s text:c="24"/>И злости мрачных эпиграмм.</text:p>
      <text:p text:style-name="Обычный"/>
      <text:p text:style-name="Обычный"><text:s text:c="36"/>XLVII</text:p>
      <text:p text:style-name="Обычный"/>
      <text:p text:style-name="Обычный"><text:s text:c="24"/>Как часто летнею порою,</text:p>
      <text:p text:style-name="Обычный"><text:s text:c="24"/>Когда прозрачно и светло</text:p>
      <text:p text:style-name="Обычный"><text:s text:c="24"/>Ночное небо над Невою {8}</text:p>
      <text:p text:style-name="Обычный"><text:s text:c="24"/>И вод веселое стекло</text:p>
      <text:p text:style-name="Обычный"><text:s text:c="24"/>Не отражает лик Дианы,</text:p>
      <text:p text:style-name="Обычный"><text:s text:c="24"/>Воспомня прежних лет романы,</text:p>
      <text:p text:style-name="Обычный"><text:s text:c="24"/>Воспомня прежнюю любовь,</text:p>
      <text:p text:style-name="Обычный"><text:s text:c="24"/>Чувствительны, беспечны вновь,</text:p>
      <text:p text:style-name="Обычный"><text:s text:c="24"/>Дыханьем ночи благосклонной</text:p>
      <text:p text:style-name="Обычный"><text:s text:c="24"/>Безмолвно упивались мы!</text:p>
      <text:p text:style-name="Обычный"><text:s text:c="24"/>Как в лес зеленый из тюрьмы</text:p>
      <text:p text:style-name="Обычный"><text:s text:c="24"/>Перенесен колодник сонный,</text:p>
      <text:p text:style-name="Обычный"><text:s text:c="24"/>Так уносились мы мечтой</text:p>
      <text:p text:style-name="Обычный"><text:s text:c="24"/>К началу жизни молодой.</text:p>
      <text:p text:style-name="Обычный"/>
      <text:p text:style-name="Обычный"><text:s text:c="36"/>XLVIII</text:p>
      <text:p text:style-name="Обычный"/>
      <text:p text:style-name="Обычный"><text:s text:c="24"/>С душою, полной сожалений,</text:p>
      <text:p text:style-name="Обычный"><text:s text:c="24"/>И опершися на гранит,</text:p>
      <text:p text:style-name="Обычный"><text:s text:c="24"/>Стоял задумчиво Евгений,</text:p>
      <text:p text:style-name="Обычный"><text:s text:c="24"/>Как описал себя пиит {9}.</text:p>
      <text:p text:style-name="Обычный"><text:s text:c="24"/>Все было тихо; лишь ночные</text:p>
      <text:p text:style-name="Обычный"><text:s text:c="24"/>Перекликались часовые,</text:p>
      <text:p text:style-name="Обычный"><text:s text:c="24"/>Да дрожек отдаленный стук</text:p>
      <text:p text:style-name="Обычный"><text:s text:c="24"/>С Мильонной раздавался вдруг;</text:p>
      <text:p text:style-name="Обычный"><text:s text:c="24"/>Лишь лодка, веслами махая,</text:p>
      <text:p text:style-name="Обычный"><text:s text:c="24"/>Плыла по дремлющей реке:</text:p>
      <text:p text:style-name="Обычный"><text:s text:c="24"/>И нас пленяли вдалеке</text:p>
      <text:p text:style-name="Обычный"><text:s text:c="24"/>Рожок и песня удалая...</text:p>
      <text:p text:style-name="Обычный"><text:s text:c="24"/>Но слаще, средь ночных забав,</text:p>
      <text:p text:style-name="Обычный"><text:s text:c="24"/>Напев Торкватовых октав!</text:p>
      <text:p text:style-name="Обычный"/>
      <text:p text:style-name="Обычный"><text:s text:c="37"/>XLIX</text:p>
      <text:p text:style-name="Обычный"/>
      <text:p text:style-name="Обычный"><text:s text:c="24"/>Адриатические волны,</text:p>
      <text:p text:style-name="Обычный"><text:s text:c="24"/>О Брента! нет, увижу вас</text:p>
      <text:p text:style-name="Обычный"><text:s text:c="24"/>И, вдохновенья снова полный,</text:p>
      <text:p text:style-name="Обычный"><text:s text:c="24"/>Услышу ваш волшебный глас!</text:p>
      <text:p text:style-name="Обычный"><text:s text:c="24"/>Он свят для внуков Аполлона;</text:p>
      <text:p text:style-name="Обычный"><text:s text:c="24"/>По гордой лире Альбиона</text:p>
      <text:p text:style-name="Обычный"><text:s text:c="24"/>Он мне знаком, он мне родной.</text:p>
      <text:p text:style-name="Обычный"><text:s text:c="24"/>Ночей Италии златой</text:p>
      <text:p text:style-name="Обычный"><text:s text:c="24"/>Я негой наслажусь на воле,</text:p>
      <text:p text:style-name="Обычный"><text:s text:c="24"/>С венецианкою младой,</text:p>
      <text:p text:style-name="Обычный"><text:s text:c="24"/>То говорливой, то немой,</text:p>
      <text:p text:style-name="Обычный"><text:s text:c="24"/>Плывя в таинственной гондоле;</text:p>
      <text:p text:style-name="Обычный"><text:s text:c="24"/>С ней обретут уста мои</text:p>
      <text:p text:style-name="Обычный"><text:s text:c="24"/>Язык Петрарки и любви.</text:p>
      <text:p text:style-name="Обычный"/>
      <text:p text:style-name="Обычный"><text:s text:c="38"/>L</text:p>
      <text:p text:style-name="Обычный"/>
      <text:p text:style-name="Обычный"><text:s text:c="24"/>Придет ли час моей свободы?</text:p>
      <text:p text:style-name="Обычный"><text:s text:c="24"/>Пора, пора! - взываю к ней;</text:p>
      <text:p text:style-name="Обычный"><text:s text:c="24"/>Брожу над морем {10}, жду погоды,</text:p>
      <text:p text:style-name="Обычный"><text:s text:c="24"/>Маню ветрила кораблей.</text:p>
      <text:p text:style-name="Обычный"><text:s text:c="24"/>Под ризой бурь, с волнами споря,</text:p>
      <text:p text:style-name="Обычный"><text:s text:c="24"/>По вольному распутью моря</text:p>
      <text:p text:style-name="Обычный"><text:s text:c="24"/>Когда ж начну я вольный бег?</text:p>
      <text:p text:style-name="Обычный"><text:s text:c="24"/>Пора покинуть скучный брег</text:p>
      <text:p text:style-name="Обычный"><text:s text:c="24"/>Мне неприязненной стихии</text:p>
      <text:p text:style-name="Обычный"><text:s text:c="24"/>И средь полуденных зыбей,</text:p>
      <text:p text:style-name="Обычный"><text:s text:c="24"/>Под небом Африки моей {11},</text:p>
      <text:p text:style-name="Обычный"><text:s text:c="24"/>Вздыхать о сумрачной России,</text:p>
      <text:p text:style-name="Обычный"><text:s text:c="24"/>Где я страдал, где я любил,</text:p>
      <text:p text:style-name="Обычный"><text:s text:c="24"/>Где сердце я похоронил.</text:p>
      <text:p text:style-name="Обычный"/>
      <text:p text:style-name="Обычный"><text:s text:c="38"/>LI</text:p>
      <text:p text:style-name="Обычный"/>
      <text:p text:style-name="Обычный"><text:s text:c="24"/>Онегин был готов со мною</text:p>
      <text:p text:style-name="Обычный"><text:s text:c="24"/>Увидеть чуждые страны;</text:p>
      <text:p text:style-name="Обычный"><text:s text:c="24"/>Но скоро были мы судьбою</text:p>
      <text:p text:style-name="Обычный"><text:s text:c="24"/>На долгой срок разведены.</text:p>
      <text:p text:style-name="Обычный"><text:s text:c="24"/>Отец его тогда скончался.</text:p>
      <text:p text:style-name="Обычный"><text:s text:c="24"/>Перед Онегиным собрался</text:p>
      <text:p text:style-name="Обычный"><text:s text:c="24"/>Заимодавцев жадный полк.</text:p>
      <text:p text:style-name="Обычный"><text:s text:c="24"/>У каждого свой ум и толк:</text:p>
      <text:p text:style-name="Обычный"><text:s text:c="24"/>Евгений, тяжбы ненавидя,</text:p>
      <text:p text:style-name="Обычный"><text:s text:c="24"/>Довольный жребием своим,</text:p>
      <text:p text:style-name="Обычный"><text:s text:c="24"/>Наследство предоставил им,</text:p>
      <text:p text:style-name="Обычный"><text:s text:c="24"/>Большой потери в том не видя</text:p>
      <text:p text:style-name="Обычный"><text:s text:c="24"/>Иль предузнав издалека</text:p>
      <text:p text:style-name="Обычный"><text:s text:c="24"/>Кончину дяди старика.</text:p>
      <text:p text:style-name="Обычный"/>
      <text:p text:style-name="Обычный"><text:s text:c="37"/>LII</text:p>
      <text:p text:style-name="Обычный"/>
      <text:p text:style-name="Обычный"><text:s text:c="24"/>Вдруг получил он в самом деле</text:p>
      <text:p text:style-name="Обычный"><text:s text:c="24"/>От управителя доклад,</text:p>
      <text:p text:style-name="Обычный"><text:s text:c="24"/>Что дядя при смерти в постеле</text:p>
      <text:p text:style-name="Обычный"><text:s text:c="24"/>И с ним проститься был бы рад.</text:p>
      <text:p text:style-name="Обычный"><text:s text:c="24"/>Прочтя печальное посланье,</text:p>
      <text:p text:style-name="Обычный"><text:s text:c="24"/>Евгений тотчас на свиданье</text:p>
      <text:p text:style-name="Обычный"><text:s text:c="24"/>Стремглав по почте поскакал</text:p>
      <text:p text:style-name="Обычный"><text:s text:c="24"/>И уж заранее зевал,</text:p>
      <text:p text:style-name="Обычный"><text:s text:c="24"/>Приготовляясь, денег ради,</text:p>
      <text:p text:style-name="Обычный"><text:s text:c="24"/>На вздохи, скуку и обман</text:p>
      <text:p text:style-name="Обычный"><text:s text:c="24"/>(И тем я начал мой роман);</text:p>
      <text:p text:style-name="Обычный"><text:s text:c="24"/>Но, прилетев в деревню дяди,</text:p>
      <text:p text:style-name="Обычный"><text:s text:c="24"/>Его нашел уж на столе,</text:p>
      <text:p text:style-name="Обычный"><text:s text:c="24"/>Как дань готовую земле.</text:p>
      <text:p text:style-name="Обычный"/>
      <text:p text:style-name="Обычный"><text:s text:c="37"/>LIII</text:p>
      <text:p text:style-name="Обычный"/>
      <text:p text:style-name="Обычный"><text:s text:c="24"/>Нашел он полон двор услуги;</text:p>
      <text:p text:style-name="Обычный"><text:s text:c="24"/>К покойнику со всех сторон</text:p>
      <text:p text:style-name="Обычный"><text:s text:c="24"/>Съезжались недруги и други,</text:p>
      <text:p text:style-name="Обычный"><text:s text:c="24"/>Охотники до похорон.</text:p>
      <text:p text:style-name="Обычный"><text:s text:c="24"/>Покойника похоронили.</text:p>
      <text:p text:style-name="Обычный"><text:s text:c="24"/>Попы и гости ели, пили</text:p>
      <text:p text:style-name="Обычный"><text:s text:c="24"/>И после важно разошлись,</text:p>
      <text:p text:style-name="Обычный"><text:s text:c="24"/>Как будто делом занялись.</text:p>
      <text:p text:style-name="Обычный"><text:s text:c="24"/>Вот наш Онегин - сельский житель,</text:p>
      <text:p text:style-name="Обычный"><text:s text:c="24"/>Заводов, вод, лесов, земель</text:p>
      <text:p text:style-name="Обычный"><text:s text:c="24"/>Хозяин полный, а досель</text:p>
      <text:p text:style-name="Обычный"><text:s text:c="24"/>Порядка враг и расточитель,</text:p>
      <text:p text:style-name="Обычный"><text:s text:c="24"/>И очень рад, что прежний путь</text:p>
      <text:p text:style-name="Обычный"><text:s text:c="24"/>Переменил на что-нибудь.</text:p>
      <text:p text:style-name="Обычный"/>
      <text:p text:style-name="Обычный"><text:s text:c="37"/>LIV</text:p>
      <text:p text:style-name="Обычный"/>
      <text:p text:style-name="Обычный"><text:s text:c="24"/>Два дня ему казались новы</text:p>
      <text:p text:style-name="Обычный"><text:s text:c="24"/>Уединенные поля,</text:p>
      <text:p text:style-name="Обычный"><text:s text:c="24"/>Прохлада сумрачной дубровы,</text:p>
      <text:p text:style-name="Обычный"><text:s text:c="24"/>Журчанье тихого ручья;</text:p>
      <text:p text:style-name="Обычный"><text:s text:c="24"/>На третий роща, холм и поле</text:p>
      <text:p text:style-name="Обычный"><text:s text:c="24"/>Его не занимали боле;</text:p>
      <text:p text:style-name="Обычный"><text:s text:c="24"/>Потом уж наводили сон;</text:p>
      <text:p text:style-name="Обычный"><text:s text:c="24"/>Потом увидел ясно он,</text:p>
      <text:p text:style-name="Обычный"><text:s text:c="24"/>Что и в деревне скука та же,</text:p>
      <text:p text:style-name="Обычный"><text:s text:c="24"/>Хоть нет ни улиц, ни дворцов,</text:p>
      <text:p text:style-name="Обычный"><text:s text:c="24"/>Ни карт, ни балов, ни стихов.</text:p>
      <text:p text:style-name="Обычный"><text:s text:c="24"/>Хандра ждала его на страже,</text:p>
      <text:p text:style-name="Обычный"><text:s text:c="24"/>И бегала за ним она,</text:p>
      <text:p text:style-name="Обычный"><text:s text:c="24"/>Как тень иль верная жена.</text:p>
      <text:p text:style-name="Обычный"/>
      <text:p text:style-name="Обычный"><text:s text:c="38"/>LV</text:p>
      <text:p text:style-name="Обычный"/>
      <text:p text:style-name="Обычный"><text:s text:c="24"/>Я был рожден для жизни мирной,</text:p>
      <text:p text:style-name="Обычный"><text:s text:c="24"/>Для деревенской тишины;</text:p>
      <text:p text:style-name="Обычный"><text:s text:c="24"/>В глуши звучнее голос лирный,</text:p>
      <text:p text:style-name="Обычный"><text:s text:c="24"/>Живее творческие сны.</text:p>
      <text:p text:style-name="Обычный"><text:s text:c="24"/>Досугам посвятясь невинным,</text:p>
      <text:p text:style-name="Обычный"><text:s text:c="24"/>Брожу над озером пустынным,</text:p>
      <text:p text:style-name="Обычный"><text:s text:c="24"/>И far nientе мой закон.</text:p>
      <text:p text:style-name="Обычный"><text:s text:c="24"/>Я каждым утром пробужден</text:p>
      <text:p text:style-name="Обычный"><text:s text:c="24"/>Для сладкой неги и свободы:</text:p>
      <text:p text:style-name="Обычный"><text:s text:c="24"/>Читаю мало, долго сплю,</text:p>
      <text:p text:style-name="Обычный"><text:s text:c="24"/>Летучей славы не ловлю.</text:p>
      <text:p text:style-name="Обычный"><text:s text:c="24"/>Не так ли я в былые годы</text:p>
      <text:p text:style-name="Обычный"><text:s text:c="24"/>Провел в бездействии, в тени</text:p>
      <text:p text:style-name="Обычный"><text:s text:c="24"/>Мои счастливейшие дни?</text:p>
      <text:p text:style-name="Обычный"/>
      <text:p text:style-name="Обычный"><text:s text:c="37"/>LVI</text:p>
      <text:p text:style-name="Обычный"/>
      <text:p text:style-name="Обычный"><text:s text:c="24"/>Цветы, любовь, деревня, праздность,</text:p>
      <text:p text:style-name="Обычный"><text:s text:c="24"/>Поля! я предан вам душой.</text:p>
      <text:p text:style-name="Обычный"><text:s text:c="24"/>Всегда я рад заметить разность</text:p>
      <text:p text:style-name="Обычный"><text:s text:c="24"/>Между Онегиным и мной,</text:p>
      <text:p text:style-name="Обычный"><text:s text:c="24"/>Чтобы насмешливый читатель</text:p>
      <text:p text:style-name="Обычный"><text:s text:c="24"/>Или какой-нибудь издатель</text:p>
      <text:p text:style-name="Обычный"><text:s text:c="24"/>Замысловатой клеветы,</text:p>
      <text:p text:style-name="Обычный"><text:s text:c="24"/>Сличая здесь мои черты,</text:p>
      <text:p text:style-name="Обычный"><text:s text:c="24"/>Не повторял потом безбожно,</text:p>
      <text:p text:style-name="Обычный"><text:s text:c="24"/>Что намарал я свой портрет,</text:p>
      <text:p text:style-name="Обычный"><text:s text:c="24"/>Как Байрон, гордости поэт,</text:p>
      <text:p text:style-name="Обычный"><text:s text:c="24"/>Как будто нам уж невозможно</text:p>
      <text:p text:style-name="Обычный"><text:s text:c="24"/>Писать поэмы о другом,</text:p>
      <text:p text:style-name="Обычный"><text:s text:c="24"/>Как только о себе самом.</text:p>
      <text:p text:style-name="Обычный"/>
      <text:p text:style-name="Обычный"><text:s text:c="37"/>LVII</text:p>
      <text:p text:style-name="Обычный"/>
      <text:p text:style-name="Обычный"><text:s text:c="24"/>Замечу кстати: все поэты -</text:p>
      <text:p text:style-name="Обычный"><text:s text:c="24"/>Любви мечтательной друзья.</text:p>
      <text:p text:style-name="Обычный"><text:s text:c="24"/>Бывало, милые предметы</text:p>
      <text:p text:style-name="Обычный"><text:s text:c="24"/>Мне снились, и душа моя</text:p>
      <text:p text:style-name="Обычный"><text:s text:c="24"/>Их образ тайный сохранила;</text:p>
      <text:p text:style-name="Обычный"><text:s text:c="24"/>Их после муза оживила:</text:p>
      <text:p text:style-name="Обычный"><text:s text:c="24"/>Так я, беспечен, воспевал</text:p>
      <text:p text:style-name="Обычный"><text:s text:c="24"/>И деву гор, мой идеал,</text:p>
      <text:p text:style-name="Обычный"><text:s text:c="24"/>И пленниц берегов Салгира.</text:p>
      <text:p text:style-name="Обычный"><text:s text:c="24"/>Теперь от вас, мои друзья,</text:p>
      <text:p text:style-name="Обычный"><text:s text:c="24"/>Вопрос нередко слышу я:</text:p>
      <text:p text:style-name="Обычный"><text:s text:c="24"/>"О ком твоя вздыхает лира?</text:p>
      <text:p text:style-name="Обычный"><text:s text:c="24"/>Кому, в толпе ревнивых дев,</text:p>
      <text:p text:style-name="Обычный"><text:s text:c="24"/>Ты посвятил ее напев?</text:p>
      <text:p text:style-name="Обычный"/>
      <text:p text:style-name="Обычный"><text:s text:c="36"/>LVIII</text:p>
      <text:p text:style-name="Обычный"/>
      <text:p text:style-name="Обычный"><text:s text:c="24"/>Чей взор, волнуя вдохновенье,</text:p>
      <text:p text:style-name="Обычный"><text:s text:c="24"/>Умильной лаской наградил</text:p>
      <text:p text:style-name="Обычный"><text:s text:c="24"/>Твое задумчивое пенье?</text:p>
      <text:p text:style-name="Обычный"><text:s text:c="24"/>Кого твой стих боготворил?"</text:p>
      <text:p text:style-name="Обычный"><text:s text:c="24"/>И, други, никого, ей-богу!</text:p>
      <text:p text:style-name="Обычный"><text:s text:c="24"/>Любви безумную тревогу</text:p>
      <text:p text:style-name="Обычный"><text:s text:c="24"/>Я безотрадно испытал.</text:p>
      <text:p text:style-name="Обычный"><text:s text:c="24"/>Блажен, кто с нею сочетал</text:p>
      <text:p text:style-name="Обычный"><text:s text:c="24"/>Горячку рифм: он тем удвоил</text:p>
      <text:p text:style-name="Обычный"><text:s text:c="24"/>Поэзии священный бред,</text:p>
      <text:p text:style-name="Обычный"><text:s text:c="24"/>Петрарке шествуя вослед,</text:p>
      <text:p text:style-name="Обычный"><text:s text:c="24"/>А муки сердца успокоил,</text:p>
      <text:p text:style-name="Обычный"><text:s text:c="24"/>Поймал и славу между тем;</text:p>
      <text:p text:style-name="Обычный"><text:s text:c="24"/>Но я, любя, был глуп и нем.</text:p>
      <text:p text:style-name="Обычный"/>
      <text:p text:style-name="Обычный"><text:s text:c="37"/>LIX</text:p>
      <text:p text:style-name="Обычный"/>
      <text:p text:style-name="Обычный"><text:s text:c="24"/>Прошла любовь, явилась муза,</text:p>
      <text:p text:style-name="Обычный"><text:s text:c="24"/>И прояснился темный ум.</text:p>
      <text:p text:style-name="Обычный"><text:s text:c="24"/>Свободен, вновь ищу союза</text:p>
      <text:p text:style-name="Обычный"><text:s text:c="24"/>Волшебных звуков, чувств и дум;</text:p>
      <text:p text:style-name="Обычный"><text:s text:c="24"/>Пишу, и сердце не тоскует,</text:p>
      <text:p text:style-name="Обычный"><text:s text:c="24"/>Перо, забывшись, не рисует,</text:p>
      <text:p text:style-name="Обычный"><text:s text:c="24"/>Близ неоконченных стихов,</text:p>
      <text:p text:style-name="Обычный"><text:s text:c="24"/>Ни женских ножек, ни голов;</text:p>
      <text:p text:style-name="Обычный"><text:s text:c="24"/>Погасший пепел уж не вспыхнет,</text:p>
      <text:p text:style-name="Обычный"><text:s text:c="24"/>Я все грущу; но слез уж нет,</text:p>
      <text:p text:style-name="Обычный"><text:s text:c="24"/>И скоро, скоро бури след</text:p>
      <text:p text:style-name="Обычный"><text:s text:c="24"/>В душе моей совсем утихнет:</text:p>
      <text:p text:style-name="Обычный"><text:s text:c="24"/>Тогда-то я начну писать</text:p>
      <text:p text:style-name="Обычный"><text:s text:c="24"/>Поэму песен в двадцать пять.</text:p>
      <text:p text:style-name="Обычный"/>
      <text:p text:style-name="Обычный"><text:s text:c="38"/>LX</text:p>
      <text:p text:style-name="Обычный"/>
      <text:p text:style-name="Обычный"><text:s text:c="24"/>Я думал уж о форме плана</text:p>
      <text:p text:style-name="Обычный"><text:s text:c="24"/>И как героя назову;</text:p>
      <text:p text:style-name="Обычный"><text:s text:c="24"/>Покамест моего романа</text:p>
      <text:p text:style-name="Обычный"><text:s text:c="24"/>Я кончил первую главу;</text:p>
      <text:p text:style-name="Обычный"><text:s text:c="24"/>Пересмотрел все это строго:</text:p>
      <text:p text:style-name="Обычный"><text:s text:c="24"/>Противоречий очень много,</text:p>
      <text:p text:style-name="Обычный"><text:s text:c="24"/>Но их исправить не хочу.</text:p>
      <text:p text:style-name="Обычный"><text:s text:c="24"/>Цензуре долг свой заплачу</text:p>
      <text:p text:style-name="Обычный"><text:s text:c="24"/>И журналистам на съеденье</text:p>
      <text:p text:style-name="Обычный"><text:s text:c="24"/>Плоды трудов моих отдам:</text:p>
      <text:p text:style-name="Обычный"><text:s text:c="24"/>Иди же к невским берегам,</text:p>
      <text:p text:style-name="Обычный"><text:s text:c="24"/>Новорожденное творенье,</text:p>
      <text:p text:style-name="Обычный"><text:s text:c="24"/>И заслужи мне славы дань:</text:p>
      <text:p text:style-name="Обычный"><text:s text:c="24"/>Кривые толки, шум и брань!</text:p>
      <text:p text:style-name="Обычный"/>
      <text:p text:style-name="Обычный"/>
      <text:p text:style-name="Обычный"><text:s text:c="33"/>ГЛАВА ВТОРАЯ</text:p>
      <text:p text:style-name="Обычный"/>
      <text:p text:style-name="Обычный"><text:s text:c="70"/>O rus!..</text:p>
      <text:p text:style-name="Обычный"><text:s text:c="74"/>Ноr.</text:p>
      <text:p text:style-name="Обычный"/>
      <text:p text:style-name="Обычный"><text:s text:c="71"/>О Русь!</text:p>
      <text:p text:style-name="Обычный"/>
      <text:p text:style-name="Обычный"><text:s text:c="38"/>I</text:p>
      <text:p text:style-name="Обычный"/>
      <text:p text:style-name="Обычный"><text:s text:c="24"/>Деревня, где скучал Евгений,</text:p>
      <text:p text:style-name="Обычный"><text:s text:c="24"/>Была прелестный уголок;</text:p>
      <text:p text:style-name="Обычный"><text:s text:c="24"/>Там друг невинных наслаждений</text:p>
      <text:p text:style-name="Обычный"><text:s text:c="24"/>Благословить бы небо мог.</text:p>
      <text:p text:style-name="Обычный"><text:s text:c="24"/>Господский дом уединенный,</text:p>
      <text:p text:style-name="Обычный"><text:s text:c="24"/>Горой от ветров огражденный,</text:p>
      <text:p text:style-name="Обычный"><text:s text:c="24"/>Стоял над речкою. Вдали</text:p>
      <text:p text:style-name="Обычный"><text:s text:c="24"/>Пред ним пестрели и цвели</text:p>
      <text:p text:style-name="Обычный"><text:s text:c="24"/>Луга и нивы золотые,</text:p>
      <text:p text:style-name="Обычный"><text:s text:c="24"/>Мелькали селы; здесь и там</text:p>
      <text:p text:style-name="Обычный"><text:s text:c="24"/>Стада бродили по лугам,</text:p>
      <text:p text:style-name="Обычный"><text:s text:c="24"/>И сени расширял густые</text:p>
      <text:p text:style-name="Обычный"><text:s text:c="24"/>Огромный, запущенный сад,</text:p>
      <text:p text:style-name="Обычный"><text:s text:c="24"/>Приют задумчивых дриад.</text:p>
      <text:p text:style-name="Обычный"/>
      <text:p text:style-name="Обычный"><text:s text:c="38"/>II</text:p>
      <text:p text:style-name="Обычный"/>
      <text:p text:style-name="Обычный"><text:s text:c="24"/>Почтенный замок был построен,</text:p>
      <text:p text:style-name="Обычный"><text:s text:c="24"/>Как замки строиться должны:</text:p>
      <text:p text:style-name="Обычный"><text:s text:c="24"/>Отменно прочен и спокоен</text:p>
      <text:p text:style-name="Обычный"><text:s text:c="24"/>Во вкусе умной старины.</text:p>
      <text:p text:style-name="Обычный"><text:s text:c="24"/>Везде высокие покои,</text:p>
      <text:p text:style-name="Обычный"><text:s text:c="24"/>В гостиной штофные обои,</text:p>
      <text:p text:style-name="Обычный"><text:s text:c="24"/>Царей портреты на стенах,</text:p>
      <text:p text:style-name="Обычный"><text:s text:c="24"/>И печи в пестрых изразцах.</text:p>
      <text:p text:style-name="Обычный"><text:s text:c="24"/>Все это ныне обветшало,</text:p>
      <text:p text:style-name="Обычный"><text:s text:c="24"/>Не знаю, право, почему;</text:p>
      <text:p text:style-name="Обычный"><text:s text:c="24"/>Да, впрочем, другу моему</text:p>
      <text:p text:style-name="Обычный"><text:s text:c="24"/>В том нужды было очень мало,</text:p>
      <text:p text:style-name="Обычный"><text:s text:c="24"/>Затем, что он равно зевал</text:p>
      <text:p text:style-name="Обычный"><text:s text:c="24"/>Средь модных и старинных зал.</text:p>
      <text:p text:style-name="Обычный"/>
      <text:p text:style-name="Обычный"><text:s text:c="37"/>III</text:p>
      <text:p text:style-name="Обычный"/>
      <text:p text:style-name="Обычный"><text:s text:c="24"/>Он в том покое поселился,</text:p>
      <text:p text:style-name="Обычный"><text:s text:c="24"/>Где деревенский старожил</text:p>
      <text:p text:style-name="Обычный"><text:s text:c="24"/>Лет сорок с ключницей бранился,</text:p>
      <text:p text:style-name="Обычный"><text:s text:c="24"/>В окно смотрел и мух давил.</text:p>
      <text:p text:style-name="Обычный"><text:s text:c="24"/>Все было просто: пол дубовый,</text:p>
      <text:p text:style-name="Обычный"><text:s text:c="24"/>Два шкафа, стол, диван пуховый,</text:p>
      <text:p text:style-name="Обычный"><text:s text:c="24"/>Нигде ни пятнышка чернил.</text:p>
      <text:p text:style-name="Обычный"><text:s text:c="24"/>Онегин шкафы отворил;</text:p>
      <text:p text:style-name="Обычный"><text:s text:c="24"/>В одном нашел тетрадь расхода,</text:p>
      <text:p text:style-name="Обычный"><text:s text:c="24"/>В другом наливок целый строй,</text:p>
      <text:p text:style-name="Обычный"><text:s text:c="24"/>Кувшины с яблочной водой</text:p>
      <text:p text:style-name="Обычный"><text:s text:c="24"/>И календарь осьмого года:</text:p>
      <text:p text:style-name="Обычный"><text:s text:c="24"/>Старик, имея много дел,</text:p>
      <text:p text:style-name="Обычный"><text:s text:c="24"/>В иные книги не глядел.</text:p>
      <text:p text:style-name="Обычный"/>
      <text:p text:style-name="Обычный"><text:s text:c="38"/>IV</text:p>
      <text:p text:style-name="Обычный"/>
      <text:p text:style-name="Обычный"><text:s text:c="24"/>Один среди своих владений,</text:p>
      <text:p text:style-name="Обычный"><text:s text:c="24"/>Чтоб только время проводить,</text:p>
      <text:p text:style-name="Обычный"><text:s text:c="24"/>Сперва задумал наш Евгений</text:p>
      <text:p text:style-name="Обычный"><text:s text:c="24"/>Порядок новый учредить.</text:p>
      <text:p text:style-name="Обычный"><text:s text:c="24"/>В своей глуши мудрец пустынный,</text:p>
      <text:p text:style-name="Обычный"><text:s text:c="24"/>Ярем он барщины старинной</text:p>
      <text:p text:style-name="Обычный"><text:s text:c="24"/>Оброком легким заменил;</text:p>
      <text:p text:style-name="Обычный"><text:s text:c="24"/>И раб судьбу благословил.</text:p>
      <text:p text:style-name="Обычный"><text:s text:c="24"/>Зато в углу своем надулся,</text:p>
      <text:p text:style-name="Обычный"><text:s text:c="24"/>Увидя в этом страшный вред,</text:p>
      <text:p text:style-name="Обычный"><text:s text:c="24"/>Его расчетливый сосед;</text:p>
      <text:p text:style-name="Обычный"><text:s text:c="24"/>Другой лукаво улыбнулся,</text:p>
      <text:p text:style-name="Обычный"><text:s text:c="24"/>И в голос все решили так,</text:p>
      <text:p text:style-name="Обычный"><text:s text:c="24"/>Что он опаснейший чудак.</text:p>
      <text:p text:style-name="Обычный"/>
      <text:p text:style-name="Обычный"><text:s text:c="38"/>V</text:p>
      <text:p text:style-name="Обычный"/>
      <text:p text:style-name="Обычный"><text:s text:c="24"/>Сначала все к нему езжали;</text:p>
      <text:p text:style-name="Обычный"><text:s text:c="24"/>Но так как с заднего крыльца</text:p>
      <text:p text:style-name="Обычный"><text:s text:c="24"/>Обыкновенно подавали</text:p>
      <text:p text:style-name="Обычный"><text:s text:c="24"/>Ему донского жеребца,</text:p>
      <text:p text:style-name="Обычный"><text:s text:c="24"/>Лишь только вдоль большой дороги</text:p>
      <text:p text:style-name="Обычный"><text:s text:c="24"/>Заслышат их домашни дроги, -</text:p>
      <text:p text:style-name="Обычный"><text:s text:c="24"/>Поступком оскорбясь таким,</text:p>
      <text:p text:style-name="Обычный"><text:s text:c="24"/>Все дружбу прекратили с ним.</text:p>
      <text:p text:style-name="Обычный"><text:s text:c="24"/>"Сосед наш неуч; сумасбродит;</text:p>
      <text:p text:style-name="Обычный"><text:s text:c="24"/>Он фармазон; он пьет одно</text:p>
      <text:p text:style-name="Обычный"><text:s text:c="24"/>Стаканом красное вино;</text:p>
      <text:p text:style-name="Обычный"><text:s text:c="24"/>Он дамам к ручке не подходит;</text:p>
      <text:p text:style-name="Обычный"><text:s text:c="24"/>Все да да нет; не скажет да-с</text:p>
      <text:p text:style-name="Обычный"><text:s text:c="24"/>Иль нет-с". Таков был общий глас.</text:p>
      <text:p text:style-name="Обычный"/>
      <text:p text:style-name="Обычный"><text:s text:c="38"/>VI</text:p>
      <text:p text:style-name="Обычный"/>
      <text:p text:style-name="Обычный"><text:s text:c="24"/>В свою деревню в ту же пору</text:p>
      <text:p text:style-name="Обычный"><text:s text:c="24"/>Помещик новый прискакал</text:p>
      <text:p text:style-name="Обычный"><text:s text:c="24"/>И столь же строгому разбору</text:p>
      <text:p text:style-name="Обычный"><text:s text:c="24"/>В соседстве повод подавал:</text:p>
      <text:p text:style-name="Обычный"><text:s text:c="24"/>По имени Владимир Ленской,</text:p>
      <text:p text:style-name="Обычный"><text:s text:c="24"/>С душою прямо геттингенской,</text:p>
      <text:p text:style-name="Обычный"><text:s text:c="24"/>Красавец, в полном цвете лет,</text:p>
      <text:p text:style-name="Обычный"><text:s text:c="24"/>Поклонник Канта и поэт.</text:p>
      <text:p text:style-name="Обычный"><text:s text:c="24"/>Он из Германии туманной</text:p>
      <text:p text:style-name="Обычный"><text:s text:c="24"/>Привез учености плоды:</text:p>
      <text:p text:style-name="Обычный"><text:s text:c="24"/>Вольнолюбивые мечты,</text:p>
      <text:p text:style-name="Обычный"><text:s text:c="24"/>Дух пылкий и довольно странный,</text:p>
      <text:p text:style-name="Обычный"><text:s text:c="24"/>Всегда восторженную речь</text:p>
      <text:p text:style-name="Обычный"><text:s text:c="24"/>И кудри черные до плеч.</text:p>
      <text:p text:style-name="Обычный"/>
      <text:p text:style-name="Обычный"><text:s text:c="37"/>VII</text:p>
      <text:p text:style-name="Обычный"/>
      <text:p text:style-name="Обычный"><text:s text:c="24"/>От хладного разврата света</text:p>
      <text:p text:style-name="Обычный"><text:s text:c="24"/>Еще увянуть не успев,</text:p>
      <text:p text:style-name="Обычный"><text:s text:c="24"/>Его душа была согрета</text:p>
      <text:p text:style-name="Обычный"><text:s text:c="24"/>Приветом друга, лаской дев;</text:p>
      <text:p text:style-name="Обычный"><text:s text:c="24"/>Он сердцем милый был невежда,</text:p>
      <text:p text:style-name="Обычный"><text:s text:c="24"/>Его лелеяла надежда,</text:p>
      <text:p text:style-name="Обычный"><text:s text:c="24"/>И мира новый блеск и шум</text:p>
      <text:p text:style-name="Обычный"><text:s text:c="24"/>Еще пленяли юный ум.</text:p>
      <text:p text:style-name="Обычный"><text:s text:c="24"/>Он забавлял мечтою сладкой</text:p>
      <text:p text:style-name="Обычный"><text:s text:c="24"/>Сомненья сердца своего;</text:p>
      <text:p text:style-name="Обычный"><text:s text:c="24"/>Цель жизни нашей для него</text:p>
      <text:p text:style-name="Обычный"><text:s text:c="24"/>Была заманчивой загадкой,</text:p>
      <text:p text:style-name="Обычный"><text:s text:c="24"/>Над ней он голову ломал</text:p>
      <text:p text:style-name="Обычный"><text:s text:c="24"/>И чудеса подозревал.</text:p>
      <text:p text:style-name="Обычный"/>
      <text:p text:style-name="Обычный"><text:s text:c="37"/>VIII</text:p>
      <text:p text:style-name="Обычный"/>
      <text:p text:style-name="Обычный"><text:s text:c="24"/>Он верил, что душа родная</text:p>
      <text:p text:style-name="Обычный"><text:s text:c="24"/>Соединиться с ним должна,</text:p>
      <text:p text:style-name="Обычный"><text:s text:c="24"/>Что, безотрадно изнывая,</text:p>
      <text:p text:style-name="Обычный"><text:s text:c="24"/>Его вседневно ждет она;</text:p>
      <text:p text:style-name="Обычный"><text:s text:c="24"/>Он верил, что друзья готовы</text:p>
      <text:p text:style-name="Обычный"><text:s text:c="24"/>За честь его приять оковы</text:p>
      <text:p text:style-name="Обычный"><text:s text:c="24"/>И что не дрогнет их рука</text:p>
      <text:p text:style-name="Обычный"><text:s text:c="24"/>Разбить сосуд клеветника;</text:p>
      <text:p text:style-name="Обычный"><text:s text:c="24"/>Что есть избранные судьбами,</text:p>
      <text:p text:style-name="Обычный"><text:s text:c="24"/>Людей священные друзья;</text:p>
      <text:p text:style-name="Обычный"><text:s text:c="24"/>Что их бессмертная семья</text:p>
      <text:p text:style-name="Обычный"><text:s text:c="24"/>Неотразимыми лучами</text:p>
      <text:p text:style-name="Обычный"><text:s text:c="24"/>Когда-нибудь нас озарит</text:p>
      <text:p text:style-name="Обычный"><text:s text:c="24"/>И мир блаженством одарит.</text:p>
      <text:p text:style-name="Обычный"/>
      <text:p text:style-name="Обычный"><text:s text:c="38"/>IX</text:p>
      <text:p text:style-name="Обычный"/>
      <text:p text:style-name="Обычный"><text:s text:c="24"/>Негодованье, сожаленье,</text:p>
      <text:p text:style-name="Обычный"><text:s text:c="24"/>Ко благу чистая любовь</text:p>
      <text:p text:style-name="Обычный"><text:s text:c="24"/>И славы сладкое мученье</text:p>
      <text:p text:style-name="Обычный"><text:s text:c="24"/>В нем рано волновали кровь.</text:p>
      <text:p text:style-name="Обычный"><text:s text:c="24"/>Он с лирой странствовал на свете;</text:p>
      <text:p text:style-name="Обычный"><text:s text:c="24"/>Под небом Шиллера и Гете</text:p>
      <text:p text:style-name="Обычный"><text:s text:c="24"/>Их поэтическим огнем</text:p>
      <text:p text:style-name="Обычный"><text:s text:c="24"/>Душа воспламенилась в нем;</text:p>
      <text:p text:style-name="Обычный"><text:s text:c="24"/>И муз возвышенных искусства,</text:p>
      <text:p text:style-name="Обычный"><text:s text:c="24"/>Счастливец, он не постыдил:</text:p>
      <text:p text:style-name="Обычный"><text:s text:c="24"/>Он в песнях гордо сохранил</text:p>
      <text:p text:style-name="Обычный"><text:s text:c="24"/>Всегда возвышенные чувства,</text:p>
      <text:p text:style-name="Обычный"><text:s text:c="24"/>Порывы девственной мечты</text:p>
      <text:p text:style-name="Обычный"><text:s text:c="24"/>И прелесть важной простоты.</text:p>
      <text:p text:style-name="Обычный"/>
      <text:p text:style-name="Обычный"><text:s text:c="38"/>X</text:p>
      <text:p text:style-name="Обычный"/>
      <text:p text:style-name="Обычный"><text:s text:c="24"/>Он пел любовь, любви послушный,</text:p>
      <text:p text:style-name="Обычный"><text:s text:c="24"/>И песнь его была ясна,</text:p>
      <text:p text:style-name="Обычный"><text:s text:c="24"/>Как мысли девы простодушной,</text:p>
      <text:p text:style-name="Обычный"><text:s text:c="24"/>Как сон младенца, как луна</text:p>
      <text:p text:style-name="Обычный"><text:s text:c="24"/>В пустынях неба безмятежных,</text:p>
      <text:p text:style-name="Обычный"><text:s text:c="24"/>Богиня тайн и вздохов нежных.</text:p>
      <text:p text:style-name="Обычный"><text:s text:c="24"/>Он пел разлуку и печаль,</text:p>
      <text:p text:style-name="Обычный"><text:s text:c="24"/>И нечто, и туманну даль,</text:p>
      <text:p text:style-name="Обычный"><text:s text:c="24"/>И романтические розы;</text:p>
      <text:p text:style-name="Обычный"><text:s text:c="24"/>Он пел те дальные страны,</text:p>
      <text:p text:style-name="Обычный"><text:s text:c="24"/>Где долго в лоно тишины</text:p>
      <text:p text:style-name="Обычный"><text:s text:c="24"/>Лились его живые слезы;</text:p>
      <text:p text:style-name="Обычный"><text:s text:c="24"/>Он пел поблеклый жизни цвет</text:p>
      <text:p text:style-name="Обычный"><text:s text:c="24"/>Без малого в осьмнадцать лет.</text:p>
      <text:p text:style-name="Обычный"/>
      <text:p text:style-name="Обычный"><text:s text:c="38"/>XI</text:p>
      <text:p text:style-name="Обычный"/>
      <text:p text:style-name="Обычный"><text:s text:c="24"/>В пустыне, где один Евгений</text:p>
      <text:p text:style-name="Обычный"><text:s text:c="24"/>Мог оценить его дары,</text:p>
      <text:p text:style-name="Обычный"><text:s text:c="24"/>Господ соседственных селений</text:p>
      <text:p text:style-name="Обычный"><text:s text:c="24"/>Ему не нравились пиры;</text:p>
      <text:p text:style-name="Обычный"><text:s text:c="24"/>Бежал он их беседы шумной.</text:p>
      <text:p text:style-name="Обычный"><text:s text:c="24"/>Их разговор благоразумный</text:p>
      <text:p text:style-name="Обычный"><text:s text:c="24"/>О сенокосе, о вине,</text:p>
      <text:p text:style-name="Обычный"><text:s text:c="24"/>О псарне, о своей родне,</text:p>
      <text:p text:style-name="Обычный"><text:s text:c="24"/>Конечно, не блистал ни чувством,</text:p>
      <text:p text:style-name="Обычный"><text:s text:c="24"/>Ни поэтическим огнем,</text:p>
      <text:p text:style-name="Обычный"><text:s text:c="24"/>Ни остротою, ни умом,</text:p>
      <text:p text:style-name="Обычный"><text:s text:c="24"/>Ни общежития искусством;</text:p>
      <text:p text:style-name="Обычный"><text:s text:c="24"/>Но разговор их милых жен</text:p>
      <text:p text:style-name="Обычный"><text:s text:c="24"/>Гораздо меньше был умен.</text:p>
      <text:p text:style-name="Обычный"/>
      <text:p text:style-name="Обычный"><text:s text:c="37"/>XII</text:p>
      <text:p text:style-name="Обычный"/>
      <text:p text:style-name="Обычный"><text:s text:c="24"/>Богат, хорош собою, Ленский</text:p>
      <text:p text:style-name="Обычный"><text:s text:c="24"/>Везде был принят как жених;</text:p>
      <text:p text:style-name="Обычный"><text:s text:c="24"/>Таков обычай деревенский;</text:p>
      <text:p text:style-name="Обычный"><text:s text:c="24"/>Все дочек прочили своих</text:p>
      <text:p text:style-name="Обычный"><text:s text:c="24"/>За полурусского соседа;</text:p>
      <text:p text:style-name="Обычный"><text:s text:c="24"/>Взойдет ли он, тотчас беседа</text:p>
      <text:p text:style-name="Обычный"><text:s text:c="24"/>Заводит слово стороной</text:p>
      <text:p text:style-name="Обычный"><text:s text:c="24"/>О скуке жизни холостой;</text:p>
      <text:p text:style-name="Обычный"><text:s text:c="24"/>Зовут соседа к самовару,</text:p>
      <text:p text:style-name="Обычный"><text:s text:c="24"/>А Дуня разливает чай;</text:p>
      <text:p text:style-name="Обычный"><text:s text:c="24"/>Ей шепчут: "Дуня, примечай!"</text:p>
      <text:p text:style-name="Обычный"><text:s text:c="24"/>Потом приносят и гитару:</text:p>
      <text:p text:style-name="Обычный"><text:s text:c="24"/>И запищит она (бог мой!):</text:p>
      <text:p text:style-name="Обычный"><text:s text:c="24"/>Приди в чертог ко мне златой!.. {12}</text:p>
      <text:p text:style-name="Обычный"/>
      <text:p text:style-name="Обычный"><text:s text:c="37"/>XIII</text:p>
      <text:p text:style-name="Обычный"/>
      <text:p text:style-name="Обычный"><text:s text:c="24"/>Но Ленский, не имев, конечно,</text:p>
      <text:p text:style-name="Обычный"><text:s text:c="24"/>Охоты узы брака несть,</text:p>
      <text:p text:style-name="Обычный"><text:s text:c="24"/>С Онегиным желал сердечно</text:p>
      <text:p text:style-name="Обычный"><text:s text:c="24"/>Знакомство покороче свесть.</text:p>
      <text:p text:style-name="Обычный"><text:s text:c="24"/>Они сошлись. Волна и камень,</text:p>
      <text:p text:style-name="Обычный"><text:s text:c="24"/>Стихи и проза, лед и пламень</text:p>
      <text:p text:style-name="Обычный"><text:s text:c="24"/>Не столь различны меж собой.</text:p>
      <text:p text:style-name="Обычный"><text:s text:c="24"/>Сперва взаимной разнотой</text:p>
      <text:p text:style-name="Обычный"><text:s text:c="24"/>Они друг другу были скучны;</text:p>
      <text:p text:style-name="Обычный"><text:s text:c="24"/>Потом понравились; потом</text:p>
      <text:p text:style-name="Обычный"><text:s text:c="24"/>Съезжались каждый день верхом</text:p>
      <text:p text:style-name="Обычный"><text:s text:c="24"/>И скоро стали неразлучны.</text:p>
      <text:p text:style-name="Обычный"><text:s text:c="24"/>Так люди (первый каюсь я)</text:p>
      <text:p text:style-name="Обычный"><text:s text:c="24"/>От делать нечего друзья.</text:p>
      <text:p text:style-name="Обычный"/>
      <text:p text:style-name="Обычный"><text:s text:c="37"/>XIV</text:p>
      <text:p text:style-name="Обычный"/>
      <text:p text:style-name="Обычный"><text:s text:c="24"/>Но дружбы нет и той меж нами.</text:p>
      <text:p text:style-name="Обычный"><text:s text:c="24"/>Все предрассудки истребя,</text:p>
      <text:p text:style-name="Обычный"><text:s text:c="24"/>Мы почитаем всех нулями,</text:p>
      <text:p text:style-name="Обычный"><text:s text:c="24"/>А единицами - себя.</text:p>
      <text:p text:style-name="Обычный"><text:s text:c="24"/>Мы все глядим в Наполеоны;</text:p>
      <text:p text:style-name="Обычный"><text:s text:c="24"/>Двуногих тварей миллионы</text:p>
      <text:p text:style-name="Обычный"><text:s text:c="24"/>Для нас орудие одно;</text:p>
      <text:p text:style-name="Обычный"><text:s text:c="24"/>Нам чувство дико и смешно.</text:p>
      <text:p text:style-name="Обычный"><text:s text:c="24"/>Сноснее многих был Евгений;</text:p>
      <text:p text:style-name="Обычный"><text:s text:c="24"/>Хоть он людей, конечно, знал</text:p>
      <text:p text:style-name="Обычный"><text:s text:c="24"/>И вообще их презирал, -</text:p>
      <text:p text:style-name="Обычный"><text:s text:c="24"/>Но (правил нет без исключений)</text:p>
      <text:p text:style-name="Обычный"><text:s text:c="24"/>Иных он очень отличал</text:p>
      <text:p text:style-name="Обычный"><text:s text:c="24"/>И вчуже чувство уважал.</text:p>
      <text:p text:style-name="Обычный"/>
      <text:p text:style-name="Обычный"><text:s text:c="38"/>XV</text:p>
      <text:p text:style-name="Обычный"/>
      <text:p text:style-name="Обычный"><text:s text:c="24"/>Он слушал Ленского с улыбкой.</text:p>
      <text:p text:style-name="Обычный"><text:s text:c="24"/>Поэта пылкий разговор,</text:p>
      <text:p text:style-name="Обычный"><text:s text:c="24"/>И ум, еще в сужденьях зыбкой,</text:p>
      <text:p text:style-name="Обычный"><text:s text:c="24"/>И вечно вдохновенный взор, -</text:p>
      <text:p text:style-name="Обычный"><text:s text:c="24"/>Онегину все было ново;</text:p>
      <text:p text:style-name="Обычный"><text:s text:c="24"/>Он охладительное слово</text:p>
      <text:p text:style-name="Обычный"><text:s text:c="24"/>В устах старался удержать</text:p>
      <text:p text:style-name="Обычный"><text:s text:c="24"/>И думал: глупо мне мешать</text:p>
      <text:p text:style-name="Обычный"><text:s text:c="24"/>Его минутному блаженству;</text:p>
      <text:p text:style-name="Обычный"><text:s text:c="24"/>И без меня пора придет;</text:p>
      <text:p text:style-name="Обычный"><text:s text:c="24"/>Пускай покамест он живет</text:p>
      <text:p text:style-name="Обычный"><text:s text:c="24"/>Да верит мира совершенству;</text:p>
      <text:p text:style-name="Обычный"><text:s text:c="24"/>Простим горячке юных лет</text:p>
      <text:p text:style-name="Обычный"><text:s text:c="24"/>И юный жар и юный бред.</text:p>
      <text:p text:style-name="Обычный"/>
      <text:p text:style-name="Обычный"><text:s text:c="37"/>XVI</text:p>
      <text:p text:style-name="Обычный"/>
      <text:p text:style-name="Обычный"><text:s text:c="24"/>Меж ими все рождало споры</text:p>
      <text:p text:style-name="Обычный"><text:s text:c="24"/>И к размышлению влекло:</text:p>
      <text:p text:style-name="Обычный"><text:s text:c="24"/>Племен минувших договоры,</text:p>
      <text:p text:style-name="Обычный"><text:s text:c="24"/>Плоды наук, добро и зло,</text:p>
      <text:p text:style-name="Обычный"><text:s text:c="24"/>И предрассудки вековые,</text:p>
      <text:p text:style-name="Обычный"><text:s text:c="24"/>И гроба тайны роковые,</text:p>
      <text:p text:style-name="Обычный"><text:s text:c="24"/>Судьба и жизнь в свою чреду,</text:p>
      <text:p text:style-name="Обычный"><text:s text:c="24"/>Все подвергалось их суду.</text:p>
      <text:p text:style-name="Обычный"><text:s text:c="24"/>Поэт в жару своих суждений</text:p>
      <text:p text:style-name="Обычный"><text:s text:c="24"/>Читал, забывшись, между тем</text:p>
      <text:p text:style-name="Обычный"><text:s text:c="24"/>Отрывки северных поэм,</text:p>
      <text:p text:style-name="Обычный"><text:s text:c="24"/>И снисходительный Евгений,</text:p>
      <text:p text:style-name="Обычный"><text:s text:c="24"/>Хоть их не много понимал,</text:p>
      <text:p text:style-name="Обычный"><text:s text:c="24"/>Прилежно юноше внимал.</text:p>
      <text:p text:style-name="Обычный"/>
      <text:p text:style-name="Обычный"><text:s text:c="37"/>XVII</text:p>
      <text:p text:style-name="Обычный"/>
      <text:p text:style-name="Обычный"><text:s text:c="24"/>Но чаще занимали страсти</text:p>
      <text:p text:style-name="Обычный"><text:s text:c="24"/>Умы пустынников моих.</text:p>
      <text:p text:style-name="Обычный"><text:s text:c="24"/>Ушед от их мятежной власти,</text:p>
      <text:p text:style-name="Обычный"><text:s text:c="24"/>Онегин говорил об них</text:p>
      <text:p text:style-name="Обычный"><text:s text:c="24"/>С невольным вздохом сожаленья:</text:p>
      <text:p text:style-name="Обычный"><text:s text:c="24"/>Блажен, кто ведал их волненья</text:p>
      <text:p text:style-name="Обычный"><text:s text:c="24"/>И наконец от них отстал;</text:p>
      <text:p text:style-name="Обычный"><text:s text:c="24"/>Блаженней тот, кто их не знал,</text:p>
      <text:p text:style-name="Обычный"><text:s text:c="24"/>Кто охлаждал любовь - разлукой,</text:p>
      <text:p text:style-name="Обычный"><text:s text:c="24"/>Вражду - злословием; порой</text:p>
      <text:p text:style-name="Обычный"><text:s text:c="24"/>Зевал с друзьями и с женой,</text:p>
      <text:p text:style-name="Обычный"><text:s text:c="24"/>Ревнивой не тревожась мукой,</text:p>
      <text:p text:style-name="Обычный"><text:s text:c="24"/>И дедов верный капитал</text:p>
      <text:p text:style-name="Обычный"><text:s text:c="24"/>Коварной двойке не вверял.</text:p>
      <text:p text:style-name="Обычный"/>
      <text:p text:style-name="Обычный"><text:s text:c="36"/>XVIII</text:p>
      <text:p text:style-name="Обычный"/>
      <text:p text:style-name="Обычный"><text:s text:c="24"/>Когда прибегнем мы под знамя</text:p>
      <text:p text:style-name="Обычный"><text:s text:c="24"/>Благоразумной тишины,</text:p>
      <text:p text:style-name="Обычный"><text:s text:c="24"/>Когда страстей угаснет пламя,</text:p>
      <text:p text:style-name="Обычный"><text:s text:c="24"/>И нам становятся смешны</text:p>
      <text:p text:style-name="Обычный"><text:s text:c="24"/>Их своевольство иль порывы</text:p>
      <text:p text:style-name="Обычный"><text:s text:c="24"/>И запоздалые отзывы, -</text:p>
      <text:p text:style-name="Обычный"><text:s text:c="24"/>Смиренные не без труда,</text:p>
      <text:p text:style-name="Обычный"><text:s text:c="24"/>Мы любим слушать иногда</text:p>
      <text:p text:style-name="Обычный"><text:s text:c="24"/>Страстей чужих язык мятежный,</text:p>
      <text:p text:style-name="Обычный"><text:s text:c="24"/>И нам он сердце шевелит.</text:p>
      <text:p text:style-name="Обычный"><text:s text:c="24"/>Так точно старый инвалид</text:p>
      <text:p text:style-name="Обычный"><text:s text:c="24"/>Охотно клонит слух прилежный</text:p>
      <text:p text:style-name="Обычный"><text:s text:c="24"/>Рассказам юных усачей,</text:p>
      <text:p text:style-name="Обычный"><text:s text:c="24"/>Забытый в хижине своей.</text:p>
      <text:p text:style-name="Обычный"/>
      <text:p text:style-name="Обычный"><text:s text:c="37"/>XIX</text:p>
      <text:p text:style-name="Обычный"/>
      <text:p text:style-name="Обычный"><text:s text:c="24"/>Зато и пламенная младость</text:p>
      <text:p text:style-name="Обычный"><text:s text:c="24"/>Не может ничего скрывать.</text:p>
      <text:p text:style-name="Обычный"><text:s text:c="24"/>Вражду, любовь, печаль и радость</text:p>
      <text:p text:style-name="Обычный"><text:s text:c="24"/>Она готова разболтать.</text:p>
      <text:p text:style-name="Обычный"><text:s text:c="24"/>В любви считаясь инвалидом,</text:p>
      <text:p text:style-name="Обычный"><text:s text:c="24"/>Онегин слушал с важным видом,</text:p>
      <text:p text:style-name="Обычный"><text:s text:c="24"/>Как, сердца исповедь любя,</text:p>
      <text:p text:style-name="Обычный"><text:s text:c="24"/>Поэт высказывал себя;</text:p>
      <text:p text:style-name="Обычный"><text:s text:c="24"/>Свою доверчивую совесть</text:p>
      <text:p text:style-name="Обычный"><text:s text:c="24"/>Он простодушно обнажал.</text:p>
      <text:p text:style-name="Обычный"><text:s text:c="24"/>Евгений без труда узнал</text:p>
      <text:p text:style-name="Обычный"><text:s text:c="24"/>Его любви младую повесть,</text:p>
      <text:p text:style-name="Обычный"><text:s text:c="24"/>Обильный чувствами рассказ,</text:p>
      <text:p text:style-name="Обычный"><text:s text:c="24"/>Давно не новыми для нас.</text:p>
      <text:p text:style-name="Обычный"/>
      <text:p text:style-name="Обычный"><text:s text:c="38"/>XX</text:p>
      <text:p text:style-name="Обычный"/>
      <text:p text:style-name="Обычный"><text:s text:c="24"/>Ах, он любил, как в наши лета</text:p>
      <text:p text:style-name="Обычный"><text:s text:c="24"/>Уже не любят; как одна</text:p>
      <text:p text:style-name="Обычный"><text:s text:c="24"/>Безумная душа поэта</text:p>
      <text:p text:style-name="Обычный"><text:s text:c="24"/>Еще любить осуждена:</text:p>
      <text:p text:style-name="Обычный"><text:s text:c="24"/>Всегда, везде одно мечтанье,</text:p>
      <text:p text:style-name="Обычный"><text:s text:c="24"/>Одно привычное желанье,</text:p>
      <text:p text:style-name="Обычный"><text:s text:c="24"/>Одна привычная печаль.</text:p>
      <text:p text:style-name="Обычный"><text:s text:c="24"/>Ни охлаждающая даль,</text:p>
      <text:p text:style-name="Обычный"><text:s text:c="24"/>Ни долгие лета разлуки,</text:p>
      <text:p text:style-name="Обычный"><text:s text:c="24"/>Ни музам данные часы,</text:p>
      <text:p text:style-name="Обычный"><text:s text:c="24"/>Ни чужеземные красы,</text:p>
      <text:p text:style-name="Обычный"><text:s text:c="24"/>Ни шум веселий, ни науки</text:p>
      <text:p text:style-name="Обычный"><text:s text:c="24"/>Души не изменили в нем,</text:p>
      <text:p text:style-name="Обычный"><text:s text:c="24"/>Согретой девственным огнем.</text:p>
      <text:p text:style-name="Обычный"/>
      <text:p text:style-name="Обычный"><text:s text:c="37"/>XXI</text:p>
      <text:p text:style-name="Обычный"/>
      <text:p text:style-name="Обычный"><text:s text:c="24"/>Чуть отрок, Ольгою плененный,</text:p>
      <text:p text:style-name="Обычный"><text:s text:c="24"/>Сердечных мук еще не знав,</text:p>
      <text:p text:style-name="Обычный"><text:s text:c="24"/>Он был свидетель умиленный</text:p>
      <text:p text:style-name="Обычный"><text:s text:c="24"/>Ее младенческих забав;</text:p>
      <text:p text:style-name="Обычный"><text:s text:c="24"/>В тени хранительной дубравы</text:p>
      <text:p text:style-name="Обычный"><text:s text:c="24"/>Он разделял ее забавы,</text:p>
      <text:p text:style-name="Обычный"><text:s text:c="24"/>И детям прочили венцы</text:p>
      <text:p text:style-name="Обычный"><text:s text:c="24"/>Друзья-соседы, их отцы.</text:p>
      <text:p text:style-name="Обычный"><text:s text:c="24"/>В глуши, под сению смиренной,</text:p>
      <text:p text:style-name="Обычный"><text:s text:c="24"/>Невинной прелести полна,</text:p>
      <text:p text:style-name="Обычный"><text:s text:c="24"/>В глазах родителей, она</text:p>
      <text:p text:style-name="Обычный"><text:s text:c="24"/>Цвела, как ландыш потаенный,</text:p>
      <text:p text:style-name="Обычный"><text:s text:c="24"/>Незнаемый в траве глухой</text:p>
      <text:p text:style-name="Обычный"><text:s text:c="24"/>Ни мотыльками, ни пчелой.</text:p>
      <text:p text:style-name="Обычный"/>
      <text:p text:style-name="Обычный"><text:s text:c="37"/>XXII</text:p>
      <text:p text:style-name="Обычный"/>
      <text:p text:style-name="Обычный"><text:s text:c="24"/>Она поэту подарила</text:p>
      <text:p text:style-name="Обычный"><text:s text:c="24"/>Младых восторгов первый сон,</text:p>
      <text:p text:style-name="Обычный"><text:s text:c="24"/>И мысль об ней одушевила</text:p>
      <text:p text:style-name="Обычный"><text:s text:c="24"/>Его цевницы первый стон.</text:p>
      <text:p text:style-name="Обычный"><text:s text:c="24"/>Простите, игры золотые!</text:p>
      <text:p text:style-name="Обычный"><text:s text:c="24"/>Он рощи полюбил густые,</text:p>
      <text:p text:style-name="Обычный"><text:s text:c="24"/>Уединенье, тишину,</text:p>
      <text:p text:style-name="Обычный"><text:s text:c="24"/>И ночь, и звезды, и луну,</text:p>
      <text:p text:style-name="Обычный"><text:s text:c="24"/>Луну, небесную лампаду,</text:p>
      <text:p text:style-name="Обычный"><text:s text:c="24"/>Которой посвящали мы</text:p>
      <text:p text:style-name="Обычный"><text:s text:c="24"/>Прогулки средь вечерней тьмы,</text:p>
      <text:p text:style-name="Обычный"><text:s text:c="24"/>И слезы, тайных мук отраду...</text:p>
      <text:p text:style-name="Обычный"><text:s text:c="24"/>Но нынче видим только в ней</text:p>
      <text:p text:style-name="Обычный"><text:s text:c="24"/>Замену тусклых фонарей.</text:p>
      <text:p text:style-name="Обычный"/>
      <text:p text:style-name="Обычный"><text:s text:c="36"/>XXIII</text:p>
      <text:p text:style-name="Обычный"/>
      <text:p text:style-name="Обычный"><text:s text:c="24"/>Всегда скромна, всегда послушна,</text:p>
      <text:p text:style-name="Обычный"><text:s text:c="24"/>Всегда как утро весела,</text:p>
      <text:p text:style-name="Обычный"><text:s text:c="24"/>Как жизнь поэта простодушна,</text:p>
      <text:p text:style-name="Обычный"><text:s text:c="24"/>Как поцелуй любви мила;</text:p>
      <text:p text:style-name="Обычный"><text:s text:c="24"/>Глаза, как небо, голубые,</text:p>
      <text:p text:style-name="Обычный"><text:s text:c="24"/>Улыбка, локоны льняные,</text:p>
      <text:p text:style-name="Обычный"><text:s text:c="24"/>Движенья, голос, легкий стан,</text:p>
      <text:p text:style-name="Обычный"><text:s text:c="24"/>Все в Ольге... но любой роман</text:p>
      <text:p text:style-name="Обычный"><text:s text:c="24"/>Возьмите и найдете верно</text:p>
      <text:p text:style-name="Обычный"><text:s text:c="24"/>Ее портрет: он очень мил,</text:p>
      <text:p text:style-name="Обычный"><text:s text:c="24"/>Я прежде сам его любил,</text:p>
      <text:p text:style-name="Обычный"><text:s text:c="24"/>Но надоел он мне безмерно.</text:p>
      <text:p text:style-name="Обычный"><text:s text:c="24"/>Позвольте мне, читатель мой,</text:p>
      <text:p text:style-name="Обычный"><text:s text:c="24"/>Заняться старшею сестрой.</text:p>
      <text:p text:style-name="Обычный"/>
      <text:p text:style-name="Обычный"><text:s text:c="37"/>XXIV</text:p>
      <text:p text:style-name="Обычный"/>
      <text:p text:style-name="Обычный"><text:s text:c="24"/>Ее сестра звалась Татьяна... {13}</text:p>
      <text:p text:style-name="Обычный"><text:s text:c="24"/>Впервые именем таким</text:p>
      <text:p text:style-name="Обычный"><text:s text:c="24"/>Страницы нежные романа</text:p>
      <text:p text:style-name="Обычный"><text:s text:c="24"/>Мы своевольно освятим.</text:p>
      <text:p text:style-name="Обычный"><text:s text:c="24"/>И что ж? оно приятно, звучно;</text:p>
      <text:p text:style-name="Обычный"><text:s text:c="24"/>Но с ним, я знаю, неразлучно</text:p>
      <text:p text:style-name="Обычный"><text:s text:c="24"/>Воспоминанье старины</text:p>
      <text:p text:style-name="Обычный"><text:s text:c="24"/>Иль девичьей! Мы все должны</text:p>
      <text:p text:style-name="Обычный"><text:s text:c="24"/>Признаться: вкусу очень мало</text:p>
      <text:p text:style-name="Обычный"><text:s text:c="24"/>У нас и в наших именах</text:p>
      <text:p text:style-name="Обычный"><text:s text:c="24"/>(Не говорим уж о стихах);</text:p>
      <text:p text:style-name="Обычный"><text:s text:c="24"/>Нам просвещенье не пристало,</text:p>
      <text:p text:style-name="Обычный"><text:s text:c="24"/>И нам досталось от него</text:p>
      <text:p text:style-name="Обычный"><text:s text:c="24"/>Жеманство, - больше ничего.</text:p>
      <text:p text:style-name="Обычный"/>
      <text:p text:style-name="Обычный"><text:s text:c="37"/>XXV</text:p>
      <text:p text:style-name="Обычный"/>
      <text:p text:style-name="Обычный"><text:s text:c="24"/>Итак, она звалась Татьяной.</text:p>
      <text:p text:style-name="Обычный"><text:s text:c="24"/>Ни красотой сестры своей,</text:p>
      <text:p text:style-name="Обычный"><text:s text:c="24"/>Ни свежестью ее румяной</text:p>
      <text:p text:style-name="Обычный"><text:s text:c="24"/>Не привлекла б она очей.</text:p>
      <text:p text:style-name="Обычный"><text:s text:c="24"/>Дика, печальна, молчалива,</text:p>
      <text:p text:style-name="Обычный"><text:s text:c="24"/>Как лань лесная боязлива,</text:p>
      <text:p text:style-name="Обычный"><text:s text:c="24"/>Она в семье своей родной</text:p>
      <text:p text:style-name="Обычный"><text:s text:c="24"/>Казалась девочкой чужой.</text:p>
      <text:p text:style-name="Обычный"><text:s text:c="24"/>Она ласкаться не умела</text:p>
      <text:p text:style-name="Обычный"><text:s text:c="24"/>К отцу, ни к матери своей;</text:p>
      <text:p text:style-name="Обычный"><text:s text:c="24"/>Дитя сама, в толпе детей</text:p>
      <text:p text:style-name="Обычный"><text:s text:c="24"/>Играть и прыгать не хотела</text:p>
      <text:p text:style-name="Обычный"><text:s text:c="24"/>И часто целый день одна</text:p>
      <text:p text:style-name="Обычный"><text:s text:c="24"/>Сидела молча у окна.</text:p>
      <text:p text:style-name="Обычный"/>
      <text:p text:style-name="Обычный"><text:s text:c="37"/>XXVI</text:p>
      <text:p text:style-name="Обычный"/>
      <text:p text:style-name="Обычный"><text:s text:c="24"/>Задумчивость, ее подруга</text:p>
      <text:p text:style-name="Обычный"><text:s text:c="24"/>От самых колыбельных дней,</text:p>
      <text:p text:style-name="Обычный"><text:s text:c="24"/>Теченье сельского досуга</text:p>
      <text:p text:style-name="Обычный"><text:s text:c="24"/>Мечтами украшала ей.</text:p>
      <text:p text:style-name="Обычный"><text:s text:c="24"/>Ее изнеженные пальцы</text:p>
      <text:p text:style-name="Обычный"><text:s text:c="24"/>Не знали игл; склонясь на пяльцы,</text:p>
      <text:p text:style-name="Обычный"><text:s text:c="24"/>Узором шелковым она</text:p>
      <text:p text:style-name="Обычный"><text:s text:c="24"/>Не оживляла полотна.</text:p>
      <text:p text:style-name="Обычный"><text:s text:c="24"/>Охоты властвовать примета,</text:p>
      <text:p text:style-name="Обычный"><text:s text:c="24"/>С послушной куклою дитя</text:p>
      <text:p text:style-name="Обычный"><text:s text:c="24"/>Приготовляется шутя</text:p>
      <text:p text:style-name="Обычный"><text:s text:c="24"/>К приличию - закону света,</text:p>
      <text:p text:style-name="Обычный"><text:s text:c="24"/>И важно повторяет ей</text:p>
      <text:p text:style-name="Обычный"><text:s text:c="24"/>Уроки маменьки своей.</text:p>
      <text:p text:style-name="Обычный"/>
      <text:p text:style-name="Обычный"><text:s text:c="36"/>XXVII</text:p>
      <text:p text:style-name="Обычный"/>
      <text:p text:style-name="Обычный"><text:s text:c="24"/>Но куклы даже в эти годы</text:p>
      <text:p text:style-name="Обычный"><text:s text:c="24"/>Татьяна в руки не брала;</text:p>
      <text:p text:style-name="Обычный"><text:s text:c="24"/>Про вести города, про моды</text:p>
      <text:p text:style-name="Обычный"><text:s text:c="24"/>Беседы с нею не вела.</text:p>
      <text:p text:style-name="Обычный"><text:s text:c="24"/>И были детские проказы</text:p>
      <text:p text:style-name="Обычный"><text:s text:c="24"/>Ей чужды: страшные рассказы</text:p>
      <text:p text:style-name="Обычный"><text:s text:c="24"/>Зимою в темноте ночей</text:p>
      <text:p text:style-name="Обычный"><text:s text:c="24"/>Пленяли больше сердце ей.</text:p>
      <text:p text:style-name="Обычный"><text:s text:c="24"/>Когда же няня собирала</text:p>
      <text:p text:style-name="Обычный"><text:s text:c="24"/>Для Ольги на широкий луг</text:p>
      <text:p text:style-name="Обычный"><text:s text:c="24"/>Всех маленьких ее подруг,</text:p>
      <text:p text:style-name="Обычный"><text:s text:c="24"/>Она в горелки не играла,</text:p>
      <text:p text:style-name="Обычный"><text:s text:c="24"/>Ей скучен был и звонкий смех,</text:p>
      <text:p text:style-name="Обычный"><text:s text:c="24"/>И шум их ветреных утех.</text:p>
      <text:p text:style-name="Обычный"/>
      <text:p text:style-name="Обычный"><text:s text:c="36"/>XXVIII</text:p>
      <text:p text:style-name="Обычный"/>
      <text:p text:style-name="Обычный"><text:s text:c="24"/>Она любила на балконе</text:p>
      <text:p text:style-name="Обычный"><text:s text:c="24"/>Предупреждать зари восход,</text:p>
      <text:p text:style-name="Обычный"><text:s text:c="24"/>Когда на бледном небосклоне</text:p>
      <text:p text:style-name="Обычный"><text:s text:c="24"/>Звезд исчезает хоровод,</text:p>
      <text:p text:style-name="Обычный"><text:s text:c="24"/>И тихо край земли светлеет,</text:p>
      <text:p text:style-name="Обычный"><text:s text:c="24"/>И, вестник утра, ветер веет,</text:p>
      <text:p text:style-name="Обычный"><text:s text:c="24"/>И всходит постепенно день.</text:p>
      <text:p text:style-name="Обычный"><text:s text:c="24"/>Зимой, когда ночная тень</text:p>
      <text:p text:style-name="Обычный"><text:s text:c="24"/>Полмиром доле обладает,</text:p>
      <text:p text:style-name="Обычный"><text:s text:c="24"/>И доле в праздной тишине,</text:p>
      <text:p text:style-name="Обычный"><text:s text:c="24"/>При отуманенной луне,</text:p>
      <text:p text:style-name="Обычный"><text:s text:c="24"/>Восток ленивый почивает,</text:p>
      <text:p text:style-name="Обычный"><text:s text:c="24"/>В привычный час пробуждена</text:p>
      <text:p text:style-name="Обычный"><text:s text:c="24"/>Вставала при свечах она.</text:p>
      <text:p text:style-name="Обычный"/>
      <text:p text:style-name="Обычный"><text:s text:c="37"/>XXIX</text:p>
      <text:p text:style-name="Обычный"/>
      <text:p text:style-name="Обычный"><text:s text:c="24"/>Ей рано нравились романы;</text:p>
      <text:p text:style-name="Обычный"><text:s text:c="24"/>Они ей заменяли все;</text:p>
      <text:p text:style-name="Обычный"><text:s text:c="24"/>Она влюблялася в обманы</text:p>
      <text:p text:style-name="Обычный"><text:s text:c="24"/>И Ричардсона и Руссо.</text:p>
      <text:p text:style-name="Обычный"><text:s text:c="24"/>Отец ее был добрый малый,</text:p>
      <text:p text:style-name="Обычный"><text:s text:c="24"/>В прошедшем веке запоздалый;</text:p>
      <text:p text:style-name="Обычный"><text:s text:c="24"/>Но в книгах не видал вреда;</text:p>
      <text:p text:style-name="Обычный"><text:s text:c="24"/>Он, не читая никогда,</text:p>
      <text:p text:style-name="Обычный"><text:s text:c="24"/>Их почитал пустой игрушкой</text:p>
      <text:p text:style-name="Обычный"><text:s text:c="24"/>И не заботился о том,</text:p>
      <text:p text:style-name="Обычный"><text:s text:c="24"/>Какой у дочки тайный том</text:p>
      <text:p text:style-name="Обычный"><text:s text:c="24"/>Дремал до утра под подушкой.</text:p>
      <text:p text:style-name="Обычный"><text:s text:c="24"/>Жена ж его была сама</text:p>
      <text:p text:style-name="Обычный"><text:s text:c="24"/>От Ричардсона без ума.</text:p>
      <text:p text:style-name="Обычный"/>
      <text:p text:style-name="Обычный"><text:s text:c="37"/>XXX</text:p>
      <text:p text:style-name="Обычный"/>
      <text:p text:style-name="Обычный"><text:s text:c="24"/>Она любила Ричардсона</text:p>
      <text:p text:style-name="Обычный"><text:s text:c="24"/>Не потому, чтобы прочла,</text:p>
      <text:p text:style-name="Обычный"><text:s text:c="24"/>Не потому, чтоб Грандисона</text:p>
      <text:p text:style-name="Обычный"><text:s text:c="24"/>Она Ловласу предпочла; {14}</text:p>
      <text:p text:style-name="Обычный"><text:s text:c="24"/>Но в старину княжна Алина,</text:p>
      <text:p text:style-name="Обычный"><text:s text:c="24"/>Ее московская кузина,</text:p>
      <text:p text:style-name="Обычный"><text:s text:c="24"/>Твердила часто ей об них.</text:p>
      <text:p text:style-name="Обычный"><text:s text:c="24"/>В то время был еще жених</text:p>
      <text:p text:style-name="Обычный"><text:s text:c="24"/>Ее супруг, но по неволе;</text:p>
      <text:p text:style-name="Обычный"><text:s text:c="24"/>Она вздыхала по другом,</text:p>
      <text:p text:style-name="Обычный"><text:s text:c="24"/>Который сердцем и умом</text:p>
      <text:p text:style-name="Обычный"><text:s text:c="24"/>Ей нравился гораздо боле:</text:p>
      <text:p text:style-name="Обычный"><text:s text:c="24"/>Сей Грандисон был славный франт,</text:p>
      <text:p text:style-name="Обычный"><text:s text:c="24"/>Игрок и гвардии сержант.</text:p>
      <text:p text:style-name="Обычный"/>
      <text:p text:style-name="Обычный"><text:s text:c="37"/>XXXI</text:p>
      <text:p text:style-name="Обычный"/>
      <text:p text:style-name="Обычный"><text:s text:c="24"/>Как он, она была одета</text:p>
      <text:p text:style-name="Обычный"><text:s text:c="24"/>Всегда по моде и к лицу;</text:p>
      <text:p text:style-name="Обычный"><text:s text:c="24"/>Но, не спросясь ее совета,</text:p>
      <text:p text:style-name="Обычный"><text:s text:c="24"/>Девицу повезли к венцу.</text:p>
      <text:p text:style-name="Обычный"><text:s text:c="24"/>И, чтоб ее рассеять горе,</text:p>
      <text:p text:style-name="Обычный"><text:s text:c="24"/>Разумный муж уехал вскоре</text:p>
      <text:p text:style-name="Обычный"><text:s text:c="24"/>В свою деревню, где она,</text:p>
      <text:p text:style-name="Обычный"><text:s text:c="24"/>Бог знает кем окружена,</text:p>
      <text:p text:style-name="Обычный"><text:s text:c="24"/>Рвалась и плакала сначала,</text:p>
      <text:p text:style-name="Обычный"><text:s text:c="24"/>С супругом чуть не развелась;</text:p>
      <text:p text:style-name="Обычный"><text:s text:c="24"/>Потом хозяйством занялась,</text:p>
      <text:p text:style-name="Обычный"><text:s text:c="24"/>Привыкла и довольна стала.</text:p>
      <text:p text:style-name="Обычный"><text:s text:c="24"/>Привычка свыше нам дана:</text:p>
      <text:p text:style-name="Обычный"><text:s text:c="24"/>Замена счастию она {15}.</text:p>
      <text:p text:style-name="Обычный"/>
      <text:p text:style-name="Обычный"><text:s text:c="36"/>XXXII</text:p>
      <text:p text:style-name="Обычный"/>
      <text:p text:style-name="Обычный"><text:s text:c="24"/>Привычка усладила горе,</text:p>
      <text:p text:style-name="Обычный"><text:s text:c="24"/>Не отразимое ничем;</text:p>
      <text:p text:style-name="Обычный"><text:s text:c="24"/>Открытие большое вскоре</text:p>
      <text:p text:style-name="Обычный"><text:s text:c="24"/>Ее утешило совсем:</text:p>
      <text:p text:style-name="Обычный"><text:s text:c="24"/>Она меж делом и досугом</text:p>
      <text:p text:style-name="Обычный"><text:s text:c="24"/>Открыла тайну, как супругом</text:p>
      <text:p text:style-name="Обычный"><text:s text:c="24"/>Самодержавно управлять,</text:p>
      <text:p text:style-name="Обычный"><text:s text:c="24"/>И все тогда пошло на стать.</text:p>
      <text:p text:style-name="Обычный"><text:s text:c="24"/>Она езжала по работам,</text:p>
      <text:p text:style-name="Обычный"><text:s text:c="24"/>Солила на зиму грибы,</text:p>
      <text:p text:style-name="Обычный"><text:s text:c="24"/>Вела расходы, брила лбы,</text:p>
      <text:p text:style-name="Обычный"><text:s text:c="24"/>Ходила в баню по субботам,</text:p>
      <text:p text:style-name="Обычный"><text:s text:c="24"/>Служанок била осердясь -</text:p>
      <text:p text:style-name="Обычный"><text:s text:c="24"/>Все это мужа не спросясь.</text:p>
      <text:p text:style-name="Обычный"/>
      <text:p text:style-name="Обычный"><text:s text:c="36"/>XXXIII</text:p>
      <text:p text:style-name="Обычный"/>
      <text:p text:style-name="Обычный"><text:s text:c="24"/>Бывало, писывала кровью</text:p>
      <text:p text:style-name="Обычный"><text:s text:c="24"/>Она в альбомы нежных дев,</text:p>
      <text:p text:style-name="Обычный"><text:s text:c="24"/>Звала Полиною Прасковью</text:p>
      <text:p text:style-name="Обычный"><text:s text:c="24"/>И говорила нараспев,</text:p>
      <text:p text:style-name="Обычный"><text:s text:c="24"/>Корсет носила очень узкий,</text:p>
      <text:p text:style-name="Обычный"><text:s text:c="24"/>И русский Н как N французский</text:p>
      <text:p text:style-name="Обычный"><text:s text:c="24"/>Произносить умела в нос;</text:p>
      <text:p text:style-name="Обычный"><text:s text:c="24"/>Но скоро все перевелось:</text:p>
      <text:p text:style-name="Обычный"><text:s text:c="24"/>Корсет, альбом, княжну Алину,</text:p>
      <text:p text:style-name="Обычный"><text:s text:c="24"/>Стишков чувствительных тетрадь</text:p>
      <text:p text:style-name="Обычный"><text:s text:c="24"/>Она забыла: стала звать</text:p>
      <text:p text:style-name="Обычный"><text:s text:c="24"/>Акулькой прежнюю Селину</text:p>
      <text:p text:style-name="Обычный"><text:s text:c="24"/>И обновила наконец</text:p>
      <text:p text:style-name="Обычный"><text:s text:c="24"/>На вате шлафор и чепец.</text:p>
      <text:p text:style-name="Обычный"/>
      <text:p text:style-name="Обычный"><text:s text:c="36"/>XXXIV</text:p>
      <text:p text:style-name="Обычный"/>
      <text:p text:style-name="Обычный"><text:s text:c="24"/>Но муж любил ее сердечно,</text:p>
      <text:p text:style-name="Обычный"><text:s text:c="24"/>В ее затеи не входил,</text:p>
      <text:p text:style-name="Обычный"><text:s text:c="24"/>Во всем ей веровал беспечно,</text:p>
      <text:p text:style-name="Обычный"><text:s text:c="24"/>А сам в халате ел и пил;</text:p>
      <text:p text:style-name="Обычный"><text:s text:c="24"/>Покойно жизнь его катилась;</text:p>
      <text:p text:style-name="Обычный"><text:s text:c="24"/>Под вечер иногда сходилась</text:p>
      <text:p text:style-name="Обычный"><text:s text:c="24"/>Соседей добрая семья,</text:p>
      <text:p text:style-name="Обычный"><text:s text:c="24"/>Нецеремонные друзья,</text:p>
      <text:p text:style-name="Обычный"><text:s text:c="24"/>И потужить, и позлословить,</text:p>
      <text:p text:style-name="Обычный"><text:s text:c="24"/>И посмеяться кой о чем.</text:p>
      <text:p text:style-name="Обычный"><text:s text:c="24"/>Проходит время; между тем</text:p>
      <text:p text:style-name="Обычный"><text:s text:c="24"/>Прикажут Ольге чай готовить,</text:p>
      <text:p text:style-name="Обычный"><text:s text:c="24"/>Там ужин, там и спать пора,</text:p>
      <text:p text:style-name="Обычный"><text:s text:c="24"/>И гости едут со двора.</text:p>
      <text:p text:style-name="Обычный"/>
      <text:p text:style-name="Обычный"><text:s text:c="37"/>XXXV</text:p>
      <text:p text:style-name="Обычный"/>
      <text:p text:style-name="Обычный"><text:s text:c="24"/>Они хранили в жизни мирной</text:p>
      <text:p text:style-name="Обычный"><text:s text:c="24"/>Привычки милой старины;</text:p>
      <text:p text:style-name="Обычный"><text:s text:c="24"/>У них на масленице жирной</text:p>
      <text:p text:style-name="Обычный"><text:s text:c="24"/>Водились русские блины;</text:p>
      <text:p text:style-name="Обычный"><text:s text:c="24"/>Два раза в год они говели;</text:p>
      <text:p text:style-name="Обычный"><text:s text:c="24"/>Любили круглые качели,</text:p>
      <text:p text:style-name="Обычный"><text:s text:c="24"/>Подблюдны песни, хоровод;</text:p>
      <text:p text:style-name="Обычный"><text:s text:c="24"/>В день Троицын, когда народ,</text:p>
      <text:p text:style-name="Обычный"><text:s text:c="24"/>Зевая, слушает молебен,</text:p>
      <text:p text:style-name="Обычный"><text:s text:c="24"/>Умильно на пучок зари</text:p>
      <text:p text:style-name="Обычный"><text:s text:c="24"/>Они роняли слезки три;</text:p>
      <text:p text:style-name="Обычный"><text:s text:c="24"/>Им квас как воздух был потребен,</text:p>
      <text:p text:style-name="Обычный"><text:s text:c="24"/>И за столом у них гостям</text:p>
      <text:p text:style-name="Обычный"><text:s text:c="24"/>Носили блюды по чинам.</text:p>
      <text:p text:style-name="Обычный"/>
      <text:p text:style-name="Обычный"><text:s text:c="36"/>XXXVI</text:p>
      <text:p text:style-name="Обычный"/>
      <text:p text:style-name="Обычный"><text:s text:c="24"/>И так они старели оба.</text:p>
      <text:p text:style-name="Обычный"><text:s text:c="24"/>И отворились наконец</text:p>
      <text:p text:style-name="Обычный"><text:s text:c="24"/>Перед супругом двери гроба,</text:p>
      <text:p text:style-name="Обычный"><text:s text:c="24"/>И новый он приял венец.</text:p>
      <text:p text:style-name="Обычный"><text:s text:c="24"/>Он умер в час перед обедом,</text:p>
      <text:p text:style-name="Обычный"><text:s text:c="24"/>Оплаканный своим соседом,</text:p>
      <text:p text:style-name="Обычный"><text:s text:c="24"/>Детьми и верною женой</text:p>
      <text:p text:style-name="Обычный"><text:s text:c="24"/>Чистосердечней, чем иной.</text:p>
      <text:p text:style-name="Обычный"><text:s text:c="24"/>Он был простой и добрый барин,</text:p>
      <text:p text:style-name="Обычный"><text:s text:c="24"/>И там, где прах его лежит,</text:p>
      <text:p text:style-name="Обычный"><text:s text:c="24"/>Надгробный памятник гласит:</text:p>
      <text:p text:style-name="Обычный"><text:s text:c="24"/>Смиренный грешник, Дмитрий Ларин,</text:p>
      <text:p text:style-name="Обычный"><text:s text:c="24"/>Господний раб и бригадир,</text:p>
      <text:p text:style-name="Обычный"><text:s text:c="24"/>Под камнем сим вкушает мир.</text:p>
      <text:p text:style-name="Обычный"/>
      <text:p text:style-name="Обычный"><text:s text:c="36"/>XXXVII</text:p>
      <text:p text:style-name="Обычный"/>
      <text:p text:style-name="Обычный"><text:s text:c="24"/>Своим пенатам возвращенный,</text:p>
      <text:p text:style-name="Обычный"><text:s text:c="24"/>Владимир Ленский посетил</text:p>
      <text:p text:style-name="Обычный"><text:s text:c="24"/>Соседа памятник смиренный,</text:p>
      <text:p text:style-name="Обычный"><text:s text:c="24"/>И вздох он пеплу посвятил;</text:p>
      <text:p text:style-name="Обычный"><text:s text:c="24"/>И долго сердцу грустно было.</text:p>
      <text:p text:style-name="Обычный"><text:s text:c="24"/>"Рооr Yorick! {16} - молвил он уныло. -</text:p>
      <text:p text:style-name="Обычный"><text:s text:c="24"/>Он на руках меня держал.</text:p>
      <text:p text:style-name="Обычный"><text:s text:c="24"/>Как часто в детстве я играл</text:p>
      <text:p text:style-name="Обычный"><text:s text:c="24"/>Его Очаковской медалью!</text:p>
      <text:p text:style-name="Обычный"><text:s text:c="24"/>Он Ольгу прочил за меня,</text:p>
      <text:p text:style-name="Обычный"><text:s text:c="24"/>Он говорил: дождусь ли дня?.."</text:p>
      <text:p text:style-name="Обычный"><text:s text:c="24"/>И, полный искренней печалью,</text:p>
      <text:p text:style-name="Обычный"><text:s text:c="24"/>Владимир тут же начертал</text:p>
      <text:p text:style-name="Обычный"><text:s text:c="24"/>Ему надгробный мадригал.</text:p>
      <text:p text:style-name="Обычный"/>
      <text:p text:style-name="Обычный"><text:s text:c="35"/>XXXVIII</text:p>
      <text:p text:style-name="Обычный"/>
      <text:p text:style-name="Обычный"><text:s text:c="24"/>И там же надписью печальной</text:p>
      <text:p text:style-name="Обычный"><text:s text:c="24"/>Отца и матери, в слезах,</text:p>
      <text:p text:style-name="Обычный"><text:s text:c="24"/>Почтил он прах патриархальный...</text:p>
      <text:p text:style-name="Обычный"><text:s text:c="24"/>Увы! на жизненных браздах</text:p>
      <text:p text:style-name="Обычный"><text:s text:c="24"/>Мгновенной жатвой поколенья,</text:p>
      <text:p text:style-name="Обычный"><text:s text:c="24"/>По тайной воле провиденья,</text:p>
      <text:p text:style-name="Обычный"><text:s text:c="24"/>Восходят, зреют и падут;</text:p>
      <text:p text:style-name="Обычный"><text:s text:c="24"/>Другие им вослед идут...</text:p>
      <text:p text:style-name="Обычный"><text:s text:c="24"/>Так наше ветреное племя</text:p>
      <text:p text:style-name="Обычный"><text:s text:c="24"/>Растет, волнуется, кипит</text:p>
      <text:p text:style-name="Обычный"><text:s text:c="24"/>И к гробу прадедов теснит.</text:p>
      <text:p text:style-name="Обычный"><text:s text:c="24"/>Придет, придет и наше время,</text:p>
      <text:p text:style-name="Обычный"><text:s text:c="24"/>И наши внуки в добрый час</text:p>
      <text:p text:style-name="Обычный"><text:s text:c="24"/>Из мира вытеснят и нас!</text:p>
      <text:p text:style-name="Обычный"/>
      <text:p text:style-name="Обычный"><text:s text:c="36"/>XXXIX</text:p>
      <text:p text:style-name="Обычный"/>
      <text:p text:style-name="Обычный"><text:s text:c="24"/>Покамест упивайтесь ею,</text:p>
      <text:p text:style-name="Обычный"><text:s text:c="24"/>Сей легкой жизнию, друзья!</text:p>
      <text:p text:style-name="Обычный"><text:s text:c="24"/>Ее ничтожность разумею</text:p>
      <text:p text:style-name="Обычный"><text:s text:c="24"/>И мало к ней привязан я;</text:p>
      <text:p text:style-name="Обычный"><text:s text:c="24"/>Для призраков закрыл я вежды;</text:p>
      <text:p text:style-name="Обычный"><text:s text:c="24"/>Но отдаленные надежды</text:p>
      <text:p text:style-name="Обычный"><text:s text:c="24"/>Тревожат сердце иногда:</text:p>
      <text:p text:style-name="Обычный"><text:s text:c="24"/>Без неприметного следа</text:p>
      <text:p text:style-name="Обычный"><text:s text:c="24"/>Мне было б грустно мир оставить.</text:p>
      <text:p text:style-name="Обычный"><text:s text:c="24"/>Живу, пишу не для похвал;</text:p>
      <text:p text:style-name="Обычный"><text:s text:c="24"/>Но я бы, кажется, желал</text:p>
      <text:p text:style-name="Обычный"><text:s text:c="24"/>Печальный жребий свой прославить,</text:p>
      <text:p text:style-name="Обычный"><text:s text:c="24"/>Чтоб обо мне, как верный друг,</text:p>
      <text:p text:style-name="Обычный"><text:s text:c="24"/>Напомнил хоть единый звук.</text:p>
      <text:p text:style-name="Обычный"/>
      <text:p text:style-name="Обычный"><text:s text:c="38"/>XL</text:p>
      <text:p text:style-name="Обычный"/>
      <text:p text:style-name="Обычный"><text:s text:c="24"/>И чье-нибудь он сердце тронет;</text:p>
      <text:p text:style-name="Обычный"><text:s text:c="24"/>И, сохраненная судьбой,</text:p>
      <text:p text:style-name="Обычный"><text:s text:c="24"/>Быть может, в Лете не потонет</text:p>
      <text:p text:style-name="Обычный"><text:s text:c="24"/>Строфа, слагаемая мной;</text:p>
      <text:p text:style-name="Обычный"><text:s text:c="24"/>Быть может (лестная надежда!),</text:p>
      <text:p text:style-name="Обычный"><text:s text:c="24"/>Укажет будущий невежда</text:p>
      <text:p text:style-name="Обычный"><text:s text:c="24"/>На мой прославленный портрет</text:p>
      <text:p text:style-name="Обычный"><text:s text:c="24"/>И молвит: то-то был поэт!</text:p>
      <text:p text:style-name="Обычный"><text:s text:c="24"/>Прими ж мои благодаренья,</text:p>
      <text:p text:style-name="Обычный"><text:s text:c="24"/>Поклонник мирных аонид,</text:p>
      <text:p text:style-name="Обычный"><text:s text:c="24"/>О ты, чья память сохранит</text:p>
      <text:p text:style-name="Обычный"><text:s text:c="24"/>Мои летучие творенья,</text:p>
      <text:p text:style-name="Обычный"><text:s text:c="24"/>Чья благосклонная рука</text:p>
      <text:p text:style-name="Обычный"><text:s text:c="24"/>Потреплет лавры старика!</text:p>
      <text:p text:style-name="Обычный"/>
      <text:p text:style-name="Обычный"><text:s text:c="33"/>ГЛАВА<text:span text:style-name="T7"><text:s/></text:span>ТРЕТЬЯ</text:p>
      <text:p text:style-name="P8"/>
      <text:p text:style-name="P9"><text:s text:c="39"/>Elle etait fille, elle etait amoureuse.</text:p>
      <text:p text:style-name="Обычный"><text:span text:style-name="T10"><text:s text:c="67"/></text:span>Malfilatre.</text:p>
      <text:p text:style-name="Обычный"/>
      <text:p text:style-name="Обычный"><text:s text:c="38"/>I</text:p>
      <text:p text:style-name="Обычный"/>
      <text:p text:style-name="Обычный"><text:s text:c="24"/>"Куда? Уж эти мне поэты!"</text:p>
      <text:p text:style-name="Обычный"><text:s text:c="24"/>- Прощай, Онегин, мне пора.</text:p>
      <text:p text:style-name="Обычный"><text:s text:c="24"/>"Я не держу тебя; но где ты</text:p>
      <text:p text:style-name="Обычный"><text:s text:c="24"/>Свои проводишь вечера?"</text:p>
      <text:p text:style-name="Обычный"><text:s text:c="24"/>- У Лариных. - "Вот это чудно.</text:p>
      <text:p text:style-name="Обычный"><text:s text:c="24"/>Помилуй! и тебе не трудно</text:p>
      <text:p text:style-name="Обычный"><text:s text:c="24"/>Там каждый вечер убивать?"</text:p>
      <text:p text:style-name="Обычный"><text:s text:c="24"/>- Нимало. - "Не могу понять.</text:p>
      <text:p text:style-name="Обычный"><text:s text:c="24"/>Отселе вижу, что такое:</text:p>
      <text:p text:style-name="Обычный"><text:s text:c="24"/>Во-первых (слушай, прав ли я?),</text:p>
      <text:p text:style-name="Обычный"><text:s text:c="24"/>Простая, русская семья,</text:p>
      <text:p text:style-name="Обычный"><text:s text:c="24"/>К гостям усердие большое,</text:p>
      <text:p text:style-name="Обычный"><text:s text:c="24"/>Варенье, вечный разговор</text:p>
      <text:p text:style-name="Обычный"><text:s text:c="24"/>Про дождь, про лен, про скотный двор..."</text:p>
      <text:p text:style-name="Обычный"/>
      <text:p text:style-name="Обычный"><text:s text:c="38"/>II</text:p>
      <text:p text:style-name="Обычный"/>
      <text:p text:style-name="Обычный"><text:s text:c="24"/>- Я тут еще беды не вижу.</text:p>
      <text:p text:style-name="Обычный"><text:s text:c="24"/>"Да скука, вот беда, мой друг".</text:p>
      <text:p text:style-name="Обычный"><text:s text:c="24"/>- Я модный свет ваш ненавижу;</text:p>
      <text:p text:style-name="Обычный"><text:s text:c="24"/>Милее мне домашний круг,</text:p>
      <text:p text:style-name="Обычный"><text:s text:c="24"/>Где я могу... - "Опять эклога!</text:p>
      <text:p text:style-name="Обычный"><text:s text:c="24"/>Да полно, милый, ради бога.</text:p>
      <text:p text:style-name="Обычный"><text:s text:c="24"/>Ну что ж? ты едешь: очень жаль.</text:p>
      <text:p text:style-name="Обычный"><text:s text:c="24"/>Ах, слушай, Ленский; да нельзя ль</text:p>
      <text:p text:style-name="Обычный"><text:s text:c="24"/>Увидеть мне Филлиду эту,</text:p>
      <text:p text:style-name="Обычный"><text:s text:c="24"/>Предмет и мыслей, и пера,</text:p>
      <text:p text:style-name="Обычный"><text:s text:c="24"/>И слез, и рифм et cetera?..</text:p>
      <text:p text:style-name="Обычный"><text:s text:c="24"/>Представь меня". - Ты шутишь. - "Нету".</text:p>
      <text:p text:style-name="Обычный"><text:s text:c="24"/>- Я рад. - "Когда же?" - Хоть сейчас.</text:p>
      <text:p text:style-name="Обычный"><text:s text:c="24"/>Они с охотой примут нас.</text:p>
      <text:p text:style-name="Обычный"/>
      <text:p text:style-name="Обычный"><text:s text:c="37"/>III</text:p>
      <text:p text:style-name="Обычный"/>
      <text:p text:style-name="Обычный"><text:s text:c="49"/>Поедем. -</text:p>
      <text:p text:style-name="Обычный"><text:s text:c="24"/>Поскакали други,</text:p>
      <text:p text:style-name="Обычный"><text:s text:c="24"/>Явились; им расточены</text:p>
      <text:p text:style-name="Обычный"><text:s text:c="24"/>Порой тяжелые услуги</text:p>
      <text:p text:style-name="Обычный"><text:s text:c="24"/>Гостеприимной старины.</text:p>
      <text:p text:style-name="Обычный"><text:s text:c="24"/>Обряд известный угощенья:</text:p>
      <text:p text:style-name="Обычный"><text:s text:c="24"/>Несут на блюдечках варенья,</text:p>
      <text:p text:style-name="Обычный"><text:s text:c="24"/>На столик ставят вощаной</text:p>
      <text:p text:style-name="Обычный"><text:s text:c="24"/>Кувшин с брусничною водой.</text:p>
      <text:p text:style-name="Обычный"><text:s text:c="24"/>. . . . . . . . . . . . . .</text:p>
      <text:p text:style-name="Обычный"><text:s text:c="24"/>. . . . . . . . . . . . . .</text:p>
      <text:p text:style-name="Обычный"><text:s text:c="24"/>. . . . . . . . . . . . . .</text:p>
      <text:p text:style-name="Обычный"><text:s text:c="24"/>. . . . . . . . . . . . . .</text:p>
      <text:p text:style-name="Обычный"><text:s text:c="24"/>. . . . . . . . . . . . . .</text:p>
      <text:p text:style-name="Обычный"><text:s text:c="24"/>. . . . . . . . . . . . . .</text:p>
      <text:p text:style-name="Обычный"/>
      <text:p text:style-name="Обычный"><text:s text:c="38"/>IV</text:p>
      <text:p text:style-name="Обычный"/>
      <text:p text:style-name="Обычный"><text:s text:c="24"/>Они дорогой самой краткой</text:p>
      <text:p text:style-name="Обычный"><text:s text:c="24"/>Домой летят во весь опор {17}.</text:p>
      <text:p text:style-name="Обычный"><text:s text:c="24"/>Теперь подслушаем украдкой</text:p>
      <text:p text:style-name="Обычный"><text:s text:c="24"/>Героев наших разговор:</text:p>
      <text:p text:style-name="Обычный"><text:s text:c="24"/>- Ну что ж, Онегин? ты зеваешь. -</text:p>
      <text:p text:style-name="Обычный"><text:s text:c="24"/>"Привычка, Ленский". - Но скучаешь</text:p>
      <text:p text:style-name="Обычный"><text:s text:c="24"/>Ты как-то больше. - "Нет, равно.</text:p>
      <text:p text:style-name="Обычный"><text:s text:c="24"/>Однако в поле уж темно;</text:p>
      <text:p text:style-name="Обычный"><text:s text:c="24"/>Скорей! пошел, пошел, Андрюшка!</text:p>
      <text:p text:style-name="Обычный"><text:s text:c="24"/>Какие глупые места!</text:p>
      <text:p text:style-name="Обычный"><text:s text:c="24"/>А кстати: Ларина проста,</text:p>
      <text:p text:style-name="Обычный"><text:s text:c="24"/>Но очень милая старушка;</text:p>
      <text:p text:style-name="Обычный"><text:s text:c="24"/>Боюсь: брусничная вода</text:p>
      <text:p text:style-name="Обычный"><text:s text:c="24"/>Мне не наделала б вреда.</text:p>
      <text:p text:style-name="Обычный"/>
      <text:p text:style-name="Обычный"><text:s text:c="38"/>V</text:p>
      <text:p text:style-name="Обычный"/>
      <text:p text:style-name="Обычный"><text:s text:c="24"/>Скажи: которая Татьяна?"</text:p>
      <text:p text:style-name="Обычный"><text:s text:c="24"/>- Да та, которая, грустна</text:p>
      <text:p text:style-name="Обычный"><text:s text:c="24"/>И молчалива, как Светлана,</text:p>
      <text:p text:style-name="Обычный"><text:s text:c="24"/>Вошла и села у окна. -</text:p>
      <text:p text:style-name="Обычный"><text:s text:c="24"/>"Неужто ты влюблен в меньшую?"</text:p>
      <text:p text:style-name="Обычный"><text:s text:c="24"/>- А что? - "Я выбрал бы другую,</text:p>
      <text:p text:style-name="Обычный"><text:s text:c="24"/>Когда б я был, как ты, поэт.</text:p>
      <text:p text:style-name="Обычный"><text:s text:c="24"/>В чертах у Ольги жизни нет.</text:p>
      <text:p text:style-name="Обычный"><text:s text:c="24"/>Точь-в-точь в Вандиковой Мадоне:</text:p>
      <text:p text:style-name="Обычный"><text:s text:c="24"/>Кругла, красна лицом она,</text:p>
      <text:p text:style-name="Обычный"><text:s text:c="24"/>Как эта глупая луна</text:p>
      <text:p text:style-name="Обычный"><text:s text:c="24"/>На этом глупом небосклоне".</text:p>
      <text:p text:style-name="Обычный"><text:s text:c="24"/>Владимир сухо отвечал</text:p>
      <text:p text:style-name="Обычный"><text:s text:c="24"/>И после во весь путь молчал.</text:p>
      <text:p text:style-name="Обычный"/>
      <text:p text:style-name="Обычный"><text:s text:c="38"/>VI</text:p>
      <text:p text:style-name="Обычный"/>
      <text:p text:style-name="Обычный"><text:s text:c="24"/>Меж тем Онегина явленье</text:p>
      <text:p text:style-name="Обычный"><text:s text:c="24"/>У Лариных произвело</text:p>
      <text:p text:style-name="Обычный"><text:s text:c="24"/>На всех большое впечатленье</text:p>
      <text:p text:style-name="Обычный"><text:s text:c="24"/>И всех соседей развлекло.</text:p>
      <text:p text:style-name="Обычный"><text:s text:c="24"/>Пошла догадка за догадкой.</text:p>
      <text:p text:style-name="Обычный"><text:s text:c="24"/>Все стали толковать украдкой,</text:p>
      <text:p text:style-name="Обычный"><text:s text:c="24"/>Шутить, судить не без греха,</text:p>
      <text:p text:style-name="Обычный"><text:s text:c="24"/>Татьяне прочить жениха;</text:p>
      <text:p text:style-name="Обычный"><text:s text:c="24"/>Иные даже утверждали,</text:p>
      <text:p text:style-name="Обычный"><text:s text:c="24"/>Что свадьба слажена совсем,</text:p>
      <text:p text:style-name="Обычный"><text:s text:c="24"/>Но остановлена затем,</text:p>
      <text:p text:style-name="Обычный"><text:s text:c="24"/>Что модных колец не достали.</text:p>
      <text:p text:style-name="Обычный"><text:s text:c="24"/>О свадьбе Ленского давно</text:p>
      <text:p text:style-name="Обычный"><text:s text:c="24"/>У них уж было решено.</text:p>
      <text:p text:style-name="Обычный"/>
      <text:p text:style-name="Обычный"><text:s text:c="37"/>VII</text:p>
      <text:p text:style-name="Обычный"/>
      <text:p text:style-name="Обычный"><text:s text:c="24"/>Татьяна слушала с досадой</text:p>
      <text:p text:style-name="Обычный"><text:s text:c="24"/>Такие сплетни; но тайком</text:p>
      <text:p text:style-name="Обычный"><text:s text:c="24"/>С неизъяснимою отрадой</text:p>
      <text:p text:style-name="Обычный"><text:s text:c="24"/>Невольно думала о том;</text:p>
      <text:p text:style-name="Обычный"><text:s text:c="24"/>И в сердце дума заронилась;</text:p>
      <text:p text:style-name="Обычный"><text:s text:c="24"/>Пора пришла, она влюбилась.</text:p>
      <text:p text:style-name="Обычный"><text:s text:c="24"/>Так в землю падшее зерно</text:p>
      <text:p text:style-name="Обычный"><text:s text:c="24"/>Весны огнем оживлено.</text:p>
      <text:p text:style-name="Обычный"><text:s text:c="24"/>Давно ее воображенье,</text:p>
      <text:p text:style-name="Обычный"><text:s text:c="24"/>Сгорая негой и тоской,</text:p>
      <text:p text:style-name="Обычный"><text:s text:c="24"/>Алкало пищи роковой;</text:p>
      <text:p text:style-name="Обычный"><text:s text:c="24"/>Давно сердечное томленье</text:p>
      <text:p text:style-name="Обычный"><text:s text:c="24"/>Теснило ей младую грудь;</text:p>
      <text:p text:style-name="Обычный"><text:s text:c="24"/>Душа ждала... кого-нибудь,</text:p>
      <text:p text:style-name="Обычный"/>
      <text:p text:style-name="Обычный"><text:s text:c="37"/>VIII</text:p>
      <text:p text:style-name="Обычный"/>
      <text:p text:style-name="Обычный"><text:s text:c="24"/>И дождалась... Открылись очи;</text:p>
      <text:p text:style-name="Обычный"><text:s text:c="24"/>Она сказала: это он!</text:p>
      <text:p text:style-name="Обычный"><text:s text:c="24"/>Увы! теперь и дни и ночи,</text:p>
      <text:p text:style-name="Обычный"><text:s text:c="24"/>И жаркий одинокий сон,</text:p>
      <text:p text:style-name="Обычный"><text:s text:c="24"/>Все полно им; все деве милой</text:p>
      <text:p text:style-name="Обычный"><text:s text:c="24"/>Без умолку волшебной силой</text:p>
      <text:p text:style-name="Обычный"><text:s text:c="24"/>Твердит о нем. Докучны ей</text:p>
      <text:p text:style-name="Обычный"><text:s text:c="24"/>И звуки ласковых речей,</text:p>
      <text:p text:style-name="Обычный"><text:s text:c="24"/>И взор заботливой прислуги.</text:p>
      <text:p text:style-name="Обычный"><text:s text:c="24"/>В уныние погружена,</text:p>
      <text:p text:style-name="Обычный"><text:s text:c="24"/>Гостей не слушает она</text:p>
      <text:p text:style-name="Обычный"><text:s text:c="24"/>И проклинает их досуги,</text:p>
      <text:p text:style-name="Обычный"><text:s text:c="24"/>Их неожиданный приезд</text:p>
      <text:p text:style-name="Обычный"><text:s text:c="24"/>И продолжительный присест.</text:p>
      <text:p text:style-name="Обычный"/>
      <text:p text:style-name="Обычный"><text:s text:c="38"/>IX</text:p>
      <text:p text:style-name="Обычный"/>
      <text:p text:style-name="Обычный"><text:s text:c="24"/>Теперь с каким она вниманьем</text:p>
      <text:p text:style-name="Обычный"><text:s text:c="24"/>Читает сладостный роман,</text:p>
      <text:p text:style-name="Обычный"><text:s text:c="24"/>С каким живым очарованьем</text:p>
      <text:p text:style-name="Обычный"><text:s text:c="24"/>Пьет обольстительный обман!</text:p>
      <text:p text:style-name="Обычный"><text:s text:c="24"/>Счастливой силою мечтанья</text:p>
      <text:p text:style-name="Обычный"><text:s text:c="24"/>Одушевленные созданья,</text:p>
      <text:p text:style-name="Обычный"><text:s text:c="24"/>Любовник Юлии Вольмар,</text:p>
      <text:p text:style-name="Обычный"><text:s text:c="24"/>Малек-Адель и де Линар,</text:p>
      <text:p text:style-name="Обычный"><text:s text:c="24"/>И Вертер, мученик мятежный,</text:p>
      <text:p text:style-name="Обычный"><text:s text:c="24"/>И бесподобный Грандисон {18},</text:p>
      <text:p text:style-name="Обычный"><text:s text:c="24"/>Который нам наводит сон, -</text:p>
      <text:p text:style-name="Обычный"><text:s text:c="24"/>Все для мечтательницы нежной</text:p>
      <text:p text:style-name="Обычный"><text:s text:c="24"/>В единый образ облеклись,</text:p>
      <text:p text:style-name="Обычный"><text:s text:c="24"/>В одном Онегине слились.</text:p>
      <text:p text:style-name="Обычный"/>
      <text:p text:style-name="Обычный"><text:s text:c="38"/>X</text:p>
      <text:p text:style-name="Обычный"/>
      <text:p text:style-name="Обычный"><text:s text:c="24"/>Воображаясь героиной?</text:p>
      <text:p text:style-name="Обычный"><text:s text:c="24"/>Своих возлюбленных творцов,</text:p>
      <text:p text:style-name="Обычный"><text:s text:c="24"/>Кларисой, Юлией, Дельфиной,</text:p>
      <text:p text:style-name="Обычный"><text:s text:c="24"/>Татьяна в тишине лесов</text:p>
      <text:p text:style-name="Обычный"><text:s text:c="24"/>Одна с опасной книгой бродит,</text:p>
      <text:p text:style-name="Обычный"><text:s text:c="24"/>Она в ней ищет и находит</text:p>
      <text:p text:style-name="Обычный"><text:s text:c="24"/>Свой тайный жар, свои мечты,</text:p>
      <text:p text:style-name="Обычный"><text:s text:c="24"/>Плоды сердечной полноты,</text:p>
      <text:p text:style-name="Обычный"><text:s text:c="24"/>Вздыхает и, себе присвоя</text:p>
      <text:p text:style-name="Обычный"><text:s text:c="24"/>Чужой восторг, чужую грусть,</text:p>
      <text:p text:style-name="Обычный"><text:s text:c="24"/>В забвенье шепчет наизусть</text:p>
      <text:p text:style-name="Обычный"><text:s text:c="24"/>Письмо для милого героя...</text:p>
      <text:p text:style-name="Обычный"><text:s text:c="24"/>Но наш герой, кто б ни был он,</text:p>
      <text:p text:style-name="Обычный"><text:s text:c="24"/>Уж верно был не Грандисон.</text:p>
      <text:p text:style-name="Обычный"/>
      <text:p text:style-name="Обычный"><text:s text:c="38"/>XI</text:p>
      <text:p text:style-name="Обычный"/>
      <text:p text:style-name="Обычный"><text:s text:c="24"/>Свой слог на важный лад настроя,</text:p>
      <text:p text:style-name="Обычный"><text:s text:c="24"/>Бывало, пламенный творец</text:p>
      <text:p text:style-name="Обычный"><text:s text:c="24"/>Являл нам своего героя</text:p>
      <text:p text:style-name="Обычный"><text:s text:c="24"/>Как совершенства образец.</text:p>
      <text:p text:style-name="Обычный"><text:s text:c="24"/>Он одарял предмет любимый,</text:p>
      <text:p text:style-name="Обычный"><text:s text:c="24"/>Всегда неправедно гонимый,</text:p>
      <text:p text:style-name="Обычный"><text:s text:c="24"/>Душой чувствительной, умом</text:p>
      <text:p text:style-name="Обычный"><text:s text:c="24"/>И привлекательным лицом.</text:p>
      <text:p text:style-name="Обычный"><text:s text:c="24"/>Питая жар чистейшей страсти,</text:p>
      <text:p text:style-name="Обычный"><text:s text:c="24"/>Всегда восторженный герой</text:p>
      <text:p text:style-name="Обычный"><text:s text:c="24"/>Готов был жертвовать собой,</text:p>
      <text:p text:style-name="Обычный"><text:s text:c="24"/>И при конце последней части</text:p>
      <text:p text:style-name="Обычный"><text:s text:c="24"/>Всегда наказан был порок,</text:p>
      <text:p text:style-name="Обычный"><text:s text:c="24"/>Добру достойный был венок.</text:p>
      <text:p text:style-name="Обычный"/>
      <text:p text:style-name="Обычный"><text:s text:c="37"/>XII</text:p>
      <text:p text:style-name="Обычный"/>
      <text:p text:style-name="Обычный"><text:s text:c="24"/>А нынче все умы в тумане,</text:p>
      <text:p text:style-name="Обычный"><text:s text:c="24"/>Мораль на нас наводит сон,</text:p>
      <text:p text:style-name="Обычный"><text:s text:c="24"/>Порок любезен - и в романе,</text:p>
      <text:p text:style-name="Обычный"><text:s text:c="24"/>И там уж торжествует он.</text:p>
      <text:p text:style-name="Обычный"><text:s text:c="24"/>Британской музы небылицы</text:p>
      <text:p text:style-name="Обычный"><text:s text:c="24"/>Тревожат сон отроковицы,</text:p>
      <text:p text:style-name="Обычный"><text:s text:c="24"/>И стал теперь ее кумир</text:p>
      <text:p text:style-name="Обычный"><text:s text:c="24"/>Или задумчивый Вампир,</text:p>
      <text:p text:style-name="Обычный"><text:s text:c="24"/>Или Мельмот, бродяга мрачный,</text:p>
      <text:p text:style-name="Обычный"><text:s text:c="24"/>Иль Вечный жид, или Корсар,</text:p>
      <text:p text:style-name="Обычный"><text:s text:c="24"/>Или таинственный Сбогар {19}.</text:p>
      <text:p text:style-name="Обычный"><text:s text:c="24"/>Лорд Байрон прихотью удачной</text:p>
      <text:p text:style-name="Обычный"><text:s text:c="24"/>Облек в унылый романтизм</text:p>
      <text:p text:style-name="Обычный"><text:s text:c="24"/>И безнадежный эгоизм.</text:p>
      <text:p text:style-name="Обычный"/>
      <text:p text:style-name="Обычный"><text:s text:c="37"/>XIII</text:p>
      <text:p text:style-name="Обычный"/>
      <text:p text:style-name="Обычный"><text:s text:c="24"/>Друзья мои, что ж толку в этом?</text:p>
      <text:p text:style-name="Обычный"><text:s text:c="24"/>Быть может, волею небес,</text:p>
      <text:p text:style-name="Обычный"><text:s text:c="24"/>Я перестану быть поэтом,</text:p>
      <text:p text:style-name="Обычный"><text:s text:c="24"/>В меня вселится новый бес,</text:p>
      <text:p text:style-name="Обычный"><text:s text:c="24"/>И, Фебовы презрев угрозы,</text:p>
      <text:p text:style-name="Обычный"><text:s text:c="24"/>Унижусь до смиренной прозы;</text:p>
      <text:p text:style-name="Обычный"><text:s text:c="24"/>Тогда роман на старый лад</text:p>
      <text:p text:style-name="Обычный"><text:s text:c="24"/>Займет веселый мой закат.</text:p>
      <text:p text:style-name="Обычный"><text:s text:c="24"/>Не муки тайные злодейства</text:p>
      <text:p text:style-name="Обычный"><text:s text:c="24"/>Я грозно в нем изображу,</text:p>
      <text:p text:style-name="Обычный"><text:s text:c="24"/>Но просто вам перескажу</text:p>
      <text:p text:style-name="Обычный"><text:s text:c="24"/>Преданья русского семейства,</text:p>
      <text:p text:style-name="Обычный"><text:s text:c="24"/>Любви пленительные сны</text:p>
      <text:p text:style-name="Обычный"><text:s text:c="24"/>Да нравы нашей старины.</text:p>
      <text:p text:style-name="Обычный"/>
      <text:p text:style-name="Обычный"><text:s text:c="37"/>XIV</text:p>
      <text:p text:style-name="Обычный"/>
      <text:p text:style-name="Обычный"><text:s text:c="24"/>Перескажу простые речи</text:p>
      <text:p text:style-name="Обычный"><text:s text:c="24"/>Отца иль дяди-старика,</text:p>
      <text:p text:style-name="Обычный"><text:s text:c="24"/>Детей условленные встречи</text:p>
      <text:p text:style-name="Обычный"><text:s text:c="24"/>У старых лип, у ручейка;</text:p>
      <text:p text:style-name="Обычный"><text:s text:c="24"/>Несчастной ревности мученья,</text:p>
      <text:p text:style-name="Обычный"><text:s text:c="24"/>Разлуку, слезы примиренья,</text:p>
      <text:p text:style-name="Обычный"><text:s text:c="24"/>Поссорю вновь, и наконец</text:p>
      <text:p text:style-name="Обычный"><text:s text:c="24"/>Я поведу их под венец...</text:p>
      <text:p text:style-name="Обычный"><text:s text:c="24"/>Я вспомню речи неги страстной,</text:p>
      <text:p text:style-name="Обычный"><text:s text:c="24"/>Слова тоскующей любви,</text:p>
      <text:p text:style-name="Обычный"><text:s text:c="24"/>Которые в минувши дни</text:p>
      <text:p text:style-name="Обычный"><text:s text:c="24"/>У ног любовницы прекрасной</text:p>
      <text:p text:style-name="Обычный"><text:s text:c="24"/>Мне приходили на язык,</text:p>
      <text:p text:style-name="Обычный"><text:s text:c="24"/>От коих я теперь отвык.</text:p>
      <text:p text:style-name="Обычный"/>
      <text:p text:style-name="Обычный"><text:s text:c="38"/>XV</text:p>
      <text:p text:style-name="Обычный"/>
      <text:p text:style-name="Обычный"><text:s text:c="24"/>Татьяна, милая Татьяна!</text:p>
      <text:p text:style-name="Обычный"><text:s text:c="24"/>С тобой теперь я слезы лью;</text:p>
      <text:p text:style-name="Обычный"><text:s text:c="24"/>Ты в руки модного тирана</text:p>
      <text:p text:style-name="Обычный"><text:s text:c="24"/>Уж отдала судьбу свою.</text:p>
      <text:p text:style-name="Обычный"><text:s text:c="24"/>Погибнешь, милая; но прежде</text:p>
      <text:p text:style-name="Обычный"><text:s text:c="24"/>Ты в ослепительной надежде</text:p>
      <text:p text:style-name="Обычный"><text:s text:c="24"/>Блаженство темное зовешь,</text:p>
      <text:p text:style-name="Обычный"><text:s text:c="24"/>Ты негу жизни узнаешь,</text:p>
      <text:p text:style-name="Обычный"><text:s text:c="24"/>Ты пьешь волшебный яд желаний,</text:p>
      <text:p text:style-name="Обычный"><text:s text:c="24"/>Тебя преследуют мечты:</text:p>
      <text:p text:style-name="Обычный"><text:s text:c="24"/>Везде воображаешь ты</text:p>
      <text:p text:style-name="Обычный"><text:s text:c="24"/>Приюты счастливых свиданий;</text:p>
      <text:p text:style-name="Обычный"><text:s text:c="24"/>Везде, везде перед тобой</text:p>
      <text:p text:style-name="Обычный"><text:s text:c="24"/>Твой искуситель роковой.</text:p>
      <text:p text:style-name="Обычный"/>
      <text:p text:style-name="Обычный"><text:s text:c="37"/>XVI</text:p>
      <text:p text:style-name="Обычный"/>
      <text:p text:style-name="Обычный"><text:s text:c="24"/>Тоска любви Татьяну гонит,</text:p>
      <text:p text:style-name="Обычный"><text:s text:c="24"/>И в сад идет она грустить,</text:p>
      <text:p text:style-name="Обычный"><text:s text:c="24"/>И вдруг недвижны очи клонит,</text:p>
      <text:p text:style-name="Обычный"><text:s text:c="24"/>И лень ей далее ступить.</text:p>
      <text:p text:style-name="Обычный"><text:s text:c="24"/>Приподнялася грудь, ланиты</text:p>
      <text:p text:style-name="Обычный"><text:s text:c="24"/>Мгновенным пламенем покрыты,</text:p>
      <text:p text:style-name="Обычный"><text:s text:c="24"/>Дыханье замерло в устах,</text:p>
      <text:p text:style-name="Обычный"><text:s text:c="24"/>И в слухе шум, и блеск в очах...</text:p>
      <text:p text:style-name="Обычный"><text:s text:c="24"/>Настанет ночь; луна обходит</text:p>
      <text:p text:style-name="Обычный"><text:s text:c="24"/>Дозором дальный свод небес,</text:p>
      <text:p text:style-name="Обычный"><text:s text:c="24"/>И соловей во мгле древес</text:p>
      <text:p text:style-name="Обычный"><text:s text:c="24"/>Напевы звучные заводит.</text:p>
      <text:p text:style-name="Обычный"><text:s text:c="24"/>Татьяна в темноте не спит</text:p>
      <text:p text:style-name="Обычный"><text:s text:c="24"/>И тихо с няней говорит:</text:p>
      <text:p text:style-name="Обычный"/>
      <text:p text:style-name="Обычный"><text:s text:c="37"/>XVII</text:p>
      <text:p text:style-name="Обычный"/>
      <text:p text:style-name="Обычный"><text:s text:c="24"/>"Не спится, няня: здесь так душно!</text:p>
      <text:p text:style-name="Обычный"><text:s text:c="24"/>Открой окно да сядь ко мне".</text:p>
      <text:p text:style-name="Обычный"><text:s text:c="24"/>- Что, Таня, что с тобой? - "Мне скучно,</text:p>
      <text:p text:style-name="Обычный"><text:s text:c="24"/>Поговорим о старине".</text:p>
      <text:p text:style-name="Обычный"><text:s text:c="24"/>- О чем же, Таня? Я, бывало,</text:p>
      <text:p text:style-name="Обычный"><text:s text:c="24"/>Хранила в памяти не мало</text:p>
      <text:p text:style-name="Обычный"><text:s text:c="24"/>Старинных былей, небылиц</text:p>
      <text:p text:style-name="Обычный"><text:s text:c="24"/>Про злых духов и про девиц;</text:p>
      <text:p text:style-name="Обычный"><text:s text:c="24"/>А нынче все мне темно, Таня:</text:p>
      <text:p text:style-name="Обычный"><text:s text:c="24"/>Что знала, то забыла. Да,</text:p>
      <text:p text:style-name="Обычный"><text:s text:c="24"/>Пришла худая череда!</text:p>
      <text:p text:style-name="Обычный"><text:s text:c="24"/>Зашибло... - "Расскажи мне, няня,</text:p>
      <text:p text:style-name="Обычный"><text:s text:c="24"/>Про ваши старые года:</text:p>
      <text:p text:style-name="Обычный"><text:s text:c="24"/>Была ты влюблена тогда?"</text:p>
      <text:p text:style-name="Обычный"/>
      <text:p text:style-name="Обычный"><text:s text:c="36"/>XVIII</text:p>
      <text:p text:style-name="Обычный"/>
      <text:p text:style-name="Обычный"><text:s text:c="24"/>- И, полно, Таня! В эти лета</text:p>
      <text:p text:style-name="Обычный"><text:s text:c="24"/>Мы не слыхали про любовь;</text:p>
      <text:p text:style-name="Обычный"><text:s text:c="24"/>А то бы согнала со света</text:p>
      <text:p text:style-name="Обычный"><text:s text:c="24"/>Меня покойница свекровь. -</text:p>
      <text:p text:style-name="Обычный"><text:s text:c="24"/>"Да как же ты венчалась, няня?"</text:p>
      <text:p text:style-name="Обычный"><text:s text:c="24"/>- Так, видно, бог велел. Мой Ваня</text:p>
      <text:p text:style-name="Обычный"><text:s text:c="24"/>Моложе был меня, мой свет,</text:p>
      <text:p text:style-name="Обычный"><text:s text:c="24"/>А было мне тринадцать лет.</text:p>
      <text:p text:style-name="Обычный"><text:s text:c="24"/>Недели две ходила сваха</text:p>
      <text:p text:style-name="Обычный"><text:s text:c="24"/>К моей родне, и наконец</text:p>
      <text:p text:style-name="Обычный"><text:s text:c="24"/>Благословил меня отец.</text:p>
      <text:p text:style-name="Обычный"><text:s text:c="24"/>Я горько плакала со страха,</text:p>
      <text:p text:style-name="Обычный"><text:s text:c="24"/>Мне с плачем косу расплели</text:p>
      <text:p text:style-name="Обычный"><text:s text:c="24"/>Да с пеньем в церковь повели.</text:p>
      <text:p text:style-name="Обычный"/>
      <text:p text:style-name="Обычный"><text:s text:c="37"/>XIX</text:p>
      <text:p text:style-name="Обычный"/>
      <text:p text:style-name="Обычный"><text:s text:c="24"/>И вот ввели в семью чужую...</text:p>
      <text:p text:style-name="Обычный"><text:s text:c="24"/>Да ты не слушаешь меня... -</text:p>
      <text:p text:style-name="Обычный"><text:s text:c="24"/>"Ах, няня, няня, я тоскую,</text:p>
      <text:p text:style-name="Обычный"><text:s text:c="24"/>Мне тошно, милая моя:</text:p>
      <text:p text:style-name="Обычный"><text:s text:c="24"/>Я плакать, я рыдать готова!.."</text:p>
      <text:p text:style-name="Обычный"><text:s text:c="24"/>- Дитя мое, ты нездорова;</text:p>
      <text:p text:style-name="Обычный"><text:s text:c="24"/>Господь помилуй и спаси!</text:p>
      <text:p text:style-name="Обычный"><text:s text:c="24"/>Чего ты хочешь, попроси...</text:p>
      <text:p text:style-name="Обычный"><text:s text:c="24"/>Дай окроплю святой водою,</text:p>
      <text:p text:style-name="Обычный"><text:s text:c="24"/>Ты вся горишь... - "Я не больна:</text:p>
      <text:p text:style-name="Обычный"><text:s text:c="24"/>Я... знаешь, няня... влюблена".</text:p>
      <text:p text:style-name="Обычный"><text:s text:c="24"/>- Дитя мое, господь с тобою! -</text:p>
      <text:p text:style-name="Обычный"><text:s text:c="24"/>И няня девушку с мольбой</text:p>
      <text:p text:style-name="Обычный"><text:s text:c="24"/>Крестила дряхлою рукой.</text:p>
      <text:p text:style-name="Обычный"/>
      <text:p text:style-name="Обычный"><text:s text:c="38"/>XX</text:p>
      <text:p text:style-name="Обычный"/>
      <text:p text:style-name="Обычный"><text:s text:c="24"/>"Я влюблена", - шептала снова</text:p>
      <text:p text:style-name="Обычный"><text:s text:c="24"/>Старушке с горестью она.</text:p>
      <text:p text:style-name="Обычный"><text:s text:c="24"/>- Сердечный друг, ты нездорова.</text:p>
      <text:p text:style-name="Обычный"><text:s text:c="24"/>"Оставь меня: я влюблена".</text:p>
      <text:p text:style-name="Обычный"><text:s text:c="24"/>И между тем луна сияла</text:p>
      <text:p text:style-name="Обычный"><text:s text:c="24"/>И томным светом озаряла</text:p>
      <text:p text:style-name="Обычный"><text:s text:c="24"/>Татьяны бледные красы,</text:p>
      <text:p text:style-name="Обычный"><text:s text:c="24"/>И распущенные власы,</text:p>
      <text:p text:style-name="Обычный"><text:s text:c="24"/>И капли слез, и на скамейке</text:p>
      <text:p text:style-name="Обычный"><text:s text:c="24"/>Пред героиней молодой,</text:p>
      <text:p text:style-name="Обычный"><text:s text:c="24"/>С платком на голове седой,</text:p>
      <text:p text:style-name="Обычный"><text:s text:c="24"/>Старушку в длинной телогрейке;</text:p>
      <text:p text:style-name="Обычный"><text:s text:c="24"/>И все дремало в тишине</text:p>
      <text:p text:style-name="Обычный"><text:s text:c="24"/>При вдохновительной луне.</text:p>
      <text:p text:style-name="Обычный"/>
      <text:p text:style-name="Обычный"><text:s text:c="37"/>XXI</text:p>
      <text:p text:style-name="Обычный"/>
      <text:p text:style-name="Обычный"><text:s text:c="24"/>И сердцем далеко носилась</text:p>
      <text:p text:style-name="Обычный"><text:s text:c="24"/>Татьяна, смотря на луну...</text:p>
      <text:p text:style-name="Обычный"><text:s text:c="24"/>Вдруг мысль в уме ее родилась...</text:p>
      <text:p text:style-name="Обычный"><text:s text:c="24"/>"Поди, оставь меня одну.</text:p>
      <text:p text:style-name="Обычный"><text:s text:c="24"/>Дай, няня, мне перо, бумагу,</text:p>
      <text:p text:style-name="Обычный"><text:s text:c="24"/>Да стол подвинь; я скоро лягу;</text:p>
      <text:p text:style-name="Обычный"><text:s text:c="24"/>Прости". И вот она одна.</text:p>
      <text:p text:style-name="Обычный"><text:s text:c="24"/>Все тихо. Светит ей луна.</text:p>
      <text:p text:style-name="Обычный"><text:s text:c="24"/>Облокотясь, Татьяна пишет,</text:p>
      <text:p text:style-name="Обычный"><text:s text:c="24"/>И все Евгений на уме,</text:p>
      <text:p text:style-name="Обычный"><text:s text:c="24"/>И в необдуманном письме</text:p>
      <text:p text:style-name="Обычный"><text:s text:c="24"/>Любовь невинной девы дышит.</text:p>
      <text:p text:style-name="Обычный"><text:s text:c="24"/>Письмо готово, сложено...</text:p>
      <text:p text:style-name="Обычный"><text:s text:c="24"/>Татьяна! для кого ж оно?</text:p>
      <text:p text:style-name="Обычный"/>
      <text:p text:style-name="Обычный"><text:s text:c="37"/>XXII</text:p>
      <text:p text:style-name="Обычный"/>
      <text:p text:style-name="Обычный"><text:s text:c="24"/>Я знал красавиц недоступных,</text:p>
      <text:p text:style-name="Обычный"><text:s text:c="24"/>Холодных, чистых, как зима,</text:p>
      <text:p text:style-name="Обычный"><text:s text:c="24"/>Неумолимых, неподкупных,</text:p>
      <text:p text:style-name="Обычный"><text:s text:c="24"/>Непостижимых для ума;</text:p>
      <text:p text:style-name="Обычный"><text:s text:c="24"/>Дивился я их спеси модной,</text:p>
      <text:p text:style-name="Обычный"><text:s text:c="24"/>Их добродетели природной,</text:p>
      <text:p text:style-name="Обычный"><text:s text:c="24"/>И, признаюсь, от них бежал,</text:p>
      <text:p text:style-name="Обычный"><text:s text:c="24"/>И, мнится, с ужасом читал</text:p>
      <text:p text:style-name="Обычный"><text:s text:c="24"/>Над их бровями надпись ада:</text:p>
      <text:p text:style-name="Обычный"><text:s text:c="24"/>Оставь надежду навсегда {20}.</text:p>
      <text:p text:style-name="Обычный"><text:s text:c="24"/>Внушать любовь для них беда,</text:p>
      <text:p text:style-name="Обычный"><text:s text:c="24"/>Пугать людей для них отрада.</text:p>
      <text:p text:style-name="Обычный"><text:s text:c="24"/>Быть может, на брегах Невы</text:p>
      <text:p text:style-name="Обычный"><text:s text:c="24"/>Подобных дам видали вы.</text:p>
      <text:p text:style-name="Обычный"/>
      <text:p text:style-name="Обычный"><text:s text:c="36"/>XXIII</text:p>
      <text:p text:style-name="Обычный"/>
      <text:p text:style-name="Обычный"><text:s text:c="24"/>Среди поклонников послушных</text:p>
      <text:p text:style-name="Обычный"><text:s text:c="24"/>Других причудниц я видал,</text:p>
      <text:p text:style-name="Обычный"><text:s text:c="24"/>Самолюбиво равнодушных</text:p>
      <text:p text:style-name="Обычный"><text:s text:c="24"/>Для вздохов страстных и похвал.</text:p>
      <text:p text:style-name="Обычный"><text:s text:c="24"/>И что ж нашел я с изумленьем?</text:p>
      <text:p text:style-name="Обычный"><text:s text:c="24"/>Они, суровым повеленьем</text:p>
      <text:p text:style-name="Обычный"><text:s text:c="24"/>Пугая робкую любовь,</text:p>
      <text:p text:style-name="Обычный"><text:s text:c="24"/>Ее привлечь умели вновь</text:p>
      <text:p text:style-name="Обычный"><text:s text:c="24"/>По крайней мере сожаленьем,</text:p>
      <text:p text:style-name="Обычный"><text:s text:c="24"/>По крайней мере звук речей</text:p>
      <text:p text:style-name="Обычный"><text:s text:c="24"/>Казался иногда нежней,</text:p>
      <text:p text:style-name="Обычный"><text:s text:c="24"/>И с легковерным ослепленьем</text:p>
      <text:p text:style-name="Обычный"><text:s text:c="24"/>Опять любовник молодой</text:p>
      <text:p text:style-name="Обычный"><text:s text:c="24"/>Бежал за милой суетой.</text:p>
      <text:p text:style-name="Обычный"/>
      <text:p text:style-name="Обычный"><text:s text:c="37"/>XXIV</text:p>
      <text:p text:style-name="Обычный"/>
      <text:p text:style-name="Обычный"><text:s text:c="24"/>За что ж виновнее Татьяна?</text:p>
      <text:p text:style-name="Обычный"><text:s text:c="24"/>За то ль, что в милой простоте</text:p>
      <text:p text:style-name="Обычный"><text:s text:c="24"/>Она не ведает обмана</text:p>
      <text:p text:style-name="Обычный"><text:s text:c="24"/>И верит избранной мечте?</text:p>
      <text:p text:style-name="Обычный"><text:s text:c="24"/>За то ль, что любит без искусства,</text:p>
      <text:p text:style-name="Обычный"><text:s text:c="24"/>Послушная влеченью чувства,</text:p>
      <text:p text:style-name="Обычный"><text:s text:c="24"/>Что так доверчива она,</text:p>
      <text:p text:style-name="Обычный"><text:s text:c="24"/>Что от небес одарена</text:p>
      <text:p text:style-name="Обычный"><text:s text:c="24"/>Воображением мятежным,</text:p>
      <text:p text:style-name="Обычный"><text:s text:c="24"/>Умом и волею живой,</text:p>
      <text:p text:style-name="Обычный"><text:s text:c="24"/>И своенравной головой,</text:p>
      <text:p text:style-name="Обычный"><text:s text:c="24"/>И сердцем пламенным и нежным?</text:p>
      <text:p text:style-name="Обычный"><text:s text:c="24"/>Ужели не простите ей</text:p>
      <text:p text:style-name="Обычный"><text:s text:c="24"/>Вы легкомыслия страстей?</text:p>
      <text:p text:style-name="Обычный"/>
      <text:p text:style-name="Обычный"><text:s text:c="37"/>XXV</text:p>
      <text:p text:style-name="Обычный"/>
      <text:p text:style-name="Обычный"><text:s text:c="24"/>Кокетка судит хладнокровно,</text:p>
      <text:p text:style-name="Обычный"><text:s text:c="24"/>Татьяна любит не шутя</text:p>
      <text:p text:style-name="Обычный"><text:s text:c="24"/>И предается безусловно</text:p>
      <text:p text:style-name="Обычный"><text:s text:c="24"/>Любви, как милое дитя.</text:p>
      <text:p text:style-name="Обычный"><text:s text:c="24"/>Не говорит она: отложим -</text:p>
      <text:p text:style-name="Обычный"><text:s text:c="24"/>Любви мы цену тем умножим,</text:p>
      <text:p text:style-name="Обычный"><text:s text:c="24"/>Вернее в сети заведем;</text:p>
      <text:p text:style-name="Обычный"><text:s text:c="24"/>Сперва тщеславие кольнем</text:p>
      <text:p text:style-name="Обычный"><text:s text:c="24"/>Надеждой, там недоуменьем</text:p>
      <text:p text:style-name="Обычный"><text:s text:c="24"/>Измучим сердце, а потом</text:p>
      <text:p text:style-name="Обычный"><text:s text:c="24"/>Ревнивым оживим огнем;</text:p>
      <text:p text:style-name="Обычный"><text:s text:c="24"/>А то, скучая наслажденьем,</text:p>
      <text:p text:style-name="Обычный"><text:s text:c="24"/>Невольник хитрый из оков</text:p>
      <text:p text:style-name="Обычный"><text:s text:c="24"/>Всечасно вырваться готов.</text:p>
      <text:p text:style-name="Обычный"/>
      <text:p text:style-name="Обычный"><text:s text:c="37"/>XXVI</text:p>
      <text:p text:style-name="Обычный"/>
      <text:p text:style-name="Обычный"><text:s text:c="24"/>Еще предвижу затрудненья:</text:p>
      <text:p text:style-name="Обычный"><text:s text:c="24"/>Родной земли спасая честь,</text:p>
      <text:p text:style-name="Обычный"><text:s text:c="24"/>Я должен буду, без сомненья,</text:p>
      <text:p text:style-name="Обычный"><text:s text:c="24"/>Письмо Татьяны перевесть.</text:p>
      <text:p text:style-name="Обычный"><text:s text:c="24"/>Она по-русски плохо знала,</text:p>
      <text:p text:style-name="Обычный"><text:s text:c="24"/>Журналов наших не читала</text:p>
      <text:p text:style-name="Обычный"><text:s text:c="24"/>И выражалася с трудом</text:p>
      <text:p text:style-name="Обычный"><text:s text:c="24"/>На языке своем родном,</text:p>
      <text:p text:style-name="Обычный"><text:s text:c="24"/>Итак, писала по-французски...</text:p>
      <text:p text:style-name="Обычный"><text:s text:c="24"/>Что делать! повторяю вновь:</text:p>
      <text:p text:style-name="Обычный"><text:s text:c="24"/>Доныне дамская любовь</text:p>
      <text:p text:style-name="Обычный"><text:s text:c="24"/>Не изьяснялася по-русски,</text:p>
      <text:p text:style-name="Обычный"><text:s text:c="24"/>Доныне гордый наш язык</text:p>
      <text:p text:style-name="Обычный"><text:s text:c="24"/>К почтовой прозе не привык.</text:p>
      <text:p text:style-name="Обычный"/>
      <text:p text:style-name="Обычный"><text:s text:c="36"/>XXVII</text:p>
      <text:p text:style-name="Обычный"/>
      <text:p text:style-name="Обычный"><text:s text:c="24"/>Я знаю: дам хотят заставить</text:p>
      <text:p text:style-name="Обычный"><text:s text:c="24"/>Читать по-русски. Право, страх!</text:p>
      <text:p text:style-name="Обычный"><text:s text:c="24"/>Могу ли их себе представить</text:p>
      <text:p text:style-name="Обычный"><text:s text:c="24"/>С "Благонамеренным" {21} в руках!</text:p>
      <text:p text:style-name="Обычный"><text:s text:c="24"/>Я шлюсь на вас, мои поэты;</text:p>
      <text:p text:style-name="Обычный"><text:s text:c="24"/>Не правда ль: милые предметы,</text:p>
      <text:p text:style-name="Обычный"><text:s text:c="24"/>Которым, за свои грехи,</text:p>
      <text:p text:style-name="Обычный"><text:s text:c="24"/>Писали втайне вы стихи,</text:p>
      <text:p text:style-name="Обычный"><text:s text:c="24"/>Которым сердце посвящали,</text:p>
      <text:p text:style-name="Обычный"><text:s text:c="24"/>Не все ли, русским языком</text:p>
      <text:p text:style-name="Обычный"><text:s text:c="24"/>Владея слабо и с трудом,</text:p>
      <text:p text:style-name="Обычный"><text:s text:c="24"/>Его так мило искажали,</text:p>
      <text:p text:style-name="Обычный"><text:s text:c="24"/>И в их устах язык чужой</text:p>
      <text:p text:style-name="Обычный"><text:s text:c="24"/>Не обратился ли в родной?</text:p>
      <text:p text:style-name="Обычный"/>
      <text:p text:style-name="Обычный"><text:s text:c="36"/>XXVIII</text:p>
      <text:p text:style-name="Обычный"/>
      <text:p text:style-name="Обычный"><text:s text:c="24"/>Не дай мне бог сойтись на бале</text:p>
      <text:p text:style-name="Обычный"><text:s text:c="24"/>Иль при разъезде на крыльце</text:p>
      <text:p text:style-name="Обычный"><text:s text:c="24"/>С семинаристом в желтой шале</text:p>
      <text:p text:style-name="Обычный"><text:s text:c="24"/>Иль с академиком в чепце!</text:p>
      <text:p text:style-name="Обычный"><text:s text:c="24"/>Как уст румяных без улыбки,</text:p>
      <text:p text:style-name="Обычный"><text:s text:c="24"/>Без грамматической ошибки</text:p>
      <text:p text:style-name="Обычный"><text:s text:c="24"/>Я русской речи не люблю.</text:p>
      <text:p text:style-name="Обычный"><text:s text:c="24"/>Быть может, на беду мою,</text:p>
      <text:p text:style-name="Обычный"><text:s text:c="24"/>Красавиц новых поколенье,</text:p>
      <text:p text:style-name="Обычный"><text:s text:c="24"/>Журналов вняв молящий глас,</text:p>
      <text:p text:style-name="Обычный"><text:s text:c="24"/>К грамматике приучит нас;</text:p>
      <text:p text:style-name="Обычный"><text:s text:c="24"/>Стихи введут в употребленье;</text:p>
      <text:p text:style-name="Обычный"><text:s text:c="24"/>Но я... какое дело мне?</text:p>
      <text:p text:style-name="Обычный"><text:s text:c="24"/>Я верен буду старине.</text:p>
      <text:p text:style-name="Обычный"/>
      <text:p text:style-name="Обычный"><text:s text:c="37"/>XXIX</text:p>
      <text:p text:style-name="Обычный"/>
      <text:p text:style-name="Обычный"><text:s text:c="24"/>Неправильный, небрежный лепет,</text:p>
      <text:p text:style-name="Обычный"><text:s text:c="24"/>Неточный выговор речей</text:p>
      <text:p text:style-name="Обычный"><text:s text:c="24"/>По-прежнему сердечный трепет</text:p>
      <text:p text:style-name="Обычный"><text:s text:c="24"/>Произведут в груди моей;</text:p>
      <text:p text:style-name="Обычный"><text:s text:c="24"/>Раскаяться во мне нет силы,</text:p>
      <text:p text:style-name="Обычный"><text:s text:c="24"/>Мне галлицизмы будут милы,</text:p>
      <text:p text:style-name="Обычный"><text:s text:c="24"/>Как прошлой юности грехи,</text:p>
      <text:p text:style-name="Обычный"><text:s text:c="24"/>Как Богдановича стихи.</text:p>
      <text:p text:style-name="Обычный"><text:s text:c="24"/>Но полно. Мне пора заняться</text:p>
      <text:p text:style-name="Обычный"><text:s text:c="24"/>Письмом красавицы моей;</text:p>
      <text:p text:style-name="Обычный"><text:s text:c="24"/>Я слово дал, и что ж? ей-ей</text:p>
      <text:p text:style-name="Обычный"><text:s text:c="24"/>Теперь готов уж отказаться.</text:p>
      <text:p text:style-name="Обычный"><text:s text:c="24"/>Я знаю: нежного Парни</text:p>
      <text:p text:style-name="Обычный"><text:s text:c="24"/>Перо не в моде в наши дни.</text:p>
      <text:p text:style-name="Обычный"/>
      <text:p text:style-name="Обычный"><text:s text:c="37"/>XXX</text:p>
      <text:p text:style-name="Обычный"/>
      <text:p text:style-name="Обычный"><text:s text:c="24"/>Певец Пиров и грусти томной {22},</text:p>
      <text:p text:style-name="Обычный"><text:s text:c="24"/>Когда б еще ты был со мной,</text:p>
      <text:p text:style-name="Обычный"><text:s text:c="24"/>Я стал бы просьбою нескромной</text:p>
      <text:p text:style-name="Обычный"><text:s text:c="24"/>Тебя тревожить, милый мой:</text:p>
      <text:p text:style-name="Обычный"><text:s text:c="24"/>Чтоб на волшебные напевы</text:p>
      <text:p text:style-name="Обычный"><text:s text:c="24"/>Переложил ты страстной девы</text:p>
      <text:p text:style-name="Обычный"><text:s text:c="24"/>Иноплеменные слова.</text:p>
      <text:p text:style-name="Обычный"><text:s text:c="24"/>Где ты? приди: свои права</text:p>
      <text:p text:style-name="Обычный"><text:s text:c="24"/>Передаю тебе с поклоном...</text:p>
      <text:p text:style-name="Обычный"><text:s text:c="24"/>Но посреди печальных скал,</text:p>
      <text:p text:style-name="Обычный"><text:s text:c="24"/>Отвыкнув сердцем от похвал,</text:p>
      <text:p text:style-name="Обычный"><text:s text:c="24"/>Один, под финским небосклоном,</text:p>
      <text:p text:style-name="Обычный"><text:s text:c="24"/>Он бродит, и душа его</text:p>
      <text:p text:style-name="Обычный"><text:s text:c="24"/>Не слышит горя моего.</text:p>
      <text:p text:style-name="Обычный"/>
      <text:p text:style-name="Обычный"><text:s text:c="37"/>XXXI</text:p>
      <text:p text:style-name="Обычный"/>
      <text:p text:style-name="Обычный"><text:s text:c="24"/>Письмо Татьяны предо мною;</text:p>
      <text:p text:style-name="Обычный"><text:s text:c="24"/>Его я свято берегу,</text:p>
      <text:p text:style-name="Обычный"><text:s text:c="24"/>Читаю с тайною тоскою</text:p>
      <text:p text:style-name="Обычный"><text:s text:c="24"/>И начитаться не могу.</text:p>
      <text:p text:style-name="Обычный"><text:s text:c="24"/>Кто ей внушал и эту нежность,</text:p>
      <text:p text:style-name="Обычный"><text:s text:c="24"/>И слов любезную небрежность?</text:p>
      <text:p text:style-name="Обычный"><text:s text:c="24"/>Кто ей внушал умильный вздор,</text:p>
      <text:p text:style-name="Обычный"><text:s text:c="24"/>Безумный сердца разговор,</text:p>
      <text:p text:style-name="Обычный"><text:s text:c="24"/>И увлекательный и вредный?</text:p>
      <text:p text:style-name="Обычный"><text:s text:c="24"/>Я не могу понять. Но вот</text:p>
      <text:p text:style-name="Обычный"><text:s text:c="24"/>Неполный, слабый перевод,</text:p>
      <text:p text:style-name="Обычный"><text:s text:c="24"/>С живой картины список бледный</text:p>
      <text:p text:style-name="Обычный"><text:s text:c="24"/>Или разыгранный Фрейшиц</text:p>
      <text:p text:style-name="Обычный"><text:s text:c="24"/>Перстами робких учениц:</text:p>
      <text:p text:style-name="Обычный"/>
      <text:p text:style-name="Обычный"><text:s text:c="27"/>Письмо Татьяны к Онегину</text:p>
      <text:p text:style-name="Обычный"/>
      <text:p text:style-name="Обычный"><text:s text:c="24"/>Я к вам пишу - чего же боле?</text:p>
      <text:p text:style-name="Обычный"><text:s text:c="24"/>Что я могу еще сказать?</text:p>
      <text:p text:style-name="Обычный"><text:s text:c="24"/>Теперь, я знаю, в вашей воле</text:p>
      <text:p text:style-name="Обычный"><text:s text:c="24"/>Меня презреньем наказать.</text:p>
      <text:p text:style-name="Обычный"><text:s text:c="24"/>Но вы, к моей несчастной доле</text:p>
      <text:p text:style-name="Обычный"><text:s text:c="24"/>Хоть каплю жалости храня,</text:p>
      <text:p text:style-name="Обычный"><text:s text:c="24"/>Вы не оставите меня.</text:p>
      <text:p text:style-name="Обычный"><text:s text:c="24"/>Сначала я молчать хотела;</text:p>
      <text:p text:style-name="Обычный"><text:s text:c="24"/>Поверьте: моего стыда</text:p>
      <text:p text:style-name="Обычный"><text:s text:c="24"/>Вы не узнали б никогда,</text:p>
      <text:p text:style-name="Обычный"><text:s text:c="24"/>Когда б надежду я имела</text:p>
      <text:p text:style-name="Обычный"><text:s text:c="24"/>Хоть редко, хоть в неделю раз</text:p>
      <text:p text:style-name="Обычный"><text:s text:c="24"/>В деревне нашей видеть вас,</text:p>
      <text:p text:style-name="Обычный"><text:s text:c="24"/>Чтоб только слышать ваши речи,</text:p>
      <text:p text:style-name="Обычный"><text:s text:c="24"/>Вам слово молвить, и потом</text:p>
      <text:p text:style-name="Обычный"><text:s text:c="24"/>Все думать, думать об одном</text:p>
      <text:p text:style-name="Обычный"><text:s text:c="24"/>И день и ночь до новой встречи.</text:p>
      <text:p text:style-name="Обычный"><text:s text:c="24"/>Но, говорят, вы нелюдим;</text:p>
      <text:p text:style-name="Обычный"><text:s text:c="24"/>В глуши, в деревне все вам скучно,</text:p>
      <text:p text:style-name="Обычный"><text:s text:c="24"/>А мы... ничем мы не блестим,</text:p>
      <text:p text:style-name="Обычный"><text:s text:c="24"/>Хоть вам и рады простодушно.</text:p>
      <text:p text:style-name="Обычный"/>
      <text:p text:style-name="Обычный"><text:s text:c="24"/>Зачем вы посетили нас?</text:p>
      <text:p text:style-name="Обычный"><text:s text:c="24"/>В глуши забытого селенья</text:p>
      <text:p text:style-name="Обычный"><text:s text:c="24"/>Я никогда не знала б вас,</text:p>
      <text:p text:style-name="Обычный"><text:s text:c="24"/>Не знала б горького мученья.</text:p>
      <text:p text:style-name="Обычный"><text:s text:c="24"/>Души неопытной волненья</text:p>
      <text:p text:style-name="Обычный"><text:s text:c="24"/>Смирив со временем (как знать?),</text:p>
      <text:p text:style-name="Обычный"><text:s text:c="24"/>По сердцу я нашла бы друга,</text:p>
      <text:p text:style-name="Обычный"><text:s text:c="24"/>Была бы верная супруга</text:p>
      <text:p text:style-name="Обычный"><text:s text:c="24"/>И добродетельная мать.</text:p>
      <text:p text:style-name="Обычный"/>
      <text:p text:style-name="Обычный"><text:s text:c="24"/>Другой!.. Нет, никому на свете</text:p>
      <text:p text:style-name="Обычный"><text:s text:c="24"/>Не отдала бы сердца я!</text:p>
      <text:p text:style-name="Обычный"><text:s text:c="24"/>То в вышнем суждено совете...</text:p>
      <text:p text:style-name="Обычный"><text:s text:c="24"/>То воля неба: я твоя;</text:p>
      <text:p text:style-name="Обычный"><text:s text:c="24"/>Вся жизнь моя была залогом</text:p>
      <text:p text:style-name="Обычный"><text:s text:c="24"/>Свиданья верного с тобой;</text:p>
      <text:p text:style-name="Обычный"><text:s text:c="24"/>Я знаю, ты мне послан богом,</text:p>
      <text:p text:style-name="Обычный"><text:s text:c="24"/>До гроба ты хранитель мой...</text:p>
      <text:p text:style-name="Обычный"><text:s text:c="24"/>Ты в сновиденьях мне являлся</text:p>
      <text:p text:style-name="Обычный"><text:s text:c="24"/>Незримый, ты мне был уж мил,</text:p>
      <text:p text:style-name="Обычный"><text:s text:c="24"/>Твой чудный взгляд меня томил,</text:p>
      <text:p text:style-name="Обычный"><text:s text:c="24"/>В душе твой голос раздавался</text:p>
      <text:p text:style-name="Обычный"><text:s text:c="24"/>Давно... нет, это был не сон!</text:p>
      <text:p text:style-name="Обычный"><text:s text:c="24"/>Ты чуть вошел, я вмиг узнала,</text:p>
      <text:p text:style-name="Обычный"><text:s text:c="24"/>Вся обомлела, запылала</text:p>
      <text:p text:style-name="Обычный"><text:s text:c="24"/>И в мыслях молвила: вот он!</text:p>
      <text:p text:style-name="Обычный"><text:s text:c="24"/>Не правда ль? я тебя слыхала:</text:p>
      <text:p text:style-name="Обычный"><text:s text:c="24"/>Ты говорил со мной в тиши,</text:p>
      <text:p text:style-name="Обычный"><text:s text:c="24"/>Когда я бедным помогала</text:p>
      <text:p text:style-name="Обычный"><text:s text:c="24"/>Или молитвой услаждала</text:p>
      <text:p text:style-name="Обычный"><text:s text:c="24"/>Тоску волнуемой души?</text:p>
      <text:p text:style-name="Обычный"><text:s text:c="24"/>И в это самое мгновенье</text:p>
      <text:p text:style-name="Обычный"><text:s text:c="24"/>Не ты ли, милое виденье,</text:p>
      <text:p text:style-name="Обычный"><text:s text:c="24"/>В прозрачной темноте мелькнул,</text:p>
      <text:p text:style-name="Обычный"><text:s text:c="24"/>Приникнул тихо к изголовью?</text:p>
      <text:p text:style-name="Обычный"><text:s text:c="24"/>Не ты ль, с отрадой и любовью,</text:p>
      <text:p text:style-name="Обычный"><text:s text:c="24"/>Слова надежды мне шепнул?</text:p>
      <text:p text:style-name="Обычный"><text:s text:c="24"/>Кто ты, мой ангел ли хранитель,</text:p>
      <text:p text:style-name="Обычный"><text:s text:c="24"/>Или коварный искуситель:</text:p>
      <text:p text:style-name="Обычный"><text:s text:c="24"/>Мои сомненья разреши.</text:p>
      <text:p text:style-name="Обычный"><text:s text:c="24"/>Быть может, это все пустое,</text:p>
      <text:p text:style-name="Обычный"><text:s text:c="24"/>Обман неопытной души!</text:p>
      <text:p text:style-name="Обычный"><text:s text:c="24"/>И суждено совсем иное...</text:p>
      <text:p text:style-name="Обычный"><text:s text:c="24"/>Но так и быть! Судьбу мою</text:p>
      <text:p text:style-name="Обычный"><text:s text:c="24"/>Отныне я тебе вручаю,</text:p>
      <text:p text:style-name="Обычный"><text:s text:c="24"/>Перед тобою слезы лью,</text:p>
      <text:p text:style-name="Обычный"><text:s text:c="24"/>Твоей защиты умоляю...</text:p>
      <text:p text:style-name="Обычный"><text:s text:c="24"/>Вообрази: я здесь одна,</text:p>
      <text:p text:style-name="Обычный"><text:s text:c="24"/>Никто меня не понимает,</text:p>
      <text:p text:style-name="Обычный"><text:s text:c="24"/>Рассудок мой изнемогает,</text:p>
      <text:p text:style-name="Обычный"><text:s text:c="24"/>И молча гибнуть я должна.</text:p>
      <text:p text:style-name="Обычный"><text:s text:c="24"/>Я жду тебя: единым взором</text:p>
      <text:p text:style-name="Обычный"><text:s text:c="24"/>Надежды сердца оживи</text:p>
      <text:p text:style-name="Обычный"><text:s text:c="24"/>Иль сон тяжелый перерви,</text:p>
      <text:p text:style-name="Обычный"><text:s text:c="24"/>Увы, заслуженным укором!</text:p>
      <text:p text:style-name="Обычный"/>
      <text:p text:style-name="Обычный"><text:s text:c="24"/>Кончаю! Страшно перечесть...</text:p>
      <text:p text:style-name="Обычный"><text:s text:c="24"/>Стыдом и страхом замираю...</text:p>
      <text:p text:style-name="Обычный"><text:s text:c="24"/>Но мне порукой ваша честь,</text:p>
      <text:p text:style-name="Обычный"><text:s text:c="24"/>И смело ей себя вверяю...</text:p>
      <text:p text:style-name="Обычный"/>
      <text:p text:style-name="Обычный"><text:s text:c="36"/>XXXII</text:p>
      <text:p text:style-name="Обычный"/>
      <text:p text:style-name="Обычный"><text:s text:c="24"/>Татьяна то вздохнет, то охнет;</text:p>
      <text:p text:style-name="Обычный"><text:s text:c="24"/>Письмо дрожит в ее руке;</text:p>
      <text:p text:style-name="Обычный"><text:s text:c="24"/>Облатка розовая сохнет</text:p>
      <text:p text:style-name="Обычный"><text:s text:c="24"/>На воспаленном языке.</text:p>
      <text:p text:style-name="Обычный"><text:s text:c="24"/>К плечу головушкой склонилась,</text:p>
      <text:p text:style-name="Обычный"><text:s text:c="24"/>Сорочка легкая спустилась</text:p>
      <text:p text:style-name="Обычный"><text:s text:c="24"/>С ее прелестного плеча...</text:p>
      <text:p text:style-name="Обычный"><text:s text:c="24"/>Но вот уж лунного луча</text:p>
      <text:p text:style-name="Обычный"><text:s text:c="24"/>Сиянье гаснет. Там долина</text:p>
      <text:p text:style-name="Обычный"><text:s text:c="24"/>Сквозь пар яснеет. Там поток</text:p>
      <text:p text:style-name="Обычный"><text:s text:c="24"/>Засеребрился; там рожок</text:p>
      <text:p text:style-name="Обычный"><text:s text:c="24"/>Пастуший будит селянина.</text:p>
      <text:p text:style-name="Обычный"><text:s text:c="24"/>Вот утро: встали все давно,</text:p>
      <text:p text:style-name="Обычный"><text:s text:c="24"/>Моей Татьяне все равно.</text:p>
      <text:p text:style-name="Обычный"/>
      <text:p text:style-name="Обычный"><text:s text:c="36"/>XXXIII</text:p>
      <text:p text:style-name="Обычный"/>
      <text:p text:style-name="Обычный"><text:s text:c="24"/>Она зари не замечает,</text:p>
      <text:p text:style-name="Обычный"><text:s text:c="24"/>Сидит с поникшею главой</text:p>
      <text:p text:style-name="Обычный"><text:s text:c="24"/>И на письмо не напирает</text:p>
      <text:p text:style-name="Обычный"><text:s text:c="24"/>Своей печати вырезной.</text:p>
      <text:p text:style-name="Обычный"><text:s text:c="24"/>Но, дверь тихонько отпирая,</text:p>
      <text:p text:style-name="Обычный"><text:s text:c="24"/>Уж ей Филипьевна седая</text:p>
      <text:p text:style-name="Обычный"><text:s text:c="24"/>Приносит на подносе чай.</text:p>
      <text:p text:style-name="Обычный"><text:s text:c="24"/>"Пора, дитя мое, вставай:</text:p>
      <text:p text:style-name="Обычный"><text:s text:c="24"/>Да ты, красавица, готова!</text:p>
      <text:p text:style-name="Обычный"><text:s text:c="24"/>О пташка ранняя моя!</text:p>
      <text:p text:style-name="Обычный"><text:s text:c="24"/>Вечор уж как боялась я!</text:p>
      <text:p text:style-name="Обычный"><text:s text:c="24"/>Да, слава богу, ты здорова!</text:p>
      <text:p text:style-name="Обычный"><text:s text:c="24"/>Тоски ночной и следу нет,</text:p>
      <text:p text:style-name="Обычный"><text:s text:c="24"/>Лицо твое как маков цвет".</text:p>
      <text:p text:style-name="Обычный"/>
      <text:p text:style-name="Обычный"><text:s text:c="36"/>XXXIV</text:p>
      <text:p text:style-name="Обычный"/>
      <text:p text:style-name="Обычный"><text:s text:c="24"/>- Ах! няня, сделай одолженье. -</text:p>
      <text:p text:style-name="Обычный"><text:s text:c="24"/>"Изволь, родная, прикажи".</text:p>
      <text:p text:style-name="Обычный"><text:s text:c="24"/>- Не думай... право... подозренье...</text:p>
      <text:p text:style-name="Обычный"><text:s text:c="24"/>Но видишь... ах! не откажи. -</text:p>
      <text:p text:style-name="Обычный"><text:s text:c="24"/>"Мой друг, вот бог тебе порука".</text:p>
      <text:p text:style-name="Обычный"><text:s text:c="24"/>- Итак, пошли тихонько внука</text:p>
      <text:p text:style-name="Обычный"><text:s text:c="24"/>С запиской этой к О... к тому...</text:p>
      <text:p text:style-name="Обычный"><text:s text:c="24"/>К соседу... да велеть ему,</text:p>
      <text:p text:style-name="Обычный"><text:s text:c="24"/>Чтоб он не говорил ни слова,</text:p>
      <text:p text:style-name="Обычный"><text:s text:c="24"/>Чтоб он не называл меня... -</text:p>
      <text:p text:style-name="Обычный"><text:s text:c="24"/>"Кому же, милая моя?</text:p>
      <text:p text:style-name="Обычный"><text:s text:c="24"/>Я нынче стала бестолкова.</text:p>
      <text:p text:style-name="Обычный"><text:s text:c="24"/>Кругом соседей много есть;</text:p>
      <text:p text:style-name="Обычный"><text:s text:c="24"/>Куда мне их и перечесть".</text:p>
      <text:p text:style-name="Обычный"/>
      <text:p text:style-name="Обычный"><text:s text:c="37"/>XXXV</text:p>
      <text:p text:style-name="Обычный"/>
      <text:p text:style-name="Обычный"><text:s text:c="24"/>- Как недогадлива ты, няня! -</text:p>
      <text:p text:style-name="Обычный"><text:s text:c="24"/>"Сердечный друг, уж я стара,</text:p>
      <text:p text:style-name="Обычный"><text:s text:c="24"/>Стара; тупеет разум, Таня;</text:p>
      <text:p text:style-name="Обычный"><text:s text:c="24"/>А то, бывало, я востра,</text:p>
      <text:p text:style-name="Обычный"><text:s text:c="24"/>Бывало, слово барской воли..."</text:p>
      <text:p text:style-name="Обычный"><text:s text:c="24"/>- Ах, няня, няня! до того ли?</text:p>
      <text:p text:style-name="Обычный"><text:s text:c="24"/>Что нужды мне в твоем уме?</text:p>
      <text:p text:style-name="Обычный"><text:s text:c="24"/>Ты видишь, дело о письме</text:p>
      <text:p text:style-name="Обычный"><text:s text:c="24"/>К Онегину. - "Ну, дело, дело.</text:p>
      <text:p text:style-name="Обычный"><text:s text:c="24"/>Не гневайся, душа моя,</text:p>
      <text:p text:style-name="Обычный"><text:s text:c="24"/>Ты знаешь, непонятна я...</text:p>
      <text:p text:style-name="Обычный"><text:s text:c="24"/>Да что ж ты снова побледнела?"</text:p>
      <text:p text:style-name="Обычный"><text:s text:c="24"/>- Так, няня, право ничего.</text:p>
      <text:p text:style-name="Обычный"><text:s text:c="24"/>Пошли же внука своего.</text:p>
      <text:p text:style-name="Обычный"/>
      <text:p text:style-name="Обычный"><text:s text:c="36"/>XXXVI</text:p>
      <text:p text:style-name="Обычный"/>
      <text:p text:style-name="Обычный"><text:s text:c="24"/>Но день протек, и нет ответа.</text:p>
      <text:p text:style-name="Обычный"><text:s text:c="24"/>Другой настал: все нет как нет.</text:p>
      <text:p text:style-name="Обычный"><text:s text:c="24"/>Бледна, как тень, с утра одета,</text:p>
      <text:p text:style-name="Обычный"><text:s text:c="24"/>Татьяна ждет: когда ж ответ?</text:p>
      <text:p text:style-name="Обычный"><text:s text:c="24"/>Приехал Ольгин обожатель.</text:p>
      <text:p text:style-name="Обычный"><text:s text:c="24"/>"Скажите: где же ваш приятель? -</text:p>
      <text:p text:style-name="Обычный"><text:s text:c="24"/>Ему вопрос хозяйки был. -</text:p>
      <text:p text:style-name="Обычный"><text:s text:c="24"/>Он что-то нас совсем забыл".</text:p>
      <text:p text:style-name="Обычный"><text:s text:c="24"/>Татьяна, вспыхнув, задрожала.</text:p>
      <text:p text:style-name="Обычный"><text:s text:c="24"/>- Сегодня быть он обещал, -</text:p>
      <text:p text:style-name="Обычный"><text:s text:c="24"/>Старушке Ленский отвечал, -</text:p>
      <text:p text:style-name="Обычный"><text:s text:c="24"/>Да, видно, почта задержала. -</text:p>
      <text:p text:style-name="Обычный"><text:s text:c="24"/>Татьяна потупила взор,</text:p>
      <text:p text:style-name="Обычный"><text:s text:c="24"/>Как будто слыша злой укор.</text:p>
      <text:p text:style-name="Обычный"/>
      <text:p text:style-name="Обычный"><text:s text:c="36"/>XXXVII</text:p>
      <text:p text:style-name="Обычный"/>
      <text:p text:style-name="Обычный"><text:s text:c="24"/>Смеркалось; на столе, блистая,</text:p>
      <text:p text:style-name="Обычный"><text:s text:c="24"/>Шипел вечерний самовар,</text:p>
      <text:p text:style-name="Обычный"><text:s text:c="24"/>Китайский чайник нагревая;</text:p>
      <text:p text:style-name="Обычный"><text:s text:c="24"/>Под ним клубился легкий пар.</text:p>
      <text:p text:style-name="Обычный"><text:s text:c="24"/>Разлитый Ольгиной рукою,</text:p>
      <text:p text:style-name="Обычный"><text:s text:c="24"/>По чашкам темною струею</text:p>
      <text:p text:style-name="Обычный"><text:s text:c="24"/>Уже душистый чай бежал,</text:p>
      <text:p text:style-name="Обычный"><text:s text:c="24"/>И сливки мальчик подавал;</text:p>
      <text:p text:style-name="Обычный"><text:s text:c="24"/>Татьяна пред окном стояла,</text:p>
      <text:p text:style-name="Обычный"><text:s text:c="24"/>На стекла хладные дыша,</text:p>
      <text:p text:style-name="Обычный"><text:s text:c="24"/>Задумавшись, моя душа,</text:p>
      <text:p text:style-name="Обычный"><text:s text:c="24"/>Прелестным пальчиком писала</text:p>
      <text:p text:style-name="Обычный"><text:s text:c="24"/>На отуманенном стекле</text:p>
      <text:p text:style-name="Обычный"><text:s text:c="24"/>Заветный вензель О да Е.</text:p>
      <text:p text:style-name="Обычный"/>
      <text:p text:style-name="Обычный"><text:s text:c="35"/>XXXVIII</text:p>
      <text:p text:style-name="Обычный"/>
      <text:p text:style-name="Обычный"><text:s text:c="24"/>И между тем душа в ней ныла,</text:p>
      <text:p text:style-name="Обычный"><text:s text:c="24"/>И слез был полон томный взор.</text:p>
      <text:p text:style-name="Обычный"><text:s text:c="24"/>Вдруг топот!.. кровь ее застыла.</text:p>
      <text:p text:style-name="Обычный"><text:s text:c="24"/>Вот ближе! скачут... и на двор</text:p>
      <text:p text:style-name="Обычный"><text:s text:c="24"/>Евгений! "Ах!" - и легче тени</text:p>
      <text:p text:style-name="Обычный"><text:s text:c="24"/>Татьяна прыг в другие сени,</text:p>
      <text:p text:style-name="Обычный"><text:s text:c="24"/>С крыльца на двор, и прямо в сад,</text:p>
      <text:p text:style-name="Обычный"><text:s text:c="24"/>Летит, летит; взглянуть назад</text:p>
      <text:p text:style-name="Обычный"><text:s text:c="24"/>Не смеет; мигом обежала</text:p>
      <text:p text:style-name="Обычный"><text:s text:c="24"/>Куртины, мостики, лужок,</text:p>
      <text:p text:style-name="Обычный"><text:s text:c="24"/>Аллею к озеру, лесок,</text:p>
      <text:p text:style-name="Обычный"><text:s text:c="24"/>Кусты сирен переломала,</text:p>
      <text:p text:style-name="Обычный"><text:s text:c="24"/>По цветникам летя к ручью.</text:p>
      <text:p text:style-name="Обычный"><text:s text:c="24"/>И, задыхаясь, на скамью</text:p>
      <text:p text:style-name="Обычный"/>
      <text:p text:style-name="Обычный"><text:s text:c="36"/>XXXIX</text:p>
      <text:p text:style-name="Обычный"/>
      <text:p text:style-name="Обычный"><text:s text:c="24"/>Упала...</text:p>
      <text:p text:style-name="Обычный"><text:s text:c="28"/>"Здесь он! здесь Евгений!</text:p>
      <text:p text:style-name="Обычный"><text:s text:c="24"/>О боже! что подумал он!"</text:p>
      <text:p text:style-name="Обычный"><text:s text:c="24"/>В ней сердце, полное мучений,</text:p>
      <text:p text:style-name="Обычный"><text:s text:c="24"/>Хранит надежды темный сон;</text:p>
      <text:p text:style-name="Обычный"><text:s text:c="24"/>Она дрожит и жаром пышет,</text:p>
      <text:p text:style-name="Обычный"><text:s text:c="24"/>И ждет: нейдет ли? Но не слышит.</text:p>
      <text:p text:style-name="Обычный"><text:s text:c="24"/>В саду служанки, на грядах,</text:p>
      <text:p text:style-name="Обычный"><text:s text:c="24"/>Сбирали ягоду в кустах</text:p>
      <text:p text:style-name="Обычный"><text:s text:c="24"/>И хором по наказу пели</text:p>
      <text:p text:style-name="Обычный"><text:s text:c="24"/>(Наказ, основанный на том,</text:p>
      <text:p text:style-name="Обычный"><text:s text:c="24"/>Чтоб барской ягоды тайком</text:p>
      <text:p text:style-name="Обычный"><text:s text:c="24"/>Уста лукавые не ели</text:p>
      <text:p text:style-name="Обычный"><text:s text:c="24"/>И пеньем были заняты:</text:p>
      <text:p text:style-name="Обычный"><text:s text:c="24"/>Затея сельской остроты!)</text:p>
      <text:p text:style-name="Обычный"/>
      <text:p text:style-name="Обычный"><text:s text:c="32"/>Песня девушек</text:p>
      <text:p text:style-name="Обычный"/>
      <text:p text:style-name="Обычный"><text:s text:c="27"/>Девицы, красавицы,</text:p>
      <text:p text:style-name="Обычный"><text:s text:c="27"/>Душеньки, подруженьки,</text:p>
      <text:p text:style-name="Обычный"><text:s text:c="27"/>Разыграйтесь девицы,</text:p>
      <text:p text:style-name="Обычный"><text:s text:c="27"/>Разгуляйтесь, милые!</text:p>
      <text:p text:style-name="Обычный"><text:s text:c="27"/>Затяните песенку,</text:p>
      <text:p text:style-name="Обычный"><text:s text:c="27"/>Песенку заветную,</text:p>
      <text:p text:style-name="Обычный"><text:s text:c="27"/>Заманите молодца</text:p>
      <text:p text:style-name="Обычный"><text:s text:c="27"/>К хороводу нашему,</text:p>
      <text:p text:style-name="Обычный"><text:s text:c="27"/>Как заманим молодца,</text:p>
      <text:p text:style-name="Обычный"><text:s text:c="27"/>Как завидим издали,</text:p>
      <text:p text:style-name="Обычный"><text:s text:c="27"/>Разбежимтесь, милые,</text:p>
      <text:p text:style-name="Обычный"><text:s text:c="27"/>Закидаем вишеньем,</text:p>
      <text:p text:style-name="Обычный"><text:s text:c="27"/>Вишеньем, малиною,</text:p>
      <text:p text:style-name="Обычный"><text:s text:c="27"/>Красною смородиной.</text:p>
      <text:p text:style-name="Обычный"><text:s text:c="27"/>Не ходи подслушивать</text:p>
      <text:p text:style-name="Обычный"><text:s text:c="27"/>Песенки заветные,</text:p>
      <text:p text:style-name="Обычный"><text:s text:c="27"/>Не ходи подсматривать</text:p>
      <text:p text:style-name="Обычный"><text:s text:c="27"/>Игры наши девичьи.</text:p>
      <text:p text:style-name="Обычный"/>
      <text:p text:style-name="Обычный"><text:s text:c="38"/>ХL</text:p>
      <text:p text:style-name="Обычный"/>
      <text:p text:style-name="Обычный"><text:s text:c="24"/>Они поют, и, с небреженьем</text:p>
      <text:p text:style-name="Обычный"><text:s text:c="24"/>Внимая звонкий голос их,</text:p>
      <text:p text:style-name="Обычный"><text:s text:c="24"/>Ждала Татьяна с нетерпеньем,</text:p>
      <text:p text:style-name="Обычный"><text:s text:c="24"/>Чтоб трепет сердца в ней затих,</text:p>
      <text:p text:style-name="Обычный"><text:s text:c="24"/>Чтобы прошло ланит пыланье.</text:p>
      <text:p text:style-name="Обычный"><text:s text:c="24"/>Но в персях то же трепетанье,</text:p>
      <text:p text:style-name="Обычный"><text:s text:c="24"/>И не проходит жар ланит,</text:p>
      <text:p text:style-name="Обычный"><text:s text:c="24"/>Но ярче, ярче лишь горит...</text:p>
      <text:p text:style-name="Обычный"><text:s text:c="24"/>Так бедный мотылек и блещет</text:p>
      <text:p text:style-name="Обычный"><text:s text:c="24"/>И бьется радужным крылом,</text:p>
      <text:p text:style-name="Обычный"><text:s text:c="24"/>Плененный школьным шалуном;</text:p>
      <text:p text:style-name="Обычный"><text:s text:c="24"/>Так зайчик в озими трепещет,</text:p>
      <text:p text:style-name="Обычный"><text:s text:c="24"/>Увидя вдруг издалека</text:p>
      <text:p text:style-name="Обычный"><text:s text:c="24"/>В кусты припадшего стрелка.</text:p>
      <text:p text:style-name="Обычный"/>
      <text:p text:style-name="Обычный"><text:s text:c="37"/>ХLI</text:p>
      <text:p text:style-name="Обычный"/>
      <text:p text:style-name="Обычный"><text:s text:c="24"/>Но наконец она вздохнула</text:p>
      <text:p text:style-name="Обычный"><text:s text:c="24"/>И встала со скамьи своей;</text:p>
      <text:p text:style-name="Обычный"><text:s text:c="24"/>Пошла, но только повернула</text:p>
      <text:p text:style-name="Обычный"><text:s text:c="24"/>В аллею, прямо перед ней,</text:p>
      <text:p text:style-name="Обычный"><text:s text:c="24"/>Блистая взорами, Евгений</text:p>
      <text:p text:style-name="Обычный"><text:s text:c="24"/>Стоит подобно грозной тени,</text:p>
      <text:p text:style-name="Обычный"><text:s text:c="24"/>И, как огнем обожжена,</text:p>
      <text:p text:style-name="Обычный"><text:s text:c="24"/>Остановилася она.</text:p>
      <text:p text:style-name="Обычный"><text:s text:c="24"/>Но следствия нежданной встречи</text:p>
      <text:p text:style-name="Обычный"><text:s text:c="24"/>Сегодня, милые друзья,</text:p>
      <text:p text:style-name="Обычный"><text:s text:c="24"/>Пересказать не в силах я;</text:p>
      <text:p text:style-name="Обычный"><text:s text:c="24"/>Мне должно после долгой речи</text:p>
      <text:p text:style-name="Обычный"><text:s text:c="24"/>И погулять и отдохнуть:</text:p>
      <text:p text:style-name="Обычный"><text:s text:c="24"/>Докончу после как-нибудь.</text:p>
      <text:p text:style-name="Обычный"/>
      <text:p text:style-name="Обычный"><text:s text:c="31"/>ГЛАВА ЧЕТВЕРТАЯ</text:p>
      <text:p text:style-name="Обычный"/>
      <text:p text:style-name="Обычный"><text:s text:c="38"/><text:span text:style-name="T11">La morale est dans la nature des choses.</text:span></text:p>
      <text:p text:style-name="Обычный"><text:span text:style-name="T12"><text:s text:c="71"/></text:span>Necker.</text:p>
      <text:p text:style-name="Обычный"/>
      <text:p text:style-name="Обычный"><text:s text:c="28"/>I. II. III. IV. V. VI.</text:p>
      <text:p text:style-name="Обычный"/>
      <text:p text:style-name="Обычный"><text:s text:c="37"/>VII</text:p>
      <text:p text:style-name="Обычный"/>
      <text:p text:style-name="Обычный"><text:s text:c="24"/>Чем меньше женщину мы любим,</text:p>
      <text:p text:style-name="Обычный"><text:s text:c="24"/>Тем легче нравимся мы ей</text:p>
      <text:p text:style-name="Обычный"><text:s text:c="24"/>И тем ее вернее губим</text:p>
      <text:p text:style-name="Обычный"><text:s text:c="24"/>Средь обольстительных сетей.</text:p>
      <text:p text:style-name="Обычный"><text:s text:c="24"/>Разврат, бывало, хладнокровный</text:p>
      <text:p text:style-name="Обычный"><text:s text:c="24"/>Наукой славился любовной,</text:p>
      <text:p text:style-name="Обычный"><text:s text:c="24"/>Сам о себе везде трубя</text:p>
      <text:p text:style-name="Обычный"><text:s text:c="24"/>И наслаждаясь не любя.</text:p>
      <text:p text:style-name="Обычный"><text:s text:c="24"/>Но эта важная забава</text:p>
      <text:p text:style-name="Обычный"><text:s text:c="24"/>Достойна старых обезьян</text:p>
      <text:p text:style-name="Обычный"><text:s text:c="24"/>Хваленых дедовских времян:</text:p>
      <text:p text:style-name="Обычный"><text:s text:c="24"/>Ловласов обветшала слава</text:p>
      <text:p text:style-name="Обычный"><text:s text:c="24"/>Со славой красных каблуков</text:p>
      <text:p text:style-name="Обычный"><text:s text:c="24"/>И величавых париков.</text:p>
      <text:p text:style-name="Обычный"/>
      <text:p text:style-name="Обычный"><text:s text:c="37"/>VIII</text:p>
      <text:p text:style-name="Обычный"/>
      <text:p text:style-name="Обычный"><text:s text:c="24"/>Кому не скучно лицемерить,</text:p>
      <text:p text:style-name="Обычный"><text:s text:c="24"/>Различно повторять одно,</text:p>
      <text:p text:style-name="Обычный"><text:s text:c="24"/>Стараться важно в том уверить,</text:p>
      <text:p text:style-name="Обычный"><text:s text:c="24"/>В чем все уверены давно,</text:p>
      <text:p text:style-name="Обычный"><text:s text:c="24"/>Все те же слышать возраженья,</text:p>
      <text:p text:style-name="Обычный"><text:s text:c="24"/>Уничтожать предрассужденья,</text:p>
      <text:p text:style-name="Обычный"><text:s text:c="24"/>Которых не было и нет</text:p>
      <text:p text:style-name="Обычный"><text:s text:c="24"/>У девочки в тринадцать лет!</text:p>
      <text:p text:style-name="Обычный"><text:s text:c="24"/>Кого не утомят угрозы,</text:p>
      <text:p text:style-name="Обычный"><text:s text:c="24"/>Моленья, клятвы, мнимый страх,</text:p>
      <text:p text:style-name="Обычный"><text:s text:c="24"/>Записки на шести листах,</text:p>
      <text:p text:style-name="Обычный"><text:s text:c="24"/>Обманы, сплетни, кольцы, слезы,</text:p>
      <text:p text:style-name="Обычный"><text:s text:c="24"/>Надзоры теток, матерей</text:p>
      <text:p text:style-name="Обычный"><text:s text:c="24"/>И дружба тяжкая мужей!</text:p>
      <text:p text:style-name="Обычный"/>
      <text:p text:style-name="Обычный"><text:s text:c="38"/>IX</text:p>
      <text:p text:style-name="Обычный"/>
      <text:p text:style-name="Обычный"><text:s text:c="24"/>Так точно думал мой Евгений.</text:p>
      <text:p text:style-name="Обычный"><text:s text:c="24"/>Он в первой юности своей</text:p>
      <text:p text:style-name="Обычный"><text:s text:c="24"/>Был жертвой бурных заблуждений</text:p>
      <text:p text:style-name="Обычный"><text:s text:c="24"/>И необузданных страстей.</text:p>
      <text:p text:style-name="Обычный"><text:s text:c="24"/>Привычкой жизни избалован,</text:p>
      <text:p text:style-name="Обычный"><text:s text:c="24"/>Одним на время очарован,</text:p>
      <text:p text:style-name="Обычный"><text:s text:c="24"/>Разочарованный другим,</text:p>
      <text:p text:style-name="Обычный"><text:s text:c="24"/>Желаньем медленно томим,</text:p>
      <text:p text:style-name="Обычный"><text:s text:c="24"/>Томим и ветреным успехом,</text:p>
      <text:p text:style-name="Обычный"><text:s text:c="24"/>Внимая в шуме и в тиши</text:p>
      <text:p text:style-name="Обычный"><text:s text:c="24"/>Роптанье вечное души,</text:p>
      <text:p text:style-name="Обычный"><text:s text:c="24"/>Зевоту подавляя смехом:</text:p>
      <text:p text:style-name="Обычный"><text:s text:c="24"/>Вот как убил он восемь лет,</text:p>
      <text:p text:style-name="Обычный"><text:s text:c="24"/>Утратя жизни лучший цвет.</text:p>
      <text:p text:style-name="Обычный"/>
      <text:p text:style-name="Обычный"><text:s text:c="38"/>X</text:p>
      <text:p text:style-name="Обычный"/>
      <text:p text:style-name="Обычный"><text:s text:c="24"/>В красавиц он уж не влюблялся,</text:p>
      <text:p text:style-name="Обычный"><text:s text:c="24"/>А волочился как-нибудь;</text:p>
      <text:p text:style-name="Обычный"><text:s text:c="24"/>Откажут - мигом утешался;</text:p>
      <text:p text:style-name="Обычный"><text:s text:c="24"/>Изменят - рад был отдохнуть.</text:p>
      <text:p text:style-name="Обычный"><text:s text:c="24"/>Он их искал без упоенья,</text:p>
      <text:p text:style-name="Обычный"><text:s text:c="24"/>А оставлял без сожаленья,</text:p>
      <text:p text:style-name="Обычный"><text:s text:c="24"/>Чуть помня их любовь и злость.</text:p>
      <text:p text:style-name="Обычный"><text:s text:c="24"/>Так точно равнодушный гость</text:p>
      <text:p text:style-name="Обычный"><text:s text:c="24"/>На вист вечерний приезжает,</text:p>
      <text:p text:style-name="Обычный"><text:s text:c="24"/>Садится; кончилась игра:</text:p>
      <text:p text:style-name="Обычный"><text:s text:c="24"/>Он уезжает со двора,</text:p>
      <text:p text:style-name="Обычный"><text:s text:c="24"/>Спокойно дома засыпает</text:p>
      <text:p text:style-name="Обычный"><text:s text:c="24"/>И сам не знает поутру,</text:p>
      <text:p text:style-name="Обычный"><text:s text:c="24"/>Куда поедет ввечеру.</text:p>
      <text:p text:style-name="Обычный"/>
      <text:p text:style-name="Обычный"><text:s text:c="38"/>XI</text:p>
      <text:p text:style-name="Обычный"/>
      <text:p text:style-name="Обычный"><text:s text:c="24"/>Но, получив посланье Тани,</text:p>
      <text:p text:style-name="Обычный"><text:s text:c="24"/>Онегин живо тронут был:</text:p>
      <text:p text:style-name="Обычный"><text:s text:c="24"/>Язык девических мечтаний</text:p>
      <text:p text:style-name="Обычный"><text:s text:c="24"/>В нем думы роем возмутил;</text:p>
      <text:p text:style-name="Обычный"><text:s text:c="24"/>И вспомнил он Татьяны милой</text:p>
      <text:p text:style-name="Обычный"><text:s text:c="24"/>И бледный цвет и вид унылый;</text:p>
      <text:p text:style-name="Обычный"><text:s text:c="24"/>И в сладостный, безгрешный сон</text:p>
      <text:p text:style-name="Обычный"><text:s text:c="24"/>Душою погрузился он.</text:p>
      <text:p text:style-name="Обычный"><text:s text:c="24"/>Быть может, чувствий пыл старинный</text:p>
      <text:p text:style-name="Обычный"><text:s text:c="24"/>Им на минуту овладел;</text:p>
      <text:p text:style-name="Обычный"><text:s text:c="24"/>Но обмануть он не хотел</text:p>
      <text:p text:style-name="Обычный"><text:s text:c="24"/>Доверчивость души невинной.</text:p>
      <text:p text:style-name="Обычный"><text:s text:c="24"/>Теперь мы в сад перелетим,</text:p>
      <text:p text:style-name="Обычный"><text:s text:c="24"/>Где встретилась Татьяна с ним.</text:p>
      <text:p text:style-name="Обычный"/>
      <text:p text:style-name="Обычный"><text:s text:c="37"/>XII</text:p>
      <text:p text:style-name="Обычный"/>
      <text:p text:style-name="Обычный"><text:s text:c="24"/>Минуты две они молчали,</text:p>
      <text:p text:style-name="Обычный"><text:s text:c="24"/>Но к ней Онегин подошел</text:p>
      <text:p text:style-name="Обычный"><text:s text:c="24"/>И молвил: "Вы ко мне писали,</text:p>
      <text:p text:style-name="Обычный"><text:s text:c="24"/>Не отпирайтесь. Я прочел</text:p>
      <text:p text:style-name="Обычный"><text:s text:c="24"/>Души доверчивой признанья,</text:p>
      <text:p text:style-name="Обычный"><text:s text:c="24"/>Любви невинной излиянья;</text:p>
      <text:p text:style-name="Обычный"><text:s text:c="24"/>Мне ваша искренность мила;</text:p>
      <text:p text:style-name="Обычный"><text:s text:c="24"/>Она в волненье привела</text:p>
      <text:p text:style-name="Обычный"><text:s text:c="24"/>Давно умолкнувшие чувства;</text:p>
      <text:p text:style-name="Обычный"><text:s text:c="24"/>Но вас хвалить я не хочу;</text:p>
      <text:p text:style-name="Обычный"><text:s text:c="24"/>Я за нее вам отплачу</text:p>
      <text:p text:style-name="Обычный"><text:s text:c="24"/>Признаньем также без искусства;</text:p>
      <text:p text:style-name="Обычный"><text:s text:c="24"/>Примите исповедь мою:</text:p>
      <text:p text:style-name="Обычный"><text:s text:c="24"/>Себя на суд вам отдаю.</text:p>
      <text:p text:style-name="Обычный"/>
      <text:p text:style-name="Обычный"><text:s text:c="37"/>XIII</text:p>
      <text:p text:style-name="Обычный"/>
      <text:p text:style-name="Обычный"><text:s text:c="24"/>Когда бы жизнь домашним кругом</text:p>
      <text:p text:style-name="Обычный"><text:s text:c="24"/>Я ограничить захотел;</text:p>
      <text:p text:style-name="Обычный"><text:s text:c="24"/>Когда б мне быть отцом, супругом</text:p>
      <text:p text:style-name="Обычный"><text:s text:c="24"/>Приятный жребий повелел;</text:p>
      <text:p text:style-name="Обычный"><text:s text:c="24"/>Когда б семейственной картиной</text:p>
      <text:p text:style-name="Обычный"><text:s text:c="24"/>Пленился я хоть миг единый, -</text:p>
      <text:p text:style-name="Обычный"><text:s text:c="24"/>То, верно б, кроме вас одной</text:p>
      <text:p text:style-name="Обычный"><text:s text:c="24"/>Невесты не искал иной.</text:p>
      <text:p text:style-name="Обычный"><text:s text:c="24"/>Скажу без блесток мадригальных:</text:p>
      <text:p text:style-name="Обычный"><text:s text:c="24"/>Нашед мой прежний идеал,</text:p>
      <text:p text:style-name="Обычный"><text:s text:c="24"/>Я, верно б, вас одну избрал</text:p>
      <text:p text:style-name="Обычный"><text:s text:c="24"/>В подруги дней моих печальных,</text:p>
      <text:p text:style-name="Обычный"><text:s text:c="24"/>Всего прекрасного в залог,</text:p>
      <text:p text:style-name="Обычный"><text:s text:c="24"/>И был бы счастлив... сколько мог!</text:p>
      <text:p text:style-name="Обычный"/>
      <text:p text:style-name="Обычный"><text:s text:c="37"/>XIV</text:p>
      <text:p text:style-name="Обычный"/>
      <text:p text:style-name="Обычный"><text:s text:c="24"/>Но я не создан для блаженства;</text:p>
      <text:p text:style-name="Обычный"><text:s text:c="24"/>Ему чужда душа моя;</text:p>
      <text:p text:style-name="Обычный"><text:s text:c="24"/>Напрасны ваши совершенства:</text:p>
      <text:p text:style-name="Обычный"><text:s text:c="24"/>Их вовсе недостоин я.</text:p>
      <text:p text:style-name="Обычный"><text:s text:c="24"/>Поверьте (совесть в том порукой),</text:p>
      <text:p text:style-name="Обычный"><text:s text:c="24"/>Супружество нам будет мукой.</text:p>
      <text:p text:style-name="Обычный"><text:s text:c="24"/>Я, сколько ни любил бы вас,</text:p>
      <text:p text:style-name="Обычный"><text:s text:c="24"/>Привыкнув, разлюблю тотчас;</text:p>
      <text:p text:style-name="Обычный"><text:s text:c="24"/>Начнете плакать: ваши слезы</text:p>
      <text:p text:style-name="Обычный"><text:s text:c="24"/>Не тронут сердца моего,</text:p>
      <text:p text:style-name="Обычный"><text:s text:c="24"/>А будут лишь бесить его.</text:p>
      <text:p text:style-name="Обычный"><text:s text:c="24"/>Судите ж вы, какие розы</text:p>
      <text:p text:style-name="Обычный"><text:s text:c="24"/>Нам заготовит Гименей</text:p>
      <text:p text:style-name="Обычный"><text:s text:c="24"/>И, может быть, на много дней.</text:p>
      <text:p text:style-name="Обычный"/>
      <text:p text:style-name="Обычный"><text:s text:c="38"/>XV</text:p>
      <text:p text:style-name="Обычный"/>
      <text:p text:style-name="Обычный"><text:s text:c="24"/>Что может быть на свете хуже</text:p>
      <text:p text:style-name="Обычный"><text:s text:c="24"/>Семьи, где бедная жена</text:p>
      <text:p text:style-name="Обычный"><text:s text:c="24"/>Грустит о недостойном муже,</text:p>
      <text:p text:style-name="Обычный"><text:s text:c="24"/>И днем и вечером одна;</text:p>
      <text:p text:style-name="Обычный"><text:s text:c="24"/>Где скучный муж, ей цену зная</text:p>
      <text:p text:style-name="Обычный"><text:s text:c="24"/>(Судьбу, однако ж, проклиная),</text:p>
      <text:p text:style-name="Обычный"><text:s text:c="24"/>Всегда нахмурен, молчалив,</text:p>
      <text:p text:style-name="Обычный"><text:s text:c="24"/>Сердит и холодно-ревнив!</text:p>
      <text:p text:style-name="Обычный"><text:s text:c="24"/>Таков я. И того ль искали</text:p>
      <text:p text:style-name="Обычный"><text:s text:c="24"/>Вы чистой, пламенной душой,</text:p>
      <text:p text:style-name="Обычный"><text:s text:c="24"/>Когда с такою простотой,</text:p>
      <text:p text:style-name="Обычный"><text:s text:c="24"/>С таким умом ко мне писали?</text:p>
      <text:p text:style-name="Обычный"><text:s text:c="24"/>Ужели жребий вам такой</text:p>
      <text:p text:style-name="Обычный"><text:s text:c="24"/>Назначен строгою судьбой?</text:p>
      <text:p text:style-name="Обычный"/>
      <text:p text:style-name="Обычный"><text:s text:c="37"/>XVI</text:p>
      <text:p text:style-name="Обычный"/>
      <text:p text:style-name="Обычный"><text:s text:c="24"/>Мечтам и годам нет возврата;</text:p>
      <text:p text:style-name="Обычный"><text:s text:c="24"/>Не обновлю души моей...</text:p>
      <text:p text:style-name="Обычный"><text:s text:c="24"/>Я вас люблю любовью брата</text:p>
      <text:p text:style-name="Обычный"><text:s text:c="24"/>И, может быть, еще нежней.</text:p>
      <text:p text:style-name="Обычный"><text:s text:c="24"/>Послушайте ж меня без гнева:</text:p>
      <text:p text:style-name="Обычный"><text:s text:c="24"/>Сменит не раз младая дева</text:p>
      <text:p text:style-name="Обычный"><text:s text:c="24"/>Мечтами легкие мечты;</text:p>
      <text:p text:style-name="Обычный"><text:s text:c="24"/>Так деревцо свои листы</text:p>
      <text:p text:style-name="Обычный"><text:s text:c="24"/>Меняет с каждою весною.</text:p>
      <text:p text:style-name="Обычный"><text:s text:c="24"/>Так видно небом суждено.</text:p>
      <text:p text:style-name="Обычный"><text:s text:c="24"/>Полюбите вы снова: но...</text:p>
      <text:p text:style-name="Обычный"><text:s text:c="24"/>Учитесь властвовать собою;</text:p>
      <text:p text:style-name="Обычный"><text:s text:c="24"/>Не всякий вас, как я, поймет;</text:p>
      <text:p text:style-name="Обычный"><text:s text:c="24"/>К беде неопытность ведет".</text:p>
      <text:p text:style-name="Обычный"/>
      <text:p text:style-name="Обычный"><text:s text:c="37"/>XVII</text:p>
      <text:p text:style-name="Обычный"/>
      <text:p text:style-name="Обычный"><text:s text:c="24"/>Так проповедовал Евгений.</text:p>
      <text:p text:style-name="Обычный"><text:s text:c="24"/>Сквозь слез не видя ничего,</text:p>
      <text:p text:style-name="Обычный"><text:s text:c="24"/>Едва дыша, без возражений,</text:p>
      <text:p text:style-name="Обычный"><text:s text:c="24"/>Татьяна слушала его.</text:p>
      <text:p text:style-name="Обычный"><text:s text:c="24"/>Он подал руку ей. Печально</text:p>
      <text:p text:style-name="Обычный"><text:s text:c="24"/>(Как говорится, машинально)</text:p>
      <text:p text:style-name="Обычный"><text:s text:c="24"/>Татьяна молча оперлась,</text:p>
      <text:p text:style-name="Обычный"><text:s text:c="24"/>Головкой томною склонясь;</text:p>
      <text:p text:style-name="Обычный"><text:s text:c="24"/>Пошли домой вкруг огорода;</text:p>
      <text:p text:style-name="Обычный"><text:s text:c="24"/>Явились вместе, и никто</text:p>
      <text:p text:style-name="Обычный"><text:s text:c="24"/>Не вздумал им пенять на то.</text:p>
      <text:p text:style-name="Обычный"><text:s text:c="24"/>Имеет сельская свобода</text:p>
      <text:p text:style-name="Обычный"><text:s text:c="24"/>Свои счастливые права,</text:p>
      <text:p text:style-name="Обычный"><text:s text:c="24"/>Как и надменная Москва.</text:p>
      <text:p text:style-name="Обычный"/>
      <text:p text:style-name="Обычный"><text:s text:c="36"/>XVIII</text:p>
      <text:p text:style-name="Обычный"/>
      <text:p text:style-name="Обычный"><text:s text:c="24"/>Вы согласитесь, мой читатель,</text:p>
      <text:p text:style-name="Обычный"><text:s text:c="24"/>Что очень мило поступил</text:p>
      <text:p text:style-name="Обычный"><text:s text:c="24"/>С печальной Таней наш приятель;</text:p>
      <text:p text:style-name="Обычный"><text:s text:c="24"/>Не в первый раз он тут явил</text:p>
      <text:p text:style-name="Обычный"><text:s text:c="24"/>Души прямое благородство,</text:p>
      <text:p text:style-name="Обычный"><text:s text:c="24"/>Хотя людей недоброхотство</text:p>
      <text:p text:style-name="Обычный"><text:s text:c="24"/>В нем не щадило ничего:</text:p>
      <text:p text:style-name="Обычный"><text:s text:c="24"/>Враги его, друзья его</text:p>
      <text:p text:style-name="Обычный"><text:s text:c="24"/>(Что, может быть, одно и то же)</text:p>
      <text:p text:style-name="Обычный"><text:s text:c="24"/>Его честили так и сяк.</text:p>
      <text:p text:style-name="Обычный"><text:s text:c="24"/>Врагов имеет в мире всяк,</text:p>
      <text:p text:style-name="Обычный"><text:s text:c="24"/>Но от друзей спаси нас, боже!</text:p>
      <text:p text:style-name="Обычный"><text:s text:c="24"/>Уж эти мне друзья, друзья!</text:p>
      <text:p text:style-name="Обычный"><text:s text:c="24"/>Об них недаром вспомнил я.</text:p>
      <text:p text:style-name="Обычный"/>
      <text:p text:style-name="Обычный"><text:s text:c="37"/>XIX</text:p>
      <text:p text:style-name="Обычный"/>
      <text:p text:style-name="Обычный"><text:s text:c="24"/>А что? Да так. Я усыпляю</text:p>
      <text:p text:style-name="Обычный"><text:s text:c="24"/>Пустые, черные мечты;</text:p>
      <text:p text:style-name="Обычный"><text:s text:c="24"/>Я только в скобках замечаю,</text:p>
      <text:p text:style-name="Обычный"><text:s text:c="24"/>Что нет презренной клеветы,</text:p>
      <text:p text:style-name="Обычный"><text:s text:c="24"/>На чердаке вралем рожденной</text:p>
      <text:p text:style-name="Обычный"><text:s text:c="24"/>И светской чернью ободренной,</text:p>
      <text:p text:style-name="Обычный"><text:s text:c="24"/>Что нет нелепицы такой,</text:p>
      <text:p text:style-name="Обычный"><text:s text:c="24"/>Ни эпиграммы площадной,</text:p>
      <text:p text:style-name="Обычный"><text:s text:c="24"/>Которой бы ваш друг с улыбкой,</text:p>
      <text:p text:style-name="Обычный"><text:s text:c="24"/>В кругу порядочных людей,</text:p>
      <text:p text:style-name="Обычный"><text:s text:c="24"/>Без всякой злобы и затей,</text:p>
      <text:p text:style-name="Обычный"><text:s text:c="24"/>Не повторил стократ ошибкой;</text:p>
      <text:p text:style-name="Обычный"><text:s text:c="24"/>А впрочем, он за вас горой:</text:p>
      <text:p text:style-name="Обычный"><text:s text:c="24"/>Он вас так любит... как родной!</text:p>
      <text:p text:style-name="Обычный"/>
      <text:p text:style-name="Обычный"><text:s text:c="38"/>XX</text:p>
      <text:p text:style-name="Обычный"/>
      <text:p text:style-name="Обычный"><text:s text:c="24"/>Гм! гм! Читатель благородный,</text:p>
      <text:p text:style-name="Обычный"><text:s text:c="24"/>Здорова ль ваша вся родня?</text:p>
      <text:p text:style-name="Обычный"><text:s text:c="24"/>Позвольте: может быть, угодно</text:p>
      <text:p text:style-name="Обычный"><text:s text:c="24"/>Теперь узнать вам от меня,</text:p>
      <text:p text:style-name="Обычный"><text:s text:c="24"/>Что значит именно родные.</text:p>
      <text:p text:style-name="Обычный"><text:s text:c="24"/>Родные люди вот какие:</text:p>
      <text:p text:style-name="Обычный"><text:s text:c="24"/>Мы их обязаны ласкать,</text:p>
      <text:p text:style-name="Обычный"><text:s text:c="24"/>Любить, душевно уважать</text:p>
      <text:p text:style-name="Обычный"><text:s text:c="24"/>И, по обычаю народа,</text:p>
      <text:p text:style-name="Обычный"><text:s text:c="24"/>О рождестве их навещать</text:p>
      <text:p text:style-name="Обычный"><text:s text:c="24"/>Или по почте поздравлять,</text:p>
      <text:p text:style-name="Обычный"><text:s text:c="24"/>Чтоб остальное время года</text:p>
      <text:p text:style-name="Обычный"><text:s text:c="24"/>Не думали о нас они...</text:p>
      <text:p text:style-name="Обычный"><text:s text:c="24"/>Итак, дай бог им долги дни!</text:p>
      <text:p text:style-name="Обычный"/>
      <text:p text:style-name="Обычный"><text:s text:c="37"/>XXI</text:p>
      <text:p text:style-name="Обычный"/>
      <text:p text:style-name="Обычный"><text:s text:c="24"/>Зато любовь красавиц нежных</text:p>
      <text:p text:style-name="Обычный"><text:s text:c="24"/>Надежней дружбы и родства:</text:p>
      <text:p text:style-name="Обычный"><text:s text:c="24"/>Над нею и средь бурь мятежных</text:p>
      <text:p text:style-name="Обычный"><text:s text:c="24"/>Вы сохраняете права.</text:p>
      <text:p text:style-name="Обычный"><text:s text:c="24"/>Конечно так. Но вихорь моды,</text:p>
      <text:p text:style-name="Обычный"><text:s text:c="24"/>Но своенравие природы,</text:p>
      <text:p text:style-name="Обычный"><text:s text:c="24"/>Но мненья светского поток...</text:p>
      <text:p text:style-name="Обычный"><text:s text:c="24"/>А милый пол, как пух, легок.</text:p>
      <text:p text:style-name="Обычный"><text:s text:c="24"/>К тому ж и мнения супруга</text:p>
      <text:p text:style-name="Обычный"><text:s text:c="24"/>Для добродетельной жены</text:p>
      <text:p text:style-name="Обычный"><text:s text:c="24"/>Всегда почтенны быть должны;</text:p>
      <text:p text:style-name="Обычный"><text:s text:c="24"/>Так ваша верная подруга</text:p>
      <text:p text:style-name="Обычный"><text:s text:c="24"/>Бывает вмиг увлечена:</text:p>
      <text:p text:style-name="Обычный"><text:s text:c="24"/>Любовью шутит сатана.</text:p>
      <text:p text:style-name="Обычный"/>
      <text:p text:style-name="Обычный"><text:s text:c="37"/>XXII</text:p>
      <text:p text:style-name="Обычный"/>
      <text:p text:style-name="Обычный"><text:s text:c="24"/>Кого ж любить? Кому же верить?</text:p>
      <text:p text:style-name="Обычный"><text:s text:c="24"/>Кто не изменит нам один?</text:p>
      <text:p text:style-name="Обычный"><text:s text:c="24"/>Кто все дела, все речи мерит</text:p>
      <text:p text:style-name="Обычный"><text:s text:c="24"/>Услужливо на наш аршин?</text:p>
      <text:p text:style-name="Обычный"><text:s text:c="24"/>Кто клеветы про нас не сеет?</text:p>
      <text:p text:style-name="Обычный"><text:s text:c="24"/>Кто нас заботливо лелеет?</text:p>
      <text:p text:style-name="Обычный"><text:s text:c="24"/>Кому порок наш не беда?</text:p>
      <text:p text:style-name="Обычный"><text:s text:c="24"/>Кто не наскучит никогда?</text:p>
      <text:p text:style-name="Обычный"><text:s text:c="24"/>Призрака суетный искатель,</text:p>
      <text:p text:style-name="Обычный"><text:s text:c="24"/>Трудов напрасно не губя,</text:p>
      <text:p text:style-name="Обычный"><text:s text:c="24"/>Любите самого себя,</text:p>
      <text:p text:style-name="Обычный"><text:s text:c="24"/>Достопочтенный мой читатель!</text:p>
      <text:p text:style-name="Обычный"><text:s text:c="24"/>Предмет достойный: ничего</text:p>
      <text:p text:style-name="Обычный"><text:s text:c="24"/>Любезней, верно, нет его.</text:p>
      <text:p text:style-name="Обычный"/>
      <text:p text:style-name="Обычный"><text:s text:c="36"/>XXIII</text:p>
      <text:p text:style-name="Обычный"/>
      <text:p text:style-name="Обычный"><text:s text:c="24"/>Что было следствием свиданья?</text:p>
      <text:p text:style-name="Обычный"><text:s text:c="24"/>Увы, не трудно угадать!</text:p>
      <text:p text:style-name="Обычный"><text:s text:c="24"/>Любви безумные страданья</text:p>
      <text:p text:style-name="Обычный"><text:s text:c="24"/>Не перестали волновать</text:p>
      <text:p text:style-name="Обычный"><text:s text:c="24"/>Младой души, печали жадной;</text:p>
      <text:p text:style-name="Обычный"><text:s text:c="24"/>Нет, пуще страстью безотрадной</text:p>
      <text:p text:style-name="Обычный"><text:s text:c="24"/>Татьяна бедная горит;</text:p>
      <text:p text:style-name="Обычный"><text:s text:c="24"/>Ее постели сон бежит;</text:p>
      <text:p text:style-name="Обычный"><text:s text:c="24"/>Здоровье, жизни цвет и сладость,</text:p>
      <text:p text:style-name="Обычный"><text:s text:c="24"/>Улыбка, девственный покой,</text:p>
      <text:p text:style-name="Обычный"><text:s text:c="24"/>Пропало все, что звук пустой,</text:p>
      <text:p text:style-name="Обычный"><text:s text:c="24"/>И меркнет милой Тани младость:</text:p>
      <text:p text:style-name="Обычный"><text:s text:c="24"/>Так одевает бури тень</text:p>
      <text:p text:style-name="Обычный"><text:s text:c="24"/>Едва рождающийся день.</text:p>
      <text:p text:style-name="Обычный"/>
      <text:p text:style-name="Обычный"><text:s text:c="37"/>XXIV</text:p>
      <text:p text:style-name="Обычный"/>
      <text:p text:style-name="Обычный"><text:s text:c="24"/>Увы, Татьяна увядает,</text:p>
      <text:p text:style-name="Обычный"><text:s text:c="24"/>Бледнеет, гаснет и молчит!</text:p>
      <text:p text:style-name="Обычный"><text:s text:c="24"/>Ничто ее не занимает,</text:p>
      <text:p text:style-name="Обычный"><text:s text:c="24"/>Ее души не шевелит.</text:p>
      <text:p text:style-name="Обычный"><text:s text:c="24"/>Качая важно головою,</text:p>
      <text:p text:style-name="Обычный"><text:s text:c="24"/>Соседи шепчут меж собою:</text:p>
      <text:p text:style-name="Обычный"><text:s text:c="24"/>Пора, пора бы замуж ей!..</text:p>
      <text:p text:style-name="Обычный"><text:s text:c="24"/>Но полно. Надо мне скорей</text:p>
      <text:p text:style-name="Обычный"><text:s text:c="24"/>Развеселить воображенье</text:p>
      <text:p text:style-name="Обычный"><text:s text:c="24"/>Картиной счастливой любви.</text:p>
      <text:p text:style-name="Обычный"><text:s text:c="24"/>Невольно, милые мои,</text:p>
      <text:p text:style-name="Обычный"><text:s text:c="24"/>Меня стесняет сожаленье;</text:p>
      <text:p text:style-name="Обычный"><text:s text:c="24"/>Простите мне: я так люблю</text:p>
      <text:p text:style-name="Обычный"><text:s text:c="24"/>Татьяну милую мою!</text:p>
      <text:p text:style-name="Обычный"/>
      <text:p text:style-name="Обычный"><text:s text:c="37"/>XXV</text:p>
      <text:p text:style-name="Обычный"/>
      <text:p text:style-name="Обычный"><text:s text:c="24"/>Час от часу плененный боле</text:p>
      <text:p text:style-name="Обычный"><text:s text:c="24"/>Красами Ольги молодой,</text:p>
      <text:p text:style-name="Обычный"><text:s text:c="24"/>Владимир сладостной неволе</text:p>
      <text:p text:style-name="Обычный"><text:s text:c="24"/>Предался полною душой.</text:p>
      <text:p text:style-name="Обычный"><text:s text:c="24"/>Он вечно с ней. В ее покое</text:p>
      <text:p text:style-name="Обычный"><text:s text:c="24"/>Они сидят в потемках двое;</text:p>
      <text:p text:style-name="Обычный"><text:s text:c="24"/>Они в саду, рука с рукой,</text:p>
      <text:p text:style-name="Обычный"><text:s text:c="24"/>Гуляют утренней порой;</text:p>
      <text:p text:style-name="Обычный"><text:s text:c="24"/>И что ж? Любовью упоенный,</text:p>
      <text:p text:style-name="Обычный"><text:s text:c="24"/>В смятенье нежного стыда,</text:p>
      <text:p text:style-name="Обычный"><text:s text:c="24"/>Он только смеет иногда,</text:p>
      <text:p text:style-name="Обычный"><text:s text:c="24"/>Улыбкой Ольги ободренный,</text:p>
      <text:p text:style-name="Обычный"><text:s text:c="24"/>Развитым локоном играть</text:p>
      <text:p text:style-name="Обычный"><text:s text:c="24"/>Иль край одежды целовать.</text:p>
      <text:p text:style-name="Обычный"/>
      <text:p text:style-name="Обычный"><text:s text:c="37"/>XXVI</text:p>
      <text:p text:style-name="Обычный"/>
      <text:p text:style-name="Обычный"><text:s text:c="24"/>Он иногда читает Оле</text:p>
      <text:p text:style-name="Обычный"><text:s text:c="24"/>Нравоучительный роман,</text:p>
      <text:p text:style-name="Обычный"><text:s text:c="24"/>В котором автор знает боле</text:p>
      <text:p text:style-name="Обычный"><text:s text:c="24"/>Природу, чем Шатобриан,</text:p>
      <text:p text:style-name="Обычный"><text:s text:c="24"/>А между тем две, три страницы</text:p>
      <text:p text:style-name="Обычный"><text:s text:c="24"/>(Пустые бредни, небылицы,</text:p>
      <text:p text:style-name="Обычный"><text:s text:c="24"/>Опасные для сердца дев)</text:p>
      <text:p text:style-name="Обычный"><text:s text:c="24"/>Он пропускает, покраснев.</text:p>
      <text:p text:style-name="Обычный"><text:s text:c="24"/>Уединясь от всех далеко,</text:p>
      <text:p text:style-name="Обычный"><text:s text:c="24"/>Они над шахматной доской,</text:p>
      <text:p text:style-name="Обычный"><text:s text:c="24"/>На стол облокотясь, порой</text:p>
      <text:p text:style-name="Обычный"><text:s text:c="24"/>Сидят, задумавшись глубоко,</text:p>
      <text:p text:style-name="Обычный"><text:s text:c="24"/>И Ленский пешкою ладью</text:p>
      <text:p text:style-name="Обычный"><text:s text:c="24"/>Берет в рассеянье свою.</text:p>
      <text:p text:style-name="Обычный"/>
      <text:p text:style-name="Обычный"><text:s text:c="36"/>XXVII</text:p>
      <text:p text:style-name="Обычный"/>
      <text:p text:style-name="Обычный"><text:s text:c="24"/>Поедет ли домой, и дома</text:p>
      <text:p text:style-name="Обычный"><text:s text:c="24"/>Он занят Ольгою своей.</text:p>
      <text:p text:style-name="Обычный"><text:s text:c="24"/>Летучие листки альбома</text:p>
      <text:p text:style-name="Обычный"><text:s text:c="24"/>Прилежно украшает ей:</text:p>
      <text:p text:style-name="Обычный"><text:s text:c="24"/>То в них рисует сельски виды,</text:p>
      <text:p text:style-name="Обычный"><text:s text:c="24"/>Надгробный камень, храм Киприды,</text:p>
      <text:p text:style-name="Обычный"><text:s text:c="24"/>Или на лире голубка</text:p>
      <text:p text:style-name="Обычный"><text:s text:c="24"/>Пером и красками слегка;</text:p>
      <text:p text:style-name="Обычный"><text:s text:c="24"/>То на листках воспоминанья</text:p>
      <text:p text:style-name="Обычный"><text:s text:c="24"/>Пониже подписи других</text:p>
      <text:p text:style-name="Обычный"><text:s text:c="24"/>Он оставляет нежный стих,</text:p>
      <text:p text:style-name="Обычный"><text:s text:c="24"/>Безмолвный памятник мечтанья,</text:p>
      <text:p text:style-name="Обычный"><text:s text:c="24"/>Мгновенной думы долгий след,</text:p>
      <text:p text:style-name="Обычный"><text:s text:c="24"/>Все тот же после многих лет.</text:p>
      <text:p text:style-name="Обычный"/>
      <text:p text:style-name="Обычный"><text:s text:c="36"/>XXVIII</text:p>
      <text:p text:style-name="Обычный"/>
      <text:p text:style-name="Обычный"><text:s text:c="24"/>Конечно, вы не раз видали</text:p>
      <text:p text:style-name="Обычный"><text:s text:c="24"/>Уездной барышни альбом,</text:p>
      <text:p text:style-name="Обычный"><text:s text:c="24"/>Что все подружки измарали</text:p>
      <text:p text:style-name="Обычный"><text:s text:c="24"/>С конца, с начала и кругом.</text:p>
      <text:p text:style-name="Обычный"><text:s text:c="24"/>Сюда, назло правописанью,</text:p>
      <text:p text:style-name="Обычный"><text:s text:c="24"/>Стихи без меры, по преданью</text:p>
      <text:p text:style-name="Обычный"><text:s text:c="24"/>В знак дружбы верной внесены,</text:p>
      <text:p text:style-name="Обычный"><text:s text:c="24"/>Уменьшены, продолжены.</text:p>
      <text:p text:style-name="Обычный"><text:s text:c="24"/>На первом листике встречаешь</text:p>
      <text:p text:style-name="Обычный"><text:s text:c="24"/><text:span text:style-name="T13">Qu'ecrirez-vous sur ces tablettes,</text:span></text:p>
      <text:p text:style-name="Обычный"><text:span text:style-name="T14"><text:s text:c="24"/></text:span>И подпись: t. a v. Annеttе;</text:p>
      <text:p text:style-name="Обычный"><text:s text:c="24"/>А на последнем прочитаешь:</text:p>
      <text:p text:style-name="Обычный"><text:s text:c="24"/>"Кто любит более тебя,</text:p>
      <text:p text:style-name="Обычный"><text:s text:c="24"/>Пусть пишет далее меня".</text:p>
      <text:p text:style-name="Обычный"/>
      <text:p text:style-name="Обычный"><text:s text:c="37"/>XXIX</text:p>
      <text:p text:style-name="Обычный"/>
      <text:p text:style-name="Обычный"><text:s text:c="24"/>Тут непременно вы найдете</text:p>
      <text:p text:style-name="Обычный"><text:s text:c="24"/>Два сердца, факел и цветки;</text:p>
      <text:p text:style-name="Обычный"><text:s text:c="24"/>Тут верно клятвы вы прочтете</text:p>
      <text:p text:style-name="Обычный"><text:s text:c="24"/>В любви до гробовой доски;</text:p>
      <text:p text:style-name="Обычный"><text:s text:c="24"/>Какой-нибудь пиит армейский</text:p>
      <text:p text:style-name="Обычный"><text:s text:c="24"/>Тут подмахнул стишок злодейский.</text:p>
      <text:p text:style-name="Обычный"><text:s text:c="24"/>В такой альбом, мои друзья,</text:p>
      <text:p text:style-name="Обычный"><text:s text:c="24"/>Признаться, рад писать и я,</text:p>
      <text:p text:style-name="Обычный"><text:s text:c="24"/>Уверен будучи душою,</text:p>
      <text:p text:style-name="Обычный"><text:s text:c="24"/>Что всякий мой усердный вздор</text:p>
      <text:p text:style-name="Обычный"><text:s text:c="24"/>Заслужит благосклонный взор</text:p>
      <text:p text:style-name="Обычный"><text:s text:c="24"/>И что потом с улыбкой злою</text:p>
      <text:p text:style-name="Обычный"><text:s text:c="24"/>Не станут важно разбирать,</text:p>
      <text:p text:style-name="Обычный"><text:s text:c="24"/>Остро иль нет я мог соврать.</text:p>
      <text:p text:style-name="Обычный"/>
      <text:p text:style-name="Обычный"><text:s text:c="37"/>XXX</text:p>
      <text:p text:style-name="Обычный"/>
      <text:p text:style-name="Обычный"><text:s text:c="24"/>Но вы, разрозненные томы</text:p>
      <text:p text:style-name="Обычный"><text:s text:c="24"/>Из библиотеки чертей,</text:p>
      <text:p text:style-name="Обычный"><text:s text:c="24"/>Великолепные альбомы,</text:p>
      <text:p text:style-name="Обычный"><text:s text:c="24"/>Мученье модных рифмачей,</text:p>
      <text:p text:style-name="Обычный"><text:s text:c="24"/>Вы, украшенные проворно</text:p>
      <text:p text:style-name="Обычный"><text:s text:c="24"/>Толстого кистью чудотворной</text:p>
      <text:p text:style-name="Обычный"><text:s text:c="24"/>Иль Баратынского пером,</text:p>
      <text:p text:style-name="Обычный"><text:s text:c="24"/>Пускай сожжет вас божий гром!</text:p>
      <text:p text:style-name="Обычный"><text:s text:c="24"/>Когда блистательная дама</text:p>
      <text:p text:style-name="Обычный"><text:s text:c="24"/>Мне свой in-quarto подает,</text:p>
      <text:p text:style-name="Обычный"><text:s text:c="24"/>И дрожь и злость меня берет,</text:p>
      <text:p text:style-name="Обычный"><text:s text:c="24"/>И шевелится эпиграмма</text:p>
      <text:p text:style-name="Обычный"><text:s text:c="24"/>Во глубине моей души,</text:p>
      <text:p text:style-name="Обычный"><text:s text:c="24"/>А мадригалы им пиши!</text:p>
      <text:p text:style-name="Обычный"/>
      <text:p text:style-name="Обычный"><text:s text:c="37"/>XXXI</text:p>
      <text:p text:style-name="Обычный"/>
      <text:p text:style-name="Обычный"><text:s text:c="24"/>Не мадригалы Ленский пишет</text:p>
      <text:p text:style-name="Обычный"><text:s text:c="24"/>В альбоме Ольги молодой;</text:p>
      <text:p text:style-name="Обычный"><text:s text:c="24"/>Его перо любовью дышит,</text:p>
      <text:p text:style-name="Обычный"><text:s text:c="24"/>Не хладно блещет остротой;</text:p>
      <text:p text:style-name="Обычный"><text:s text:c="24"/>Что ни заметит, ни услышит</text:p>
      <text:p text:style-name="Обычный"><text:s text:c="24"/>Об Ольге, он про то и пишет:</text:p>
      <text:p text:style-name="Обычный"><text:s text:c="24"/>И, полны истины живой,</text:p>
      <text:p text:style-name="Обычный"><text:s text:c="24"/>Текут элегии рекой.</text:p>
      <text:p text:style-name="Обычный"><text:s text:c="24"/>Так ты, Языков вдохновенный,</text:p>
      <text:p text:style-name="Обычный"><text:s text:c="24"/>В порывах сердца своего,</text:p>
      <text:p text:style-name="Обычный"><text:s text:c="24"/>Поешь бог ведает кого,</text:p>
      <text:p text:style-name="Обычный"><text:s text:c="24"/>И свод элегий драгоценный</text:p>
      <text:p text:style-name="Обычный"><text:s text:c="24"/>Представит некогда тебе</text:p>
      <text:p text:style-name="Обычный"><text:s text:c="24"/>Всю повесть о твоей судьбе.</text:p>
      <text:p text:style-name="Обычный"/>
      <text:p text:style-name="Обычный"><text:s text:c="36"/>XXXII</text:p>
      <text:p text:style-name="Обычный"/>
      <text:p text:style-name="Обычный"><text:s text:c="24"/>Но тише! Слышишь? Критик строгий</text:p>
      <text:p text:style-name="Обычный"><text:s text:c="24"/>Повелевает сбросить нам</text:p>
      <text:p text:style-name="Обычный"><text:s text:c="24"/>Элегии венок убогий,</text:p>
      <text:p text:style-name="Обычный"><text:s text:c="24"/>И нашей братье рифмачам</text:p>
      <text:p text:style-name="Обычный"><text:s text:c="24"/>Кричит: "Да перестаньте плакать,</text:p>
      <text:p text:style-name="Обычный"><text:s text:c="24"/>И все одно и то же квакать,</text:p>
      <text:p text:style-name="Обычный"><text:s text:c="24"/>Жалеть о прежнем, о былом:</text:p>
      <text:p text:style-name="Обычный"><text:s text:c="24"/>Довольно, пойте о другом!"</text:p>
      <text:p text:style-name="Обычный"><text:s text:c="24"/>- Ты прав, и верно нам укажешь</text:p>
      <text:p text:style-name="Обычный"><text:s text:c="24"/>Трубу, личину и кинжал,</text:p>
      <text:p text:style-name="Обычный"><text:s text:c="24"/>И мыслей мертвый капитал</text:p>
      <text:p text:style-name="Обычный"><text:s text:c="24"/>Отвсюду воскресить прикажешь:</text:p>
      <text:p text:style-name="Обычный"><text:s text:c="24"/>Не так ли, друг? - Ничуть. Куда!</text:p>
      <text:p text:style-name="Обычный"><text:s text:c="24"/>"Пишите оды, господа,</text:p>
      <text:p text:style-name="Обычный"/>
      <text:p text:style-name="Обычный"><text:s text:c="36"/>XXXIII</text:p>
      <text:p text:style-name="Обычный"/>
      <text:p text:style-name="Обычный"><text:s text:c="24"/>Как их писали в мощны годы,</text:p>
      <text:p text:style-name="Обычный"><text:s text:c="24"/>Как было встарь заведено..."</text:p>
      <text:p text:style-name="Обычный"><text:s text:c="24"/>- Одни торжественные оды!</text:p>
      <text:p text:style-name="Обычный"><text:s text:c="24"/>И, полно, друг; не все ль равно?</text:p>
      <text:p text:style-name="Обычный"><text:s text:c="24"/>Припомни, что сказал сатирик!</text:p>
      <text:p text:style-name="Обычный"><text:s text:c="24"/>"Чужого толка" хитрый лирик</text:p>
      <text:p text:style-name="Обычный"><text:s text:c="24"/>Ужели для тебя сносней</text:p>
      <text:p text:style-name="Обычный"><text:s text:c="24"/>Унылых наших рифмачей? -</text:p>
      <text:p text:style-name="Обычный"><text:s text:c="24"/>"Но все в элегии ничтожно;</text:p>
      <text:p text:style-name="Обычный"><text:s text:c="24"/>Пустая цель ее жалка;</text:p>
      <text:p text:style-name="Обычный"><text:s text:c="24"/>Меж тем цель оды высока</text:p>
      <text:p text:style-name="Обычный"><text:s text:c="24"/>И благородна..." Тут бы можно</text:p>
      <text:p text:style-name="Обычный"><text:s text:c="24"/>Поспорить нам, но я молчу:</text:p>
      <text:p text:style-name="Обычный"><text:s text:c="24"/>Два века ссорить не хочу.</text:p>
      <text:p text:style-name="Обычный"/>
      <text:p text:style-name="Обычный"><text:s text:c="36"/>XXXIV</text:p>
      <text:p text:style-name="Обычный"/>
      <text:p text:style-name="Обычный"><text:s text:c="24"/>Поклонник славы и свободы,</text:p>
      <text:p text:style-name="Обычный"><text:s text:c="24"/>В волненье бурных дум своих,</text:p>
      <text:p text:style-name="Обычный"><text:s text:c="24"/>Владимир и писал бы оды,</text:p>
      <text:p text:style-name="Обычный"><text:s text:c="24"/>Да Ольга не читала их.</text:p>
      <text:p text:style-name="Обычный"><text:s text:c="24"/>Случалось ли поэтам слезным</text:p>
      <text:p text:style-name="Обычный"><text:s text:c="24"/>Читать в глаза своим любезным</text:p>
      <text:p text:style-name="Обычный"><text:s text:c="24"/>Свои творенья? Говорят,</text:p>
      <text:p text:style-name="Обычный"><text:s text:c="24"/>Что в мире выше нет наград.</text:p>
      <text:p text:style-name="Обычный"><text:s text:c="24"/>И впрям, блажен любовник скромный,</text:p>
      <text:p text:style-name="Обычный"><text:s text:c="24"/>Читающий мечты свои</text:p>
      <text:p text:style-name="Обычный"><text:s text:c="24"/>Предмету песен и любви,</text:p>
      <text:p text:style-name="Обычный"><text:s text:c="24"/>Красавице приятно-томной!</text:p>
      <text:p text:style-name="Обычный"><text:s text:c="24"/>Блажен... хоть, может быть, она</text:p>
      <text:p text:style-name="Обычный"><text:s text:c="24"/>Совсем иным развлечена.</text:p>
      <text:p text:style-name="Обычный"/>
      <text:p text:style-name="Обычный"><text:s text:c="37"/>XXXV</text:p>
      <text:p text:style-name="Обычный"/>
      <text:p text:style-name="Обычный"><text:s text:c="24"/>Но я плоды моих мечтаний</text:p>
      <text:p text:style-name="Обычный"><text:s text:c="24"/>И гармонических затей</text:p>
      <text:p text:style-name="Обычный"><text:s text:c="24"/>Читаю только старой няне,</text:p>
      <text:p text:style-name="Обычный"><text:s text:c="24"/>Подруге юности моей,</text:p>
      <text:p text:style-name="Обычный"><text:s text:c="24"/>Да после скучного обеда</text:p>
      <text:p text:style-name="Обычный"><text:s text:c="24"/>Ко мне забредшего соседа,</text:p>
      <text:p text:style-name="Обычный"><text:s text:c="24"/>Поймав нежданно за полу,</text:p>
      <text:p text:style-name="Обычный"><text:s text:c="24"/>Душу трагедией в углу,</text:p>
      <text:p text:style-name="Обычный"><text:s text:c="24"/>Или (но это кроме шуток),</text:p>
      <text:p text:style-name="Обычный"><text:s text:c="24"/>Тоской и рифмами томим,</text:p>
      <text:p text:style-name="Обычный"><text:s text:c="24"/>Бродя над озером моим,</text:p>
      <text:p text:style-name="Обычный"><text:s text:c="24"/>Пугаю стадо диких уток:</text:p>
      <text:p text:style-name="Обычный"><text:s text:c="24"/>Вняв пенью сладкозвучных строф,</text:p>
      <text:p text:style-name="Обычный"><text:s text:c="24"/>Они слетают с берегов.</text:p>
      <text:p text:style-name="Обычный"/>
      <text:p text:style-name="Обычный"><text:s text:c="32"/>XXXVI. XXXVII</text:p>
      <text:p text:style-name="Обычный"/>
      <text:p text:style-name="Обычный"><text:s text:c="24"/>А что ж Онегин? Кстати, братья!</text:p>
      <text:p text:style-name="Обычный"><text:s text:c="24"/>Терпенья вашего прошу:</text:p>
      <text:p text:style-name="Обычный"><text:s text:c="24"/>Его вседневные занятья</text:p>
      <text:p text:style-name="Обычный"><text:s text:c="24"/>Я вам подробно опишу.</text:p>
      <text:p text:style-name="Обычный"><text:s text:c="24"/>Онегин жил анахоретом:</text:p>
      <text:p text:style-name="Обычный"><text:s text:c="24"/>В седьмом часу вставал он летом</text:p>
      <text:p text:style-name="Обычный"><text:s text:c="24"/>И отправлялся налегке</text:p>
      <text:p text:style-name="Обычный"><text:s text:c="24"/>К бегущей под горой реке;</text:p>
      <text:p text:style-name="Обычный"><text:s text:c="24"/>Певцу Гюльнары подражая,</text:p>
      <text:p text:style-name="Обычный"><text:s text:c="24"/>Сей Геллеспонт переплывал,</text:p>
      <text:p text:style-name="Обычный"><text:s text:c="24"/>Потом свой кофе выпивал,</text:p>
      <text:p text:style-name="Обычный"><text:s text:c="24"/>Плохой журнал перебирая,</text:p>
      <text:p text:style-name="Обычный"><text:s text:c="24"/>И одевался...</text:p>
      <text:p text:style-name="Обычный"/>
      <text:p text:style-name="Обычный"><text:s text:c="32"/>XXXVIII. XXXIX</text:p>
      <text:p text:style-name="Обычный"/>
      <text:p text:style-name="Обычный"><text:s text:c="24"/>Прогулки, чтенье, сон глубокой,</text:p>
      <text:p text:style-name="Обычный"><text:s text:c="24"/>Лесная тень, журчанье струй,</text:p>
      <text:p text:style-name="Обычный"><text:s text:c="24"/>Порой белянки черноокой</text:p>
      <text:p text:style-name="Обычный"><text:s text:c="24"/>Младой и свежий поцелуй,</text:p>
      <text:p text:style-name="Обычный"><text:s text:c="24"/>Узде послушный конь ретивый,</text:p>
      <text:p text:style-name="Обычный"><text:s text:c="24"/>Обед довольно прихотливый,</text:p>
      <text:p text:style-name="Обычный"><text:s text:c="24"/>Бутылка светлого вина,</text:p>
      <text:p text:style-name="Обычный"><text:s text:c="24"/>Уединенье, тишина:</text:p>
      <text:p text:style-name="Обычный"><text:s text:c="24"/>Вот жизнь Онегина святая;</text:p>
      <text:p text:style-name="Обычный"><text:s text:c="24"/>И нечувствительно он ей</text:p>
      <text:p text:style-name="Обычный"><text:s text:c="24"/>Предался, красных летних дней</text:p>
      <text:p text:style-name="Обычный"><text:s text:c="24"/>В беспечной неге не считая,</text:p>
      <text:p text:style-name="Обычный"><text:s text:c="24"/>Забыв и город, и друзей,</text:p>
      <text:p text:style-name="Обычный"><text:s text:c="24"/>И скуку праздничных затей.</text:p>
      <text:p text:style-name="Обычный"/>
      <text:p text:style-name="Обычный"><text:s text:c="38"/>XL</text:p>
      <text:p text:style-name="Обычный"/>
      <text:p text:style-name="Обычный"><text:s text:c="24"/>Но наше северное лето,</text:p>
      <text:p text:style-name="Обычный"><text:s text:c="24"/>Карикатура южных зим,</text:p>
      <text:p text:style-name="Обычный"><text:s text:c="24"/>Мелькнет и нет: известно это,</text:p>
      <text:p text:style-name="Обычный"><text:s text:c="24"/>Хоть мы признаться не хотим.</text:p>
      <text:p text:style-name="Обычный"><text:s text:c="24"/>Уж небо осенью дышало,</text:p>
      <text:p text:style-name="Обычный"><text:s text:c="24"/>Уж реже солнышко блистало,</text:p>
      <text:p text:style-name="Обычный"><text:s text:c="24"/>Короче становился день,</text:p>
      <text:p text:style-name="Обычный"><text:s text:c="24"/>Лесов таинственная сень</text:p>
      <text:p text:style-name="Обычный"><text:s text:c="24"/>С печальным шумом обнажалась,</text:p>
      <text:p text:style-name="Обычный"><text:s text:c="24"/>Ложился на поля туман,</text:p>
      <text:p text:style-name="Обычный"><text:s text:c="24"/>Гусей крикливых караван</text:p>
      <text:p text:style-name="Обычный"><text:s text:c="24"/>Тянулся к югу: приближалась</text:p>
      <text:p text:style-name="Обычный"><text:s text:c="24"/>Довольно скучная пора;</text:p>
      <text:p text:style-name="Обычный"><text:s text:c="24"/>Стоял ноябрь уж у двора.</text:p>
      <text:p text:style-name="Обычный"/>
      <text:p text:style-name="Обычный"><text:s text:c="37"/>XLI</text:p>
      <text:p text:style-name="Обычный"/>
      <text:p text:style-name="Обычный"><text:s text:c="24"/>Встает заря во мгле холодной;</text:p>
      <text:p text:style-name="Обычный"><text:s text:c="24"/>На нивах шум работ умолк;</text:p>
      <text:p text:style-name="Обычный"><text:s text:c="24"/>С своей волчихою голодной</text:p>
      <text:p text:style-name="Обычный"><text:s text:c="24"/>Выходит на дорогу волк;</text:p>
      <text:p text:style-name="Обычный"><text:s text:c="24"/>Его почуя, конь дорожный</text:p>
      <text:p text:style-name="Обычный"><text:s text:c="24"/>Храпит - и путник осторожный</text:p>
      <text:p text:style-name="Обычный"><text:s text:c="24"/>Несется в гору во весь дух;</text:p>
      <text:p text:style-name="Обычный"><text:s text:c="24"/>На утренней заре пастух</text:p>
      <text:p text:style-name="Обычный"><text:s text:c="24"/>Не гонит уж коров из хлева,</text:p>
      <text:p text:style-name="Обычный"><text:s text:c="24"/>И в час полуденный в кружок</text:p>
      <text:p text:style-name="Обычный"><text:s text:c="24"/>Их не зовет его рожок;</text:p>
      <text:p text:style-name="Обычный"><text:s text:c="24"/>В избушке распевая, дева {23}</text:p>
      <text:p text:style-name="Обычный"><text:s text:c="24"/>Прядет, и, зимних друг ночей,</text:p>
      <text:p text:style-name="Обычный"><text:s text:c="24"/>Трещит лучинка перед ней.</text:p>
      <text:p text:style-name="Обычный"/>
      <text:p text:style-name="Обычный"><text:s text:c="37"/>XLII</text:p>
      <text:p text:style-name="Обычный"/>
      <text:p text:style-name="Обычный"><text:s text:c="24"/>И вот уже трещат морозы</text:p>
      <text:p text:style-name="Обычный"><text:s text:c="24"/>И серебрятся средь полей...</text:p>
      <text:p text:style-name="Обычный"><text:s text:c="24"/>(Читатель ждет уж рифмы розы;</text:p>
      <text:p text:style-name="Обычный"><text:s text:c="24"/>На, вот возьми ее скорей!)</text:p>
      <text:p text:style-name="Обычный"><text:s text:c="24"/>Опрятней модного паркета</text:p>
      <text:p text:style-name="Обычный"><text:s text:c="24"/>Блистает речка, льдом одета.</text:p>
      <text:p text:style-name="Обычный"><text:s text:c="24"/>Мальчишек радостный народ {24}</text:p>
      <text:p text:style-name="Обычный"><text:s text:c="24"/>Коньками звучно режет лед;</text:p>
      <text:p text:style-name="Обычный"><text:s text:c="24"/>На красных лапках гусь тяжелый,</text:p>
      <text:p text:style-name="Обычный"><text:s text:c="24"/>Задумав плыть по лону вод,</text:p>
      <text:p text:style-name="Обычный"><text:s text:c="24"/>Ступает бережно на лед,</text:p>
      <text:p text:style-name="Обычный"><text:s text:c="24"/>Скользит и падает; веселый</text:p>
      <text:p text:style-name="Обычный"><text:s text:c="24"/>Мелькает, вьется первый снег,</text:p>
      <text:p text:style-name="Обычный"><text:s text:c="24"/>Звездами падая на брег.</text:p>
      <text:p text:style-name="Обычный"/>
      <text:p text:style-name="Обычный"><text:s text:c="36"/>XLIII</text:p>
      <text:p text:style-name="Обычный"/>
      <text:p text:style-name="Обычный"><text:s text:c="24"/>В глуши что делать в эту пору?</text:p>
      <text:p text:style-name="Обычный"><text:s text:c="24"/>Гулять? Деревня той порой</text:p>
      <text:p text:style-name="Обычный"><text:s text:c="24"/>Невольно докучает взору</text:p>
      <text:p text:style-name="Обычный"><text:s text:c="24"/>Однообразной наготой.</text:p>
      <text:p text:style-name="Обычный"><text:s text:c="24"/>Скакать верхом в степи суровой?</text:p>
      <text:p text:style-name="Обычный"><text:s text:c="24"/>Но конь, притупленной подковой</text:p>
      <text:p text:style-name="Обычный"><text:s text:c="24"/>Неверный зацепляя лед,</text:p>
      <text:p text:style-name="Обычный"><text:s text:c="24"/>Того и жди, что упадет.</text:p>
      <text:p text:style-name="Обычный"><text:s text:c="24"/>Сиди под кровлею пустынной,</text:p>
      <text:p text:style-name="Обычный"><text:s text:c="24"/>Читай: вот Прадт, вот W. Scott.</text:p>
      <text:p text:style-name="Обычный"><text:s text:c="24"/>Не хочешь? - поверяй расход,</text:p>
      <text:p text:style-name="Обычный"><text:s text:c="24"/>Сердись иль пей, и вечер длинный</text:p>
      <text:p text:style-name="Обычный"><text:s text:c="24"/>Кой-как пройдет, а завтра тож,</text:p>
      <text:p text:style-name="Обычный"><text:s text:c="24"/>И славно зиму проведешь.</text:p>
      <text:p text:style-name="Обычный"/>
      <text:p text:style-name="Обычный"><text:s text:c="37"/>XLIV</text:p>
      <text:p text:style-name="Обычный"/>
      <text:p text:style-name="Обычный"><text:s text:c="24"/>Прямым Онегин Чильд-Гарольдом</text:p>
      <text:p text:style-name="Обычный"><text:s text:c="24"/>Вдался в задумчивую лень:</text:p>
      <text:p text:style-name="Обычный"><text:s text:c="24"/>Со сна садится в ванну со льдом,</text:p>
      <text:p text:style-name="Обычный"><text:s text:c="24"/>И после, дома целый день,</text:p>
      <text:p text:style-name="Обычный"><text:s text:c="24"/>Один, в расчеты погруженный,</text:p>
      <text:p text:style-name="Обычный"><text:s text:c="24"/>Тупым кием вооруженный,</text:p>
      <text:p text:style-name="Обычный"><text:s text:c="24"/>Он на бильярде в два шара</text:p>
      <text:p text:style-name="Обычный"><text:s text:c="24"/>Играет с самого утра.</text:p>
      <text:p text:style-name="Обычный"><text:s text:c="24"/>Настанет вечер деревенский:</text:p>
      <text:p text:style-name="Обычный"><text:s text:c="24"/>Бильярд оставлен, кий забыт,</text:p>
      <text:p text:style-name="Обычный"><text:s text:c="24"/>Перед камином стол накрыт,</text:p>
      <text:p text:style-name="Обычный"><text:s text:c="24"/>Евгений ждет: вот едет Ленский</text:p>
      <text:p text:style-name="Обычный"><text:s text:c="24"/>На тройке чалых лошадей;</text:p>
      <text:p text:style-name="Обычный"><text:s text:c="24"/>Давай обедать поскорей!</text:p>
      <text:p text:style-name="Обычный"/>
      <text:p text:style-name="Обычный"><text:s text:c="37"/>XLV</text:p>
      <text:p text:style-name="Обычный"/>
      <text:p text:style-name="Обычный"><text:s text:c="24"/>Вдовы Клико или Моэта</text:p>
      <text:p text:style-name="Обычный"><text:s text:c="24"/>Благословенное вино</text:p>
      <text:p text:style-name="Обычный"><text:s text:c="24"/>В бутылке мерзлой для поэта</text:p>
      <text:p text:style-name="Обычный"><text:s text:c="24"/>На стол тотчас принесено.</text:p>
      <text:p text:style-name="Обычный"><text:s text:c="24"/>Оно сверкает Ипокреной; {25}</text:p>
      <text:p text:style-name="Обычный"><text:s text:c="24"/>Оно своей игрой и пеной</text:p>
      <text:p text:style-name="Обычный"><text:s text:c="24"/>(Подобием того-сего)</text:p>
      <text:p text:style-name="Обычный"><text:s text:c="24"/>Меня пленяло: за него</text:p>
      <text:p text:style-name="Обычный"><text:s text:c="24"/>Последний бедный лепт, бывало,</text:p>
      <text:p text:style-name="Обычный"><text:s text:c="24"/>Давал я. Помните ль, друзья?</text:p>
      <text:p text:style-name="Обычный"><text:s text:c="24"/>Его волшебная струя</text:p>
      <text:p text:style-name="Обычный"><text:s text:c="24"/>Рождала глупостей не мало,</text:p>
      <text:p text:style-name="Обычный"><text:s text:c="24"/>А сколько шуток и стихов,</text:p>
      <text:p text:style-name="Обычный"><text:s text:c="24"/>И споров, и веселых снов!</text:p>
      <text:p text:style-name="Обычный"/>
      <text:p text:style-name="Обычный"><text:s text:c="37"/>XLVI</text:p>
      <text:p text:style-name="Обычный"/>
      <text:p text:style-name="Обычный"><text:s text:c="24"/>Но изменяет пеной шумной</text:p>
      <text:p text:style-name="Обычный"><text:s text:c="24"/>Оно желудку моему,</text:p>
      <text:p text:style-name="Обычный"><text:s text:c="24"/>И я Бордо благоразумный</text:p>
      <text:p text:style-name="Обычный"><text:s text:c="24"/>Уж нынче предпочел ему.</text:p>
      <text:p text:style-name="Обычный"><text:s text:c="24"/>К Аu я больше не способен;</text:p>
      <text:p text:style-name="Обычный"><text:s text:c="24"/>Au любовнице подобен</text:p>
      <text:p text:style-name="Обычный"><text:s text:c="24"/>Блестящей, ветреной, живой,</text:p>
      <text:p text:style-name="Обычный"><text:s text:c="24"/>И своенравной, и пустой...</text:p>
      <text:p text:style-name="Обычный"><text:s text:c="24"/>Но ты, Бордо, подобен другу,</text:p>
      <text:p text:style-name="Обычный"><text:s text:c="24"/>Который, в горе и в беде,</text:p>
      <text:p text:style-name="Обычный"><text:s text:c="24"/>Товарищ завсегда, везде,</text:p>
      <text:p text:style-name="Обычный"><text:s text:c="24"/>Готов нам оказать услугу</text:p>
      <text:p text:style-name="Обычный"><text:s text:c="24"/>Иль тихий разделить досуг.</text:p>
      <text:p text:style-name="Обычный"><text:s text:c="24"/>Да здравствует Бордо, наш друг!</text:p>
      <text:p text:style-name="Обычный"/>
      <text:p text:style-name="Обычный"><text:s text:c="36"/>XLVII</text:p>
      <text:p text:style-name="Обычный"/>
      <text:p text:style-name="Обычный"><text:s text:c="24"/>Огонь потух; едва золою</text:p>
      <text:p text:style-name="Обычный"><text:s text:c="24"/>Подернут уголь золотой;</text:p>
      <text:p text:style-name="Обычный"><text:s text:c="24"/>Едва заметною струею</text:p>
      <text:p text:style-name="Обычный"><text:s text:c="24"/>Виется пар, и теплотой</text:p>
      <text:p text:style-name="Обычный"><text:s text:c="24"/>Камин чуть дышит. Дым из трубок</text:p>
      <text:p text:style-name="Обычный"><text:s text:c="24"/>В трубу уходит. Светлый кубок</text:p>
      <text:p text:style-name="Обычный"><text:s text:c="24"/>Еще шипит среди стола.</text:p>
      <text:p text:style-name="Обычный"><text:s text:c="24"/>Вечерняя находит мгла...</text:p>
      <text:p text:style-name="Обычный"><text:s text:c="24"/>(Люблю я дружеские враки</text:p>
      <text:p text:style-name="Обычный"><text:s text:c="24"/>И дружеский бокал вина</text:p>
      <text:p text:style-name="Обычный"><text:s text:c="24"/>Порою той, что названа</text:p>
      <text:p text:style-name="Обычный"><text:s text:c="24"/>Пора меж волка и собаки,</text:p>
      <text:p text:style-name="Обычный"><text:s text:c="24"/>А почему, не вижу я.)</text:p>
      <text:p text:style-name="Обычный"><text:s text:c="24"/>Теперь беседуют друзья:</text:p>
      <text:p text:style-name="Обычный"/>
      <text:p text:style-name="Обычный"><text:s text:c="36"/>XLVIII</text:p>
      <text:p text:style-name="Обычный"/>
      <text:p text:style-name="Обычный"><text:s text:c="24"/>"Ну, что соседки? Что Татьяна?</text:p>
      <text:p text:style-name="Обычный"><text:s text:c="24"/>Что Ольга резвая твоя?"</text:p>
      <text:p text:style-name="Обычный"><text:s text:c="24"/>- Налей еще мне полстакана...</text:p>
      <text:p text:style-name="Обычный"><text:s text:c="24"/>Довольно, милый... Вся семья</text:p>
      <text:p text:style-name="Обычный"><text:s text:c="24"/>Здорова; кланяться велели.</text:p>
      <text:p text:style-name="Обычный"><text:s text:c="24"/>Ах, милый, как похорошели</text:p>
      <text:p text:style-name="Обычный"><text:s text:c="24"/>У Ольги плечи, что за грудь!</text:p>
      <text:p text:style-name="Обычный"><text:s text:c="24"/>Что за душа!... Когда-нибудь</text:p>
      <text:p text:style-name="Обычный"><text:s text:c="24"/>Заедем к ним; ты их обяжешь;</text:p>
      <text:p text:style-name="Обычный"><text:s text:c="24"/>А то, мой друг, суди ты сам:</text:p>
      <text:p text:style-name="Обычный"><text:s text:c="24"/>Два раза заглянул, а там</text:p>
      <text:p text:style-name="Обычный"><text:s text:c="24"/>Уж к ним и носу не покажешь.</text:p>
      <text:p text:style-name="Обычный"><text:s text:c="24"/>Да вот... какой же я болван!</text:p>
      <text:p text:style-name="Обычный"><text:s text:c="24"/>Ты к ним на той неделе зван.</text:p>
      <text:p text:style-name="Обычный"/>
      <text:p text:style-name="Обычный"><text:s text:c="37"/>XLIX</text:p>
      <text:p text:style-name="Обычный"/>
      <text:p text:style-name="Обычный"><text:s text:c="24"/>"Я?" - Да, Татьяны именины</text:p>
      <text:p text:style-name="Обычный"><text:s text:c="24"/>В субботу. Оленька и мать</text:p>
      <text:p text:style-name="Обычный"><text:s text:c="24"/>Велели звать, и нет причины</text:p>
      <text:p text:style-name="Обычный"><text:s text:c="24"/>Тебе на зов не приезжать. -</text:p>
      <text:p text:style-name="Обычный"><text:s text:c="24"/>"Но куча будет там народу</text:p>
      <text:p text:style-name="Обычный"><text:s text:c="24"/>И всякого такого сброду..."</text:p>
      <text:p text:style-name="Обычный"><text:s text:c="24"/>- И, никого, уверен я!</text:p>
      <text:p text:style-name="Обычный"><text:s text:c="24"/>Кто будет там? своя семья.</text:p>
      <text:p text:style-name="Обычный"><text:s text:c="24"/>Поедем, сделай одолженье!</text:p>
      <text:p text:style-name="Обычный"><text:s text:c="24"/>Ну, что ж? - "Согласен". - Как ты мил! -</text:p>
      <text:p text:style-name="Обычный"><text:s text:c="24"/>При сих словах он осушил</text:p>
      <text:p text:style-name="Обычный"><text:s text:c="24"/>Стакан, соседке приношенье,</text:p>
      <text:p text:style-name="Обычный"><text:s text:c="24"/>Потом разговорился вновь</text:p>
      <text:p text:style-name="Обычный"><text:s text:c="24"/>Про Ольгу: такова любовь!</text:p>
      <text:p text:style-name="Обычный"/>
      <text:p text:style-name="Обычный"><text:s text:c="38"/>L</text:p>
      <text:p text:style-name="Обычный"/>
      <text:p text:style-name="Обычный"><text:s text:c="24"/>Он весел был. Чрез две недели</text:p>
      <text:p text:style-name="Обычный"><text:s text:c="24"/>Назначен был счастливый срок.</text:p>
      <text:p text:style-name="Обычный"><text:s text:c="24"/>И тайна брачныя постели,</text:p>
      <text:p text:style-name="Обычный"><text:s text:c="24"/>И сладостной любви венок</text:p>
      <text:p text:style-name="Обычный"><text:s text:c="24"/>Его восторгов ожидали.</text:p>
      <text:p text:style-name="Обычный"><text:s text:c="24"/>Гимена хлопоты, печали,</text:p>
      <text:p text:style-name="Обычный"><text:s text:c="24"/>Зевоты хладная чреда</text:p>
      <text:p text:style-name="Обычный"><text:s text:c="24"/>Ему не снились никогда.</text:p>
      <text:p text:style-name="Обычный"><text:s text:c="24"/>Меж тем как мы, враги Гимена,</text:p>
      <text:p text:style-name="Обычный"><text:s text:c="24"/>В домашней жизни зрим один</text:p>
      <text:p text:style-name="Обычный"><text:s text:c="24"/>Ряд утомительных картин,</text:p>
      <text:p text:style-name="Обычный"><text:s text:c="24"/>Роман во вкусе Лафонтена... {26}</text:p>
      <text:p text:style-name="Обычный"><text:s text:c="24"/>Мой бедный Ленский, сердцем он</text:p>
      <text:p text:style-name="Обычный"><text:s text:c="24"/>Для оной жизни был рожден.</text:p>
      <text:p text:style-name="Обычный"/>
      <text:p text:style-name="Обычный"><text:s text:c="38"/>LI</text:p>
      <text:p text:style-name="Обычный"/>
      <text:p text:style-name="Обычный"><text:s text:c="24"/>Он был любим... по крайней мере</text:p>
      <text:p text:style-name="Обычный"><text:s text:c="24"/>Так думал он, и был счастлив.</text:p>
      <text:p text:style-name="Обычный"><text:s text:c="24"/>Стократ блажен, кто предан вере,</text:p>
      <text:p text:style-name="Обычный"><text:s text:c="24"/>Кто, хладный ум угомонив,</text:p>
      <text:p text:style-name="Обычный"><text:s text:c="24"/>Покоится в сердечной неге,</text:p>
      <text:p text:style-name="Обычный"><text:s text:c="24"/>Как пьяный путник на ночлеге,</text:p>
      <text:p text:style-name="Обычный"><text:s text:c="24"/>Или, нежней, как мотылек,</text:p>
      <text:p text:style-name="Обычный"><text:s text:c="24"/>В весенний впившийся цветок;</text:p>
      <text:p text:style-name="Обычный"><text:s text:c="24"/>Но жалок тот, кто все предвидит,</text:p>
      <text:p text:style-name="Обычный"><text:s text:c="24"/>Чья не кружится голова,</text:p>
      <text:p text:style-name="Обычный"><text:s text:c="24"/>Кто все движенья, все слова</text:p>
      <text:p text:style-name="Обычный"><text:s text:c="24"/>В их переводе ненавидит,</text:p>
      <text:p text:style-name="Обычный"><text:s text:c="24"/>Чье сердце опыт остудил</text:p>
      <text:p text:style-name="Обычный"><text:s text:c="24"/>И забываться запретил!</text:p>
      <text:p text:style-name="Обычный"/>
      <text:p text:style-name="Обычный"><text:s text:c="33"/>ГЛАВА ПЯТАЯ</text:p>
      <text:p text:style-name="Обычный"/>
      <text:p text:style-name="Обычный"><text:s text:c="50"/>О, не знай сих страшных снов</text:p>
      <text:p text:style-name="Обычный"><text:s text:c="50"/>Ты, моя Светлана!</text:p>
      <text:p text:style-name="Обычный"/>
      <text:p text:style-name="Обычный"><text:s text:c="68"/>Жуковский.</text:p>
      <text:p text:style-name="Обычный"/>
      <text:p text:style-name="Обычный"><text:s text:c="38"/>I</text:p>
      <text:p text:style-name="Обычный"/>
      <text:p text:style-name="Обычный"><text:s text:c="24"/>В тот год осенняя погода</text:p>
      <text:p text:style-name="Обычный"><text:s text:c="24"/>Стояла долго на дворе,</text:p>
      <text:p text:style-name="Обычный"><text:s text:c="24"/>Зимы ждала, ждала природа.</text:p>
      <text:p text:style-name="Обычный"><text:s text:c="24"/>Снег выпал только в январе</text:p>
      <text:p text:style-name="Обычный"><text:s text:c="24"/>На третье в ночь. Проснувшись рано,</text:p>
      <text:p text:style-name="Обычный"><text:s text:c="24"/>В окно увидела Татьяна</text:p>
      <text:p text:style-name="Обычный"><text:s text:c="24"/>Поутру побелевший двор,</text:p>
      <text:p text:style-name="Обычный"><text:s text:c="24"/>Куртины, кровли и забор,</text:p>
      <text:p text:style-name="Обычный"><text:s text:c="24"/>На стеклах легкие узоры,</text:p>
      <text:p text:style-name="Обычный"><text:s text:c="24"/>Деревья в зимнем серебре,</text:p>
      <text:p text:style-name="Обычный"><text:s text:c="24"/>Сорок веселых на дворе</text:p>
      <text:p text:style-name="Обычный"><text:s text:c="24"/>И мягко устланные горы</text:p>
      <text:p text:style-name="Обычный"><text:s text:c="24"/>Зимы блистательным ковром.</text:p>
      <text:p text:style-name="Обычный"><text:s text:c="24"/>Все ярко, все бело кругом.</text:p>
      <text:p text:style-name="Обычный"/>
      <text:p text:style-name="Обычный"><text:s text:c="38"/>II</text:p>
      <text:p text:style-name="Обычный"/>
      <text:p text:style-name="Обычный"><text:s text:c="24"/>Зима!.. Крестьянин, торжествуя,</text:p>
      <text:p text:style-name="Обычный"><text:s text:c="24"/>На дровнях обновляет путь;</text:p>
      <text:p text:style-name="Обычный"><text:s text:c="24"/>Его лошадка, снег почуя,</text:p>
      <text:p text:style-name="Обычный"><text:s text:c="24"/>Плетется рысью как-нибудь;</text:p>
      <text:p text:style-name="Обычный"><text:s text:c="24"/>Бразды пушистые взрывая,</text:p>
      <text:p text:style-name="Обычный"><text:s text:c="24"/>Летит кибитка удалая;</text:p>
      <text:p text:style-name="Обычный"><text:s text:c="24"/>Ямщик сидит на облучке</text:p>
      <text:p text:style-name="Обычный"><text:s text:c="24"/>В тулупе, в красном кушаке.</text:p>
      <text:p text:style-name="Обычный"><text:s text:c="24"/>Вот бегает дворовый мальчик,</text:p>
      <text:p text:style-name="Обычный"><text:s text:c="24"/>В салазки жучку посадив,</text:p>
      <text:p text:style-name="Обычный"><text:s text:c="24"/>Себя в коня преобразив;</text:p>
      <text:p text:style-name="Обычный"><text:s text:c="24"/>Шалун уж заморозил пальчик:</text:p>
      <text:p text:style-name="Обычный"><text:s text:c="24"/>Ему и больно и смешно,</text:p>
      <text:p text:style-name="Обычный"><text:s text:c="24"/>А мать грозит ему в окно...</text:p>
      <text:p text:style-name="Обычный"/>
      <text:p text:style-name="Обычный"><text:s text:c="37"/>III</text:p>
      <text:p text:style-name="Обычный"/>
      <text:p text:style-name="Обычный"><text:s text:c="24"/>Но, может быть, такого рода</text:p>
      <text:p text:style-name="Обычный"><text:s text:c="24"/>Картины вас не привлекут:</text:p>
      <text:p text:style-name="Обычный"><text:s text:c="24"/>Все это низкая природа;</text:p>
      <text:p text:style-name="Обычный"><text:s text:c="24"/>Изящного не много тут.</text:p>
      <text:p text:style-name="Обычный"><text:s text:c="24"/>Согретый вдохновенья богом,</text:p>
      <text:p text:style-name="Обычный"><text:s text:c="24"/>Другой поэт роскошным слогом</text:p>
      <text:p text:style-name="Обычный"><text:s text:c="24"/>Живописал нам первый снег</text:p>
      <text:p text:style-name="Обычный"><text:s text:c="24"/>И все оттенки зимних нег; {27}</text:p>
      <text:p text:style-name="Обычный"><text:s text:c="24"/>Он вас пленит, я в том уверен,</text:p>
      <text:p text:style-name="Обычный"><text:s text:c="24"/>Рисуя в пламенных стихах</text:p>
      <text:p text:style-name="Обычный"><text:s text:c="24"/>Прогулки тайные в санях;</text:p>
      <text:p text:style-name="Обычный"><text:s text:c="24"/>Но я бороться не намерен</text:p>
      <text:p text:style-name="Обычный"><text:s text:c="24"/>Ни с ним покамест, ни с тобой,</text:p>
      <text:p text:style-name="Обычный"><text:s text:c="24"/>Певец финляндки молодой! {28}</text:p>
      <text:p text:style-name="Обычный"/>
      <text:p text:style-name="Обычный"><text:s text:c="38"/>IV</text:p>
      <text:p text:style-name="Обычный"/>
      <text:p text:style-name="Обычный"><text:s text:c="24"/>Татьяна (русская душою,</text:p>
      <text:p text:style-name="Обычный"><text:s text:c="24"/>Сама не зная почему)</text:p>
      <text:p text:style-name="Обычный"><text:s text:c="24"/>С ее холодною красою</text:p>
      <text:p text:style-name="Обычный"><text:s text:c="24"/>Любила русскую зиму,</text:p>
      <text:p text:style-name="Обычный"><text:s text:c="24"/>На солнце иний в день морозный,</text:p>
      <text:p text:style-name="Обычный"><text:s text:c="24"/>И сани, и зарею поздной</text:p>
      <text:p text:style-name="Обычный"><text:s text:c="24"/>Сиянье розовых снегов,</text:p>
      <text:p text:style-name="Обычный"><text:s text:c="24"/>И мглу крещенских вечеров.</text:p>
      <text:p text:style-name="Обычный"><text:s text:c="24"/>По старине торжествовали</text:p>
      <text:p text:style-name="Обычный"><text:s text:c="24"/>В их доме эти вечера:</text:p>
      <text:p text:style-name="Обычный"><text:s text:c="24"/>Служанки со всего двора</text:p>
      <text:p text:style-name="Обычный"><text:s text:c="24"/>Про барышень своих гадали</text:p>
      <text:p text:style-name="Обычный"><text:s text:c="24"/>И им сулили каждый год</text:p>
      <text:p text:style-name="Обычный"><text:s text:c="24"/>Мужьев военных и поход.</text:p>
      <text:p text:style-name="Обычный"/>
      <text:p text:style-name="Обычный"><text:s text:c="38"/>V</text:p>
      <text:p text:style-name="Обычный"/>
      <text:p text:style-name="Обычный"><text:s text:c="24"/>Татьяна верила преданьям</text:p>
      <text:p text:style-name="Обычный"><text:s text:c="24"/>Простонародной старины,</text:p>
      <text:p text:style-name="Обычный"><text:s text:c="24"/>И снам, и карточным гаданьям,</text:p>
      <text:p text:style-name="Обычный"><text:s text:c="24"/>И предсказаниям луны.</text:p>
      <text:p text:style-name="Обычный"><text:s text:c="24"/>Ее тревожили приметы;</text:p>
      <text:p text:style-name="Обычный"><text:s text:c="24"/>Таинственно ей все предметы</text:p>
      <text:p text:style-name="Обычный"><text:s text:c="24"/>Провозглашали что-нибудь,</text:p>
      <text:p text:style-name="Обычный"><text:s text:c="24"/>Предчувствия теснили грудь.</text:p>
      <text:p text:style-name="Обычный"><text:s text:c="24"/>Жеманный кот, на печке сидя,</text:p>
      <text:p text:style-name="Обычный"><text:s text:c="24"/>Мурлыча, лапкой рыльце мыл:</text:p>
      <text:p text:style-name="Обычный"><text:s text:c="24"/>То несомненный знак ей был,</text:p>
      <text:p text:style-name="Обычный"><text:s text:c="24"/>Что едут гости. Вдруг увидя</text:p>
      <text:p text:style-name="Обычный"><text:s text:c="24"/>Младой двурогий лик луны</text:p>
      <text:p text:style-name="Обычный"><text:s text:c="24"/>На небе с левой стороны,</text:p>
      <text:p text:style-name="Обычный"/>
      <text:p text:style-name="Обычный"><text:s text:c="38"/>VI</text:p>
      <text:p text:style-name="Обычный"/>
      <text:p text:style-name="Обычный"><text:s text:c="24"/>Она дрожала и бледнела.</text:p>
      <text:p text:style-name="Обычный"><text:s text:c="24"/>Когда ж падучая звезда</text:p>
      <text:p text:style-name="Обычный"><text:s text:c="24"/>По небу темному летела</text:p>
      <text:p text:style-name="Обычный"><text:s text:c="24"/>И рассыпалася, - тогда</text:p>
      <text:p text:style-name="Обычный"><text:s text:c="24"/>В смятенье Таня торопилась,</text:p>
      <text:p text:style-name="Обычный"><text:s text:c="24"/>Пока звезда еще катилась,</text:p>
      <text:p text:style-name="Обычный"><text:s text:c="24"/>Желанье сердца ей шепнуть.</text:p>
      <text:p text:style-name="Обычный"><text:s text:c="24"/>Когда случалось где-нибудь</text:p>
      <text:p text:style-name="Обычный"><text:s text:c="24"/>Ей встретить черного монаха</text:p>
      <text:p text:style-name="Обычный"><text:s text:c="24"/>Иль быстрый заяц меж полей</text:p>
      <text:p text:style-name="Обычный"><text:s text:c="24"/>Перебегал дорогу ей,</text:p>
      <text:p text:style-name="Обычный"><text:s text:c="24"/>Не зная, что начать со страха,</text:p>
      <text:p text:style-name="Обычный"><text:s text:c="24"/>Предчувствий горестных полна,</text:p>
      <text:p text:style-name="Обычный"><text:s text:c="24"/>Ждала несчастья уж она.</text:p>
      <text:p text:style-name="Обычный"/>
      <text:p text:style-name="Обычный"><text:s text:c="37"/>VII</text:p>
      <text:p text:style-name="Обычный"/>
      <text:p text:style-name="Обычный"><text:s text:c="24"/>Что ж? Тайну прелесть находила</text:p>
      <text:p text:style-name="Обычный"><text:s text:c="24"/>И в самом ужасе она:</text:p>
      <text:p text:style-name="Обычный"><text:s text:c="24"/>Так нас природа сотворила,</text:p>
      <text:p text:style-name="Обычный"><text:s text:c="24"/>К противуречию склонна.</text:p>
      <text:p text:style-name="Обычный"><text:s text:c="24"/>Настали святки. То-то радость!</text:p>
      <text:p text:style-name="Обычный"><text:s text:c="24"/>Гадает ветреная младость,</text:p>
      <text:p text:style-name="Обычный"><text:s text:c="24"/>Которой ничего не жаль,</text:p>
      <text:p text:style-name="Обычный"><text:s text:c="24"/>Перед которой жизни даль</text:p>
      <text:p text:style-name="Обычный"><text:s text:c="24"/>Лежит светла, необозрима;</text:p>
      <text:p text:style-name="Обычный"><text:s text:c="24"/>Гадает старость сквозь очки</text:p>
      <text:p text:style-name="Обычный"><text:s text:c="24"/>У гробовой своей доски,</text:p>
      <text:p text:style-name="Обычный"><text:s text:c="24"/>Все потеряв невозвратимо;</text:p>
      <text:p text:style-name="Обычный"><text:s text:c="24"/>И все равно: надежда им</text:p>
      <text:p text:style-name="Обычный"><text:s text:c="24"/>Лжет детским лепетом своим.</text:p>
      <text:p text:style-name="Обычный"/>
      <text:p text:style-name="Обычный"><text:s text:c="37"/>VIII</text:p>
      <text:p text:style-name="Обычный"/>
      <text:p text:style-name="Обычный"><text:s text:c="24"/>Татьяна любопытным взором</text:p>
      <text:p text:style-name="Обычный"><text:s text:c="24"/>На воск потопленный глядит:</text:p>
      <text:p text:style-name="Обычный"><text:s text:c="24"/>Он чудно вылитым узором</text:p>
      <text:p text:style-name="Обычный"><text:s text:c="24"/>Ей что-то чудное гласит;</text:p>
      <text:p text:style-name="Обычный"><text:s text:c="24"/>Из блюда, полного водою,</text:p>
      <text:p text:style-name="Обычный"><text:s text:c="24"/>Выходят кольцы чередою;</text:p>
      <text:p text:style-name="Обычный"><text:s text:c="24"/>И вынулось колечко ей</text:p>
      <text:p text:style-name="Обычный"><text:s text:c="24"/>Под песенку старинных дней:</text:p>
      <text:p text:style-name="Обычный"><text:s text:c="24"/>"Там мужички-то все богаты,</text:p>
      <text:p text:style-name="Обычный"><text:s text:c="24"/>Гребут лопатой серебро;</text:p>
      <text:p text:style-name="Обычный"><text:s text:c="24"/>Кому поем, тому добро</text:p>
      <text:p text:style-name="Обычный"><text:s text:c="24"/>И слава!" Но сулит утраты</text:p>
      <text:p text:style-name="Обычный"><text:s text:c="24"/>Сей песни жалостный напев;</text:p>
      <text:p text:style-name="Обычный"><text:s text:c="24"/>Милей кошурка сердцу дев {29}.</text:p>
      <text:p text:style-name="Обычный"/>
      <text:p text:style-name="Обычный"><text:s text:c="38"/>IX</text:p>
      <text:p text:style-name="Обычный"/>
      <text:p text:style-name="Обычный"><text:s text:c="24"/>Морозна ночь, все небо ясно;</text:p>
      <text:p text:style-name="Обычный"><text:s text:c="24"/>Светил небесных дивный хор</text:p>
      <text:p text:style-name="Обычный"><text:s text:c="24"/>Течет так тихо, так согласно...</text:p>
      <text:p text:style-name="Обычный"><text:s text:c="24"/>Татьяна на широкой двор</text:p>
      <text:p text:style-name="Обычный"><text:s text:c="24"/>В открытом платьице выходит,</text:p>
      <text:p text:style-name="Обычный"><text:s text:c="24"/>На месяц зеркало наводит;</text:p>
      <text:p text:style-name="Обычный"><text:s text:c="24"/>Но в темном зеркале одна</text:p>
      <text:p text:style-name="Обычный"><text:s text:c="24"/>Дрожит печальная луна...</text:p>
      <text:p text:style-name="Обычный"><text:s text:c="24"/>Чу... снег хрустит... прохожий; дева</text:p>
      <text:p text:style-name="Обычный"><text:s text:c="24"/>К нему на цыпочках летит,</text:p>
      <text:p text:style-name="Обычный"><text:s text:c="24"/>И голосок ее звучит</text:p>
      <text:p text:style-name="Обычный"><text:s text:c="24"/>Нежней свирельного напева:</text:p>
      <text:p text:style-name="Обычный"><text:s text:c="24"/>Как ваше имя? {30} Смотрит он</text:p>
      <text:p text:style-name="Обычный"><text:s text:c="24"/>И отвечает: Агафон.</text:p>
      <text:p text:style-name="Обычный"/>
      <text:p text:style-name="Обычный"><text:s text:c="38"/>X</text:p>
      <text:p text:style-name="Обычный"/>
      <text:p text:style-name="Обычный"><text:s text:c="24"/>Татьяна, по совету няни</text:p>
      <text:p text:style-name="Обычный"><text:s text:c="24"/>Сбираясь ночью ворожить,</text:p>
      <text:p text:style-name="Обычный"><text:s text:c="24"/>Тихонько приказала в бане</text:p>
      <text:p text:style-name="Обычный"><text:s text:c="24"/>На два прибора стол накрыть;</text:p>
      <text:p text:style-name="Обычный"><text:s text:c="24"/>Но стало страшно вдруг Татьяне...</text:p>
      <text:p text:style-name="Обычный"><text:s text:c="24"/>И я - при мысли о Светлане</text:p>
      <text:p text:style-name="Обычный"><text:s text:c="24"/>Мне стало страшно - так и быть...</text:p>
      <text:p text:style-name="Обычный"><text:s text:c="24"/>С Татьяной нам не ворожить.</text:p>
      <text:p text:style-name="Обычный"><text:s text:c="24"/>Татьяна поясок шелковый</text:p>
      <text:p text:style-name="Обычный"><text:s text:c="24"/>Сняла, разделась и в постель</text:p>
      <text:p text:style-name="Обычный"><text:s text:c="24"/>Легла. Над нею вьется Лель,</text:p>
      <text:p text:style-name="Обычный"><text:s text:c="24"/>А под подушкою пуховой</text:p>
      <text:p text:style-name="Обычный"><text:s text:c="24"/>Девичье зеркало лежит.</text:p>
      <text:p text:style-name="Обычный"><text:s text:c="24"/>Утихло все. Татьяна спит.</text:p>
      <text:p text:style-name="Обычный"/>
      <text:p text:style-name="Обычный"><text:s text:c="38"/>XI</text:p>
      <text:p text:style-name="Обычный"/>
      <text:p text:style-name="Обычный"><text:s text:c="24"/>И снится чудный сон Татьяне.</text:p>
      <text:p text:style-name="Обычный"><text:s text:c="24"/>Ей снится, будто бы она</text:p>
      <text:p text:style-name="Обычный"><text:s text:c="24"/>Идет по снеговой поляне,</text:p>
      <text:p text:style-name="Обычный"><text:s text:c="24"/>Печальной мглой окружена;</text:p>
      <text:p text:style-name="Обычный"><text:s text:c="24"/>В сугробах снежных перед нею</text:p>
      <text:p text:style-name="Обычный"><text:s text:c="24"/>Шумит, клубит волной своею</text:p>
      <text:p text:style-name="Обычный"><text:s text:c="24"/>Кипучий, темный и седой</text:p>
      <text:p text:style-name="Обычный"><text:s text:c="24"/>Поток, не скованный зимой;</text:p>
      <text:p text:style-name="Обычный"><text:s text:c="24"/>Две жердочки, склеены льдиной,</text:p>
      <text:p text:style-name="Обычный"><text:s text:c="24"/>Дрожащий, гибельный мосток,</text:p>
      <text:p text:style-name="Обычный"><text:s text:c="24"/>Положены через поток;</text:p>
      <text:p text:style-name="Обычный"><text:s text:c="24"/>И пред шумящею пучиной,</text:p>
      <text:p text:style-name="Обычный"><text:s text:c="24"/>Недоумения полна,</text:p>
      <text:p text:style-name="Обычный"><text:s text:c="24"/>Остановилася она.</text:p>
      <text:p text:style-name="Обычный"/>
      <text:p text:style-name="Обычный"><text:s text:c="37"/>XII</text:p>
      <text:p text:style-name="Обычный"/>
      <text:p text:style-name="Обычный"><text:s text:c="24"/>Как на досадную разлуку,</text:p>
      <text:p text:style-name="Обычный"><text:s text:c="24"/>Татьяна ропщет на ручей;</text:p>
      <text:p text:style-name="Обычный"><text:s text:c="24"/>Не видит никого, кто руку</text:p>
      <text:p text:style-name="Обычный"><text:s text:c="24"/>С той стороны подал бы ей;</text:p>
      <text:p text:style-name="Обычный"><text:s text:c="24"/>Но вдруг сугроб зашевелился.</text:p>
      <text:p text:style-name="Обычный"><text:s text:c="24"/>И кто ж из-под него явился?</text:p>
      <text:p text:style-name="Обычный"><text:s text:c="24"/>Большой, взъерошенный медведь;</text:p>
      <text:p text:style-name="Обычный"><text:s text:c="24"/>Татьяна ах! а он реветь,</text:p>
      <text:p text:style-name="Обычный"><text:s text:c="24"/>И лапу с острыми когтями</text:p>
      <text:p text:style-name="Обычный"><text:s text:c="24"/>Ей протянул; она скрепясь</text:p>
      <text:p text:style-name="Обычный"><text:s text:c="24"/>Дрожащей ручкой оперлась</text:p>
      <text:p text:style-name="Обычный"><text:s text:c="24"/>И боязливыми шагами</text:p>
      <text:p text:style-name="Обычный"><text:s text:c="24"/>Перебралась через ручей;</text:p>
      <text:p text:style-name="Обычный"><text:s text:c="24"/>Пошла - и что ж? медведь за ней!</text:p>
      <text:p text:style-name="Обычный"/>
      <text:p text:style-name="Обычный"><text:s text:c="37"/>XIII</text:p>
      <text:p text:style-name="Обычный"/>
      <text:p text:style-name="Обычный"><text:s text:c="24"/>Она, взглянуть назад не смея,</text:p>
      <text:p text:style-name="Обычный"><text:s text:c="24"/>Поспешный ускоряет шаг;</text:p>
      <text:p text:style-name="Обычный"><text:s text:c="24"/>Но от косматого лакея</text:p>
      <text:p text:style-name="Обычный"><text:s text:c="24"/>Не может убежать никак;</text:p>
      <text:p text:style-name="Обычный"><text:s text:c="24"/>Кряхтя, валит медведь несносный;</text:p>
      <text:p text:style-name="Обычный"><text:s text:c="24"/>Пред ними лес; недвижны сосны</text:p>
      <text:p text:style-name="Обычный"><text:s text:c="24"/>В своей нахмуренной красе;</text:p>
      <text:p text:style-name="Обычный"><text:s text:c="24"/>Отягчены их ветви все</text:p>
      <text:p text:style-name="Обычный"><text:s text:c="24"/>Клоками снега; сквозь вершины</text:p>
      <text:p text:style-name="Обычный"><text:s text:c="24"/>Осин, берез и лип нагих</text:p>
      <text:p text:style-name="Обычный"><text:s text:c="24"/>Сияет луч светил ночных;</text:p>
      <text:p text:style-name="Обычный"><text:s text:c="24"/>Дороги нет; кусты, стремнины</text:p>
      <text:p text:style-name="Обычный"><text:s text:c="24"/>Метелью все занесены,</text:p>
      <text:p text:style-name="Обычный"><text:s text:c="24"/>Глубоко в снег погружены.</text:p>
      <text:p text:style-name="Обычный"/>
      <text:p text:style-name="Обычный"><text:s text:c="37"/>XIV</text:p>
      <text:p text:style-name="Обычный"/>
      <text:p text:style-name="Обычный"><text:s text:c="24"/>Татьяна в лес; медведь за нею;</text:p>
      <text:p text:style-name="Обычный"><text:s text:c="24"/>Снег рыхлый по колено ей;</text:p>
      <text:p text:style-name="Обычный"><text:s text:c="24"/>То длинный сук ее за шею</text:p>
      <text:p text:style-name="Обычный"><text:s text:c="24"/>Зацепит вдруг, то из ушей</text:p>
      <text:p text:style-name="Обычный"><text:s text:c="24"/>Златые серьги вырвет силой;</text:p>
      <text:p text:style-name="Обычный"><text:s text:c="24"/>То в хрупком снеге с ножки милой</text:p>
      <text:p text:style-name="Обычный"><text:s text:c="24"/>Увязнет мокрый башмачок;</text:p>
      <text:p text:style-name="Обычный"><text:s text:c="24"/>То выронит она платок;</text:p>
      <text:p text:style-name="Обычный"><text:s text:c="24"/>Поднять ей некогда; боится,</text:p>
      <text:p text:style-name="Обычный"><text:s text:c="24"/>Медведя слышит за собой,</text:p>
      <text:p text:style-name="Обычный"><text:s text:c="24"/>И даже трепетной рукой</text:p>
      <text:p text:style-name="Обычный"><text:s text:c="24"/>Одежды край поднять стыдится;</text:p>
      <text:p text:style-name="Обычный"><text:s text:c="24"/>Она бежит, он все вослед,</text:p>
      <text:p text:style-name="Обычный"><text:s text:c="24"/>И сил уже бежать ей нет.</text:p>
      <text:p text:style-name="Обычный"/>
      <text:p text:style-name="Обычный"><text:s text:c="38"/>XV</text:p>
      <text:p text:style-name="Обычный"/>
      <text:p text:style-name="Обычный"><text:s text:c="24"/>Упала в снег; медведь проворно</text:p>
      <text:p text:style-name="Обычный"><text:s text:c="24"/>Ее хватает и несет;</text:p>
      <text:p text:style-name="Обычный"><text:s text:c="24"/>Она бесчувственно-покорна,</text:p>
      <text:p text:style-name="Обычный"><text:s text:c="24"/>Не шевельнется, не дохнет;</text:p>
      <text:p text:style-name="Обычный"><text:s text:c="24"/>Он мчит ее лесной дорогой;</text:p>
      <text:p text:style-name="Обычный"><text:s text:c="24"/>Вдруг меж дерев шалаш убогой;</text:p>
      <text:p text:style-name="Обычный"><text:s text:c="24"/>Кругом все глушь; отвсюду он</text:p>
      <text:p text:style-name="Обычный"><text:s text:c="24"/>Пустынным снегом занесен,</text:p>
      <text:p text:style-name="Обычный"><text:s text:c="24"/>И ярко светится окошко,</text:p>
      <text:p text:style-name="Обычный"><text:s text:c="24"/>И в шалаше и крик и шум;</text:p>
      <text:p text:style-name="Обычный"><text:s text:c="24"/>Медведь промолвил: "Здесь мой кум:</text:p>
      <text:p text:style-name="Обычный"><text:s text:c="24"/>Погрейся у него немножко!"</text:p>
      <text:p text:style-name="Обычный"><text:s text:c="24"/>И в сени прямо он идет</text:p>
      <text:p text:style-name="Обычный"><text:s text:c="24"/>И на порог ее кладет.</text:p>
      <text:p text:style-name="Обычный"/>
      <text:p text:style-name="Обычный"><text:s text:c="37"/>XVI</text:p>
      <text:p text:style-name="Обычный"/>
      <text:p text:style-name="Обычный"><text:s text:c="24"/>Опомнилась, глядит Татьяна:</text:p>
      <text:p text:style-name="Обычный"><text:s text:c="24"/>Медведя нет; она в сенях;</text:p>
      <text:p text:style-name="Обычный"><text:s text:c="24"/>За дверью крик и звон стакана,</text:p>
      <text:p text:style-name="Обычный"><text:s text:c="24"/>Как на больших похоронах;</text:p>
      <text:p text:style-name="Обычный"><text:s text:c="24"/>Не видя тут ни капли толку,</text:p>
      <text:p text:style-name="Обычный"><text:s text:c="24"/>Глядит она тихонько в щелку,</text:p>
      <text:p text:style-name="Обычный"><text:s text:c="24"/>И что же видит?.. за столом</text:p>
      <text:p text:style-name="Обычный"><text:s text:c="24"/>Сидят чудовища кругом:</text:p>
      <text:p text:style-name="Обычный"><text:s text:c="24"/>Один в рогах с собачьей мордой,</text:p>
      <text:p text:style-name="Обычный"><text:s text:c="24"/>Другой с петушьей головой,</text:p>
      <text:p text:style-name="Обычный"><text:s text:c="24"/>Здесь ведьма с козьей бородой,</text:p>
      <text:p text:style-name="Обычный"><text:s text:c="24"/>Тут остов чопорный и гордый,</text:p>
      <text:p text:style-name="Обычный"><text:s text:c="24"/>Там карла с хвостиком, а вот</text:p>
      <text:p text:style-name="Обычный"><text:s text:c="24"/>Полужуравль и полукот.</text:p>
      <text:p text:style-name="Обычный"/>
      <text:p text:style-name="Обычный"><text:s text:c="37"/>XVII</text:p>
      <text:p text:style-name="Обычный"/>
      <text:p text:style-name="Обычный"><text:s text:c="24"/>Еще страшней, еще чуднее:</text:p>
      <text:p text:style-name="Обычный"><text:s text:c="24"/>Вот рак верхом на пауке,</text:p>
      <text:p text:style-name="Обычный"><text:s text:c="24"/>Вот череп на гусиной шее</text:p>
      <text:p text:style-name="Обычный"><text:s text:c="24"/>Вертится в красном колпаке,</text:p>
      <text:p text:style-name="Обычный"><text:s text:c="24"/>Вот мельница вприсядку пляшет</text:p>
      <text:p text:style-name="Обычный"><text:s text:c="24"/>И крыльями трещит и машет;</text:p>
      <text:p text:style-name="Обычный"><text:s text:c="24"/>Лай, хохот, пенье, свист и хлоп,</text:p>
      <text:p text:style-name="Обычный"><text:s text:c="24"/>Людская молвь и конской топ! {31}</text:p>
      <text:p text:style-name="Обычный"><text:s text:c="24"/>Но что подумала Татьяна,</text:p>
      <text:p text:style-name="Обычный"><text:s text:c="24"/>Когда узнала меж гостей</text:p>
      <text:p text:style-name="Обычный"><text:s text:c="24"/>Того, кто мил и страшен ей,</text:p>
      <text:p text:style-name="Обычный"><text:s text:c="24"/>Героя нашего романа!</text:p>
      <text:p text:style-name="Обычный"><text:s text:c="24"/>Онегин за столом сидит</text:p>
      <text:p text:style-name="Обычный"><text:s text:c="24"/>И в дверь украдкою глядит.</text:p>
      <text:p text:style-name="Обычный"/>
      <text:p text:style-name="Обычный"><text:s text:c="36"/>XVIII</text:p>
      <text:p text:style-name="Обычный"/>
      <text:p text:style-name="Обычный"><text:s text:c="24"/>Он знак подаст - и все хлопочут;</text:p>
      <text:p text:style-name="Обычный"><text:s text:c="24"/>Он пьет - все пьют и все кричат;</text:p>
      <text:p text:style-name="Обычный"><text:s text:c="24"/>Он засмеется - все хохочут;</text:p>
      <text:p text:style-name="Обычный"><text:s text:c="24"/>Нахмурит брови - все молчат;</text:p>
      <text:p text:style-name="Обычный"><text:s text:c="24"/>Он там хозяин, это ясно:</text:p>
      <text:p text:style-name="Обычный"><text:s text:c="24"/>И Тане уж не так ужасно,</text:p>
      <text:p text:style-name="Обычный"><text:s text:c="24"/>И, любопытная, теперь</text:p>
      <text:p text:style-name="Обычный"><text:s text:c="24"/>Немного растворила дверь...</text:p>
      <text:p text:style-name="Обычный"><text:s text:c="24"/>Вдруг ветер дунул, загашая</text:p>
      <text:p text:style-name="Обычный"><text:s text:c="24"/>Огонь светильников ночных;</text:p>
      <text:p text:style-name="Обычный"><text:s text:c="24"/>Смутилась шайка домовых;</text:p>
      <text:p text:style-name="Обычный"><text:s text:c="24"/>Онегин, взорами сверкая,</text:p>
      <text:p text:style-name="Обычный"><text:s text:c="24"/>Из-за стола, гремя, встает;</text:p>
      <text:p text:style-name="Обычный"><text:s text:c="24"/>Все встали: он к дверям идет.</text:p>
      <text:p text:style-name="Обычный"/>
      <text:p text:style-name="Обычный"><text:s text:c="37"/>XIX</text:p>
      <text:p text:style-name="Обычный"/>
      <text:p text:style-name="Обычный"><text:s text:c="24"/>И страшно ей; и торопливо</text:p>
      <text:p text:style-name="Обычный"><text:s text:c="24"/>Татьяна силится бежать:</text:p>
      <text:p text:style-name="Обычный"><text:s text:c="24"/>Нельзя никак; нетерпеливо</text:p>
      <text:p text:style-name="Обычный"><text:s text:c="24"/>Метаясь, хочет закричать:</text:p>
      <text:p text:style-name="Обычный"><text:s text:c="24"/>Не может; дверь толкнул Евгений:</text:p>
      <text:p text:style-name="Обычный"><text:s text:c="24"/>И взорам адских привидений</text:p>
      <text:p text:style-name="Обычный"><text:s text:c="24"/>Явилась дева; ярый смех</text:p>
      <text:p text:style-name="Обычный"><text:s text:c="24"/>Раздался дико; очи всех,</text:p>
      <text:p text:style-name="Обычный"><text:s text:c="24"/>Копыты, хоботы кривые,</text:p>
      <text:p text:style-name="Обычный"><text:s text:c="24"/>Хвосты хохлатые, клыки,</text:p>
      <text:p text:style-name="Обычный"><text:s text:c="24"/>Усы, кровавы языки,</text:p>
      <text:p text:style-name="Обычный"><text:s text:c="24"/>Рога и пальцы костяные,</text:p>
      <text:p text:style-name="Обычный"><text:s text:c="24"/>Все указует на нее,</text:p>
      <text:p text:style-name="Обычный"><text:s text:c="24"/>И все кричат: мое! мое!</text:p>
      <text:p text:style-name="Обычный"/>
      <text:p text:style-name="Обычный"><text:s text:c="38"/>XX</text:p>
      <text:p text:style-name="Обычный"/>
      <text:p text:style-name="Обычный"><text:s text:c="24"/>Мое! - сказал Евгений грозно,</text:p>
      <text:p text:style-name="Обычный"><text:s text:c="24"/>И шайка вся сокрылась вдруг;</text:p>
      <text:p text:style-name="Обычный"><text:s text:c="24"/>Осталася во тьме морозной</text:p>
      <text:p text:style-name="Обычный"><text:s text:c="24"/>Младая дева с ним сам-друг;</text:p>
      <text:p text:style-name="Обычный"><text:s text:c="24"/>Онегин тихо увлекает {32}</text:p>
      <text:p text:style-name="Обычный"><text:s text:c="24"/>Татьяну в угол и слагает</text:p>
      <text:p text:style-name="Обычный"><text:s text:c="24"/>Ее на шаткую скамью</text:p>
      <text:p text:style-name="Обычный"><text:s text:c="24"/>И клонит голову свою</text:p>
      <text:p text:style-name="Обычный"><text:s text:c="24"/>К ней на плечо; вдруг Ольга входит,</text:p>
      <text:p text:style-name="Обычный"><text:s text:c="24"/>За нею Ленский; свет блеснул;</text:p>
      <text:p text:style-name="Обычный"><text:s text:c="24"/>Онегин руку замахнул,</text:p>
      <text:p text:style-name="Обычный"><text:s text:c="24"/>И дико он очами бродит,</text:p>
      <text:p text:style-name="Обычный"><text:s text:c="24"/>И незваных гостей бранит;</text:p>
      <text:p text:style-name="Обычный"><text:s text:c="24"/>Татьяна чуть жива лежит.</text:p>
      <text:p text:style-name="Обычный"/>
      <text:p text:style-name="Обычный"><text:s text:c="37"/>XXI</text:p>
      <text:p text:style-name="Обычный"/>
      <text:p text:style-name="Обычный"><text:s text:c="24"/>Спор громче, громче; вдруг Евгений</text:p>
      <text:p text:style-name="Обычный"><text:s text:c="24"/>Хватает длинный нож, и вмиг</text:p>
      <text:p text:style-name="Обычный"><text:s text:c="24"/>Повержен Ленский; страшно тени</text:p>
      <text:p text:style-name="Обычный"><text:s text:c="24"/>Сгустились; нестерпимый крик</text:p>
      <text:p text:style-name="Обычный"><text:s text:c="24"/>Раздался... хижина шатнулась...</text:p>
      <text:p text:style-name="Обычный"><text:s text:c="24"/>И Таня в ужасе проснулась...</text:p>
      <text:p text:style-name="Обычный"><text:s text:c="24"/>Глядит, уж в комнате светло;</text:p>
      <text:p text:style-name="Обычный"><text:s text:c="24"/>В окне cквозь мерзлое стекло</text:p>
      <text:p text:style-name="Обычный"><text:s text:c="24"/>Зари багряный луч играет;</text:p>
      <text:p text:style-name="Обычный"><text:s text:c="24"/>Дверь отворилась. Ольга к ней,</text:p>
      <text:p text:style-name="Обычный"><text:s text:c="24"/>Авроры северной алей</text:p>
      <text:p text:style-name="Обычный"><text:s text:c="24"/>И легче ласточки, влетает;</text:p>
      <text:p text:style-name="Обычный"><text:s text:c="24"/>"Ну, говорит, скажи ж ты мне,</text:p>
      <text:p text:style-name="Обычный"><text:s text:c="24"/>Кого ты видела во сне?"</text:p>
      <text:p text:style-name="Обычный"/>
      <text:p text:style-name="Обычный"><text:s text:c="37"/>XXII</text:p>
      <text:p text:style-name="Обычный"/>
      <text:p text:style-name="Обычный"><text:s text:c="24"/>Но та, сестры не замечая,</text:p>
      <text:p text:style-name="Обычный"><text:s text:c="24"/>В постеле с книгою лежит,</text:p>
      <text:p text:style-name="Обычный"><text:s text:c="24"/>За листом лист перебирая,</text:p>
      <text:p text:style-name="Обычный"><text:s text:c="24"/>И ничего не говорит.</text:p>
      <text:p text:style-name="Обычный"><text:s text:c="24"/>Хоть не являла книга эта</text:p>
      <text:p text:style-name="Обычный"><text:s text:c="24"/>Ни сладких вымыслов поэта,</text:p>
      <text:p text:style-name="Обычный"><text:s text:c="24"/>Ни мудрых истин, ни картин,</text:p>
      <text:p text:style-name="Обычный"><text:s text:c="24"/>Но ни Виргилий, ни Расин,</text:p>
      <text:p text:style-name="Обычный"><text:s text:c="24"/>Ни Скотт, ни Байрон, ни Сенека,</text:p>
      <text:p text:style-name="Обычный"><text:s text:c="24"/>Ни даже Дамских Мод Журнал</text:p>
      <text:p text:style-name="Обычный"><text:s text:c="24"/>Так никого не занимал:</text:p>
      <text:p text:style-name="Обычный"><text:s text:c="24"/>То был, друзья, Мартын Задека {33},</text:p>
      <text:p text:style-name="Обычный"><text:s text:c="24"/>Глава халдейских мудрецов,</text:p>
      <text:p text:style-name="Обычный"><text:s text:c="24"/>Гадатель, толкователь снов.</text:p>
      <text:p text:style-name="Обычный"/>
      <text:p text:style-name="Обычный"><text:s text:c="36"/>XXIII</text:p>
      <text:p text:style-name="Обычный"/>
      <text:p text:style-name="Обычный"><text:s text:c="24"/>Сие глубокое творенье</text:p>
      <text:p text:style-name="Обычный"><text:s text:c="24"/>Завез кочующий купец</text:p>
      <text:p text:style-name="Обычный"><text:s text:c="24"/>Однажды к ним в уединенье</text:p>
      <text:p text:style-name="Обычный"><text:s text:c="24"/>И для Татьяны наконец</text:p>
      <text:p text:style-name="Обычный"><text:s text:c="24"/>Его с разрозненной "Мальвиной"</text:p>
      <text:p text:style-name="Обычный"><text:s text:c="24"/>Он уступил за три с полтиной,</text:p>
      <text:p text:style-name="Обычный"><text:s text:c="24"/>В придачу взяв еще за них</text:p>
      <text:p text:style-name="Обычный"><text:s text:c="24"/>Собранье басен площадных,</text:p>
      <text:p text:style-name="Обычный"><text:s text:c="24"/>Грамматику, две Петриады</text:p>
      <text:p text:style-name="Обычный"><text:s text:c="24"/>Да Мармонтеля третий том.</text:p>
      <text:p text:style-name="Обычный"><text:s text:c="24"/>Мартын Задека стал потом</text:p>
      <text:p text:style-name="Обычный"><text:s text:c="24"/>Любимец Тани... Он отрады</text:p>
      <text:p text:style-name="Обычный"><text:s text:c="24"/>Во всех печалях ей дарит</text:p>
      <text:p text:style-name="Обычный"><text:s text:c="24"/>И безотлучно с нею спит.</text:p>
      <text:p text:style-name="Обычный"/>
      <text:p text:style-name="Обычный"><text:s text:c="37"/>XXIV</text:p>
      <text:p text:style-name="Обычный"/>
      <text:p text:style-name="Обычный"><text:s text:c="24"/>Ее тревожит сновиденье.</text:p>
      <text:p text:style-name="Обычный"><text:s text:c="24"/>Не зная, как его понять,</text:p>
      <text:p text:style-name="Обычный"><text:s text:c="24"/>Мечтанья страшного значенье</text:p>
      <text:p text:style-name="Обычный"><text:s text:c="24"/>Татьяна хочет отыскать.</text:p>
      <text:p text:style-name="Обычный"><text:s text:c="24"/>Татьяна в оглавленье кратком</text:p>
      <text:p text:style-name="Обычный"><text:s text:c="24"/>Находит азбучным порядком</text:p>
      <text:p text:style-name="Обычный"><text:s text:c="24"/>Слова: бор, буря, ведьма, ель,</text:p>
      <text:p text:style-name="Обычный"><text:s text:c="24"/>Еж, мрак, мосток, медведь, метель</text:p>
      <text:p text:style-name="Обычный"><text:s text:c="24"/>И прочая. Ее сомнений</text:p>
      <text:p text:style-name="Обычный"><text:s text:c="24"/>Мартын Задека не решит;</text:p>
      <text:p text:style-name="Обычный"><text:s text:c="24"/>Но сон зловещий ей сулит</text:p>
      <text:p text:style-name="Обычный"><text:s text:c="24"/>Печальных много приключений.</text:p>
      <text:p text:style-name="Обычный"><text:s text:c="24"/>Дней несколько она потом</text:p>
      <text:p text:style-name="Обычный"><text:s text:c="24"/>Все беспокоилась о том.</text:p>
      <text:p text:style-name="Обычный"/>
      <text:p text:style-name="Обычный"><text:s text:c="37"/>XXV</text:p>
      <text:p text:style-name="Обычный"/>
      <text:p text:style-name="Обычный"><text:s text:c="24"/>Но вот багряною рукою {34}</text:p>
      <text:p text:style-name="Обычный"><text:s text:c="24"/>Заря от утренних долин</text:p>
      <text:p text:style-name="Обычный"><text:s text:c="24"/>Выводит с солнцем за собою</text:p>
      <text:p text:style-name="Обычный"><text:s text:c="24"/>Веселый праздник именин.</text:p>
      <text:p text:style-name="Обычный"><text:s text:c="24"/>С утра дом Лариных гостями</text:p>
      <text:p text:style-name="Обычный"><text:s text:c="24"/>Весь полон; целыми семьями</text:p>
      <text:p text:style-name="Обычный"><text:s text:c="24"/>Соседи съехались в возках,</text:p>
      <text:p text:style-name="Обычный"><text:s text:c="24"/>В кибитках, в бричках и в санях.</text:p>
      <text:p text:style-name="Обычный"><text:s text:c="24"/>В передней толкотня, тревога;</text:p>
      <text:p text:style-name="Обычный"><text:s text:c="24"/>В гостиной встреча новых лиц,</text:p>
      <text:p text:style-name="Обычный"><text:s text:c="24"/>Лай мосек, чмоканье девиц,</text:p>
      <text:p text:style-name="Обычный"><text:s text:c="24"/>Шум, хохот, давка у порога,</text:p>
      <text:p text:style-name="Обычный"><text:s text:c="24"/>Поклоны, шарканье гостей,</text:p>
      <text:p text:style-name="Обычный"><text:s text:c="24"/>Кормилиц крик и плач детей.</text:p>
      <text:p text:style-name="Обычный"/>
      <text:p text:style-name="Обычный"><text:s text:c="37"/>XXVI</text:p>
      <text:p text:style-name="Обычный"/>
      <text:p text:style-name="Обычный"><text:s text:c="24"/>С своей супругою дородной</text:p>
      <text:p text:style-name="Обычный"><text:s text:c="24"/>Приехал толстый Пустяков;</text:p>
      <text:p text:style-name="Обычный"><text:s text:c="24"/>Гвоздин, хозяин превосходный,</text:p>
      <text:p text:style-name="Обычный"><text:s text:c="24"/>Владелец нищих мужиков;</text:p>
      <text:p text:style-name="Обычный"><text:s text:c="24"/>Скотинины, чета седая,</text:p>
      <text:p text:style-name="Обычный"><text:s text:c="24"/>С детьми всех возрастов, считая</text:p>
      <text:p text:style-name="Обычный"><text:s text:c="24"/>От тридцати до двух годов;</text:p>
      <text:p text:style-name="Обычный"><text:s text:c="24"/>Уездный франтик Петушков,</text:p>
      <text:p text:style-name="Обычный"><text:s text:c="24"/>Мой брат двоюродный, Буянов,</text:p>
      <text:p text:style-name="Обычный"><text:s text:c="24"/>В пуху, в картузе с козырьком {35}</text:p>
      <text:p text:style-name="Обычный"><text:s text:c="24"/>(Как вам, конечно, он знаком),</text:p>
      <text:p text:style-name="Обычный"><text:s text:c="24"/>И отставной советник Флянов,</text:p>
      <text:p text:style-name="Обычный"><text:s text:c="24"/>Тяжелый сплетник, старый плут,</text:p>
      <text:p text:style-name="Обычный"><text:s text:c="24"/>Обжора, взяточник и шут.</text:p>
      <text:p text:style-name="Обычный"/>
      <text:p text:style-name="Обычный"><text:s text:c="36"/>XXVII</text:p>
      <text:p text:style-name="Обычный"/>
      <text:p text:style-name="Обычный"><text:s text:c="24"/>С семьей Панфила Харликова</text:p>
      <text:p text:style-name="Обычный"><text:s text:c="24"/>Приехал и мосье Трике,</text:p>
      <text:p text:style-name="Обычный"><text:s text:c="24"/>Остряк, недавно из Тамбова,</text:p>
      <text:p text:style-name="Обычный"><text:s text:c="24"/>В очках и в рыжем парике.</text:p>
      <text:p text:style-name="Обычный"><text:s text:c="24"/>Как истинный француз, в кармане</text:p>
      <text:p text:style-name="Обычный"><text:s text:c="24"/>Трике привез куплет Татьяне</text:p>
      <text:p text:style-name="Обычный"><text:s text:c="24"/>На голос, знаемый детьми:</text:p>
      <text:p text:style-name="Обычный"><text:s text:c="24"/>Reveillez vous, belle endormie.</text:p>
      <text:p text:style-name="Обычный"><text:s text:c="24"/>Меж ветхих песен альманаха</text:p>
      <text:p text:style-name="Обычный"><text:s text:c="24"/>Был напечатан сей куплет;</text:p>
      <text:p text:style-name="Обычный"><text:s text:c="24"/>Трике, догадливый поэт,</text:p>
      <text:p text:style-name="Обычный"><text:s text:c="24"/>Его на свет явил из праха,</text:p>
      <text:p text:style-name="Обычный"><text:s text:c="24"/>И смело вместо belle Nina</text:p>
      <text:p text:style-name="Обычный"><text:s text:c="24"/>Поставил belle Tatiana.</text:p>
      <text:p text:style-name="Обычный"/>
      <text:p text:style-name="Обычный"><text:s text:c="36"/>XXVIII</text:p>
      <text:p text:style-name="Обычный"/>
      <text:p text:style-name="Обычный"><text:s text:c="24"/>И вот из ближнего посада</text:p>
      <text:p text:style-name="Обычный"><text:s text:c="24"/>Созревших барышень кумир,</text:p>
      <text:p text:style-name="Обычный"><text:s text:c="24"/>Уездных матушек отрада,</text:p>
      <text:p text:style-name="Обычный"><text:s text:c="24"/>Приехал ротный командир;</text:p>
      <text:p text:style-name="Обычный"><text:s text:c="24"/>Вошел... Ах, новость, да какая!</text:p>
      <text:p text:style-name="Обычный"><text:s text:c="24"/>Музыка будет полковая!</text:p>
      <text:p text:style-name="Обычный"><text:s text:c="24"/>Полковник сам ее послал.</text:p>
      <text:p text:style-name="Обычный"><text:s text:c="24"/>Какая радость: будет бал!</text:p>
      <text:p text:style-name="Обычный"><text:s text:c="24"/>Девчонки прыгают заране; {36}</text:p>
      <text:p text:style-name="Обычный"><text:s text:c="24"/>Но кушать подали. Четой</text:p>
      <text:p text:style-name="Обычный"><text:s text:c="24"/>Идут за стол рука с рукой.</text:p>
      <text:p text:style-name="Обычный"><text:s text:c="24"/>Теснятся барышни к Татьяне;</text:p>
      <text:p text:style-name="Обычный"><text:s text:c="24"/>Мужчины против; и, крестясь,</text:p>
      <text:p text:style-name="Обычный"><text:s text:c="24"/>Толпа жужжит, за стол садясь.</text:p>
      <text:p text:style-name="Обычный"/>
      <text:p text:style-name="Обычный"><text:s text:c="37"/>XXIX</text:p>
      <text:p text:style-name="Обычный"/>
      <text:p text:style-name="Обычный"><text:s text:c="24"/>На миг умолкли разговоры;</text:p>
      <text:p text:style-name="Обычный"><text:s text:c="24"/>Уста жуют. Со всех сторон</text:p>
      <text:p text:style-name="Обычный"><text:s text:c="24"/>Гремят тарелки и приборы</text:p>
      <text:p text:style-name="Обычный"><text:s text:c="24"/>Да рюмок раздается звон.</text:p>
      <text:p text:style-name="Обычный"><text:s text:c="24"/>Но вскоре гости понемногу</text:p>
      <text:p text:style-name="Обычный"><text:s text:c="24"/>Подъемлют общую тревогу.</text:p>
      <text:p text:style-name="Обычный"><text:s text:c="24"/>Никто не слушает, кричат,</text:p>
      <text:p text:style-name="Обычный"><text:s text:c="24"/>Смеются, спорят и пищат.</text:p>
      <text:p text:style-name="Обычный"><text:s text:c="24"/>Вдруг двери настежь. Ленский входит,</text:p>
      <text:p text:style-name="Обычный"><text:s text:c="24"/>И с ним Онегин. "Ах, творец! -</text:p>
      <text:p text:style-name="Обычный"><text:s text:c="24"/>Кричит хозяйка: - наконец!"</text:p>
      <text:p text:style-name="Обычный"><text:s text:c="24"/>Теснятся гости, всяк отводит</text:p>
      <text:p text:style-name="Обычный"><text:s text:c="24"/>Приборы, стулья поскорей;</text:p>
      <text:p text:style-name="Обычный"><text:s text:c="24"/>Зовут, сажают двух друзей.</text:p>
      <text:p text:style-name="Обычный"/>
      <text:p text:style-name="Обычный"><text:s text:c="37"/>XXX</text:p>
      <text:p text:style-name="Обычный"/>
      <text:p text:style-name="Обычный"><text:s text:c="24"/>Сажают прямо против Тани,</text:p>
      <text:p text:style-name="Обычный"><text:s text:c="24"/>И, утренней луны бледней</text:p>
      <text:p text:style-name="Обычный"><text:s text:c="24"/>И трепетней гонимой лани,</text:p>
      <text:p text:style-name="Обычный"><text:s text:c="24"/>Она темнеющих очей</text:p>
      <text:p text:style-name="Обычный"><text:s text:c="24"/>Не подымает: пышет бурно</text:p>
      <text:p text:style-name="Обычный"><text:s text:c="24"/>В ней страстный жар; ей душно, дурно;</text:p>
      <text:p text:style-name="Обычный"><text:s text:c="24"/>Она приветствий двух друзей</text:p>
      <text:p text:style-name="Обычный"><text:s text:c="24"/>Не слышит, слезы из очей</text:p>
      <text:p text:style-name="Обычный"><text:s text:c="24"/>Хотят уж капать; уж готова</text:p>
      <text:p text:style-name="Обычный"><text:s text:c="24"/>Бедняжка в обморок упасть;</text:p>
      <text:p text:style-name="Обычный"><text:s text:c="24"/>Но воля и рассудка власть</text:p>
      <text:p text:style-name="Обычный"><text:s text:c="24"/>Превозмогли. Она два слова</text:p>
      <text:p text:style-name="Обычный"><text:s text:c="24"/>Сквозь зубы молвила тишком</text:p>
      <text:p text:style-name="Обычный"><text:s text:c="24"/>И усидела за столом.</text:p>
      <text:p text:style-name="Обычный"/>
      <text:p text:style-name="Обычный"><text:s text:c="37"/>XXXI</text:p>
      <text:p text:style-name="Обычный"/>
      <text:p text:style-name="Обычный"><text:s text:c="24"/>Траги-нервических явлений,</text:p>
      <text:p text:style-name="Обычный"><text:s text:c="24"/>Девичьих обмороков, слез</text:p>
      <text:p text:style-name="Обычный"><text:s text:c="24"/>Давно терпеть не мог Евгений:</text:p>
      <text:p text:style-name="Обычный"><text:s text:c="24"/>Довольно их он перенес.</text:p>
      <text:p text:style-name="Обычный"><text:s text:c="24"/>Чудак, попав на пир огромный,</text:p>
      <text:p text:style-name="Обычный"><text:s text:c="24"/>Уж был сердит. Но девы томной</text:p>
      <text:p text:style-name="Обычный"><text:s text:c="24"/>Заметя трепетный порыв,</text:p>
      <text:p text:style-name="Обычный"><text:s text:c="24"/>С досады взоры опустив,</text:p>
      <text:p text:style-name="Обычный"><text:s text:c="24"/>Надулся он и, негодуя,</text:p>
      <text:p text:style-name="Обычный"><text:s text:c="24"/>Поклялся Ленского взбесить</text:p>
      <text:p text:style-name="Обычный"><text:s text:c="24"/>И уж порядком отомстить.</text:p>
      <text:p text:style-name="Обычный"><text:s text:c="24"/>Теперь, заране торжествуя,</text:p>
      <text:p text:style-name="Обычный"><text:s text:c="24"/>Он стал чертить в душе своей</text:p>
      <text:p text:style-name="Обычный"><text:s text:c="24"/>Карикатуры всех гостей.</text:p>
      <text:p text:style-name="Обычный"/>
      <text:p text:style-name="Обычный"><text:s text:c="36"/>XXXII</text:p>
      <text:p text:style-name="Обычный"/>
      <text:p text:style-name="Обычный"><text:s text:c="24"/>Конечно, не один Евгений</text:p>
      <text:p text:style-name="Обычный"><text:s text:c="24"/>Смятенье Тани видеть мог;</text:p>
      <text:p text:style-name="Обычный"><text:s text:c="24"/>Но целью взоров и суждений</text:p>
      <text:p text:style-name="Обычный"><text:s text:c="24"/>В то время жирный был пирог</text:p>
      <text:p text:style-name="Обычный"><text:s text:c="24"/>(К несчастию, пересоленный);</text:p>
      <text:p text:style-name="Обычный"><text:s text:c="24"/>Да вот в бутылке засмоленной,</text:p>
      <text:p text:style-name="Обычный"><text:s text:c="24"/>Между жарким и блан-манже,</text:p>
      <text:p text:style-name="Обычный"><text:s text:c="24"/>Цимлянское несут уже;</text:p>
      <text:p text:style-name="Обычный"><text:s text:c="24"/>За ним строй рюмок узких, длинных,</text:p>
      <text:p text:style-name="Обычный"><text:s text:c="24"/>Подобно талии твоей,</text:p>
      <text:p text:style-name="Обычный"><text:s text:c="24"/>Зизи, кристалл души моей,</text:p>
      <text:p text:style-name="Обычный"><text:s text:c="24"/>Предмет стихов моих невинных,</text:p>
      <text:p text:style-name="Обычный"><text:s text:c="24"/>Любви приманчивый фиал,</text:p>
      <text:p text:style-name="Обычный"><text:s text:c="24"/>Ты, от кого я пьян бывал!</text:p>
      <text:p text:style-name="Обычный"/>
      <text:p text:style-name="Обычный"><text:s text:c="36"/>XXXIII</text:p>
      <text:p text:style-name="Обычный"/>
      <text:p text:style-name="Обычный"><text:s text:c="24"/>Освободясь от пробки влажной,</text:p>
      <text:p text:style-name="Обычный"><text:s text:c="24"/>Бутылка хлопнула; вино</text:p>
      <text:p text:style-name="Обычный"><text:s text:c="24"/>Шипит; и вот с осанкой важной,</text:p>
      <text:p text:style-name="Обычный"><text:s text:c="24"/>Куплетом мучимый давно,</text:p>
      <text:p text:style-name="Обычный"><text:s text:c="24"/>Трике встает; пред ним собранье</text:p>
      <text:p text:style-name="Обычный"><text:s text:c="24"/>Хранит глубокое молчанье.</text:p>
      <text:p text:style-name="Обычный"><text:s text:c="24"/>Татьяна чуть жива; Трике,</text:p>
      <text:p text:style-name="Обычный"><text:s text:c="24"/>К ней обратясь с листком в руке,</text:p>
      <text:p text:style-name="Обычный"><text:s text:c="24"/>Запел, фальшивя. Плески, клики</text:p>
      <text:p text:style-name="Обычный"><text:s text:c="24"/>Его приветствуют. Она</text:p>
      <text:p text:style-name="Обычный"><text:s text:c="24"/>Певцу присесть принуждена;</text:p>
      <text:p text:style-name="Обычный"><text:s text:c="24"/>Поэт же скромный, хоть великий,</text:p>
      <text:p text:style-name="Обычный"><text:s text:c="24"/>Ее здоровье первый пьет</text:p>
      <text:p text:style-name="Обычный"><text:s text:c="24"/>И ей куплет передает.</text:p>
      <text:p text:style-name="Обычный"/>
      <text:p text:style-name="Обычный"><text:s text:c="36"/>XXXIV</text:p>
      <text:p text:style-name="Обычный"/>
      <text:p text:style-name="Обычный"><text:s text:c="24"/>Пошли приветы, поздравленья;</text:p>
      <text:p text:style-name="Обычный"><text:s text:c="24"/>Татьяна всех благодарит.</text:p>
      <text:p text:style-name="Обычный"><text:s text:c="24"/>Когда же дело до Евгенья</text:p>
      <text:p text:style-name="Обычный"><text:s text:c="24"/>Дошло, то девы томный вид,</text:p>
      <text:p text:style-name="Обычный"><text:s text:c="24"/>Ее смущение, усталость</text:p>
      <text:p text:style-name="Обычный"><text:s text:c="24"/>В его душе родили жалость:</text:p>
      <text:p text:style-name="Обычный"><text:s text:c="24"/>Он молча поклонился ей,</text:p>
      <text:p text:style-name="Обычный"><text:s text:c="24"/>Но как-то взор его очей</text:p>
      <text:p text:style-name="Обычный"><text:s text:c="24"/>Был чудно нежен. Оттого ли,</text:p>
      <text:p text:style-name="Обычный"><text:s text:c="24"/>Что он и вправду тронут был,</text:p>
      <text:p text:style-name="Обычный"><text:s text:c="24"/>Иль он, кокетствуя, шалил,</text:p>
      <text:p text:style-name="Обычный"><text:s text:c="24"/>Невольно ль, иль из доброй воли,</text:p>
      <text:p text:style-name="Обычный"><text:s text:c="24"/>Но взор сей нежность изъявил:</text:p>
      <text:p text:style-name="Обычный"><text:s text:c="24"/>Он сердце Тани оживил.</text:p>
      <text:p text:style-name="Обычный"/>
      <text:p text:style-name="Обычный"><text:s text:c="37"/>XXXV</text:p>
      <text:p text:style-name="Обычный"/>
      <text:p text:style-name="Обычный"><text:s text:c="24"/>Гремят отдвинутые стулья;</text:p>
      <text:p text:style-name="Обычный"><text:s text:c="24"/>Толпа в гостиную валит:</text:p>
      <text:p text:style-name="Обычный"><text:s text:c="24"/>Так пчел из лакомого улья</text:p>
      <text:p text:style-name="Обычный"><text:s text:c="24"/>На ниву шумный рой летит.</text:p>
      <text:p text:style-name="Обычный"><text:s text:c="24"/>Довольный праздничным обедом,</text:p>
      <text:p text:style-name="Обычный"><text:s text:c="24"/>Сосед сопит перед соседом;</text:p>
      <text:p text:style-name="Обычный"><text:s text:c="24"/>Подсели дамы к камельку;</text:p>
      <text:p text:style-name="Обычный"><text:s text:c="24"/>Девицы шепчут в уголку;</text:p>
      <text:p text:style-name="Обычный"><text:s text:c="24"/>Столы зеленые раскрыты:</text:p>
      <text:p text:style-name="Обычный"><text:s text:c="24"/>Зовут задорных игроков</text:p>
      <text:p text:style-name="Обычный"><text:s text:c="24"/>Бостон и ломбер стариков,</text:p>
      <text:p text:style-name="Обычный"><text:s text:c="24"/>И вист, доныне знаменитый,</text:p>
      <text:p text:style-name="Обычный"><text:s text:c="24"/>Однообразная семья,</text:p>
      <text:p text:style-name="Обычный"><text:s text:c="24"/>Все жадной скуки сыновья.</text:p>
      <text:p text:style-name="Обычный"/>
      <text:p text:style-name="Обычный"><text:s text:c="36"/>XXXVI</text:p>
      <text:p text:style-name="Обычный"/>
      <text:p text:style-name="Обычный"><text:s text:c="24"/>Уж восемь робертов сыграли</text:p>
      <text:p text:style-name="Обычный"><text:s text:c="24"/>Герои виста; восемь раз</text:p>
      <text:p text:style-name="Обычный"><text:s text:c="24"/>Они места переменяли;</text:p>
      <text:p text:style-name="Обычный"><text:s text:c="24"/>И чай несут. Люблю я час</text:p>
      <text:p text:style-name="Обычный"><text:s text:c="24"/>Определять обедом, чаем</text:p>
      <text:p text:style-name="Обычный"><text:s text:c="24"/>И ужином. Мы время знаем</text:p>
      <text:p text:style-name="Обычный"><text:s text:c="24"/>В деревне без больших сует:</text:p>
      <text:p text:style-name="Обычный"><text:s text:c="24"/>Желудок - верный наш брегет;</text:p>
      <text:p text:style-name="Обычный"><text:s text:c="24"/>И кстати я замечу в скобках,</text:p>
      <text:p text:style-name="Обычный"><text:s text:c="24"/>Что речь веду в моих строфах</text:p>
      <text:p text:style-name="Обычный"><text:s text:c="24"/>Я столь же часто о пирах,</text:p>
      <text:p text:style-name="Обычный"><text:s text:c="24"/>О разных кушаньях и пробках,</text:p>
      <text:p text:style-name="Обычный"><text:s text:c="24"/>Как ты, божественный Омир,</text:p>
      <text:p text:style-name="Обычный"><text:s text:c="24"/>Ты, тридцати веков кумир!</text:p>
      <text:p text:style-name="Обычный"/>
      <text:p text:style-name="Обычный"><text:s text:c="28"/>XXXVII. XXXVIII. XXXIX</text:p>
      <text:p text:style-name="Обычный"/>
      <text:p text:style-name="Обычный"><text:s text:c="24"/>Но чай несут; девицы чинно</text:p>
      <text:p text:style-name="Обычный"><text:s text:c="24"/>Едва за блюдички взялись,</text:p>
      <text:p text:style-name="Обычный"><text:s text:c="24"/>Вдруг из-за двери в зале длинной</text:p>
      <text:p text:style-name="Обычный"><text:s text:c="24"/>Фагот и флейта раздались.</text:p>
      <text:p text:style-name="Обычный"><text:s text:c="24"/>Обрадован музыки громом,</text:p>
      <text:p text:style-name="Обычный"><text:s text:c="24"/>Оставя чашку чаю с ромом,</text:p>
      <text:p text:style-name="Обычный"><text:s text:c="24"/>Парис окружных городков,</text:p>
      <text:p text:style-name="Обычный"><text:s text:c="24"/>Подходит к Ольге Петушков,</text:p>
      <text:p text:style-name="Обычный"><text:s text:c="24"/>К Татьяне Ленский; Харликову,</text:p>
      <text:p text:style-name="Обычный"><text:s text:c="24"/>Невесту переспелых лет,</text:p>
      <text:p text:style-name="Обычный"><text:s text:c="24"/>Берет тамбовский мой поэт,</text:p>
      <text:p text:style-name="Обычный"><text:s text:c="24"/>Умчал Буянов Пустякову,</text:p>
      <text:p text:style-name="Обычный"><text:s text:c="24"/>И в залу высыпали все.</text:p>
      <text:p text:style-name="Обычный"><text:s text:c="24"/>И бал блестит во всей красе.</text:p>
      <text:p text:style-name="Обычный"/>
      <text:p text:style-name="Обычный"><text:s text:c="38"/>ХL</text:p>
      <text:p text:style-name="Обычный"/>
      <text:p text:style-name="Обычный"><text:s text:c="24"/>В начале моего романа</text:p>
      <text:p text:style-name="Обычный"><text:s text:c="24"/>(Смотрите первую тетрадь)</text:p>
      <text:p text:style-name="Обычный"><text:s text:c="24"/>Хотелось вроде мне Альбана</text:p>
      <text:p text:style-name="Обычный"><text:s text:c="24"/>Бал петербургский описать;</text:p>
      <text:p text:style-name="Обычный"><text:s text:c="24"/>Но, развлечен пустым мечтаньем,</text:p>
      <text:p text:style-name="Обычный"><text:s text:c="24"/>Я занялся воспоминаньем</text:p>
      <text:p text:style-name="Обычный"><text:s text:c="24"/>О ножках мне знакомых дам.</text:p>
      <text:p text:style-name="Обычный"><text:s text:c="24"/>По вашим узеньким следам,</text:p>
      <text:p text:style-name="Обычный"><text:s text:c="24"/>О ножки, полно заблуждаться!</text:p>
      <text:p text:style-name="Обычный"><text:s text:c="24"/>С изменой юности моей</text:p>
      <text:p text:style-name="Обычный"><text:s text:c="24"/>Пора мне сделаться умней,</text:p>
      <text:p text:style-name="Обычный"><text:s text:c="24"/>В делах и в слоге поправляться,</text:p>
      <text:p text:style-name="Обычный"><text:s text:c="24"/>И эту пятую тетрадь</text:p>
      <text:p text:style-name="Обычный"><text:s text:c="24"/>От отступлений очищать.</text:p>
      <text:p text:style-name="Обычный"/>
      <text:p text:style-name="Обычный"><text:s text:c="37"/>ХLI</text:p>
      <text:p text:style-name="Обычный"/>
      <text:p text:style-name="Обычный"><text:s text:c="24"/>Однообразный и безумный,</text:p>
      <text:p text:style-name="Обычный"><text:s text:c="24"/>Как вихорь жизни молодой,</text:p>
      <text:p text:style-name="Обычный"><text:s text:c="24"/>Кружится вальса вихорь шумный;</text:p>
      <text:p text:style-name="Обычный"><text:s text:c="24"/>Чета мелькает за четой.</text:p>
      <text:p text:style-name="Обычный"><text:s text:c="24"/>К минуте мщенья приближаясь,</text:p>
      <text:p text:style-name="Обычный"><text:s text:c="24"/>Онегин, втайне усмехаясь,</text:p>
      <text:p text:style-name="Обычный"><text:s text:c="24"/>Подходит к Ольге. Быстро с ней</text:p>
      <text:p text:style-name="Обычный"><text:s text:c="24"/>Вертится около гостей,</text:p>
      <text:p text:style-name="Обычный"><text:s text:c="24"/>Потом на стул ее сажает,</text:p>
      <text:p text:style-name="Обычный"><text:s text:c="24"/>Заводит речь о том о сем;</text:p>
      <text:p text:style-name="Обычный"><text:s text:c="24"/>Спустя минуты две потом</text:p>
      <text:p text:style-name="Обычный"><text:s text:c="24"/>Вновь с нею вальс он продолжает;</text:p>
      <text:p text:style-name="Обычный"><text:s text:c="24"/>Все в изумленье. Ленский сам</text:p>
      <text:p text:style-name="Обычный"><text:s text:c="24"/>Не верит собственным глазам.</text:p>
      <text:p text:style-name="Обычный"/>
      <text:p text:style-name="Обычный"><text:s text:c="37"/>ХLII</text:p>
      <text:p text:style-name="Обычный"/>
      <text:p text:style-name="Обычный"><text:s text:c="24"/>Мазурка раздалась. Бывало,</text:p>
      <text:p text:style-name="Обычный"><text:s text:c="24"/>Когда гремел мазурки гром,</text:p>
      <text:p text:style-name="Обычный"><text:s text:c="24"/>В огромной зале все дрожало,</text:p>
      <text:p text:style-name="Обычный"><text:s text:c="24"/>Паркет трещал под каблуком,</text:p>
      <text:p text:style-name="Обычный"><text:s text:c="24"/>Тряслися, дребезжали рамы;</text:p>
      <text:p text:style-name="Обычный"><text:s text:c="24"/>Теперь не то: и мы, как дамы,</text:p>
      <text:p text:style-name="Обычный"><text:s text:c="24"/>Скользим по лаковым доскам.</text:p>
      <text:p text:style-name="Обычный"><text:s text:c="24"/>Но в городах, по деревням</text:p>
      <text:p text:style-name="Обычный"><text:s text:c="24"/>Еще мазурка сохранила</text:p>
      <text:p text:style-name="Обычный"><text:s text:c="24"/>Первоначальные красы:</text:p>
      <text:p text:style-name="Обычный"><text:s text:c="24"/>Припрыжки, каблуки, усы</text:p>
      <text:p text:style-name="Обычный"><text:s text:c="24"/>Все те же: их не изменила</text:p>
      <text:p text:style-name="Обычный"><text:s text:c="24"/>Лихая мода, наш тиран,</text:p>
      <text:p text:style-name="Обычный"><text:s text:c="24"/>Недуг новейших россиян.</text:p>
      <text:p text:style-name="Обычный"/>
      <text:p text:style-name="Обычный"><text:s text:c="33"/>XLIII. XLIV</text:p>
      <text:p text:style-name="Обычный"/>
      <text:p text:style-name="Обычный"><text:s text:c="24"/>Буянов, братец мой задорный,</text:p>
      <text:p text:style-name="Обычный"><text:s text:c="24"/>К герою нашему подвел</text:p>
      <text:p text:style-name="Обычный"><text:s text:c="24"/>Татьяну с Ольгою; проворно</text:p>
      <text:p text:style-name="Обычный"><text:s text:c="24"/>Онегин с Ольгою пошел;</text:p>
      <text:p text:style-name="Обычный"><text:s text:c="24"/>Ведет ее, скользя небрежно,</text:p>
      <text:p text:style-name="Обычный"><text:s text:c="24"/>И, наклонясь, ей шепчет нежно</text:p>
      <text:p text:style-name="Обычный"><text:s text:c="24"/>Какой-то пошлый мадригал,</text:p>
      <text:p text:style-name="Обычный"><text:s text:c="24"/>И руку жмет - и запылал</text:p>
      <text:p text:style-name="Обычный"><text:s text:c="24"/>В ее лице самолюбивом</text:p>
      <text:p text:style-name="Обычный"><text:s text:c="24"/>Румянец ярче. Ленский мой</text:p>
      <text:p text:style-name="Обычный"><text:s text:c="24"/>Все видел: вспыхнул, сам не свой;</text:p>
      <text:p text:style-name="Обычный"><text:s text:c="24"/>В негодовании ревнивом</text:p>
      <text:p text:style-name="Обычный"><text:s text:c="24"/>Поэт конца мазурки ждет</text:p>
      <text:p text:style-name="Обычный"><text:s text:c="24"/>И в котильон ее зовет.</text:p>
      <text:p text:style-name="Обычный"/>
      <text:p text:style-name="Обычный"><text:s text:c="37"/>ХLV</text:p>
      <text:p text:style-name="Обычный"/>
      <text:p text:style-name="Обычный"><text:s text:c="24"/>Но ей нельзя. Нельзя? Но что же?</text:p>
      <text:p text:style-name="Обычный"><text:s text:c="24"/>Да Ольга слово уж дала</text:p>
      <text:p text:style-name="Обычный"><text:s text:c="24"/>Онегину. О боже, боже!</text:p>
      <text:p text:style-name="Обычный"><text:s text:c="24"/>Что слышит он? Она могла...</text:p>
      <text:p text:style-name="Обычный"><text:s text:c="24"/>Возможно ль? Чуть лишь из пеленок,</text:p>
      <text:p text:style-name="Обычный"><text:s text:c="24"/>Кокетка, ветреный ребенок!</text:p>
      <text:p text:style-name="Обычный"><text:s text:c="24"/>Уж хитрость ведает она,</text:p>
      <text:p text:style-name="Обычный"><text:s text:c="24"/>Уж изменять научена!</text:p>
      <text:p text:style-name="Обычный"><text:s text:c="24"/>Не в силах Ленский снесть удара;</text:p>
      <text:p text:style-name="Обычный"><text:s text:c="24"/>Проказы женские кляня,</text:p>
      <text:p text:style-name="Обычный"><text:s text:c="24"/>Выходит, требует коня</text:p>
      <text:p text:style-name="Обычный"><text:s text:c="24"/>И скачет. Пистолетов пара,</text:p>
      <text:p text:style-name="Обычный"><text:s text:c="24"/>Две пули - больше ничего -</text:p>
      <text:p text:style-name="Обычный"><text:s text:c="24"/>Вдруг разрешат судьбу его.</text:p>
      <text:p text:style-name="Обычный"/>
      <text:p text:style-name="Обычный"><text:s text:c="33"/>ГЛАВА ШЕСТАЯ</text:p>
      <text:p text:style-name="Обычный"/>
      <text:p text:style-name="Обычный"><text:s text:c="39"/><text:span text:style-name="T15">La sotto i giorni nubilosi e brevi,</text:span></text:p>
      <text:p text:style-name="P16"><text:s text:c="39"/>Nasce una gente a cui l'morir non dole.</text:p>
      <text:p text:style-name="P17"/>
      <text:p text:style-name="Обычный"><text:span text:style-name="T18"><text:s text:c="73"/></text:span>Petr.</text:p>
      <text:p text:style-name="Обычный"/>
      <text:p text:style-name="Обычный"><text:s text:c="38"/>I</text:p>
      <text:p text:style-name="Обычный"/>
      <text:p text:style-name="Обычный"><text:s text:c="24"/>Заметив, что Владимир скрылся,</text:p>
      <text:p text:style-name="Обычный"><text:s text:c="24"/>Онегин, скукой вновь гоним,</text:p>
      <text:p text:style-name="Обычный"><text:s text:c="24"/>Близ Ольги в думу погрузился,</text:p>
      <text:p text:style-name="Обычный"><text:s text:c="24"/>Довольный мщением своим.</text:p>
      <text:p text:style-name="Обычный"><text:s text:c="24"/>За ним и Оленька зевала,</text:p>
      <text:p text:style-name="Обычный"><text:s text:c="24"/>Глазами Ленского искала,</text:p>
      <text:p text:style-name="Обычный"><text:s text:c="24"/>И бесконечный котильон</text:p>
      <text:p text:style-name="Обычный"><text:s text:c="24"/>Ее томил, как тяжкий сон.</text:p>
      <text:p text:style-name="Обычный"><text:s text:c="24"/>Но кончен он. Идут за ужин.</text:p>
      <text:p text:style-name="Обычный"><text:s text:c="24"/>Постели стелют; для гостей</text:p>
      <text:p text:style-name="Обычный"><text:s text:c="24"/>Ночлег отводят от сеней</text:p>
      <text:p text:style-name="Обычный"><text:s text:c="24"/>До самой девичьи. Всем нужен</text:p>
      <text:p text:style-name="Обычный"><text:s text:c="24"/>Покойный сон. Онегин мой</text:p>
      <text:p text:style-name="Обычный"><text:s text:c="24"/>Один уехал спать домой.</text:p>
      <text:p text:style-name="Обычный"/>
      <text:p text:style-name="Обычный"><text:s text:c="38"/>II</text:p>
      <text:p text:style-name="Обычный"/>
      <text:p text:style-name="Обычный"><text:s text:c="24"/>Все успокоилось: в гостиной</text:p>
      <text:p text:style-name="Обычный"><text:s text:c="24"/>Храпит тяжелый Пустяков</text:p>
      <text:p text:style-name="Обычный"><text:s text:c="24"/>С своей тяжелой половиной.</text:p>
      <text:p text:style-name="Обычный"><text:s text:c="24"/>Гвоздин, Буянов, Петушков</text:p>
      <text:p text:style-name="Обычный"><text:s text:c="24"/>И Флянов, не совсем здоровый,</text:p>
      <text:p text:style-name="Обычный"><text:s text:c="24"/>На стульях улеглись в столовой,</text:p>
      <text:p text:style-name="Обычный"><text:s text:c="24"/>А на полу мосье Трике,</text:p>
      <text:p text:style-name="Обычный"><text:s text:c="24"/>В фуфайке, в старом колпаке.</text:p>
      <text:p text:style-name="Обычный"><text:s text:c="24"/>Девицы в комнатах Татьяны</text:p>
      <text:p text:style-name="Обычный"><text:s text:c="24"/>И Ольги все объяты сном.</text:p>
      <text:p text:style-name="Обычный"><text:s text:c="24"/>Одна, печальна под окном</text:p>
      <text:p text:style-name="Обычный"><text:s text:c="24"/>Озарена лучом Дианы,</text:p>
      <text:p text:style-name="Обычный"><text:s text:c="24"/>Татьяна бедная не спит</text:p>
      <text:p text:style-name="Обычный"><text:s text:c="24"/>И в поле темное глядит.</text:p>
      <text:p text:style-name="Обычный"/>
      <text:p text:style-name="Обычный"><text:s text:c="37"/>III</text:p>
      <text:p text:style-name="Обычный"/>
      <text:p text:style-name="Обычный"><text:s text:c="24"/>Его нежданным появленьем,</text:p>
      <text:p text:style-name="Обычный"><text:s text:c="24"/>Мгновенной нежностью очей</text:p>
      <text:p text:style-name="Обычный"><text:s text:c="24"/>И странным с Ольгой поведеньем</text:p>
      <text:p text:style-name="Обычный"><text:s text:c="24"/>До глубины души своей</text:p>
      <text:p text:style-name="Обычный"><text:s text:c="24"/>Она проникнута; не может</text:p>
      <text:p text:style-name="Обычный"><text:s text:c="24"/>Никак понять его; тревожит</text:p>
      <text:p text:style-name="Обычный"><text:s text:c="24"/>Ее ревнивая тоска,</text:p>
      <text:p text:style-name="Обычный"><text:s text:c="24"/>Как будто хладная рука</text:p>
      <text:p text:style-name="Обычный"><text:s text:c="24"/>Ей сердце жмет, как будто бездна</text:p>
      <text:p text:style-name="Обычный"><text:s text:c="24"/>Под ней чернеет и шумит...</text:p>
      <text:p text:style-name="Обычный"><text:s text:c="24"/>"Погибну, - Таня говорит, -</text:p>
      <text:p text:style-name="Обычный"><text:s text:c="24"/>Но гибель от него любезна.</text:p>
      <text:p text:style-name="Обычный"><text:s text:c="24"/>Я не ропщу: зачем роптать?</text:p>
      <text:p text:style-name="Обычный"><text:s text:c="24"/>Не может он мне счастья дать".</text:p>
      <text:p text:style-name="Обычный"/>
      <text:p text:style-name="Обычный"><text:s text:c="38"/>IV</text:p>
      <text:p text:style-name="Обычный"/>
      <text:p text:style-name="Обычный"><text:s text:c="24"/>Вперед, вперед, моя исторья!</text:p>
      <text:p text:style-name="Обычный"><text:s text:c="24"/>Лицо нас новое зовет.</text:p>
      <text:p text:style-name="Обычный"><text:s text:c="24"/>В пяти верстах от Красногорья,</text:p>
      <text:p text:style-name="Обычный"><text:s text:c="24"/>Деревни Ленского, живет</text:p>
      <text:p text:style-name="Обычный"><text:s text:c="24"/>И здравствует еще доныне</text:p>
      <text:p text:style-name="Обычный"><text:s text:c="24"/>В философической пустыне</text:p>
      <text:p text:style-name="Обычный"><text:s text:c="24"/>Зарецкий, некогда буян,</text:p>
      <text:p text:style-name="Обычный"><text:s text:c="24"/>Картежной шайки атаман,</text:p>
      <text:p text:style-name="Обычный"><text:s text:c="24"/>Глава повес, трибун трактирный,</text:p>
      <text:p text:style-name="Обычный"><text:s text:c="24"/>Теперь же добрый и простой</text:p>
      <text:p text:style-name="Обычный"><text:s text:c="24"/>Отец семейства холостой,</text:p>
      <text:p text:style-name="Обычный"><text:s text:c="24"/>Надежный друг, помещик мирный</text:p>
      <text:p text:style-name="Обычный"><text:s text:c="24"/>И даже честный человек:</text:p>
      <text:p text:style-name="Обычный"><text:s text:c="24"/>Так исправляется наш век!</text:p>
      <text:p text:style-name="Обычный"/>
      <text:p text:style-name="Обычный"><text:s text:c="38"/>V</text:p>
      <text:p text:style-name="Обычный"/>
      <text:p text:style-name="Обычный"><text:s text:c="24"/>Бывало, льстивый голос света</text:p>
      <text:p text:style-name="Обычный"><text:s text:c="24"/>В нем злую храбрость выхвалял:</text:p>
      <text:p text:style-name="Обычный"><text:s text:c="24"/>Он, правда, в туз из пистолета</text:p>
      <text:p text:style-name="Обычный"><text:s text:c="24"/>В пяти саженях попадал,</text:p>
      <text:p text:style-name="Обычный"><text:s text:c="24"/>И то сказать, что и в сраженье</text:p>
      <text:p text:style-name="Обычный"><text:s text:c="24"/>Раз в настоящем упоенье</text:p>
      <text:p text:style-name="Обычный"><text:s text:c="24"/>Он отличился, смело в грязь</text:p>
      <text:p text:style-name="Обычный"><text:s text:c="24"/>С коня калмыцкого свалясь,</text:p>
      <text:p text:style-name="Обычный"><text:s text:c="24"/>Как зюзя пьяный, и французам</text:p>
      <text:p text:style-name="Обычный"><text:s text:c="24"/>Достался в плен: драгой залог!</text:p>
      <text:p text:style-name="Обычный"><text:s text:c="24"/>Новейший Регул, чести бог,</text:p>
      <text:p text:style-name="Обычный"><text:s text:c="24"/>Готовый вновь предаться узам,</text:p>
      <text:p text:style-name="Обычный"><text:s text:c="24"/>Чтоб каждым утром у Вери {37}</text:p>
      <text:p text:style-name="Обычный"><text:s text:c="24"/>В долг осушать бутылки три.</text:p>
      <text:p text:style-name="Обычный"/>
      <text:p text:style-name="Обычный"><text:s text:c="38"/>VI</text:p>
      <text:p text:style-name="Обычный"/>
      <text:p text:style-name="Обычный"><text:s text:c="24"/>Бывало, он трунил забавно,</text:p>
      <text:p text:style-name="Обычный"><text:s text:c="24"/>Умел морочить дурака</text:p>
      <text:p text:style-name="Обычный"><text:s text:c="24"/>И умного дурачить славно,</text:p>
      <text:p text:style-name="Обычный"><text:s text:c="24"/>Иль явно, иль исподтишка,</text:p>
      <text:p text:style-name="Обычный"><text:s text:c="24"/>Хоть и ему иные штуки</text:p>
      <text:p text:style-name="Обычный"><text:s text:c="24"/>Не проходили без науки,</text:p>
      <text:p text:style-name="Обычный"><text:s text:c="24"/>Хоть иногда и сам впросак</text:p>
      <text:p text:style-name="Обычный"><text:s text:c="24"/>Он попадался, как простак.</text:p>
      <text:p text:style-name="Обычный"><text:s text:c="24"/>Умел он весело поспорить,</text:p>
      <text:p text:style-name="Обычный"><text:s text:c="24"/>Остро и тупо отвечать,</text:p>
      <text:p text:style-name="Обычный"><text:s text:c="24"/>Порой расчетливо смолчать,</text:p>
      <text:p text:style-name="Обычный"><text:s text:c="24"/>Порой расчетливо повздорить,</text:p>
      <text:p text:style-name="Обычный"><text:s text:c="24"/>Друзей поссорить молодых</text:p>
      <text:p text:style-name="Обычный"><text:s text:c="24"/>И на барьер поставить их,</text:p>
      <text:p text:style-name="Обычный"/>
      <text:p text:style-name="Обычный"><text:s text:c="37"/>VII</text:p>
      <text:p text:style-name="Обычный"/>
      <text:p text:style-name="Обычный"><text:s text:c="24"/>Иль помириться их заставить,</text:p>
      <text:p text:style-name="Обычный"><text:s text:c="24"/>Дабы позавтракать втроем,</text:p>
      <text:p text:style-name="Обычный"><text:s text:c="24"/>И после тайно обесславить</text:p>
      <text:p text:style-name="Обычный"><text:s text:c="24"/>Веселой<text:span text:style-name="T19"><text:s/></text:span>шуткою<text:span text:style-name="T20">,<text:s/></text:span>враньем<text:span text:style-name="T21">.</text:span></text:p>
      <text:p text:style-name="Обычный"><text:span text:style-name="T22"><text:s text:c="24"/>Sed alia tempora!<text:s/></text:span>Удалость</text:p>
      <text:p text:style-name="Обычный"><text:s text:c="24"/>(Как сон любви, другая шалость)</text:p>
      <text:p text:style-name="Обычный"><text:s text:c="24"/>Проходит с юностью живой.</text:p>
      <text:p text:style-name="Обычный"><text:s text:c="24"/>Как я сказал, Зарецкий мой,</text:p>
      <text:p text:style-name="Обычный"><text:s text:c="24"/>Под сень черемух и акаций</text:p>
      <text:p text:style-name="Обычный"><text:s text:c="24"/>От бурь укрывшись наконец,</text:p>
      <text:p text:style-name="Обычный"><text:s text:c="24"/>Живет, как истинный мудрец,</text:p>
      <text:p text:style-name="Обычный"><text:s text:c="24"/>Капусту садит, как Гораций,</text:p>
      <text:p text:style-name="Обычный"><text:s text:c="24"/>Разводит уток и гусей</text:p>
      <text:p text:style-name="Обычный"><text:s text:c="24"/>И учит азбуке детей.</text:p>
      <text:p text:style-name="Обычный"/>
      <text:p text:style-name="Обычный"><text:s text:c="37"/>VIII</text:p>
      <text:p text:style-name="Обычный"/>
      <text:p text:style-name="Обычный"><text:s text:c="24"/>Он был не глуп; и мой Евгений,</text:p>
      <text:p text:style-name="Обычный"><text:s text:c="24"/>Не уважая сердца в нем,</text:p>
      <text:p text:style-name="Обычный"><text:s text:c="24"/>Любил и дух его суждений,</text:p>
      <text:p text:style-name="Обычный"><text:s text:c="24"/>И здравый толк о том о сем.</text:p>
      <text:p text:style-name="Обычный"><text:s text:c="24"/>Он с удовольствием, бывало,</text:p>
      <text:p text:style-name="Обычный"><text:s text:c="24"/>Видался с ним, и так нимало</text:p>
      <text:p text:style-name="Обычный"><text:s text:c="24"/>Поутру не был удивлен,</text:p>
      <text:p text:style-name="Обычный"><text:s text:c="24"/>Когда его увидел он.</text:p>
      <text:p text:style-name="Обычный"><text:s text:c="24"/>Тот после первого привета,</text:p>
      <text:p text:style-name="Обычный"><text:s text:c="24"/>Прервав начатый разговор,</text:p>
      <text:p text:style-name="Обычный"><text:s text:c="24"/>Онегину, осклабя взор,</text:p>
      <text:p text:style-name="Обычный"><text:s text:c="24"/>Вручил записку от поэта.</text:p>
      <text:p text:style-name="Обычный"><text:s text:c="24"/>К окну Онегин подошел</text:p>
      <text:p text:style-name="Обычный"><text:s text:c="24"/>И про себя ее прочел.</text:p>
      <text:p text:style-name="Обычный"/>
      <text:p text:style-name="Обычный"><text:s text:c="38"/>IX</text:p>
      <text:p text:style-name="Обычный"/>
      <text:p text:style-name="Обычный"><text:s text:c="24"/>То был приятный, благородный,</text:p>
      <text:p text:style-name="Обычный"><text:s text:c="24"/>Короткий вызов, иль картель:</text:p>
      <text:p text:style-name="Обычный"><text:s text:c="24"/>Учтиво, с ясностью холодной</text:p>
      <text:p text:style-name="Обычный"><text:s text:c="24"/>Звал друга Ленский на дуэль.</text:p>
      <text:p text:style-name="Обычный"><text:s text:c="24"/>Онегин с первого движенья,</text:p>
      <text:p text:style-name="Обычный"><text:s text:c="24"/>К послу такого порученья</text:p>
      <text:p text:style-name="Обычный"><text:s text:c="24"/>Оборотясь, без лишних слов</text:p>
      <text:p text:style-name="Обычный"><text:s text:c="24"/>Сказал, что он всегда готов.</text:p>
      <text:p text:style-name="Обычный"><text:s text:c="24"/>Зарецкий встал без объяснений;</text:p>
      <text:p text:style-name="Обычный"><text:s text:c="24"/>Остаться доле не хотел,</text:p>
      <text:p text:style-name="Обычный"><text:s text:c="24"/>Имея дома много дел,</text:p>
      <text:p text:style-name="Обычный"><text:s text:c="24"/>И тотчас вышел; но Евгений</text:p>
      <text:p text:style-name="Обычный"><text:s text:c="24"/>Наедине с своей душой</text:p>
      <text:p text:style-name="Обычный"><text:s text:c="24"/>Был недоволен сам собой.</text:p>
      <text:p text:style-name="Обычный"/>
      <text:p text:style-name="Обычный"><text:s text:c="38"/>X</text:p>
      <text:p text:style-name="Обычный"/>
      <text:p text:style-name="Обычный"><text:s text:c="24"/>И поделом: в разборе строгом,</text:p>
      <text:p text:style-name="Обычный"><text:s text:c="24"/>На тайный суд себя призвав,</text:p>
      <text:p text:style-name="Обычный"><text:s text:c="24"/>Он обвинял себя во многом:</text:p>
      <text:p text:style-name="Обычный"><text:s text:c="24"/>Во-первых, он уж был неправ,</text:p>
      <text:p text:style-name="Обычный"><text:s text:c="24"/>Что над любовью робкой, нежной</text:p>
      <text:p text:style-name="Обычный"><text:s text:c="24"/>Так подшутил вечор небрежно.</text:p>
      <text:p text:style-name="Обычный"><text:s text:c="24"/>А во-вторых: пускай поэт</text:p>
      <text:p text:style-name="Обычный"><text:s text:c="24"/>Дурачится; в осьмнадцать лет</text:p>
      <text:p text:style-name="Обычный"><text:s text:c="24"/>Оно простительно. Евгений,</text:p>
      <text:p text:style-name="Обычный"><text:s text:c="24"/>Всем сердцем юношу любя,</text:p>
      <text:p text:style-name="Обычный"><text:s text:c="24"/>Был должен оказать себя</text:p>
      <text:p text:style-name="Обычный"><text:s text:c="24"/>Не мячиком предрассуждений,</text:p>
      <text:p text:style-name="Обычный"><text:s text:c="24"/>Не пылким мальчиком, бойцом,</text:p>
      <text:p text:style-name="Обычный"><text:s text:c="24"/>Но мужем с честью и с умом.</text:p>
      <text:p text:style-name="Обычный"/>
      <text:p text:style-name="Обычный"><text:s text:c="38"/>XI</text:p>
      <text:p text:style-name="Обычный"/>
      <text:p text:style-name="Обычный"><text:s text:c="24"/>Он мог бы чувства обнаружить,</text:p>
      <text:p text:style-name="Обычный"><text:s text:c="24"/>А не щетиниться, как зверь;</text:p>
      <text:p text:style-name="Обычный"><text:s text:c="24"/>Он должен был обезоружить</text:p>
      <text:p text:style-name="Обычный"><text:s text:c="24"/>Младое сердце. "Но теперь</text:p>
      <text:p text:style-name="Обычный"><text:s text:c="24"/>Уж поздно; время улетело...</text:p>
      <text:p text:style-name="Обычный"><text:s text:c="24"/>К тому ж - он мыслит - в это дело</text:p>
      <text:p text:style-name="Обычный"><text:s text:c="24"/>Вмешался старый дуэлист;</text:p>
      <text:p text:style-name="Обычный"><text:s text:c="24"/>Он зол, он сплетник, он речист...</text:p>
      <text:p text:style-name="Обычный"><text:s text:c="24"/>Конечно, быть должно презренье</text:p>
      <text:p text:style-name="Обычный"><text:s text:c="24"/>Ценой его забавных слов,</text:p>
      <text:p text:style-name="Обычный"><text:s text:c="24"/>Но шепот, хохотня глупцов..."</text:p>
      <text:p text:style-name="Обычный"><text:s text:c="24"/>И вот общественное мненье! {38}</text:p>
      <text:p text:style-name="Обычный"><text:s text:c="24"/>Пружина чести, наш кумир!</text:p>
      <text:p text:style-name="Обычный"><text:s text:c="24"/>И вот на чем вертится мир!</text:p>
      <text:p text:style-name="Обычный"/>
      <text:p text:style-name="Обычный"><text:s text:c="37"/>XII</text:p>
      <text:p text:style-name="Обычный"/>
      <text:p text:style-name="Обычный"><text:s text:c="24"/>Кипя враждой нетерпеливой,</text:p>
      <text:p text:style-name="Обычный"><text:s text:c="24"/>Ответа дома ждет поэт;</text:p>
      <text:p text:style-name="Обычный"><text:s text:c="24"/>И вот сосед велеречивый</text:p>
      <text:p text:style-name="Обычный"><text:s text:c="24"/>Привез торжественно ответ.</text:p>
      <text:p text:style-name="Обычный"><text:s text:c="24"/>Теперь ревнивцу то-то праздник!</text:p>
      <text:p text:style-name="Обычный"><text:s text:c="24"/>Он все боялся, чтоб проказник</text:p>
      <text:p text:style-name="Обычный"><text:s text:c="24"/>Не отшутился как-нибудь,</text:p>
      <text:p text:style-name="Обычный"><text:s text:c="24"/>Уловку выдумав и грудь</text:p>
      <text:p text:style-name="Обычный"><text:s text:c="24"/>Отворотив от пистолета.</text:p>
      <text:p text:style-name="Обычный"><text:s text:c="24"/>Теперь сомненья решены:</text:p>
      <text:p text:style-name="Обычный"><text:s text:c="24"/>Они на мельницу должны</text:p>
      <text:p text:style-name="Обычный"><text:s text:c="24"/>Приехать завтра до рассвета,</text:p>
      <text:p text:style-name="Обычный"><text:s text:c="24"/>Взвести друг на друга курок</text:p>
      <text:p text:style-name="Обычный"><text:s text:c="24"/>И метить в ляжку иль в висок.</text:p>
      <text:p text:style-name="Обычный"/>
      <text:p text:style-name="Обычный"><text:s text:c="37"/>XIII</text:p>
      <text:p text:style-name="Обычный"/>
      <text:p text:style-name="Обычный"><text:s text:c="24"/>Решась кокетку ненавидеть,</text:p>
      <text:p text:style-name="Обычный"><text:s text:c="24"/>Кипящий Ленский не хотел</text:p>
      <text:p text:style-name="Обычный"><text:s text:c="24"/>Пред поединком Ольгу видеть,</text:p>
      <text:p text:style-name="Обычный"><text:s text:c="24"/>На солнце, на часы смотрел,</text:p>
      <text:p text:style-name="Обычный"><text:s text:c="24"/>Махнул рукою напоследок -</text:p>
      <text:p text:style-name="Обычный"><text:s text:c="24"/>И очутился у соседок.</text:p>
      <text:p text:style-name="Обычный"><text:s text:c="24"/>Он думал Оленьку смутить,</text:p>
      <text:p text:style-name="Обычный"><text:s text:c="24"/>Своим приездом поразить;</text:p>
      <text:p text:style-name="Обычный"><text:s text:c="24"/>Не тут-то было: как и прежде,</text:p>
      <text:p text:style-name="Обычный"><text:s text:c="24"/>На встречу бедного певца</text:p>
      <text:p text:style-name="Обычный"><text:s text:c="24"/>Прыгнула Оленька с крыльца,</text:p>
      <text:p text:style-name="Обычный"><text:s text:c="24"/>Подобна ветреной надежде,</text:p>
      <text:p text:style-name="Обычный"><text:s text:c="24"/>Резва, беспечна, весела,</text:p>
      <text:p text:style-name="Обычный"><text:s text:c="24"/>Ну точно та же, как была.</text:p>
      <text:p text:style-name="Обычный"/>
      <text:p text:style-name="Обычный"><text:s text:c="37"/>XIV</text:p>
      <text:p text:style-name="Обычный"/>
      <text:p text:style-name="Обычный"><text:s text:c="24"/>"Зачем вечор так рано скрылись?"</text:p>
      <text:p text:style-name="Обычный"><text:s text:c="24"/>Был первый Оленькин вопрос.</text:p>
      <text:p text:style-name="Обычный"><text:s text:c="24"/>Все чувства в Ленском помутились,</text:p>
      <text:p text:style-name="Обычный"><text:s text:c="24"/>И молча он повесил нос.</text:p>
      <text:p text:style-name="Обычный"><text:s text:c="24"/>Исчезла ревность и досада</text:p>
      <text:p text:style-name="Обычный"><text:s text:c="24"/>Пред этой ясностию взгляда,</text:p>
      <text:p text:style-name="Обычный"><text:s text:c="24"/>Пред этой нежной простотой,</text:p>
      <text:p text:style-name="Обычный"><text:s text:c="24"/>Пред этой резвою душой! ..</text:p>
      <text:p text:style-name="Обычный"><text:s text:c="24"/>Он смотрит в сладком умиленье;</text:p>
      <text:p text:style-name="Обычный"><text:s text:c="24"/>Он видит: он еще любим;</text:p>
      <text:p text:style-name="Обычный"><text:s text:c="24"/>Уж он, раскаяньем томим,</text:p>
      <text:p text:style-name="Обычный"><text:s text:c="24"/>Готов просить у ней прощенье,</text:p>
      <text:p text:style-name="Обычный"><text:s text:c="24"/>Трепещет, не находит слов,</text:p>
      <text:p text:style-name="Обычный"><text:s text:c="24"/>Он счастлив, он почти здоров...</text:p>
      <text:p text:style-name="Обычный"/>
      <text:p text:style-name="Обычный"><text:s text:c="32"/>XV. XVI. XVII</text:p>
      <text:p text:style-name="Обычный"/>
      <text:p text:style-name="Обычный"><text:s text:c="24"/>И вновь задумчивый, унылый</text:p>
      <text:p text:style-name="Обычный"><text:s text:c="24"/>Пред милой Ольгою своей,</text:p>
      <text:p text:style-name="Обычный"><text:s text:c="24"/>Владимир не имеет силы</text:p>
      <text:p text:style-name="Обычный"><text:s text:c="24"/>Вчерашний день напомнить ей;</text:p>
      <text:p text:style-name="Обычный"><text:s text:c="24"/>Он мыслит: "Буду ей спаситель.</text:p>
      <text:p text:style-name="Обычный"><text:s text:c="24"/>Не потерплю, чтоб развратитель</text:p>
      <text:p text:style-name="Обычный"><text:s text:c="24"/>Огнем и вздохов и похвал</text:p>
      <text:p text:style-name="Обычный"><text:s text:c="24"/>Младое сердце искушал;</text:p>
      <text:p text:style-name="Обычный"><text:s text:c="24"/>Чтоб червь презренный, ядовитый</text:p>
      <text:p text:style-name="Обычный"><text:s text:c="24"/>Точил лилеи стебелек;</text:p>
      <text:p text:style-name="Обычный"><text:s text:c="24"/>Чтобы двухутренний цветок</text:p>
      <text:p text:style-name="Обычный"><text:s text:c="24"/>Увял еще полураскрытый".</text:p>
      <text:p text:style-name="Обычный"><text:s text:c="24"/>Все это значило, друзья:</text:p>
      <text:p text:style-name="Обычный"><text:s text:c="24"/>С приятелем стреляюсь я.</text:p>
      <text:p text:style-name="Обычный"/>
      <text:p text:style-name="Обычный"><text:s text:c="36"/>XVIII</text:p>
      <text:p text:style-name="Обычный"/>
      <text:p text:style-name="Обычный"><text:s text:c="24"/>Когда б он знал, какая рана</text:p>
      <text:p text:style-name="Обычный"><text:s text:c="24"/>Моей Татьяны сердце жгла!</text:p>
      <text:p text:style-name="Обычный"><text:s text:c="24"/>Когда бы ведала Татьяна,</text:p>
      <text:p text:style-name="Обычный"><text:s text:c="24"/>Когда бы знать она могла,</text:p>
      <text:p text:style-name="Обычный"><text:s text:c="24"/>Что завтра Ленский и Евгений</text:p>
      <text:p text:style-name="Обычный"><text:s text:c="24"/>Заспорят о могильной сени;</text:p>
      <text:p text:style-name="Обычный"><text:s text:c="24"/>Ах, может быть, ее любовь</text:p>
      <text:p text:style-name="Обычный"><text:s text:c="24"/>Друзей соединила б вновь!</text:p>
      <text:p text:style-name="Обычный"><text:s text:c="24"/>Но этой страсти и случайно</text:p>
      <text:p text:style-name="Обычный"><text:s text:c="24"/>Еще никто не открывал.</text:p>
      <text:p text:style-name="Обычный"><text:s text:c="24"/>Онегин обо всем молчал;</text:p>
      <text:p text:style-name="Обычный"><text:s text:c="24"/>Татьяна изнывала тайно;</text:p>
      <text:p text:style-name="Обычный"><text:s text:c="24"/>Одна бы няня знать могла,</text:p>
      <text:p text:style-name="Обычный"><text:s text:c="24"/>Да недогадлива была.</text:p>
      <text:p text:style-name="Обычный"/>
      <text:p text:style-name="Обычный"><text:s text:c="37"/>XIX</text:p>
      <text:p text:style-name="Обычный"/>
      <text:p text:style-name="Обычный"><text:s text:c="24"/>Весь вечер Ленский был рассеян,</text:p>
      <text:p text:style-name="Обычный"><text:s text:c="24"/>То молчалив, то весел вновь;</text:p>
      <text:p text:style-name="Обычный"><text:s text:c="24"/>Но тот, кто музою взлелеян,</text:p>
      <text:p text:style-name="Обычный"><text:s text:c="24"/>Всегда таков: нахмуря бровь,</text:p>
      <text:p text:style-name="Обычный"><text:s text:c="24"/>Садился он за клавикорды</text:p>
      <text:p text:style-name="Обычный"><text:s text:c="24"/>И брал на них одни аккорды,</text:p>
      <text:p text:style-name="Обычный"><text:s text:c="24"/>То, к Ольге взоры устремив,</text:p>
      <text:p text:style-name="Обычный"><text:s text:c="24"/>Шептал: не правда ль? я счастлив.</text:p>
      <text:p text:style-name="Обычный"><text:s text:c="24"/>Но поздно; время ехать. Сжалось</text:p>
      <text:p text:style-name="Обычный"><text:s text:c="24"/>В нем сердце, полное тоской;</text:p>
      <text:p text:style-name="Обычный"><text:s text:c="24"/>Прощаясь с девой молодой,</text:p>
      <text:p text:style-name="Обычный"><text:s text:c="24"/>Оно как будто разрывалось.</text:p>
      <text:p text:style-name="Обычный"><text:s text:c="24"/>Она глядит ему в лицо.</text:p>
      <text:p text:style-name="Обычный"><text:s text:c="24"/>"Что с вами?" - Так. - И на крыльцо.</text:p>
      <text:p text:style-name="Обычный"/>
      <text:p text:style-name="Обычный"><text:s text:c="38"/>XX</text:p>
      <text:p text:style-name="Обычный"/>
      <text:p text:style-name="Обычный"><text:s text:c="24"/>Домой приехав, пистолеты</text:p>
      <text:p text:style-name="Обычный"><text:s text:c="24"/>Он осмотрел, потом вложил</text:p>
      <text:p text:style-name="Обычный"><text:s text:c="24"/>Опять их в ящик и, раздетый,</text:p>
      <text:p text:style-name="Обычный"><text:s text:c="24"/>При свечке, Шиллера открыл;</text:p>
      <text:p text:style-name="Обычный"><text:s text:c="24"/>Но мысль одна его объемлет;</text:p>
      <text:p text:style-name="Обычный"><text:s text:c="24"/>В нем сердце грустное не дремлет:</text:p>
      <text:p text:style-name="Обычный"><text:s text:c="24"/>С неизъяснимою красой</text:p>
      <text:p text:style-name="Обычный"><text:s text:c="24"/>Он видит Ольгу пред собой.</text:p>
      <text:p text:style-name="Обычный"><text:s text:c="24"/>Владимир книгу закрывает,</text:p>
      <text:p text:style-name="Обычный"><text:s text:c="24"/>Берет перо; его стихи,</text:p>
      <text:p text:style-name="Обычный"><text:s text:c="24"/>Полны любовной чепухи,</text:p>
      <text:p text:style-name="Обычный"><text:s text:c="24"/>Звучат и льются. Их читает</text:p>
      <text:p text:style-name="Обычный"><text:s text:c="24"/>Он вслух, в лирическом жару,</text:p>
      <text:p text:style-name="Обычный"><text:s text:c="24"/>Как Дельвиг пьяный на пиру.</text:p>
      <text:p text:style-name="Обычный"/>
      <text:p text:style-name="Обычный"><text:s text:c="37"/>XXI</text:p>
      <text:p text:style-name="Обычный"/>
      <text:p text:style-name="Обычный"><text:s text:c="24"/>Стихи на случай сохранились;</text:p>
      <text:p text:style-name="Обычный"><text:s text:c="24"/>Я их имею; вот они:</text:p>
      <text:p text:style-name="Обычный"><text:s text:c="24"/>"Куда, куда вы удалились,</text:p>
      <text:p text:style-name="Обычный"><text:s text:c="24"/>Весны моей златые дни?</text:p>
      <text:p text:style-name="Обычный"><text:s text:c="24"/>Что день грядущий мне готовит?</text:p>
      <text:p text:style-name="Обычный"><text:s text:c="24"/>Его мой взор напрасно ловит,</text:p>
      <text:p text:style-name="Обычный"><text:s text:c="24"/>В глубокой мгле таится он.</text:p>
      <text:p text:style-name="Обычный"><text:s text:c="24"/>Нет нужды; прав судьбы закон.</text:p>
      <text:p text:style-name="Обычный"><text:s text:c="24"/>Паду ли я, стрелой пронзенный,</text:p>
      <text:p text:style-name="Обычный"><text:s text:c="24"/>Иль мимо пролетит она,</text:p>
      <text:p text:style-name="Обычный"><text:s text:c="24"/>Все благо: бдения и сна</text:p>
      <text:p text:style-name="Обычный"><text:s text:c="24"/>Приходит час определенный;</text:p>
      <text:p text:style-name="Обычный"><text:s text:c="24"/>Благословен и день забот,</text:p>
      <text:p text:style-name="Обычный"><text:s text:c="24"/>Благословен и тьмы приход!</text:p>
      <text:p text:style-name="Обычный"/>
      <text:p text:style-name="Обычный"><text:s text:c="37"/>XXII</text:p>
      <text:p text:style-name="Обычный"/>
      <text:p text:style-name="Обычный"><text:s text:c="24"/>Блеснет заутра луч денницы</text:p>
      <text:p text:style-name="Обычный"><text:s text:c="24"/>И заиграет яркий день;</text:p>
      <text:p text:style-name="Обычный"><text:s text:c="24"/>А я, быть может, я гробницы</text:p>
      <text:p text:style-name="Обычный"><text:s text:c="24"/>Сойду в таинственную сень,</text:p>
      <text:p text:style-name="Обычный"><text:s text:c="24"/>И память юного поэта</text:p>
      <text:p text:style-name="Обычный"><text:s text:c="24"/>Поглотит медленная Лета,</text:p>
      <text:p text:style-name="Обычный"><text:s text:c="24"/>Забудет мир меня; но ты</text:p>
      <text:p text:style-name="Обычный"><text:s text:c="24"/>Придешь ли, дева красоты,</text:p>
      <text:p text:style-name="Обычный"><text:s text:c="24"/>Слезу пролить над ранней урной</text:p>
      <text:p text:style-name="Обычный"><text:s text:c="24"/>И думать: он меня любил,</text:p>
      <text:p text:style-name="Обычный"><text:s text:c="24"/>Он мне единой посвятил</text:p>
      <text:p text:style-name="Обычный"><text:s text:c="24"/>Рассвет печальный жизни бурной!..</text:p>
      <text:p text:style-name="Обычный"><text:s text:c="24"/>Сердечный друг, желанный друг,</text:p>
      <text:p text:style-name="Обычный"><text:s text:c="24"/>Приди, приди: я твой супруг!.."</text:p>
      <text:p text:style-name="Обычный"/>
      <text:p text:style-name="Обычный"><text:s text:c="36"/>XXIII</text:p>
      <text:p text:style-name="Обычный"/>
      <text:p text:style-name="Обычный"><text:s text:c="24"/>Так он писал темно и вяло</text:p>
      <text:p text:style-name="Обычный"><text:s text:c="24"/>(Что романтизмом мы зовем,</text:p>
      <text:p text:style-name="Обычный"><text:s text:c="24"/>Хоть романтизма тут нимало</text:p>
      <text:p text:style-name="Обычный"><text:s text:c="24"/>Не вижу я; да что нам в том?)</text:p>
      <text:p text:style-name="Обычный"><text:s text:c="24"/>И наконец перед зарею,</text:p>
      <text:p text:style-name="Обычный"><text:s text:c="24"/>Склонясь усталой головою,</text:p>
      <text:p text:style-name="Обычный"><text:s text:c="24"/>На модном слове идеал</text:p>
      <text:p text:style-name="Обычный"><text:s text:c="24"/>Тихонько Ленский задремал;</text:p>
      <text:p text:style-name="Обычный"><text:s text:c="24"/>Но только сонным обаяньем</text:p>
      <text:p text:style-name="Обычный"><text:s text:c="24"/>Он позабылся, уж сосед</text:p>
      <text:p text:style-name="Обычный"><text:s text:c="24"/>В безмолвный входит кабинет</text:p>
      <text:p text:style-name="Обычный"><text:s text:c="24"/>И будит Ленского воззваньем:</text:p>
      <text:p text:style-name="Обычный"><text:s text:c="24"/>"Пора вставать: седьмой уж час.</text:p>
      <text:p text:style-name="Обычный"><text:s text:c="24"/>Онегин верно ждет уж нас".</text:p>
      <text:p text:style-name="Обычный"/>
      <text:p text:style-name="Обычный"><text:s text:c="37"/>XXIV</text:p>
      <text:p text:style-name="Обычный"/>
      <text:p text:style-name="Обычный"><text:s text:c="24"/>Но ошибался он: Евгений</text:p>
      <text:p text:style-name="Обычный"><text:s text:c="24"/>Спал в это время мертвым сном.</text:p>
      <text:p text:style-name="Обычный"><text:s text:c="24"/>Уже редеют ночи тени</text:p>
      <text:p text:style-name="Обычный"><text:s text:c="24"/>И встречен Веспер петухом;</text:p>
      <text:p text:style-name="Обычный"><text:s text:c="24"/>Онегин спит себе глубоко.</text:p>
      <text:p text:style-name="Обычный"><text:s text:c="24"/>Уж солнце катится высоко,</text:p>
      <text:p text:style-name="Обычный"><text:s text:c="24"/>И перелетная метель</text:p>
      <text:p text:style-name="Обычный"><text:s text:c="24"/>Блестит и вьется; но постель</text:p>
      <text:p text:style-name="Обычный"><text:s text:c="24"/>Еще Евгений не покинул,</text:p>
      <text:p text:style-name="Обычный"><text:s text:c="24"/>Еще над ним летает сон.</text:p>
      <text:p text:style-name="Обычный"><text:s text:c="24"/>Вот наконец проснулся он</text:p>
      <text:p text:style-name="Обычный"><text:s text:c="24"/>И полы завеса раздвинул;</text:p>
      <text:p text:style-name="Обычный"><text:s text:c="24"/>Глядит - и видит, что пора</text:p>
      <text:p text:style-name="Обычный"><text:s text:c="24"/>Давно уж ехать со двора.</text:p>
      <text:p text:style-name="Обычный"/>
      <text:p text:style-name="Обычный"><text:s text:c="37"/>XXV</text:p>
      <text:p text:style-name="Обычный"/>
      <text:p text:style-name="Обычный"><text:s text:c="24"/>Он поскорей звонит. Вбегает</text:p>
      <text:p text:style-name="Обычный"><text:s text:c="24"/>К нему слуга француз Гильо,</text:p>
      <text:p text:style-name="Обычный"><text:s text:c="24"/>Халат и туфли предлагает</text:p>
      <text:p text:style-name="Обычный"><text:s text:c="24"/>И подает ему белье.</text:p>
      <text:p text:style-name="Обычный"><text:s text:c="24"/>Спешит Онегин одеваться,</text:p>
      <text:p text:style-name="Обычный"><text:s text:c="24"/>Слуге велит приготовляться</text:p>
      <text:p text:style-name="Обычный"><text:s text:c="24"/>С ним вместе ехать и с собой</text:p>
      <text:p text:style-name="Обычный"><text:s text:c="24"/>Взять также ящик боевой.</text:p>
      <text:p text:style-name="Обычный"><text:s text:c="24"/>Готовы санки беговые.</text:p>
      <text:p text:style-name="Обычный"><text:s text:c="24"/>Он сел, на мельницу летит.</text:p>
      <text:p text:style-name="Обычный"><text:s text:c="24"/>Примчались. Он слуге велит</text:p>
      <text:p text:style-name="Обычный"><text:s text:c="24"/>Лепажа {39} стволы роковые</text:p>
      <text:p text:style-name="Обычный"><text:s text:c="24"/>Нести за ним, а лошадям</text:p>
      <text:p text:style-name="Обычный"><text:s text:c="24"/>Отъехать в поле к двум дубкам.</text:p>
      <text:p text:style-name="Обычный"/>
      <text:p text:style-name="Обычный"><text:s text:c="37"/>XXVI</text:p>
      <text:p text:style-name="Обычный"/>
      <text:p text:style-name="Обычный"><text:s text:c="24"/>Опершись на плотину, Ленский</text:p>
      <text:p text:style-name="Обычный"><text:s text:c="24"/>Давно нетерпеливо ждал;</text:p>
      <text:p text:style-name="Обычный"><text:s text:c="24"/>Меж тем, механик деревенский,</text:p>
      <text:p text:style-name="Обычный"><text:s text:c="24"/>Зарецкий жернов осуждал.</text:p>
      <text:p text:style-name="Обычный"><text:s text:c="24"/>Идет Онегин с извиненьем.</text:p>
      <text:p text:style-name="Обычный"><text:s text:c="24"/>"Но где же, - молвил с изумленьем</text:p>
      <text:p text:style-name="Обычный"><text:s text:c="24"/>Зарецкий, - где ваш секундант?"</text:p>
      <text:p text:style-name="Обычный"><text:s text:c="24"/>В дуэлях классик и педант,</text:p>
      <text:p text:style-name="Обычный"><text:s text:c="24"/>Любил методу он из чувства,</text:p>
      <text:p text:style-name="Обычный"><text:s text:c="24"/>И человека растянуть</text:p>
      <text:p text:style-name="Обычный"><text:s text:c="24"/>Он позволял не как-нибудь,</text:p>
      <text:p text:style-name="Обычный"><text:s text:c="24"/>Но в строгих правилах искусства,</text:p>
      <text:p text:style-name="Обычный"><text:s text:c="24"/>По всем преданьям старины</text:p>
      <text:p text:style-name="Обычный"><text:s text:c="24"/>(Что похвалить мы в нем должны).</text:p>
      <text:p text:style-name="Обычный"/>
      <text:p text:style-name="Обычный"><text:s text:c="36"/>XXVII</text:p>
      <text:p text:style-name="Обычный"/>
      <text:p text:style-name="Обычный"><text:s text:c="24"/>"Мой секундант? - сказал Евгений, -</text:p>
      <text:p text:style-name="Обычный"><text:s text:c="24"/>Вот он: мой друг, monsieur Guillot.</text:p>
      <text:p text:style-name="Обычный"><text:s text:c="24"/>Я не предвижу возражений</text:p>
      <text:p text:style-name="Обычный"><text:s text:c="24"/>На представление мое:</text:p>
      <text:p text:style-name="Обычный"><text:s text:c="24"/>Хоть человек он неизвестный,</text:p>
      <text:p text:style-name="Обычный"><text:s text:c="24"/>Но уж конечно малый честный".</text:p>
      <text:p text:style-name="Обычный"><text:s text:c="24"/>Зарецкий губу закусил.</text:p>
      <text:p text:style-name="Обычный"><text:s text:c="24"/>Онегин Ленского спросил:</text:p>
      <text:p text:style-name="Обычный"><text:s text:c="24"/>"Что ж, начинать?" - Начнем, пожалуй, -</text:p>
      <text:p text:style-name="Обычный"><text:s text:c="24"/>Сказал Владимир. И пошли</text:p>
      <text:p text:style-name="Обычный"><text:s text:c="24"/>За мельницу. Пока вдали</text:p>
      <text:p text:style-name="Обычный"><text:s text:c="24"/>Зарецкий наш и честный малый</text:p>
      <text:p text:style-name="Обычный"><text:s text:c="24"/>Вступили в важный договор,</text:p>
      <text:p text:style-name="Обычный"><text:s text:c="24"/>Враги стоят, потупя взор.</text:p>
      <text:p text:style-name="Обычный"/>
      <text:p text:style-name="Обычный"><text:s text:c="36"/>XXVIII</text:p>
      <text:p text:style-name="Обычный"/>
      <text:p text:style-name="Обычный"><text:s text:c="24"/>Враги! Давно ли друг от друга</text:p>
      <text:p text:style-name="Обычный"><text:s text:c="24"/>Их жажда крови отвела?</text:p>
      <text:p text:style-name="Обычный"><text:s text:c="24"/>Давно ль они часы досуга,</text:p>
      <text:p text:style-name="Обычный"><text:s text:c="24"/>Трапезу, мысли и дела</text:p>
      <text:p text:style-name="Обычный"><text:s text:c="24"/>Делили дружно? Ныне злобно,</text:p>
      <text:p text:style-name="Обычный"><text:s text:c="24"/>Врагам наследственным подобно,</text:p>
      <text:p text:style-name="Обычный"><text:s text:c="24"/>Как в страшном, непонятном сне,</text:p>
      <text:p text:style-name="Обычный"><text:s text:c="24"/>Они друг другу в тишине</text:p>
      <text:p text:style-name="Обычный"><text:s text:c="24"/>Готовят гибель хладнокровно...</text:p>
      <text:p text:style-name="Обычный"><text:s text:c="24"/>Не засмеяться ль им, пока</text:p>
      <text:p text:style-name="Обычный"><text:s text:c="24"/>Не обагрилась их рука,</text:p>
      <text:p text:style-name="Обычный"><text:s text:c="24"/>Не разойтиться ль полюбовно?..</text:p>
      <text:p text:style-name="Обычный"><text:s text:c="24"/>Но дико светская вражда</text:p>
      <text:p text:style-name="Обычный"><text:s text:c="24"/>Боится ложного стыда.</text:p>
      <text:p text:style-name="Обычный"/>
      <text:p text:style-name="Обычный"><text:s text:c="37"/>XXIX</text:p>
      <text:p text:style-name="Обычный"/>
      <text:p text:style-name="Обычный"><text:s text:c="24"/>Вот пистолеты уж блеснули,</text:p>
      <text:p text:style-name="Обычный"><text:s text:c="24"/>Гремит о шомпол молоток.</text:p>
      <text:p text:style-name="Обычный"><text:s text:c="24"/>В граненый ствол уходят пули,</text:p>
      <text:p text:style-name="Обычный"><text:s text:c="24"/>И щелкнул в первый раз курок.</text:p>
      <text:p text:style-name="Обычный"><text:s text:c="24"/>Вот порох струйкой сероватой</text:p>
      <text:p text:style-name="Обычный"><text:s text:c="24"/>На полку сыплется. Зубчатый,</text:p>
      <text:p text:style-name="Обычный"><text:s text:c="24"/>Надежно ввинченный кремень</text:p>
      <text:p text:style-name="Обычный"><text:s text:c="24"/>Взведен еще. За ближний пень</text:p>
      <text:p text:style-name="Обычный"><text:s text:c="24"/>Становится Гильо смущенный.</text:p>
      <text:p text:style-name="Обычный"><text:s text:c="24"/>Плащи бросают два врага.</text:p>
      <text:p text:style-name="Обычный"><text:s text:c="24"/>Зарецкий тридцать два шага</text:p>
      <text:p text:style-name="Обычный"><text:s text:c="24"/>Отмерил с точностью отменной,</text:p>
      <text:p text:style-name="Обычный"><text:s text:c="24"/>Друзей развел по крайний след,</text:p>
      <text:p text:style-name="Обычный"><text:s text:c="24"/>И каждый взял свой пистолет.</text:p>
      <text:p text:style-name="Обычный"/>
      <text:p text:style-name="Обычный"><text:s text:c="37"/>XXX</text:p>
      <text:p text:style-name="Обычный"/>
      <text:p text:style-name="Обычный"><text:s text:c="24"/>"Теперь сходитесь".</text:p>
      <text:p text:style-name="Обычный"><text:s text:c="36"/>Хладнокровно,</text:p>
      <text:p text:style-name="Обычный"><text:s text:c="24"/>Еще не целя, два врага</text:p>
      <text:p text:style-name="Обычный"><text:s text:c="24"/>Походкой твердой, тихо, ровно</text:p>
      <text:p text:style-name="Обычный"><text:s text:c="24"/>Четыре перешли шага,</text:p>
      <text:p text:style-name="Обычный"><text:s text:c="24"/>Четыре смертные ступени.</text:p>
      <text:p text:style-name="Обычный"><text:s text:c="24"/>Свой пистолет тогда Евгений,</text:p>
      <text:p text:style-name="Обычный"><text:s text:c="24"/>Не преставая наступать,</text:p>
      <text:p text:style-name="Обычный"><text:s text:c="24"/>Стал первый тихо подымать.</text:p>
      <text:p text:style-name="Обычный"><text:s text:c="24"/>Вот пять шагов еще ступили,</text:p>
      <text:p text:style-name="Обычный"><text:s text:c="24"/>И Ленский, жмуря левый глаз,</text:p>
      <text:p text:style-name="Обычный"><text:s text:c="24"/>Стал также целить - но как раз</text:p>
      <text:p text:style-name="Обычный"><text:s text:c="24"/>Онегин выстрелил... Пробили</text:p>
      <text:p text:style-name="Обычный"><text:s text:c="24"/>Часы урочные: поэт</text:p>
      <text:p text:style-name="Обычный"><text:s text:c="24"/>Роняет молча пистолет,</text:p>
      <text:p text:style-name="Обычный"/>
      <text:p text:style-name="Обычный"><text:s text:c="37"/>XXXI</text:p>
      <text:p text:style-name="Обычный"/>
      <text:p text:style-name="Обычный"><text:s text:c="24"/>На грудь кладет тихонько руку</text:p>
      <text:p text:style-name="Обычный"><text:s text:c="24"/>И падает. Туманный взор</text:p>
      <text:p text:style-name="Обычный"><text:s text:c="24"/>Изображает смерть, не муку.</text:p>
      <text:p text:style-name="Обычный"><text:s text:c="24"/>Так медленно по скату гор,</text:p>
      <text:p text:style-name="Обычный"><text:s text:c="24"/>На солнце искрами блистая,</text:p>
      <text:p text:style-name="Обычный"><text:s text:c="24"/>Спадает глыба снеговая.</text:p>
      <text:p text:style-name="Обычный"><text:s text:c="24"/>Мгновенным холодом облит,</text:p>
      <text:p text:style-name="Обычный"><text:s text:c="24"/>Онегин к юноше спешит,</text:p>
      <text:p text:style-name="Обычный"><text:s text:c="24"/>Глядит, зовет его ... напрасно:</text:p>
      <text:p text:style-name="Обычный"><text:s text:c="24"/>Его уж нет. Младой певец</text:p>
      <text:p text:style-name="Обычный"><text:s text:c="24"/>Нашел безвременный конец!</text:p>
      <text:p text:style-name="Обычный"><text:s text:c="24"/>Дохнула буря, цвет прекрасный</text:p>
      <text:p text:style-name="Обычный"><text:s text:c="24"/>Увял на утренней заре,</text:p>
      <text:p text:style-name="Обычный"><text:s text:c="24"/>Потух огонь на алтаре!..</text:p>
      <text:p text:style-name="Обычный"/>
      <text:p text:style-name="Обычный"><text:s text:c="36"/>XXXII</text:p>
      <text:p text:style-name="Обычный"/>
      <text:p text:style-name="Обычный"><text:s text:c="24"/>Недвижим он лежал, и странен</text:p>
      <text:p text:style-name="Обычный"><text:s text:c="24"/>Был томный мир его чела.</text:p>
      <text:p text:style-name="Обычный"><text:s text:c="24"/>Под грудь он был навылет ранен;</text:p>
      <text:p text:style-name="Обычный"><text:s text:c="24"/>Дымясь из раны кровь текла.</text:p>
      <text:p text:style-name="Обычный"><text:s text:c="24"/>Тому назад одно мгновенье</text:p>
      <text:p text:style-name="Обычный"><text:s text:c="24"/>В сем сердце билось вдохновенье,</text:p>
      <text:p text:style-name="Обычный"><text:s text:c="24"/>Вражда, надежда и любовь,</text:p>
      <text:p text:style-name="Обычный"><text:s text:c="24"/>Играла жизнь, кипела кровь, -</text:p>
      <text:p text:style-name="Обычный"><text:s text:c="24"/>Теперь, как в доме опустелом,</text:p>
      <text:p text:style-name="Обычный"><text:s text:c="24"/>Все в нем и тихо и темно;</text:p>
      <text:p text:style-name="Обычный"><text:s text:c="24"/>Замолкло навсегда оно.</text:p>
      <text:p text:style-name="Обычный"><text:s text:c="24"/>Закрыты ставни, окны мелом</text:p>
      <text:p text:style-name="Обычный"><text:s text:c="24"/>Забелены. Хозяйки нет.</text:p>
      <text:p text:style-name="Обычный"><text:s text:c="24"/>А где, бог весть. Пропал и след.</text:p>
      <text:p text:style-name="Обычный"/>
      <text:p text:style-name="Обычный"><text:s text:c="36"/>XXXIII</text:p>
      <text:p text:style-name="Обычный"/>
      <text:p text:style-name="Обычный"><text:s text:c="24"/>Приятно дерзкой эпиграммой</text:p>
      <text:p text:style-name="Обычный"><text:s text:c="24"/>Взбесить оплошного врага;</text:p>
      <text:p text:style-name="Обычный"><text:s text:c="24"/>Приятно зреть, как он, упрямо</text:p>
      <text:p text:style-name="Обычный"><text:s text:c="24"/>Склонив бодливые рога,</text:p>
      <text:p text:style-name="Обычный"><text:s text:c="24"/>Невольно в зеркало глядится</text:p>
      <text:p text:style-name="Обычный"><text:s text:c="24"/>И узнавать себя стыдится;</text:p>
      <text:p text:style-name="Обычный"><text:s text:c="24"/>Приятней, если он, друзья,</text:p>
      <text:p text:style-name="Обычный"><text:s text:c="24"/>Завоет сдуру: это я!</text:p>
      <text:p text:style-name="Обычный"><text:s text:c="24"/>Еще приятнее в молчанье</text:p>
      <text:p text:style-name="Обычный"><text:s text:c="24"/>Ему готовить честный гроб</text:p>
      <text:p text:style-name="Обычный"><text:s text:c="24"/>И тихо целить в бледный лоб</text:p>
      <text:p text:style-name="Обычный"><text:s text:c="24"/>На благородном расстоянье;</text:p>
      <text:p text:style-name="Обычный"><text:s text:c="24"/>Но отослать его к отцам</text:p>
      <text:p text:style-name="Обычный"><text:s text:c="24"/>Едва ль приятно будет вам.</text:p>
      <text:p text:style-name="Обычный"/>
      <text:p text:style-name="Обычный"><text:s text:c="36"/>XXXIV</text:p>
      <text:p text:style-name="Обычный"/>
      <text:p text:style-name="Обычный"><text:s text:c="24"/>Что ж, если вашим пистолетом</text:p>
      <text:p text:style-name="Обычный"><text:s text:c="24"/>Сражен приятель молодой,</text:p>
      <text:p text:style-name="Обычный"><text:s text:c="24"/>Нескромным взглядом, иль ответом,</text:p>
      <text:p text:style-name="Обычный"><text:s text:c="24"/>Или безделицей иной</text:p>
      <text:p text:style-name="Обычный"><text:s text:c="24"/>Вас оскорбивший за бутылкой,</text:p>
      <text:p text:style-name="Обычный"><text:s text:c="24"/>Иль даже сам в досаде пылкой</text:p>
      <text:p text:style-name="Обычный"><text:s text:c="24"/>Вас гордо вызвавший на бой,</text:p>
      <text:p text:style-name="Обычный"><text:s text:c="24"/>Скажите: вашею душой</text:p>
      <text:p text:style-name="Обычный"><text:s text:c="24"/>Какое чувство овладеет,</text:p>
      <text:p text:style-name="Обычный"><text:s text:c="24"/>Когда недвижим, на земле</text:p>
      <text:p text:style-name="Обычный"><text:s text:c="24"/>Пред вами с смертью на челе,</text:p>
      <text:p text:style-name="Обычный"><text:s text:c="24"/>Он постепенно костенеет,</text:p>
      <text:p text:style-name="Обычный"><text:s text:c="24"/>Когда он глух и молчалив</text:p>
      <text:p text:style-name="Обычный"><text:s text:c="24"/>На ваш отчаянный призыв?</text:p>
      <text:p text:style-name="Обычный"/>
      <text:p text:style-name="Обычный"><text:s text:c="37"/>XXXV</text:p>
      <text:p text:style-name="Обычный"/>
      <text:p text:style-name="Обычный"><text:s text:c="24"/>В тоске сердечных угрызений,</text:p>
      <text:p text:style-name="Обычный"><text:s text:c="24"/>Рукою стиснув пистолет,</text:p>
      <text:p text:style-name="Обычный"><text:s text:c="24"/>Глядит на Ленского Евгений.</text:p>
      <text:p text:style-name="Обычный"><text:s text:c="24"/>"Ну, что ж? убит", - решил сосед.</text:p>
      <text:p text:style-name="Обычный"><text:s text:c="24"/>Убит!.. Сим страшным восклицаньем</text:p>
      <text:p text:style-name="Обычный"><text:s text:c="24"/>Сражен, Онегин с содроганьем</text:p>
      <text:p text:style-name="Обычный"><text:s text:c="24"/>Отходит и людей зовет.</text:p>
      <text:p text:style-name="Обычный"><text:s text:c="24"/>Зарецкий бережно кладет</text:p>
      <text:p text:style-name="Обычный"><text:s text:c="24"/>На сани труп оледенелый;</text:p>
      <text:p text:style-name="Обычный"><text:s text:c="24"/>Домой везет он страшный клад.</text:p>
      <text:p text:style-name="Обычный"><text:s text:c="24"/>Почуя мертвого, храпят</text:p>
      <text:p text:style-name="Обычный"><text:s text:c="24"/>И бьются кони, пеной белой</text:p>
      <text:p text:style-name="Обычный"><text:s text:c="24"/>Стальные мочат удила,</text:p>
      <text:p text:style-name="Обычный"><text:s text:c="24"/>И полетели как стрела.</text:p>
      <text:p text:style-name="Обычный"/>
      <text:p text:style-name="Обычный"><text:s text:c="36"/>XXXVI</text:p>
      <text:p text:style-name="Обычный"/>
      <text:p text:style-name="Обычный"><text:s text:c="24"/>Друзья мои, вам жаль поэта:</text:p>
      <text:p text:style-name="Обычный"><text:s text:c="24"/>Во цвете радостных надежд,</text:p>
      <text:p text:style-name="Обычный"><text:s text:c="24"/>Их не свершив еще для света,</text:p>
      <text:p text:style-name="Обычный"><text:s text:c="24"/>Чуть из младенческих одежд,</text:p>
      <text:p text:style-name="Обычный"><text:s text:c="24"/>Увял! Где жаркое волненье,</text:p>
      <text:p text:style-name="Обычный"><text:s text:c="24"/>Где благородное стремленье</text:p>
      <text:p text:style-name="Обычный"><text:s text:c="24"/>И чувств и мыслей молодых,</text:p>
      <text:p text:style-name="Обычный"><text:s text:c="24"/>Высоких, нежных, удалых?</text:p>
      <text:p text:style-name="Обычный"><text:s text:c="24"/>Где бурные любви желанья,</text:p>
      <text:p text:style-name="Обычный"><text:s text:c="24"/>И жажда знаний и труда,</text:p>
      <text:p text:style-name="Обычный"><text:s text:c="24"/>И страх порока и стыда,</text:p>
      <text:p text:style-name="Обычный"><text:s text:c="24"/>И вы, заветные мечтанья,</text:p>
      <text:p text:style-name="Обычный"><text:s text:c="24"/>Вы, призрак жизни неземной,</text:p>
      <text:p text:style-name="Обычный"><text:s text:c="24"/>Вы, сны поэзии святой!</text:p>
      <text:p text:style-name="Обычный"/>
      <text:p text:style-name="Обычный"><text:s text:c="36"/>XXXVII</text:p>
      <text:p text:style-name="Обычный"/>
      <text:p text:style-name="Обычный"><text:s text:c="24"/>Быть может, он для блага мира</text:p>
      <text:p text:style-name="Обычный"><text:s text:c="24"/>Иль хоть для славы был рожден;</text:p>
      <text:p text:style-name="Обычный"><text:s text:c="24"/>Его умолкнувшая лира</text:p>
      <text:p text:style-name="Обычный"><text:s text:c="24"/>Гремучий, непрерывный звон</text:p>
      <text:p text:style-name="Обычный"><text:s text:c="24"/>В веках поднять могла. Поэта,</text:p>
      <text:p text:style-name="Обычный"><text:s text:c="24"/>Быть может, на ступенях света</text:p>
      <text:p text:style-name="Обычный"><text:s text:c="24"/>Ждала высокая ступень.</text:p>
      <text:p text:style-name="Обычный"><text:s text:c="24"/>Его страдальческая тень,</text:p>
      <text:p text:style-name="Обычный"><text:s text:c="24"/>Быть может, унесла с собою</text:p>
      <text:p text:style-name="Обычный"><text:s text:c="24"/>Святую тайну, и для нас</text:p>
      <text:p text:style-name="Обычный"><text:s text:c="24"/>Погиб животворящий глас,</text:p>
      <text:p text:style-name="Обычный"><text:s text:c="24"/>И за могильною чертою</text:p>
      <text:p text:style-name="Обычный"><text:s text:c="24"/>К ней не домчится гимн времен,</text:p>
      <text:p text:style-name="Обычный"><text:s text:c="24"/>Благословение племен.</text:p>
      <text:p text:style-name="Обычный"/>
      <text:p text:style-name="Обычный"><text:s text:c="32"/>XXXVIII. XXXIX</text:p>
      <text:p text:style-name="Обычный"/>
      <text:p text:style-name="Обычный"><text:s text:c="24"/>А может быть и то: поэта</text:p>
      <text:p text:style-name="Обычный"><text:s text:c="24"/>Обыкновенный ждал удел.</text:p>
      <text:p text:style-name="Обычный"><text:s text:c="24"/>Прошли бы юношества лета:</text:p>
      <text:p text:style-name="Обычный"><text:s text:c="24"/>В нем пыл души бы охладел.</text:p>
      <text:p text:style-name="Обычный"><text:s text:c="24"/>Во многом он бы изменился,</text:p>
      <text:p text:style-name="Обычный"><text:s text:c="24"/>Расстался б с музами, женился,</text:p>
      <text:p text:style-name="Обычный"><text:s text:c="24"/>В деревне, счастлив и рогат,</text:p>
      <text:p text:style-name="Обычный"><text:s text:c="24"/>Носил бы стеганый халат;</text:p>
      <text:p text:style-name="Обычный"><text:s text:c="24"/>Узнал бы жизнь на самом деле,</text:p>
      <text:p text:style-name="Обычный"><text:s text:c="24"/>Подагру б в сорок лет имел,</text:p>
      <text:p text:style-name="Обычный"><text:s text:c="24"/>Пил, ел, скучал, толстел, хирел,</text:p>
      <text:p text:style-name="Обычный"><text:s text:c="24"/>И наконец в своей постеле</text:p>
      <text:p text:style-name="Обычный"><text:s text:c="24"/>Скончался б посреди детей,</text:p>
      <text:p text:style-name="Обычный"><text:s text:c="24"/>Плаксивых баб и лекарей.</text:p>
      <text:p text:style-name="Обычный"/>
      <text:p text:style-name="Обычный"><text:s text:c="38"/>XL</text:p>
      <text:p text:style-name="Обычный"/>
      <text:p text:style-name="Обычный"><text:s text:c="24"/>Но что бы ни было, читатель,</text:p>
      <text:p text:style-name="Обычный"><text:s text:c="24"/>Увы, любовник молодой,</text:p>
      <text:p text:style-name="Обычный"><text:s text:c="24"/>Поэт, задумчивый мечтатель,</text:p>
      <text:p text:style-name="Обычный"><text:s text:c="24"/>Убит приятельской рукой!</text:p>
      <text:p text:style-name="Обычный"><text:s text:c="24"/>Есть место: влево от селенья,</text:p>
      <text:p text:style-name="Обычный"><text:s text:c="24"/>Где жил питомец вдохновенья,</text:p>
      <text:p text:style-name="Обычный"><text:s text:c="24"/>Две сосны корнями срослись;</text:p>
      <text:p text:style-name="Обычный"><text:s text:c="24"/>Под ними струйки извились</text:p>
      <text:p text:style-name="Обычный"><text:s text:c="24"/>Ручья соседственной долины.</text:p>
      <text:p text:style-name="Обычный"><text:s text:c="24"/>Там пахарь любит отдыхать,</text:p>
      <text:p text:style-name="Обычный"><text:s text:c="24"/>И жницы в волны погружать</text:p>
      <text:p text:style-name="Обычный"><text:s text:c="24"/>Приходят звонкие кувшины;</text:p>
      <text:p text:style-name="Обычный"><text:s text:c="24"/>Там у ручья в тени густой</text:p>
      <text:p text:style-name="Обычный"><text:s text:c="24"/>Поставлен памятник простой.</text:p>
      <text:p text:style-name="Обычный"/>
      <text:p text:style-name="Обычный"><text:s text:c="37"/>XLI</text:p>
      <text:p text:style-name="Обычный"/>
      <text:p text:style-name="Обычный"><text:s text:c="24"/>Под ним (как начинает капать</text:p>
      <text:p text:style-name="Обычный"><text:s text:c="24"/>Весенний дождь на злак полей)</text:p>
      <text:p text:style-name="Обычный"><text:s text:c="24"/>Пастух, плетя свой пестрый лапоть,</text:p>
      <text:p text:style-name="Обычный"><text:s text:c="24"/>Поет про волжских рыбарей;</text:p>
      <text:p text:style-name="Обычный"><text:s text:c="24"/>И горожанка молодая,</text:p>
      <text:p text:style-name="Обычный"><text:s text:c="24"/>В деревне лето провождая,</text:p>
      <text:p text:style-name="Обычный"><text:s text:c="24"/>Когда стремглав верхом она</text:p>
      <text:p text:style-name="Обычный"><text:s text:c="24"/>Несется по полям одна,</text:p>
      <text:p text:style-name="Обычный"><text:s text:c="24"/>Коня пред ним остановляет,</text:p>
      <text:p text:style-name="Обычный"><text:s text:c="24"/>Ремянный повод натянув,</text:p>
      <text:p text:style-name="Обычный"><text:s text:c="24"/>И, флер от шляпы отвернув,</text:p>
      <text:p text:style-name="Обычный"><text:s text:c="24"/>Глазами беглыми читает</text:p>
      <text:p text:style-name="Обычный"><text:s text:c="24"/>Простую надпись - и слеза</text:p>
      <text:p text:style-name="Обычный"><text:s text:c="24"/>Туманит нежные глаза.</text:p>
      <text:p text:style-name="Обычный"/>
      <text:p text:style-name="Обычный"><text:s text:c="37"/>XLII</text:p>
      <text:p text:style-name="Обычный"/>
      <text:p text:style-name="Обычный"><text:s text:c="24"/>И шагом едет в чистом поле,</text:p>
      <text:p text:style-name="Обычный"><text:s text:c="24"/>В мечтанья погрузясь, она;</text:p>
      <text:p text:style-name="Обычный"><text:s text:c="24"/>Душа в ней долго поневоле</text:p>
      <text:p text:style-name="Обычный"><text:s text:c="24"/>Судьбою Ленского полна;</text:p>
      <text:p text:style-name="Обычный"><text:s text:c="24"/>И мыслит: "Что-то с Ольгой стало?</text:p>
      <text:p text:style-name="Обычный"><text:s text:c="24"/>В ней сердце долго ли страдало,</text:p>
      <text:p text:style-name="Обычный"><text:s text:c="24"/>Иль скоро слез прошла пора?</text:p>
      <text:p text:style-name="Обычный"><text:s text:c="24"/>И где теперь ее сестра?</text:p>
      <text:p text:style-name="Обычный"><text:s text:c="24"/>И где ж беглец людей и света,</text:p>
      <text:p text:style-name="Обычный"><text:s text:c="24"/>Красавиц модных модный враг,</text:p>
      <text:p text:style-name="Обычный"><text:s text:c="24"/>Где этот пасмурный чудак,</text:p>
      <text:p text:style-name="Обычный"><text:s text:c="24"/>Убийца юного поэта?"</text:p>
      <text:p text:style-name="Обычный"><text:s text:c="24"/>Со временем отчет я вам</text:p>
      <text:p text:style-name="Обычный"><text:s text:c="24"/>Подробно обо всем отдам,</text:p>
      <text:p text:style-name="Обычный"/>
      <text:p text:style-name="Обычный"><text:s text:c="36"/>XLIII</text:p>
      <text:p text:style-name="Обычный"/>
      <text:p text:style-name="Обычный"><text:s text:c="24"/>Но не теперь. Хоть я сердечно</text:p>
      <text:p text:style-name="Обычный"><text:s text:c="24"/>Люблю героя моего,</text:p>
      <text:p text:style-name="Обычный"><text:s text:c="24"/>Хоть возвращусь к нему, конечно,</text:p>
      <text:p text:style-name="Обычный"><text:s text:c="24"/>Но мне теперь не до него.</text:p>
      <text:p text:style-name="Обычный"><text:s text:c="24"/>Лета к суровой прозе клонят,</text:p>
      <text:p text:style-name="Обычный"><text:s text:c="24"/>Лета шалунью рифму гонят,</text:p>
      <text:p text:style-name="Обычный"><text:s text:c="24"/>И я - со вздохом признаюсь -</text:p>
      <text:p text:style-name="Обычный"><text:s text:c="24"/>За ней ленивей волочусь.</text:p>
      <text:p text:style-name="Обычный"><text:s text:c="24"/>Перу старинной нет охоты</text:p>
      <text:p text:style-name="Обычный"><text:s text:c="24"/>Марать летучие листы;</text:p>
      <text:p text:style-name="Обычный"><text:s text:c="24"/>Другие, хладные мечты,</text:p>
      <text:p text:style-name="Обычный"><text:s text:c="24"/>Другие, строгие заботы</text:p>
      <text:p text:style-name="Обычный"><text:s text:c="24"/>И в шуме света и в тиши</text:p>
      <text:p text:style-name="Обычный"><text:s text:c="24"/>Тревожат сон моей души.</text:p>
      <text:p text:style-name="Обычный"/>
      <text:p text:style-name="Обычный"><text:s text:c="37"/>XLIV</text:p>
      <text:p text:style-name="Обычный"/>
      <text:p text:style-name="Обычный"><text:s text:c="24"/>Познал я глас иных желаний,</text:p>
      <text:p text:style-name="Обычный"><text:s text:c="24"/>Познал я новую печаль;</text:p>
      <text:p text:style-name="Обычный"><text:s text:c="24"/>Для первых нет мне упований,</text:p>
      <text:p text:style-name="Обычный"><text:s text:c="24"/>А старой мне печали жаль.</text:p>
      <text:p text:style-name="Обычный"><text:s text:c="24"/>Мечты, мечты! где ваша сладость?</text:p>
      <text:p text:style-name="Обычный"><text:s text:c="24"/>Где, вечная к ней рифма, младость?</text:p>
      <text:p text:style-name="Обычный"><text:s text:c="24"/>Ужель и вправду наконец</text:p>
      <text:p text:style-name="Обычный"><text:s text:c="24"/>Увял, увял ее венец?</text:p>
      <text:p text:style-name="Обычный"><text:s text:c="24"/>Ужель и впрям и в самом деле</text:p>
      <text:p text:style-name="Обычный"><text:s text:c="24"/>Без элегических затей</text:p>
      <text:p text:style-name="Обычный"><text:s text:c="24"/>Весна моих промчалась дней</text:p>
      <text:p text:style-name="Обычный"><text:s text:c="24"/>(Что я шутя твердил доселе)?</text:p>
      <text:p text:style-name="Обычный"><text:s text:c="24"/>И ей ужель возврата нет?</text:p>
      <text:p text:style-name="Обычный"><text:s text:c="24"/>Ужель мне скоро тридцать лет?</text:p>
      <text:p text:style-name="Обычный"/>
      <text:p text:style-name="Обычный"><text:s text:c="37"/>XLV</text:p>
      <text:p text:style-name="Обычный"/>
      <text:p text:style-name="Обычный"><text:s text:c="24"/>Так, полдень мой настал, и нужно</text:p>
      <text:p text:style-name="Обычный"><text:s text:c="24"/>Мне в том сознаться, вижу я.</text:p>
      <text:p text:style-name="Обычный"><text:s text:c="24"/>Но так и быть: простимся дружно,</text:p>
      <text:p text:style-name="Обычный"><text:s text:c="24"/>О юность легкая моя!</text:p>
      <text:p text:style-name="Обычный"><text:s text:c="24"/>Благодарю за наслажденья,</text:p>
      <text:p text:style-name="Обычный"><text:s text:c="24"/>За грусть, за милые мученья,</text:p>
      <text:p text:style-name="Обычный"><text:s text:c="24"/>За шум, за бури, за пиры,</text:p>
      <text:p text:style-name="Обычный"><text:s text:c="24"/>За все, за все твои дары;</text:p>
      <text:p text:style-name="Обычный"><text:s text:c="24"/>Благодарю тебя. Тобою,</text:p>
      <text:p text:style-name="Обычный"><text:s text:c="24"/>Среди тревог и в тишине,</text:p>
      <text:p text:style-name="Обычный"><text:s text:c="24"/>Я насладился... и вполне;</text:p>
      <text:p text:style-name="Обычный"><text:s text:c="24"/>Довольно! С ясною душою</text:p>
      <text:p text:style-name="Обычный"><text:s text:c="24"/>Пускаюсь ныне в новый путь</text:p>
      <text:p text:style-name="Обычный"><text:s text:c="24"/>От жизни прошлой отдохнуть.</text:p>
      <text:p text:style-name="Обычный"/>
      <text:p text:style-name="Обычный"><text:s text:c="37"/>XLVI</text:p>
      <text:p text:style-name="Обычный"/>
      <text:p text:style-name="Обычный"><text:s text:c="24"/>Дай оглянусь. Простите ж, сени,</text:p>
      <text:p text:style-name="Обычный"><text:s text:c="24"/>Где дни мои текли в глуши,</text:p>
      <text:p text:style-name="Обычный"><text:s text:c="24"/>Исполнены страстей и лени</text:p>
      <text:p text:style-name="Обычный"><text:s text:c="24"/>И снов задумчивой души.</text:p>
      <text:p text:style-name="Обычный"><text:s text:c="24"/>А ты, младое вдохновенье,</text:p>
      <text:p text:style-name="Обычный"><text:s text:c="24"/>Волнуй мое воображенье,</text:p>
      <text:p text:style-name="Обычный"><text:s text:c="24"/>Дремоту сердца оживляй,</text:p>
      <text:p text:style-name="Обычный"><text:s text:c="24"/>В мой угол чаще прилетай,</text:p>
      <text:p text:style-name="Обычный"><text:s text:c="24"/>Не дай остыть душе поэта,</text:p>
      <text:p text:style-name="Обычный"><text:s text:c="24"/>Ожесточиться, очерстветь,</text:p>
      <text:p text:style-name="Обычный"><text:s text:c="24"/>И наконец окаменеть</text:p>
      <text:p text:style-name="Обычный"><text:s text:c="24"/>В мертвящем упоенье света,</text:p>
      <text:p text:style-name="Обычный"><text:s text:c="24"/>В сем омуте, где с вами я</text:p>
      <text:p text:style-name="Обычный"><text:s text:c="24"/>Купаюсь, милые друзья! {40}</text:p>
      <text:p text:style-name="Обычный"/>
      <text:p text:style-name="Обычный"/>
      <text:p text:style-name="Обычный"><text:s text:c="32"/>ГЛАВА СЕДЬМАЯ</text:p>
      <text:p text:style-name="Обычный"/>
      <text:p text:style-name="Обычный"><text:s text:c="48"/>Москва, России дочь любима,</text:p>
      <text:p text:style-name="Обычный"><text:s text:c="48"/>Где равную тебе сыскать?</text:p>
      <text:p text:style-name="Обычный"/>
      <text:p text:style-name="Обычный"><text:s text:c="67"/>Дмитриев.</text:p>
      <text:p text:style-name="Обычный"/>
      <text:p text:style-name="Обычный"><text:s text:c="48"/>Как не любить родной Москвы?</text:p>
      <text:p text:style-name="Обычный"/>
      <text:p text:style-name="Обычный"><text:s text:c="66"/>Баратынский.</text:p>
      <text:p text:style-name="Обычный"/>
      <text:p text:style-name="Обычный"><text:s text:c="34"/>Гоненье на Москву! что значит видеть свет!</text:p>
      <text:p text:style-name="Обычный"><text:s text:c="34"/>Где ж лучше?</text:p>
      <text:p text:style-name="Обычный"><text:s text:c="39"/>Где нас нет.</text:p>
      <text:p text:style-name="Обычный"/>
      <text:p text:style-name="Обычный"><text:s text:c="68"/>Грибоедов.</text:p>
      <text:p text:style-name="Обычный"/>
      <text:p text:style-name="Обычный"><text:s text:c="38"/>I</text:p>
      <text:p text:style-name="Обычный"/>
      <text:p text:style-name="Обычный"><text:s text:c="24"/>Гонимы вешними лучами,</text:p>
      <text:p text:style-name="Обычный"><text:s text:c="24"/>С окрестных гор уже снега</text:p>
      <text:p text:style-name="Обычный"><text:s text:c="24"/>Сбежали мутными ручьями</text:p>
      <text:p text:style-name="Обычный"><text:s text:c="24"/>На потопленные луга.</text:p>
      <text:p text:style-name="Обычный"><text:s text:c="24"/>Улыбкой ясною природа</text:p>
      <text:p text:style-name="Обычный"><text:s text:c="24"/>Сквозь сон встречает утро года;</text:p>
      <text:p text:style-name="Обычный"><text:s text:c="24"/>Синея блещут небеса.</text:p>
      <text:p text:style-name="Обычный"><text:s text:c="24"/>Еще прозрачные, леса</text:p>
      <text:p text:style-name="Обычный"><text:s text:c="24"/>Как будто пухом зеленеют.</text:p>
      <text:p text:style-name="Обычный"><text:s text:c="24"/>Пчела за данью полевой</text:p>
      <text:p text:style-name="Обычный"><text:s text:c="24"/>Летит из кельи восковой.</text:p>
      <text:p text:style-name="Обычный"><text:s text:c="24"/>Долины сохнут и пестреют;</text:p>
      <text:p text:style-name="Обычный"><text:s text:c="24"/>Стада шумят, и соловей</text:p>
      <text:p text:style-name="Обычный"><text:s text:c="24"/>Уж пел в безмолвии ночей.</text:p>
      <text:p text:style-name="Обычный"/>
      <text:p text:style-name="Обычный"><text:s text:c="38"/>II</text:p>
      <text:p text:style-name="Обычный"/>
      <text:p text:style-name="Обычный"><text:s text:c="24"/>Как грустно мне твое явленье,</text:p>
      <text:p text:style-name="Обычный"><text:s text:c="24"/>Весна, весна! пора любви!</text:p>
      <text:p text:style-name="Обычный"><text:s text:c="24"/>Какое томное волненье</text:p>
      <text:p text:style-name="Обычный"><text:s text:c="24"/>В моей душе, в моей крови!</text:p>
      <text:p text:style-name="Обычный"><text:s text:c="24"/>С каким тяжелым умиленьем</text:p>
      <text:p text:style-name="Обычный"><text:s text:c="24"/>Я наслаждаюсь дуновеньем</text:p>
      <text:p text:style-name="Обычный"><text:s text:c="24"/>В лицо мне веющей весны</text:p>
      <text:p text:style-name="Обычный"><text:s text:c="24"/>На лоне сельской тишины!</text:p>
      <text:p text:style-name="Обычный"><text:s text:c="24"/>Или мне чуждо наслажденье,</text:p>
      <text:p text:style-name="Обычный"><text:s text:c="24"/>И все, что радует, живит,</text:p>
      <text:p text:style-name="Обычный"><text:s text:c="24"/>Все, что ликует и блестит</text:p>
      <text:p text:style-name="Обычный"><text:s text:c="24"/>Наводит скуку и томленье</text:p>
      <text:p text:style-name="Обычный"><text:s text:c="24"/>На душу мертвую давно</text:p>
      <text:p text:style-name="Обычный"><text:s text:c="24"/>И все ей кажется темно?</text:p>
      <text:p text:style-name="Обычный"/>
      <text:p text:style-name="Обычный"><text:s text:c="37"/>III</text:p>
      <text:p text:style-name="Обычный"/>
      <text:p text:style-name="Обычный"><text:s text:c="24"/>Или, не радуясь возврату</text:p>
      <text:p text:style-name="Обычный"><text:s text:c="24"/>Погибших осенью листов,</text:p>
      <text:p text:style-name="Обычный"><text:s text:c="24"/>Мы помним горькую утрату,</text:p>
      <text:p text:style-name="Обычный"><text:s text:c="24"/>Внимая новый шум лесов;</text:p>
      <text:p text:style-name="Обычный"><text:s text:c="24"/>Или с природой оживленной</text:p>
      <text:p text:style-name="Обычный"><text:s text:c="24"/>Сближаем думою смущенной</text:p>
      <text:p text:style-name="Обычный"><text:s text:c="24"/>Мы увяданье наших лет,</text:p>
      <text:p text:style-name="Обычный"><text:s text:c="24"/>Которым возрожденья нет?</text:p>
      <text:p text:style-name="Обычный"><text:s text:c="24"/>Быть может, в мысли нам приходит</text:p>
      <text:p text:style-name="Обычный"><text:s text:c="24"/>Средь поэтического сна</text:p>
      <text:p text:style-name="Обычный"><text:s text:c="24"/>Иная, старая весна</text:p>
      <text:p text:style-name="Обычный"><text:s text:c="24"/>И в трепет сердце нам приводит</text:p>
      <text:p text:style-name="Обычный"><text:s text:c="24"/>Мечтой о дальной стороне,</text:p>
      <text:p text:style-name="Обычный"><text:s text:c="24"/>О чудной ночи, о луне...</text:p>
      <text:p text:style-name="Обычный"/>
      <text:p text:style-name="Обычный"><text:s text:c="38"/>IV</text:p>
      <text:p text:style-name="Обычный"/>
      <text:p text:style-name="Обычный"><text:s text:c="24"/>Вот время: добрые ленивцы,</text:p>
      <text:p text:style-name="Обычный"><text:s text:c="24"/>Эпикурейцы-мудрецы,</text:p>
      <text:p text:style-name="Обычный"><text:s text:c="24"/>Вы, равнодушные счастливцы,</text:p>
      <text:p text:style-name="Обычный"><text:s text:c="24"/>Вы, школы Левшина {41} птенцы,</text:p>
      <text:p text:style-name="Обычный"><text:s text:c="24"/>Вы, деревенские Приамы,</text:p>
      <text:p text:style-name="Обычный"><text:s text:c="24"/>И вы, чувствительные дамы,</text:p>
      <text:p text:style-name="Обычный"><text:s text:c="24"/>Весна в деревню вас зовет,</text:p>
      <text:p text:style-name="Обычный"><text:s text:c="24"/>Пора тепла, цветов, работ,</text:p>
      <text:p text:style-name="Обычный"><text:s text:c="24"/>Пора гуляний вдохновенных</text:p>
      <text:p text:style-name="Обычный"><text:s text:c="24"/>И соблазнительных ночей.</text:p>
      <text:p text:style-name="Обычный"><text:s text:c="24"/>В поля, друзья! скорей, скорей,</text:p>
      <text:p text:style-name="Обычный"><text:s text:c="24"/>В каретах, тяжко нагруженных,</text:p>
      <text:p text:style-name="Обычный"><text:s text:c="24"/>На долгих иль на почтовых</text:p>
      <text:p text:style-name="Обычный"><text:s text:c="24"/>Тянитесь из застав градских.</text:p>
      <text:p text:style-name="Обычный"/>
      <text:p text:style-name="Обычный"><text:s text:c="38"/>V</text:p>
      <text:p text:style-name="Обычный"/>
      <text:p text:style-name="Обычный"><text:s text:c="24"/>И вы, читатель благосклонный,</text:p>
      <text:p text:style-name="Обычный"><text:s text:c="24"/>В своей коляске выписной</text:p>
      <text:p text:style-name="Обычный"><text:s text:c="24"/>Оставьте град неугомонный,</text:p>
      <text:p text:style-name="Обычный"><text:s text:c="24"/>Где веселились вы зимой;</text:p>
      <text:p text:style-name="Обычный"><text:s text:c="24"/>С моею музой своенравной</text:p>
      <text:p text:style-name="Обычный"><text:s text:c="24"/>Пойдемте слушать шум дубравный</text:p>
      <text:p text:style-name="Обычный"><text:s text:c="24"/>Над безыменною рекой</text:p>
      <text:p text:style-name="Обычный"><text:s text:c="24"/>В деревне, где Евгений мой,</text:p>
      <text:p text:style-name="Обычный"><text:s text:c="24"/>Отшельник праздный и унылый,</text:p>
      <text:p text:style-name="Обычный"><text:s text:c="24"/>Еще недавно жил зимой</text:p>
      <text:p text:style-name="Обычный"><text:s text:c="24"/>В соседстве Тани молодой,</text:p>
      <text:p text:style-name="Обычный"><text:s text:c="24"/>Моей мечтательницы милой,</text:p>
      <text:p text:style-name="Обычный"><text:s text:c="24"/>Но где его теперь уж нет...</text:p>
      <text:p text:style-name="Обычный"><text:s text:c="24"/>Где грустный он оставил след.</text:p>
      <text:p text:style-name="Обычный"/>
      <text:p text:style-name="Обычный"><text:s text:c="38"/>VI</text:p>
      <text:p text:style-name="Обычный"/>
      <text:p text:style-name="Обычный"><text:s text:c="24"/>Меж гор, лежащих полукругом,</text:p>
      <text:p text:style-name="Обычный"><text:s text:c="24"/>Пойдем туда, где ручеек,</text:p>
      <text:p text:style-name="Обычный"><text:s text:c="24"/>Виясь, бежит зеленым лугом</text:p>
      <text:p text:style-name="Обычный"><text:s text:c="24"/>К реке сквозь липовый лесок.</text:p>
      <text:p text:style-name="Обычный"><text:s text:c="24"/>Там соловей, весны любовник,</text:p>
      <text:p text:style-name="Обычный"><text:s text:c="24"/>Всю ночь поет; цветет шиповник,</text:p>
      <text:p text:style-name="Обычный"><text:s text:c="24"/>И слышен говор ключевой, -</text:p>
      <text:p text:style-name="Обычный"><text:s text:c="24"/>Там виден камень гробовой</text:p>
      <text:p text:style-name="Обычный"><text:s text:c="24"/>В тени двух сосен устарелых.</text:p>
      <text:p text:style-name="Обычный"><text:s text:c="24"/>Пришельцу надпись говорит:</text:p>
      <text:p text:style-name="Обычный"><text:s text:c="24"/>"Владимир Ленский здесь лежит,</text:p>
      <text:p text:style-name="Обычный"><text:s text:c="24"/>Погибший рано смертью смелых,</text:p>
      <text:p text:style-name="Обычный"><text:s text:c="24"/>В такой-то год, таких-то лет.</text:p>
      <text:p text:style-name="Обычный"><text:s text:c="24"/>Покойся, юноша-поэт!"</text:p>
      <text:p text:style-name="Обычный"/>
      <text:p text:style-name="Обычный"><text:s text:c="37"/>VII</text:p>
      <text:p text:style-name="Обычный"/>
      <text:p text:style-name="Обычный"><text:s text:c="24"/>На ветви сосны преклоненной,</text:p>
      <text:p text:style-name="Обычный"><text:s text:c="24"/>Бывало, ранний ветерок</text:p>
      <text:p text:style-name="Обычный"><text:s text:c="24"/>Над этой урною смиренной</text:p>
      <text:p text:style-name="Обычный"><text:s text:c="24"/>Качал таинственный венок.</text:p>
      <text:p text:style-name="Обычный"><text:s text:c="24"/>Бывало, в поздние досуги</text:p>
      <text:p text:style-name="Обычный"><text:s text:c="24"/>Сюда ходили две подруги,</text:p>
      <text:p text:style-name="Обычный"><text:s text:c="24"/>И на могиле при луне,</text:p>
      <text:p text:style-name="Обычный"><text:s text:c="24"/>Обнявшись, плакали оне.</text:p>
      <text:p text:style-name="Обычный"><text:s text:c="24"/>Но ныне... памятник унылый</text:p>
      <text:p text:style-name="Обычный"><text:s text:c="24"/>Забыт. К нему привычный след</text:p>
      <text:p text:style-name="Обычный"><text:s text:c="24"/>Заглох. Венка на ветви нет;</text:p>
      <text:p text:style-name="Обычный"><text:s text:c="24"/>Один, под ним, седой и хилый</text:p>
      <text:p text:style-name="Обычный"><text:s text:c="24"/>Пастух по-прежнему поет</text:p>
      <text:p text:style-name="Обычный"><text:s text:c="24"/>И обувь бедную плетет.</text:p>
      <text:p text:style-name="Обычный"/>
      <text:p text:style-name="Обычный"><text:s text:c="33"/>VIII. IX. X</text:p>
      <text:p text:style-name="Обычный"/>
      <text:p text:style-name="Обычный"><text:s text:c="24"/>Мой бедный Ленский! изнывая,</text:p>
      <text:p text:style-name="Обычный"><text:s text:c="24"/>Не долго плакала она.</text:p>
      <text:p text:style-name="Обычный"><text:s text:c="24"/>Увы! невеста молодая</text:p>
      <text:p text:style-name="Обычный"><text:s text:c="24"/>Своей печали неверна.</text:p>
      <text:p text:style-name="Обычный"><text:s text:c="24"/>Другой увлек ее вниманье,</text:p>
      <text:p text:style-name="Обычный"><text:s text:c="24"/>Другой успел ее страданье</text:p>
      <text:p text:style-name="Обычный"><text:s text:c="24"/>Любовной лестью усыпить,</text:p>
      <text:p text:style-name="Обычный"><text:s text:c="24"/>Улан умел ее пленить,</text:p>
      <text:p text:style-name="Обычный"><text:s text:c="24"/>Улан любим ее душою...</text:p>
      <text:p text:style-name="Обычный"><text:s text:c="24"/>И вот уж с ним пред алтарем</text:p>
      <text:p text:style-name="Обычный"><text:s text:c="24"/>Она стыдливо под венцом</text:p>
      <text:p text:style-name="Обычный"><text:s text:c="24"/>Стоит с поникшей головою,</text:p>
      <text:p text:style-name="Обычный"><text:s text:c="24"/>С огнем в потупленных очах,</text:p>
      <text:p text:style-name="Обычный"><text:s text:c="24"/>С улыбкой легкой на устах.</text:p>
      <text:p text:style-name="Обычный"/>
      <text:p text:style-name="Обычный"><text:s text:c="38"/>XI</text:p>
      <text:p text:style-name="Обычный"/>
      <text:p text:style-name="Обычный"><text:s text:c="24"/>Мой бедный Ленский! за могилой</text:p>
      <text:p text:style-name="Обычный"><text:s text:c="24"/>В пределах вечности глухой</text:p>
      <text:p text:style-name="Обычный"><text:s text:c="24"/>Смутился ли, певец унылый,</text:p>
      <text:p text:style-name="Обычный"><text:s text:c="24"/>Измены вестью роковой,</text:p>
      <text:p text:style-name="Обычный"><text:s text:c="24"/>Или над Летой усыпленный</text:p>
      <text:p text:style-name="Обычный"><text:s text:c="24"/>Поэт, бесчувствием блаженный,</text:p>
      <text:p text:style-name="Обычный"><text:s text:c="24"/>Уж не смущается ничем,</text:p>
      <text:p text:style-name="Обычный"><text:s text:c="24"/>И мир ему закрыт и нем?..</text:p>
      <text:p text:style-name="Обычный"><text:s text:c="24"/>Так! равнодушное забвенье</text:p>
      <text:p text:style-name="Обычный"><text:s text:c="24"/>За гробом ожидает нас.</text:p>
      <text:p text:style-name="Обычный"><text:s text:c="24"/>Врагов, друзей, любовниц глас</text:p>
      <text:p text:style-name="Обычный"><text:s text:c="24"/>Вдруг молкнет. Про одно именье</text:p>
      <text:p text:style-name="Обычный"><text:s text:c="24"/>Наследников сердитый хор</text:p>
      <text:p text:style-name="Обычный"><text:s text:c="24"/>Заводит непристойный спор.</text:p>
      <text:p text:style-name="Обычный"/>
      <text:p text:style-name="Обычный"><text:s text:c="37"/>XII</text:p>
      <text:p text:style-name="Обычный"/>
      <text:p text:style-name="Обычный"><text:s text:c="24"/>И скоро звонкий голос Оли</text:p>
      <text:p text:style-name="Обычный"><text:s text:c="24"/>В семействе Лариных умолк.</text:p>
      <text:p text:style-name="Обычный"><text:s text:c="24"/>Улан, своей невольник доли,</text:p>
      <text:p text:style-name="Обычный"><text:s text:c="24"/>Был должен ехать с нею в полк.</text:p>
      <text:p text:style-name="Обычный"><text:s text:c="24"/>Слезами горько обливаясь,</text:p>
      <text:p text:style-name="Обычный"><text:s text:c="24"/>Старушка, с дочерью прощаясь,</text:p>
      <text:p text:style-name="Обычный"><text:s text:c="24"/>Казалось, чуть жива была,</text:p>
      <text:p text:style-name="Обычный"><text:s text:c="24"/>Но Таня плакать не могла;</text:p>
      <text:p text:style-name="Обычный"><text:s text:c="24"/>Лишь смертной бледностью покрылось</text:p>
      <text:p text:style-name="Обычный"><text:s text:c="24"/>Ее печальное лицо.</text:p>
      <text:p text:style-name="Обычный"><text:s text:c="24"/>Когда все вышли на крыльцо,</text:p>
      <text:p text:style-name="Обычный"><text:s text:c="24"/>И все, прощаясь, суетилось</text:p>
      <text:p text:style-name="Обычный"><text:s text:c="24"/>Вокруг кареты молодых,</text:p>
      <text:p text:style-name="Обычный"><text:s text:c="24"/>Татьяна проводила их.</text:p>
      <text:p text:style-name="Обычный"/>
      <text:p text:style-name="Обычный"><text:s text:c="37"/>XIII</text:p>
      <text:p text:style-name="Обычный"/>
      <text:p text:style-name="Обычный"><text:s text:c="24"/>И долго, будто сквозь тумана,</text:p>
      <text:p text:style-name="Обычный"><text:s text:c="24"/>Она глядела им вослед...</text:p>
      <text:p text:style-name="Обычный"><text:s text:c="24"/>И вот одна, одна Татьяна!</text:p>
      <text:p text:style-name="Обычный"><text:s text:c="24"/>Увы! подруга стольких лет,</text:p>
      <text:p text:style-name="Обычный"><text:s text:c="24"/>Ее голубка молодая,</text:p>
      <text:p text:style-name="Обычный"><text:s text:c="24"/>Ее наперсница родная,</text:p>
      <text:p text:style-name="Обычный"><text:s text:c="24"/>Судьбою вдаль занесена,</text:p>
      <text:p text:style-name="Обычный"><text:s text:c="24"/>С ней навсегда разлучена.</text:p>
      <text:p text:style-name="Обычный"><text:s text:c="24"/>Как тень она без цели бродит,</text:p>
      <text:p text:style-name="Обычный"><text:s text:c="24"/>То смотрит в опустелый сад...</text:p>
      <text:p text:style-name="Обычный"><text:s text:c="24"/>Нигде, ни в чем ей нет отрад,</text:p>
      <text:p text:style-name="Обычный"><text:s text:c="24"/>И облегченья не находит</text:p>
      <text:p text:style-name="Обычный"><text:s text:c="24"/>Она подавленным слезам,</text:p>
      <text:p text:style-name="Обычный"><text:s text:c="24"/>И сердце рвется пополам.</text:p>
      <text:p text:style-name="Обычный"/>
      <text:p text:style-name="Обычный"><text:s text:c="37"/>XIV</text:p>
      <text:p text:style-name="Обычный"/>
      <text:p text:style-name="Обычный"><text:s text:c="24"/>И в одиночестве жестоком</text:p>
      <text:p text:style-name="Обычный"><text:s text:c="24"/>Сильнее страсть ее горит,</text:p>
      <text:p text:style-name="Обычный"><text:s text:c="24"/>И об Онегине далеком</text:p>
      <text:p text:style-name="Обычный"><text:s text:c="24"/>Ей сердце громче говорит.</text:p>
      <text:p text:style-name="Обычный"><text:s text:c="24"/>Она его не будет видеть;</text:p>
      <text:p text:style-name="Обычный"><text:s text:c="24"/>Она должна в нем ненавидеть</text:p>
      <text:p text:style-name="Обычный"><text:s text:c="24"/>Убийцу брата своего;</text:p>
      <text:p text:style-name="Обычный"><text:s text:c="24"/>Поэт погиб... но уж его</text:p>
      <text:p text:style-name="Обычный"><text:s text:c="24"/>Никто не помнит, уж другому</text:p>
      <text:p text:style-name="Обычный"><text:s text:c="24"/>Его невеста отдалась.</text:p>
      <text:p text:style-name="Обычный"><text:s text:c="24"/>Поэта память пронеслась</text:p>
      <text:p text:style-name="Обычный"><text:s text:c="24"/>Как дым по небу голубому,</text:p>
      <text:p text:style-name="Обычный"><text:s text:c="24"/>О нем два сердца, может быть,</text:p>
      <text:p text:style-name="Обычный"><text:s text:c="24"/>Еще грустят... На что грустить?..</text:p>
      <text:p text:style-name="Обычный"/>
      <text:p text:style-name="Обычный"><text:s text:c="38"/>XV</text:p>
      <text:p text:style-name="Обычный"/>
      <text:p text:style-name="Обычный"><text:s text:c="24"/>Был вечер. Небо меркло. Воды</text:p>
      <text:p text:style-name="Обычный"><text:s text:c="24"/>Струились тихо. Жук жужжал.</text:p>
      <text:p text:style-name="Обычный"><text:s text:c="24"/>Уж расходились хороводы;</text:p>
      <text:p text:style-name="Обычный"><text:s text:c="24"/>Уж за рекой, дымясь, пылал</text:p>
      <text:p text:style-name="Обычный"><text:s text:c="24"/>Огонь рыбачий. В поле чистом,</text:p>
      <text:p text:style-name="Обычный"><text:s text:c="24"/>Луны при свете серебристом,</text:p>
      <text:p text:style-name="Обычный"><text:s text:c="24"/>В свои мечты погружена,</text:p>
      <text:p text:style-name="Обычный"><text:s text:c="24"/>Татьяна долго шла одна.</text:p>
      <text:p text:style-name="Обычный"><text:s text:c="24"/>Шла, шла. И вдруг перед собою</text:p>
      <text:p text:style-name="Обычный"><text:s text:c="24"/>С холма господский видит дом,</text:p>
      <text:p text:style-name="Обычный"><text:s text:c="24"/>Селенье, рощу под холмом</text:p>
      <text:p text:style-name="Обычный"><text:s text:c="24"/>И сад над светлою рекою.</text:p>
      <text:p text:style-name="Обычный"><text:s text:c="24"/>Она глядит - и сердце в ней</text:p>
      <text:p text:style-name="Обычный"><text:s text:c="24"/>Забилось чаще и сильней.</text:p>
      <text:p text:style-name="Обычный"/>
      <text:p text:style-name="Обычный"><text:s text:c="37"/>XVI</text:p>
      <text:p text:style-name="Обычный"/>
      <text:p text:style-name="Обычный"><text:s text:c="24"/>Ее сомнения смущают:</text:p>
      <text:p text:style-name="Обычный"><text:s text:c="24"/>"Пойду ль вперед, пойду ль назад?..</text:p>
      <text:p text:style-name="Обычный"><text:s text:c="24"/>Его здесь нет. Меня не знают...</text:p>
      <text:p text:style-name="Обычный"><text:s text:c="24"/>Взгляну на дом, на этот сад".</text:p>
      <text:p text:style-name="Обычный"><text:s text:c="24"/>И вот с холма Татьяна сходит,</text:p>
      <text:p text:style-name="Обычный"><text:s text:c="24"/>Едва дыша; кругом обводит</text:p>
      <text:p text:style-name="Обычный"><text:s text:c="24"/>Недоуменья полный взор...</text:p>
      <text:p text:style-name="Обычный"><text:s text:c="24"/>И входит на пустынный двор.</text:p>
      <text:p text:style-name="Обычный"><text:s text:c="24"/>К ней, лая, кинулись собаки.</text:p>
      <text:p text:style-name="Обычный"><text:s text:c="24"/>На крик испуганный ея</text:p>
      <text:p text:style-name="Обычный"><text:s text:c="24"/>Ребят дворовая семья</text:p>
      <text:p text:style-name="Обычный"><text:s text:c="24"/>Сбежалась шумно. Не без драки</text:p>
      <text:p text:style-name="Обычный"><text:s text:c="24"/>Мальчишки разогнали псов,</text:p>
      <text:p text:style-name="Обычный"><text:s text:c="24"/>Взяв барышню под свой покров.</text:p>
      <text:p text:style-name="Обычный"/>
      <text:p text:style-name="Обычный"><text:s text:c="37"/>XVII</text:p>
      <text:p text:style-name="Обычный"/>
      <text:p text:style-name="Обычный"><text:s text:c="24"/>"Увидеть барской дом нельзя ли?" -</text:p>
      <text:p text:style-name="Обычный"><text:s text:c="24"/>Спросила Таня. Поскорей</text:p>
      <text:p text:style-name="Обычный"><text:s text:c="24"/>К Анисье дети побежали</text:p>
      <text:p text:style-name="Обычный"><text:s text:c="24"/>У ней ключи взять от сеней;</text:p>
      <text:p text:style-name="Обычный"><text:s text:c="24"/>Анисья тотчас к ней явилась,</text:p>
      <text:p text:style-name="Обычный"><text:s text:c="24"/>И дверь пред ними отворилась,</text:p>
      <text:p text:style-name="Обычный"><text:s text:c="24"/>И Таня входит в дом пустой,</text:p>
      <text:p text:style-name="Обычный"><text:s text:c="24"/>Где жил недавно наш герой.</text:p>
      <text:p text:style-name="Обычный"><text:s text:c="24"/>Она глядит: забытый в зале</text:p>
      <text:p text:style-name="Обычный"><text:s text:c="24"/>Кий на бильярде отдыхал,</text:p>
      <text:p text:style-name="Обычный"><text:s text:c="24"/>На смятом канапе лежал</text:p>
      <text:p text:style-name="Обычный"><text:s text:c="24"/>Манежный хлыстик. Таня дале;</text:p>
      <text:p text:style-name="Обычный"><text:s text:c="24"/>Старушка ей: "А вот камин;</text:p>
      <text:p text:style-name="Обычный"><text:s text:c="24"/>Здесь барин сиживал один.</text:p>
      <text:p text:style-name="Обычный"/>
      <text:p text:style-name="Обычный"><text:s text:c="36"/>XVIII</text:p>
      <text:p text:style-name="Обычный"/>
      <text:p text:style-name="Обычный"><text:s text:c="24"/>Здесь с ним обедывал зимою</text:p>
      <text:p text:style-name="Обычный"><text:s text:c="24"/>Покойный Ленский, наш сосед.</text:p>
      <text:p text:style-name="Обычный"><text:s text:c="24"/>Сюда пожалуйте, за мною.</text:p>
      <text:p text:style-name="Обычный"><text:s text:c="24"/>Вот это барский кабинет;</text:p>
      <text:p text:style-name="Обычный"><text:s text:c="24"/>Здесь почивал он, кофей кушал,</text:p>
      <text:p text:style-name="Обычный"><text:s text:c="24"/>Приказчика доклады слушал</text:p>
      <text:p text:style-name="Обычный"><text:s text:c="24"/>И книжку поутру читал...</text:p>
      <text:p text:style-name="Обычный"><text:s text:c="24"/>И старый барин здесь живал;</text:p>
      <text:p text:style-name="Обычный"><text:s text:c="24"/>Со мной, бывало, в воскресенье,</text:p>
      <text:p text:style-name="Обычный"><text:s text:c="24"/>Здесь под окном, надев очки,</text:p>
      <text:p text:style-name="Обычный"><text:s text:c="24"/>Играть изволил в дурачки.</text:p>
      <text:p text:style-name="Обычный"><text:s text:c="24"/>Дай бог душе его спасенье,</text:p>
      <text:p text:style-name="Обычный"><text:s text:c="24"/>А косточкам его покой</text:p>
      <text:p text:style-name="Обычный"><text:s text:c="24"/>В могиле, в мать-земле сырой!"</text:p>
      <text:p text:style-name="Обычный"/>
      <text:p text:style-name="Обычный"><text:s text:c="37"/>XIX</text:p>
      <text:p text:style-name="Обычный"/>
      <text:p text:style-name="Обычный"><text:s text:c="24"/>Татьяна взором умиленным</text:p>
      <text:p text:style-name="Обычный"><text:s text:c="24"/>Вокруг себя на все глядит,</text:p>
      <text:p text:style-name="Обычный"><text:s text:c="24"/>И все ей кажется бесценным,</text:p>
      <text:p text:style-name="Обычный"><text:s text:c="24"/>Все душу томную живит</text:p>
      <text:p text:style-name="Обычный"><text:s text:c="24"/>Полумучительной отрадой:</text:p>
      <text:p text:style-name="Обычный"><text:s text:c="24"/>И стол с померкшею лампадой,</text:p>
      <text:p text:style-name="Обычный"><text:s text:c="24"/>И груда книг, и под окном</text:p>
      <text:p text:style-name="Обычный"><text:s text:c="24"/>Кровать, покрытая ковром,</text:p>
      <text:p text:style-name="Обычный"><text:s text:c="24"/>И вид в окно сквозь сумрак лунный,</text:p>
      <text:p text:style-name="Обычный"><text:s text:c="24"/>И этот бледный полусвет,</text:p>
      <text:p text:style-name="Обычный"><text:s text:c="24"/>И лорда Байрона портрет,</text:p>
      <text:p text:style-name="Обычный"><text:s text:c="24"/>И столбик с куклою чугунной</text:p>
      <text:p text:style-name="Обычный"><text:s text:c="24"/>Под шляпой с пасмурным челом,</text:p>
      <text:p text:style-name="Обычный"><text:s text:c="24"/>С руками, сжатыми крестом.</text:p>
      <text:p text:style-name="Обычный"/>
      <text:p text:style-name="Обычный"><text:s text:c="38"/>XX</text:p>
      <text:p text:style-name="Обычный"/>
      <text:p text:style-name="Обычный"><text:s text:c="24"/>Татьяна долго в келье модной</text:p>
      <text:p text:style-name="Обычный"><text:s text:c="24"/>Как очарована стоит.</text:p>
      <text:p text:style-name="Обычный"><text:s text:c="24"/>Но поздно. Ветер встал холодный.</text:p>
      <text:p text:style-name="Обычный"><text:s text:c="24"/>Темно в долине. Роща спит</text:p>
      <text:p text:style-name="Обычный"><text:s text:c="24"/>Над отуманенной рекою;</text:p>
      <text:p text:style-name="Обычный"><text:s text:c="24"/>Луна сокрылась за горою,</text:p>
      <text:p text:style-name="Обычный"><text:s text:c="24"/>И пилигримке молодой</text:p>
      <text:p text:style-name="Обычный"><text:s text:c="24"/>Пора, давно пора домой.</text:p>
      <text:p text:style-name="Обычный"><text:s text:c="24"/>И Таня, скрыв свое волненье,</text:p>
      <text:p text:style-name="Обычный"><text:s text:c="24"/>Не без того, чтоб не вздохнуть,</text:p>
      <text:p text:style-name="Обычный"><text:s text:c="24"/>Пускается в обратный путь.</text:p>
      <text:p text:style-name="Обычный"><text:s text:c="24"/>Но прежде просит позволенья</text:p>
      <text:p text:style-name="Обычный"><text:s text:c="24"/>Пустынный замок навещать,</text:p>
      <text:p text:style-name="Обычный"><text:s text:c="24"/>Чтоб книжки здесь одной читать.</text:p>
      <text:p text:style-name="Обычный"/>
      <text:p text:style-name="Обычный"><text:s text:c="37"/>XXI</text:p>
      <text:p text:style-name="Обычный"/>
      <text:p text:style-name="Обычный"><text:s text:c="24"/>Татьяна с ключницей простилась</text:p>
      <text:p text:style-name="Обычный"><text:s text:c="24"/>За воротами. Через день</text:p>
      <text:p text:style-name="Обычный"><text:s text:c="24"/>Уж утром рано вновь явилась</text:p>
      <text:p text:style-name="Обычный"><text:s text:c="24"/>Она в оставленную сень.</text:p>
      <text:p text:style-name="Обычный"><text:s text:c="24"/>И в молчаливом кабинете,</text:p>
      <text:p text:style-name="Обычный"><text:s text:c="24"/>Забыв на время все на свете,</text:p>
      <text:p text:style-name="Обычный"><text:s text:c="24"/>Осталась наконец одна,</text:p>
      <text:p text:style-name="Обычный"><text:s text:c="24"/>И долго плакала она.</text:p>
      <text:p text:style-name="Обычный"><text:s text:c="24"/>Потом за книги принялася.</text:p>
      <text:p text:style-name="Обычный"><text:s text:c="24"/>Сперва ей было не до них,</text:p>
      <text:p text:style-name="Обычный"><text:s text:c="24"/>Но показался выбор их</text:p>
      <text:p text:style-name="Обычный"><text:s text:c="24"/>Ей странен. Чтенью предалася</text:p>
      <text:p text:style-name="Обычный"><text:s text:c="24"/>Татьяна жадною душой;</text:p>
      <text:p text:style-name="Обычный"><text:s text:c="24"/>И ей открылся мир иной.</text:p>
      <text:p text:style-name="Обычный"/>
      <text:p text:style-name="Обычный"><text:s text:c="37"/>XXII</text:p>
      <text:p text:style-name="Обычный"/>
      <text:p text:style-name="Обычный"><text:s text:c="24"/>Хотя мы знаем, что Евгений</text:p>
      <text:p text:style-name="Обычный"><text:s text:c="24"/>Издавна чтенье разлюбил,</text:p>
      <text:p text:style-name="Обычный"><text:s text:c="24"/>Однако ж несколько творений</text:p>
      <text:p text:style-name="Обычный"><text:s text:c="24"/>Он из опалы исключил:</text:p>
      <text:p text:style-name="Обычный"><text:s text:c="24"/>Певца Гяура и Жуана</text:p>
      <text:p text:style-name="Обычный"><text:s text:c="24"/>Да с ним еще два-три романа,</text:p>
      <text:p text:style-name="Обычный"><text:s text:c="24"/>В которых отразился век</text:p>
      <text:p text:style-name="Обычный"><text:s text:c="24"/>И современный человек</text:p>
      <text:p text:style-name="Обычный"><text:s text:c="24"/>Изображен довольно верно</text:p>
      <text:p text:style-name="Обычный"><text:s text:c="24"/>С его безнравственной душой,</text:p>
      <text:p text:style-name="Обычный"><text:s text:c="24"/>Себялюбивой и сухой,</text:p>
      <text:p text:style-name="Обычный"><text:s text:c="24"/>Мечтанью преданной безмерно,</text:p>
      <text:p text:style-name="Обычный"><text:s text:c="24"/>С его озлобленным умом,</text:p>
      <text:p text:style-name="Обычный"><text:s text:c="24"/>Кипящим в действии пустом.</text:p>
      <text:p text:style-name="Обычный"/>
      <text:p text:style-name="Обычный"><text:s text:c="36"/>XXIII</text:p>
      <text:p text:style-name="Обычный"/>
      <text:p text:style-name="Обычный"><text:s text:c="24"/>Хранили многие страницы</text:p>
      <text:p text:style-name="Обычный"><text:s text:c="24"/>Отметку резкую ногтей;</text:p>
      <text:p text:style-name="Обычный"><text:s text:c="24"/>Глаза внимательной девицы</text:p>
      <text:p text:style-name="Обычный"><text:s text:c="24"/>Устремлены на них живей.</text:p>
      <text:p text:style-name="Обычный"><text:s text:c="24"/>Татьяна видит с трепетаньем,</text:p>
      <text:p text:style-name="Обычный"><text:s text:c="24"/>Какою мыслью, замечаньем</text:p>
      <text:p text:style-name="Обычный"><text:s text:c="24"/>Бывал Онегин поражен,</text:p>
      <text:p text:style-name="Обычный"><text:s text:c="24"/>В чем молча соглашался он.</text:p>
      <text:p text:style-name="Обычный"><text:s text:c="24"/>На их полях она встречает</text:p>
      <text:p text:style-name="Обычный"><text:s text:c="24"/>Черты его карандаша.</text:p>
      <text:p text:style-name="Обычный"><text:s text:c="24"/>Везде Онегина душа</text:p>
      <text:p text:style-name="Обычный"><text:s text:c="24"/>Себя невольно выражает</text:p>
      <text:p text:style-name="Обычный"><text:s text:c="24"/>То кратким словом, то крестом,</text:p>
      <text:p text:style-name="Обычный"><text:s text:c="24"/>То вопросительным крючком.</text:p>
      <text:p text:style-name="Обычный"/>
      <text:p text:style-name="Обычный"><text:s text:c="37"/>XXIV</text:p>
      <text:p text:style-name="Обычный"/>
      <text:p text:style-name="Обычный"><text:s text:c="24"/>И начинает понемногу</text:p>
      <text:p text:style-name="Обычный"><text:s text:c="24"/>Моя Татьяна понимать</text:p>
      <text:p text:style-name="Обычный"><text:s text:c="24"/>Теперь яснее - слава богу -</text:p>
      <text:p text:style-name="Обычный"><text:s text:c="24"/>Того, по ком она вздыхать</text:p>
      <text:p text:style-name="Обычный"><text:s text:c="24"/>Осуждена судьбою властной:</text:p>
      <text:p text:style-name="Обычный"><text:s text:c="24"/>Чудак печальный и опасный,</text:p>
      <text:p text:style-name="Обычный"><text:s text:c="24"/>Созданье ада иль небес,</text:p>
      <text:p text:style-name="Обычный"><text:s text:c="24"/>Сей ангел, сей надменный бес,</text:p>
      <text:p text:style-name="Обычный"><text:s text:c="24"/>Что ж он? Ужели подражанье,</text:p>
      <text:p text:style-name="Обычный"><text:s text:c="24"/>Ничтожный призрак, иль еще</text:p>
      <text:p text:style-name="Обычный"><text:s text:c="24"/>Москвич в Гарольдовом плаще,</text:p>
      <text:p text:style-name="Обычный"><text:s text:c="24"/>Чужих причуд истолкованье,</text:p>
      <text:p text:style-name="Обычный"><text:s text:c="24"/>Слов модных полный лексикон?..</text:p>
      <text:p text:style-name="Обычный"><text:s text:c="24"/>Уж не пародия ли он?</text:p>
      <text:p text:style-name="Обычный"/>
      <text:p text:style-name="Обычный"><text:s text:c="37"/>XXV</text:p>
      <text:p text:style-name="Обычный"/>
      <text:p text:style-name="Обычный"><text:s text:c="24"/>Ужель загадку разрешила?</text:p>
      <text:p text:style-name="Обычный"><text:s text:c="24"/>Ужели слово найдено?</text:p>
      <text:p text:style-name="Обычный"><text:s text:c="24"/>Часы бегут; она забыла,</text:p>
      <text:p text:style-name="Обычный"><text:s text:c="24"/>Что дома ждут ее давно,</text:p>
      <text:p text:style-name="Обычный"><text:s text:c="24"/>Где собралися два соседа</text:p>
      <text:p text:style-name="Обычный"><text:s text:c="24"/>И где об ней идет беседа.</text:p>
      <text:p text:style-name="Обычный"><text:s text:c="24"/>- Как быть? Татьяна не дитя, -</text:p>
      <text:p text:style-name="Обычный"><text:s text:c="24"/>Старушка молвила кряхтя. -</text:p>
      <text:p text:style-name="Обычный"><text:s text:c="24"/>Ведь Оленька ее моложе.</text:p>
      <text:p text:style-name="Обычный"><text:s text:c="24"/>Пристроить девушку, ей-ей,</text:p>
      <text:p text:style-name="Обычный"><text:s text:c="24"/>Пора; а что мне делать с ней?</text:p>
      <text:p text:style-name="Обычный"><text:s text:c="24"/>Всем наотрез одно и то же:</text:p>
      <text:p text:style-name="Обычный"><text:s text:c="24"/>Нейду. И все грустит она,</text:p>
      <text:p text:style-name="Обычный"><text:s text:c="24"/>Да бродит по лесам одна.</text:p>
      <text:p text:style-name="Обычный"/>
      <text:p text:style-name="Обычный"><text:s text:c="37"/>XXVI</text:p>
      <text:p text:style-name="Обычный"/>
      <text:p text:style-name="Обычный"><text:s text:c="24"/>"Не влюблена ль она?" - В кого же?</text:p>
      <text:p text:style-name="Обычный"><text:s text:c="24"/>Буянов сватался: отказ.</text:p>
      <text:p text:style-name="Обычный"><text:s text:c="24"/>Ивану Петушкову - тоже.</text:p>
      <text:p text:style-name="Обычный"><text:s text:c="24"/>Гусар Пыхтин гостил у нас;</text:p>
      <text:p text:style-name="Обычный"><text:s text:c="24"/>Уж как он Танею прельщался,</text:p>
      <text:p text:style-name="Обычный"><text:s text:c="24"/>Как мелким бесом рассыпался!</text:p>
      <text:p text:style-name="Обычный"><text:s text:c="24"/>Я думала: пойдет авось;</text:p>
      <text:p text:style-name="Обычный"><text:s text:c="24"/>Куда! и снова дело врозь. -</text:p>
      <text:p text:style-name="Обычный"><text:s text:c="24"/>"Что ж, матушка? за чем же стало?</text:p>
      <text:p text:style-name="Обычный"><text:s text:c="24"/>В Москву, на ярманку невест!</text:p>
      <text:p text:style-name="Обычный"><text:s text:c="24"/>Там, слышно, много праздных мест".</text:p>
      <text:p text:style-name="Обычный"><text:s text:c="24"/>- Ох, мой отец! доходу мало. -</text:p>
      <text:p text:style-name="Обычный"><text:s text:c="24"/>"Довольно для одной зимы,</text:p>
      <text:p text:style-name="Обычный"><text:s text:c="24"/>Не то уж дам хоть я взаймы".</text:p>
      <text:p text:style-name="Обычный"/>
      <text:p text:style-name="Обычный"><text:s text:c="36"/>XXVII</text:p>
      <text:p text:style-name="Обычный"/>
      <text:p text:style-name="Обычный"><text:s text:c="24"/>Старушка очень полюбила</text:p>
      <text:p text:style-name="Обычный"><text:s text:c="24"/>Совет разумный и благой;</text:p>
      <text:p text:style-name="Обычный"><text:s text:c="24"/>Сочлась - и тут же положила</text:p>
      <text:p text:style-name="Обычный"><text:s text:c="24"/>В Москву отправиться зимой.</text:p>
      <text:p text:style-name="Обычный"><text:s text:c="24"/>И Таня слышит новость эту.</text:p>
      <text:p text:style-name="Обычный"><text:s text:c="24"/>На суд взыскательному свету</text:p>
      <text:p text:style-name="Обычный"><text:s text:c="24"/>Представить ясные черты</text:p>
      <text:p text:style-name="Обычный"><text:s text:c="24"/>Провинциальной простоты,</text:p>
      <text:p text:style-name="Обычный"><text:s text:c="24"/>И запоздалые наряды,</text:p>
      <text:p text:style-name="Обычный"><text:s text:c="24"/>И запоздалый склад речей;</text:p>
      <text:p text:style-name="Обычный"><text:s text:c="24"/>Московских франтов и цирцей</text:p>
      <text:p text:style-name="Обычный"><text:s text:c="24"/>Привлечь насмешливые взгляды!..</text:p>
      <text:p text:style-name="Обычный"><text:s text:c="24"/>О страх! нет, лучше и верней</text:p>
      <text:p text:style-name="Обычный"><text:s text:c="24"/>В глуши лесов остаться ей.</text:p>
      <text:p text:style-name="Обычный"/>
      <text:p text:style-name="Обычный"><text:s text:c="36"/>XXVIII</text:p>
      <text:p text:style-name="Обычный"/>
      <text:p text:style-name="Обычный"><text:s text:c="24"/>Вставая с первыми лучами,</text:p>
      <text:p text:style-name="Обычный"><text:s text:c="24"/>Теперь она в поля спешит</text:p>
      <text:p text:style-name="Обычный"><text:s text:c="24"/>И, умиленными очами</text:p>
      <text:p text:style-name="Обычный"><text:s text:c="24"/>Их озирая, говорит:</text:p>
      <text:p text:style-name="Обычный"><text:s text:c="24"/>"Простите, мирные долины,</text:p>
      <text:p text:style-name="Обычный"><text:s text:c="24"/>И вы, знакомых гор вершины,</text:p>
      <text:p text:style-name="Обычный"><text:s text:c="24"/>И вы, знакомые леса;</text:p>
      <text:p text:style-name="Обычный"><text:s text:c="24"/>Прости, небесная краса,</text:p>
      <text:p text:style-name="Обычный"><text:s text:c="24"/>Прости, веселая природа;</text:p>
      <text:p text:style-name="Обычный"><text:s text:c="24"/>Меняю милый, тихий свет</text:p>
      <text:p text:style-name="Обычный"><text:s text:c="24"/>На шум блистательных сует...</text:p>
      <text:p text:style-name="Обычный"><text:s text:c="24"/>Прости ж и ты, моя свобода!</text:p>
      <text:p text:style-name="Обычный"><text:s text:c="24"/>Куда, зачем стремлюся я?</text:p>
      <text:p text:style-name="Обычный"><text:s text:c="24"/>Что мне сулит судьба моя?"</text:p>
      <text:p text:style-name="Обычный"/>
      <text:p text:style-name="Обычный"><text:s text:c="37"/>XXIX</text:p>
      <text:p text:style-name="Обычный"/>
      <text:p text:style-name="Обычный"><text:s text:c="24"/>Ее прогулки длятся доле.</text:p>
      <text:p text:style-name="Обычный"><text:s text:c="24"/>Теперь то холмик, то ручей</text:p>
      <text:p text:style-name="Обычный"><text:s text:c="24"/>Остановляют поневоле</text:p>
      <text:p text:style-name="Обычный"><text:s text:c="24"/>Татьяну прелестью своей.</text:p>
      <text:p text:style-name="Обычный"><text:s text:c="24"/>Она, как с давними друзьями,</text:p>
      <text:p text:style-name="Обычный"><text:s text:c="24"/>С своими рощами, лугами</text:p>
      <text:p text:style-name="Обычный"><text:s text:c="24"/>Еще беседовать спешит.</text:p>
      <text:p text:style-name="Обычный"><text:s text:c="24"/>Но лето быстрое летит.</text:p>
      <text:p text:style-name="Обычный"><text:s text:c="24"/>Настала осень золотая.</text:p>
      <text:p text:style-name="Обычный"><text:s text:c="24"/>Природа трепетна, бледна,</text:p>
      <text:p text:style-name="Обычный"><text:s text:c="24"/>Как жертва, пышно убрана...</text:p>
      <text:p text:style-name="Обычный"><text:s text:c="24"/>Вот север, тучи нагоняя,</text:p>
      <text:p text:style-name="Обычный"><text:s text:c="24"/>Дохнул, завыл - и вот сама</text:p>
      <text:p text:style-name="Обычный"><text:s text:c="24"/>Идет волшебница зима.</text:p>
      <text:p text:style-name="Обычный"/>
      <text:p text:style-name="Обычный"><text:s text:c="37"/>XXX</text:p>
      <text:p text:style-name="Обычный"/>
      <text:p text:style-name="Обычный"><text:s text:c="24"/>Пришла, рассыпалась; клоками</text:p>
      <text:p text:style-name="Обычный"><text:s text:c="24"/>Повисла на суках дубов;</text:p>
      <text:p text:style-name="Обычный"><text:s text:c="24"/>Легла волнистыми коврами</text:p>
      <text:p text:style-name="Обычный"><text:s text:c="24"/>Среди полей, вокруг холмов;</text:p>
      <text:p text:style-name="Обычный"><text:s text:c="24"/>Брега с недвижною рекою</text:p>
      <text:p text:style-name="Обычный"><text:s text:c="24"/>Сравняла пухлой пеленою;</text:p>
      <text:p text:style-name="Обычный"><text:s text:c="24"/>Блеснул мороз. И рады мы</text:p>
      <text:p text:style-name="Обычный"><text:s text:c="24"/>Проказам матушки зимы.</text:p>
      <text:p text:style-name="Обычный"><text:s text:c="24"/>Не радо ей лишь сердце Тани.</text:p>
      <text:p text:style-name="Обычный"><text:s text:c="24"/>Нейдет она зиму встречать,</text:p>
      <text:p text:style-name="Обычный"><text:s text:c="24"/>Морозной пылью подышать</text:p>
      <text:p text:style-name="Обычный"><text:s text:c="24"/>И первым снегом с кровли бани</text:p>
      <text:p text:style-name="Обычный"><text:s text:c="24"/>Умыть лицо, плеча и грудь:</text:p>
      <text:p text:style-name="Обычный"><text:s text:c="24"/>Татьяне страшен зимний путь.</text:p>
      <text:p text:style-name="Обычный"/>
      <text:p text:style-name="Обычный"><text:s text:c="37"/>XXXI</text:p>
      <text:p text:style-name="Обычный"/>
      <text:p text:style-name="Обычный"><text:s text:c="24"/>Отъезда день давно просрочен,</text:p>
      <text:p text:style-name="Обычный"><text:s text:c="24"/>Проходит и последний срок.</text:p>
      <text:p text:style-name="Обычный"><text:s text:c="24"/>Осмотрен, вновь обит, упрочен</text:p>
      <text:p text:style-name="Обычный"><text:s text:c="24"/>Забвенью брошенный возок.</text:p>
      <text:p text:style-name="Обычный"><text:s text:c="24"/>Обоз обычный, три кибитки</text:p>
      <text:p text:style-name="Обычный"><text:s text:c="24"/>Везут домашние пожитки,</text:p>
      <text:p text:style-name="Обычный"><text:s text:c="24"/>Кастрюльки, стулья, сундуки,</text:p>
      <text:p text:style-name="Обычный"><text:s text:c="24"/>Варенье в банках, тюфяки,</text:p>
      <text:p text:style-name="Обычный"><text:s text:c="24"/>Перины, клетки с петухами,</text:p>
      <text:p text:style-name="Обычный"><text:s text:c="24"/>Горшки, тазы et cetera,</text:p>
      <text:p text:style-name="Обычный"><text:s text:c="24"/>Ну, много всякого добра.</text:p>
      <text:p text:style-name="Обычный"><text:s text:c="24"/>И вот в избе между слугами</text:p>
      <text:p text:style-name="Обычный"><text:s text:c="24"/>Поднялся шум, прощальный плач:</text:p>
      <text:p text:style-name="Обычный"><text:s text:c="24"/>Ведут на двор осьмнадцать кляч,</text:p>
      <text:p text:style-name="Обычный"/>
      <text:p text:style-name="Обычный"><text:s text:c="36"/>XXXII</text:p>
      <text:p text:style-name="Обычный"/>
      <text:p text:style-name="Обычный"><text:s text:c="24"/>В возок боярский их впрягают,</text:p>
      <text:p text:style-name="Обычный"><text:s text:c="24"/>Готовят завтрак повара,</text:p>
      <text:p text:style-name="Обычный"><text:s text:c="24"/>Горой кибитки нагружают,</text:p>
      <text:p text:style-name="Обычный"><text:s text:c="24"/>Бранятся бабы, кучера.</text:p>
      <text:p text:style-name="Обычный"><text:s text:c="24"/>На кляче тощей и косматой</text:p>
      <text:p text:style-name="Обычный"><text:s text:c="24"/>Сидит форейтор бородатый,</text:p>
      <text:p text:style-name="Обычный"><text:s text:c="24"/>Сбежалась челядь у ворот</text:p>
      <text:p text:style-name="Обычный"><text:s text:c="24"/>Прощаться с барами. И вот</text:p>
      <text:p text:style-name="Обычный"><text:s text:c="24"/>Уселись, и возок почтенный,</text:p>
      <text:p text:style-name="Обычный"><text:s text:c="24"/>Скользя, ползет за ворота.</text:p>
      <text:p text:style-name="Обычный"><text:s text:c="24"/>"Простите, мирные места!</text:p>
      <text:p text:style-name="Обычный"><text:s text:c="24"/>Прости, приют уединенный!</text:p>
      <text:p text:style-name="Обычный"><text:s text:c="24"/>Увижу ль вас?.." И слез ручей</text:p>
      <text:p text:style-name="Обычный"><text:s text:c="24"/>У Тани льется из очей.</text:p>
      <text:p text:style-name="Обычный"/>
      <text:p text:style-name="Обычный"><text:s text:c="36"/>XXXIII</text:p>
      <text:p text:style-name="Обычный"/>
      <text:p text:style-name="Обычный"><text:s text:c="24"/>Когда благому просвещенью</text:p>
      <text:p text:style-name="Обычный"><text:s text:c="24"/>Отдвинем более границ,</text:p>
      <text:p text:style-name="Обычный"><text:s text:c="24"/>Современем (по расчисленью</text:p>
      <text:p text:style-name="Обычный"><text:s text:c="24"/>Философических таблиц,</text:p>
      <text:p text:style-name="Обычный"><text:s text:c="24"/>Лет чрез пятьсот) дороги, верно,</text:p>
      <text:p text:style-name="Обычный"><text:s text:c="24"/>У нас изменятся безмерно:</text:p>
      <text:p text:style-name="Обычный"><text:s text:c="24"/>Шоссе Россию здесь и тут,</text:p>
      <text:p text:style-name="Обычный"><text:s text:c="24"/>Соединив, пересекут.</text:p>
      <text:p text:style-name="Обычный"><text:s text:c="24"/>Мосты чугунные чрез воды</text:p>
      <text:p text:style-name="Обычный"><text:s text:c="24"/>Шагнут широкою дугой,</text:p>
      <text:p text:style-name="Обычный"><text:s text:c="24"/>Раздвинем горы, под водой</text:p>
      <text:p text:style-name="Обычный"><text:s text:c="24"/>Пророем дерзостные своды,</text:p>
      <text:p text:style-name="Обычный"><text:s text:c="24"/>И заведет крещеный мир</text:p>
      <text:p text:style-name="Обычный"><text:s text:c="24"/>На каждой станции трактир.</text:p>
      <text:p text:style-name="Обычный"/>
      <text:p text:style-name="Обычный"><text:s text:c="36"/>XXXIV</text:p>
      <text:p text:style-name="Обычный"/>
      <text:p text:style-name="Обычный"><text:s text:c="24"/>Теперь у нас дороги плохи {42},</text:p>
      <text:p text:style-name="Обычный"><text:s text:c="24"/>Мосты забытые гниют,</text:p>
      <text:p text:style-name="Обычный"><text:s text:c="24"/>На станциях клопы да блохи</text:p>
      <text:p text:style-name="Обычный"><text:s text:c="24"/>Заснуть минуты не дают;</text:p>
      <text:p text:style-name="Обычный"><text:s text:c="24"/>Трактиров нет. В избе холодной</text:p>
      <text:p text:style-name="Обычный"><text:s text:c="24"/>Высокопарный, но голодный</text:p>
      <text:p text:style-name="Обычный"><text:s text:c="24"/>Для виду прейскурант висит</text:p>
      <text:p text:style-name="Обычный"><text:s text:c="24"/>И тщетный дразнит аппетит,</text:p>
      <text:p text:style-name="Обычный"><text:s text:c="24"/>Меж тем как сельские циклопы</text:p>
      <text:p text:style-name="Обычный"><text:s text:c="24"/>Перед медлительным огнем</text:p>
      <text:p text:style-name="Обычный"><text:s text:c="24"/>Российским лечат молотком</text:p>
      <text:p text:style-name="Обычный"><text:s text:c="24"/>Изделье легкое Европы,</text:p>
      <text:p text:style-name="Обычный"><text:s text:c="24"/>Благословляя колеи</text:p>
      <text:p text:style-name="Обычный"><text:s text:c="24"/>И рвы отеческой земли.</text:p>
      <text:p text:style-name="Обычный"/>
      <text:p text:style-name="Обычный"><text:s text:c="37"/>XXXV</text:p>
      <text:p text:style-name="Обычный"/>
      <text:p text:style-name="Обычный"><text:s text:c="24"/>Зато зимы порой холодной</text:p>
      <text:p text:style-name="Обычный"><text:s text:c="24"/>Езда приятна и легка.</text:p>
      <text:p text:style-name="Обычный"><text:s text:c="24"/>Как стих без мысли в песне модной,</text:p>
      <text:p text:style-name="Обычный"><text:s text:c="24"/>Дорога зимняя гладка.</text:p>
      <text:p text:style-name="Обычный"><text:s text:c="24"/>Автомедоны наши бойки,</text:p>
      <text:p text:style-name="Обычный"><text:s text:c="24"/>Неутомимы наши тройки,</text:p>
      <text:p text:style-name="Обычный"><text:s text:c="24"/>И версты, теша праздный взор,</text:p>
      <text:p text:style-name="Обычный"><text:s text:c="24"/>В глазах мелькают, как забор {43}.</text:p>
      <text:p text:style-name="Обычный"><text:s text:c="24"/>К несчастью, Ларина тащилась,</text:p>
      <text:p text:style-name="Обычный"><text:s text:c="24"/>Боясь прогонов дорогих,</text:p>
      <text:p text:style-name="Обычный"><text:s text:c="24"/>Не на почтовых, на своих,</text:p>
      <text:p text:style-name="Обычный"><text:s text:c="24"/>И наша дева насладилась</text:p>
      <text:p text:style-name="Обычный"><text:s text:c="24"/>Дорожной скукою вполне:</text:p>
      <text:p text:style-name="Обычный"><text:s text:c="24"/>Семь суток ехали оне.</text:p>
      <text:p text:style-name="Обычный"/>
      <text:p text:style-name="Обычный"><text:s text:c="36"/>XXXVI</text:p>
      <text:p text:style-name="Обычный"/>
      <text:p text:style-name="Обычный"><text:s text:c="24"/>Но вот уж близко. Перед ними</text:p>
      <text:p text:style-name="Обычный"><text:s text:c="24"/>Уж белокаменной Москвы</text:p>
      <text:p text:style-name="Обычный"><text:s text:c="24"/>Как жар, крестами золотыми</text:p>
      <text:p text:style-name="Обычный"><text:s text:c="24"/>Горят старинные главы.</text:p>
      <text:p text:style-name="Обычный"><text:s text:c="24"/>Ах, братцы! как я был доволен,</text:p>
      <text:p text:style-name="Обычный"><text:s text:c="24"/>Когда церквей и колоколен,</text:p>
      <text:p text:style-name="Обычный"><text:s text:c="24"/>Садов, чертогов полукруг</text:p>
      <text:p text:style-name="Обычный"><text:s text:c="24"/>Открылся предо мною вдруг!</text:p>
      <text:p text:style-name="Обычный"><text:s text:c="24"/>Как часто в горестной разлуке,</text:p>
      <text:p text:style-name="Обычный"><text:s text:c="24"/>В моей блуждающей судьбе,</text:p>
      <text:p text:style-name="Обычный"><text:s text:c="24"/>Москва, я думал о тебе!</text:p>
      <text:p text:style-name="Обычный"><text:s text:c="24"/>Москва... как много в этом звуке</text:p>
      <text:p text:style-name="Обычный"><text:s text:c="24"/>Для сердца русского слилось!</text:p>
      <text:p text:style-name="Обычный"><text:s text:c="24"/>Как много в нем отозвалось!</text:p>
      <text:p text:style-name="Обычный"/>
      <text:p text:style-name="Обычный"><text:s text:c="36"/>XXXVII</text:p>
      <text:p text:style-name="Обычный"/>
      <text:p text:style-name="Обычный"><text:s text:c="24"/>Вот, окружен своей дубравой,</text:p>
      <text:p text:style-name="Обычный"><text:s text:c="24"/>Петровский замок. Мрачно он</text:p>
      <text:p text:style-name="Обычный"><text:s text:c="24"/>Недавнею гордится славой.</text:p>
      <text:p text:style-name="Обычный"><text:s text:c="24"/>Напрасно ждал Наполеон,</text:p>
      <text:p text:style-name="Обычный"><text:s text:c="24"/>Последним счастьем упоенный,</text:p>
      <text:p text:style-name="Обычный"><text:s text:c="24"/>Москвы коленопреклоненной</text:p>
      <text:p text:style-name="Обычный"><text:s text:c="24"/>С ключами старого Кремля:</text:p>
      <text:p text:style-name="Обычный"><text:s text:c="24"/>Нет, не пошла Москва моя</text:p>
      <text:p text:style-name="Обычный"><text:s text:c="24"/>К нему с повинной головою.</text:p>
      <text:p text:style-name="Обычный"><text:s text:c="24"/>Не праздник, не приемный дар,</text:p>
      <text:p text:style-name="Обычный"><text:s text:c="24"/>Она готовила пожар</text:p>
      <text:p text:style-name="Обычный"><text:s text:c="24"/>Нетерпеливому герою.</text:p>
      <text:p text:style-name="Обычный"><text:s text:c="24"/>Отселе, в думу погружен,</text:p>
      <text:p text:style-name="Обычный"><text:s text:c="24"/>Глядел на грозный пламень он.</text:p>
      <text:p text:style-name="Обычный"/>
      <text:p text:style-name="Обычный"><text:s text:c="35"/>XXXVIII</text:p>
      <text:p text:style-name="Обычный"/>
      <text:p text:style-name="Обычный"><text:s text:c="24"/>Прощай, свидетель падшей славы,</text:p>
      <text:p text:style-name="Обычный"><text:s text:c="24"/>Петровский замок. Ну! не стой,</text:p>
      <text:p text:style-name="Обычный"><text:s text:c="24"/>Пошел! Уже столпы заставы</text:p>
      <text:p text:style-name="Обычный"><text:s text:c="24"/>Белеют: вот уж по Тверской</text:p>
      <text:p text:style-name="Обычный"><text:s text:c="24"/>Возок несется чрез ухабы.</text:p>
      <text:p text:style-name="Обычный"><text:s text:c="24"/>Мелькают мимо будки, бабы,</text:p>
      <text:p text:style-name="Обычный"><text:s text:c="24"/>Мальчишки, лавки, фонари,</text:p>
      <text:p text:style-name="Обычный"><text:s text:c="24"/>Дворцы, сады, монастыри,</text:p>
      <text:p text:style-name="Обычный"><text:s text:c="24"/>Бухарцы, сани, огороды,</text:p>
      <text:p text:style-name="Обычный"><text:s text:c="24"/>Купцы, лачужки, мужики,</text:p>
      <text:p text:style-name="Обычный"><text:s text:c="24"/>Бульвары, башни, казаки,</text:p>
      <text:p text:style-name="Обычный"><text:s text:c="24"/>Аптеки, магазины моды,</text:p>
      <text:p text:style-name="Обычный"><text:s text:c="24"/>Балконы, львы на воротах</text:p>
      <text:p text:style-name="Обычный"><text:s text:c="24"/>И стаи галок на крестах.</text:p>
      <text:p text:style-name="Обычный"/>
      <text:p text:style-name="Обычный"><text:s text:c="34"/>XXXIX. ХL</text:p>
      <text:p text:style-name="Обычный"/>
      <text:p text:style-name="Обычный"><text:s text:c="24"/>В сей утомительной прогулке</text:p>
      <text:p text:style-name="Обычный"><text:s text:c="24"/>Проходит час-другой, и вот</text:p>
      <text:p text:style-name="Обычный"><text:s text:c="24"/>У Харитонья в переулке</text:p>
      <text:p text:style-name="Обычный"><text:s text:c="24"/>Возок пред домом у ворот</text:p>
      <text:p text:style-name="Обычный"><text:s text:c="24"/>Остановился. К старой тетке,</text:p>
      <text:p text:style-name="Обычный"><text:s text:c="24"/>Четвертый год больной в чахотке,</text:p>
      <text:p text:style-name="Обычный"><text:s text:c="24"/>Они приехали теперь.</text:p>
      <text:p text:style-name="Обычный"><text:s text:c="24"/>Им настежь отворяет дверь,</text:p>
      <text:p text:style-name="Обычный"><text:s text:c="24"/>В очках, в изорванном кафтане,</text:p>
      <text:p text:style-name="Обычный"><text:s text:c="24"/>С чулком в руке, седой калмык.</text:p>
      <text:p text:style-name="Обычный"><text:s text:c="24"/>Встречает их в гостиной крик</text:p>
      <text:p text:style-name="Обычный"><text:s text:c="24"/>Княжны, простертой на диване.</text:p>
      <text:p text:style-name="Обычный"><text:s text:c="24"/>Старушки с плачем обнялись,</text:p>
      <text:p text:style-name="Обычный"><text:s text:c="24"/>И восклицанья полились.</text:p>
      <text:p text:style-name="Обычный"/>
      <text:p text:style-name="Обычный"><text:s text:c="37"/>ХLI</text:p>
      <text:p text:style-name="Обычный"/>
      <text:p text:style-name="Обычный"><text:s text:c="24"/>- Княжна, mon аngе! -</text:p>
      <text:p text:style-name="Обычный"><text:s text:c="27"/>"Раchеttе!" - Алина! -</text:p>
      <text:p text:style-name="Обычный"><text:s text:c="24"/>"Кто б мог подумать? Как давно!</text:p>
      <text:p text:style-name="Обычный"><text:s text:c="24"/>Надолго ль? Милая! Кузина!</text:p>
      <text:p text:style-name="Обычный"><text:s text:c="24"/>Садись - как это мудрено!</text:p>
      <text:p text:style-name="Обычный"><text:s text:c="24"/>Ей-богу, сцена из романа..."</text:p>
      <text:p text:style-name="Обычный"><text:s text:c="24"/>- А это дочь моя, Татьяна. -</text:p>
      <text:p text:style-name="Обычный"><text:s text:c="24"/>"Ах, Таня! подойди ко мне -</text:p>
      <text:p text:style-name="Обычный"><text:s text:c="24"/>Как будто брежу я во сне...</text:p>
      <text:p text:style-name="Обычный"><text:s text:c="24"/>Кузина, помнишь Грандисона?"</text:p>
      <text:p text:style-name="Обычный"><text:s text:c="24"/>- Как, Грандисон?.. а, Грандисон!</text:p>
      <text:p text:style-name="Обычный"><text:s text:c="24"/>Да, помню, помню. Где же он? -</text:p>
      <text:p text:style-name="Обычный"><text:s text:c="24"/>"В Москве, живет у Симеона;</text:p>
      <text:p text:style-name="Обычный"><text:s text:c="24"/>Меня в сочельник навестил;</text:p>
      <text:p text:style-name="Обычный"><text:s text:c="24"/>Недавно сына он женил.</text:p>
      <text:p text:style-name="Обычный"/>
      <text:p text:style-name="Обычный"><text:s text:c="37"/>ХLII</text:p>
      <text:p text:style-name="Обычный"/>
      <text:p text:style-name="Обычный"><text:s text:c="24"/>А тот... но после все расскажем,</text:p>
      <text:p text:style-name="Обычный"><text:s text:c="24"/>Не правда ль? Всей ее родне</text:p>
      <text:p text:style-name="Обычный"><text:s text:c="24"/>Мы Таню завтра же покажем.</text:p>
      <text:p text:style-name="Обычный"><text:s text:c="24"/>Жаль, разъезжать нет мочи мне;</text:p>
      <text:p text:style-name="Обычный"><text:s text:c="24"/>Едва, едва таскаю ноги.</text:p>
      <text:p text:style-name="Обычный"><text:s text:c="24"/>Но вы замучены с дороги;</text:p>
      <text:p text:style-name="Обычный"><text:s text:c="24"/>Пойдемте вместе отдохнуть...</text:p>
      <text:p text:style-name="Обычный"><text:s text:c="24"/>Ох, силы нет... устала грудь...</text:p>
      <text:p text:style-name="Обычный"><text:s text:c="24"/>Мне тяжела теперь и радость,</text:p>
      <text:p text:style-name="Обычный"><text:s text:c="24"/>Не только грусть... душа моя,</text:p>
      <text:p text:style-name="Обычный"><text:s text:c="24"/>Уж никуда не годна я...</text:p>
      <text:p text:style-name="Обычный"><text:s text:c="24"/>Под старость жизнь такая гадость..."</text:p>
      <text:p text:style-name="Обычный"><text:s text:c="24"/>И тут, совсем утомлена,</text:p>
      <text:p text:style-name="Обычный"><text:s text:c="24"/>В слезах раскашлялась она.</text:p>
      <text:p text:style-name="Обычный"/>
      <text:p text:style-name="Обычный"><text:s text:c="36"/>XLIII</text:p>
      <text:p text:style-name="Обычный"/>
      <text:p text:style-name="Обычный"><text:s text:c="24"/>Больной и ласки и веселье</text:p>
      <text:p text:style-name="Обычный"><text:s text:c="24"/>Татьяну трогают; но ей</text:p>
      <text:p text:style-name="Обычный"><text:s text:c="24"/>Нехорошо на новоселье,</text:p>
      <text:p text:style-name="Обычный"><text:s text:c="24"/>Привыкшей к горнице своей.</text:p>
      <text:p text:style-name="Обычный"><text:s text:c="24"/>Под занавескою шелковой</text:p>
      <text:p text:style-name="Обычный"><text:s text:c="24"/>Не спится ей в постеле новой,</text:p>
      <text:p text:style-name="Обычный"><text:s text:c="24"/>И ранний звон колоколов,</text:p>
      <text:p text:style-name="Обычный"><text:s text:c="24"/>Предтеча утренних трудов,</text:p>
      <text:p text:style-name="Обычный"><text:s text:c="24"/>Ее с постели подымает.</text:p>
      <text:p text:style-name="Обычный"><text:s text:c="24"/>Садится Таня у окна.</text:p>
      <text:p text:style-name="Обычный"><text:s text:c="24"/>Редеет сумрак; но она</text:p>
      <text:p text:style-name="Обычный"><text:s text:c="24"/>Своих полей не различает:</text:p>
      <text:p text:style-name="Обычный"><text:s text:c="24"/>Пред нею незнакомый двор,</text:p>
      <text:p text:style-name="Обычный"><text:s text:c="24"/>Конюшня, кухня и забор.</text:p>
      <text:p text:style-name="Обычный"/>
      <text:p text:style-name="Обычный"><text:s text:c="37"/>XLIV</text:p>
      <text:p text:style-name="Обычный"/>
      <text:p text:style-name="Обычный"><text:s text:c="24"/>И вот: по родственным обедам</text:p>
      <text:p text:style-name="Обычный"><text:s text:c="24"/>Развозят Таню каждый день</text:p>
      <text:p text:style-name="Обычный"><text:s text:c="24"/>Представить бабушкам и дедам</text:p>
      <text:p text:style-name="Обычный"><text:s text:c="24"/>Ее рассеянную лень.</text:p>
      <text:p text:style-name="Обычный"><text:s text:c="24"/>Родне, прибывшей издалеча,</text:p>
      <text:p text:style-name="Обычный"><text:s text:c="24"/>Повсюду ласковая встреча,</text:p>
      <text:p text:style-name="Обычный"><text:s text:c="24"/>И восклицанья, и хлеб-соль.</text:p>
      <text:p text:style-name="Обычный"><text:s text:c="24"/>"Как Таня выросла! Давно ль</text:p>
      <text:p text:style-name="Обычный"><text:s text:c="24"/>Я, кажется, тебя крестила?</text:p>
      <text:p text:style-name="Обычный"><text:s text:c="24"/>А я так на руки брала!</text:p>
      <text:p text:style-name="Обычный"><text:s text:c="24"/>А я так за уши драла!</text:p>
      <text:p text:style-name="Обычный"><text:s text:c="24"/>А я так пряником кормила!"</text:p>
      <text:p text:style-name="Обычный"><text:s text:c="24"/>И хором бабушки твердят:</text:p>
      <text:p text:style-name="Обычный"><text:s text:c="24"/>"Как наши годы-то летят!"</text:p>
      <text:p text:style-name="Обычный"/>
      <text:p text:style-name="Обычный"><text:s text:c="37"/>XLV</text:p>
      <text:p text:style-name="Обычный"/>
      <text:p text:style-name="Обычный"><text:s text:c="24"/>Но в них не видно перемены;</text:p>
      <text:p text:style-name="Обычный"><text:s text:c="24"/>Все в них на старый образец:</text:p>
      <text:p text:style-name="Обычный"><text:s text:c="24"/>У тетушки княжны Елены</text:p>
      <text:p text:style-name="Обычный"><text:s text:c="24"/>Все тот же тюлевый чепец;</text:p>
      <text:p text:style-name="Обычный"><text:s text:c="24"/>Все белится Лукерья Львовна,</text:p>
      <text:p text:style-name="Обычный"><text:s text:c="24"/>Все то же лжет Любовь Петровна,</text:p>
      <text:p text:style-name="Обычный"><text:s text:c="24"/>Иван Петрович так же глуп,</text:p>
      <text:p text:style-name="Обычный"><text:s text:c="24"/>Семен Петрович так же скуп,</text:p>
      <text:p text:style-name="Обычный"><text:s text:c="24"/>У Пелагеи Николавны</text:p>
      <text:p text:style-name="Обычный"><text:s text:c="24"/>Все тот же друг мосье Финмуш,</text:p>
      <text:p text:style-name="Обычный"><text:s text:c="24"/>И тот же шпиц, и тот же муж;</text:p>
      <text:p text:style-name="Обычный"><text:s text:c="24"/>А он, все клуба член исправный,</text:p>
      <text:p text:style-name="Обычный"><text:s text:c="24"/>Все так же смирен, так же глух</text:p>
      <text:p text:style-name="Обычный"><text:s text:c="24"/>И так же ест и пьет за двух.</text:p>
      <text:p text:style-name="Обычный"/>
      <text:p text:style-name="Обычный"><text:s text:c="37"/>XLVI</text:p>
      <text:p text:style-name="Обычный"/>
      <text:p text:style-name="Обычный"><text:s text:c="24"/>Их дочки Таню обнимают.</text:p>
      <text:p text:style-name="Обычный"><text:s text:c="24"/>Младые грации Москвы</text:p>
      <text:p text:style-name="Обычный"><text:s text:c="24"/>Сначала молча озирают</text:p>
      <text:p text:style-name="Обычный"><text:s text:c="24"/>Татьяну с ног до головы;</text:p>
      <text:p text:style-name="Обычный"><text:s text:c="24"/>Ее находят что-то странной,</text:p>
      <text:p text:style-name="Обычный"><text:s text:c="24"/>Провинциальной и жеманной,</text:p>
      <text:p text:style-name="Обычный"><text:s text:c="24"/>И что-то бледной и худой,</text:p>
      <text:p text:style-name="Обычный"><text:s text:c="24"/>А впрочем очень недурной;</text:p>
      <text:p text:style-name="Обычный"><text:s text:c="24"/>Потом, покорствуя природе,</text:p>
      <text:p text:style-name="Обычный"><text:s text:c="24"/>Дружатся с ней, к себе ведут,</text:p>
      <text:p text:style-name="Обычный"><text:s text:c="24"/>Целуют, нежно руки жмут,</text:p>
      <text:p text:style-name="Обычный"><text:s text:c="24"/>Взбивают кудри ей по моде</text:p>
      <text:p text:style-name="Обычный"><text:s text:c="24"/>И поверяют нараспев</text:p>
      <text:p text:style-name="Обычный"><text:s text:c="24"/>Сердечны тайны, тайны дев,</text:p>
      <text:p text:style-name="Обычный"/>
      <text:p text:style-name="Обычный"><text:s text:c="36"/>XLVII</text:p>
      <text:p text:style-name="Обычный"/>
      <text:p text:style-name="Обычный"><text:s text:c="24"/>Чужие и свои победы,</text:p>
      <text:p text:style-name="Обычный"><text:s text:c="24"/>Надежды, шалости, мечты.</text:p>
      <text:p text:style-name="Обычный"><text:s text:c="24"/>Текут невинные беседы</text:p>
      <text:p text:style-name="Обычный"><text:s text:c="24"/>С прикрасой легкой клеветы.</text:p>
      <text:p text:style-name="Обычный"><text:s text:c="24"/>Потом, в отплату лепетанья,</text:p>
      <text:p text:style-name="Обычный"><text:s text:c="24"/>Ее сердечного признанья</text:p>
      <text:p text:style-name="Обычный"><text:s text:c="24"/>Умильно требуют оне.</text:p>
      <text:p text:style-name="Обычный"><text:s text:c="24"/>Но Таня, точно как во сне,</text:p>
      <text:p text:style-name="Обычный"><text:s text:c="24"/>Их речи слышит без участья,</text:p>
      <text:p text:style-name="Обычный"><text:s text:c="24"/>Не понимает ничего,</text:p>
      <text:p text:style-name="Обычный"><text:s text:c="24"/>И тайну сердца своего,</text:p>
      <text:p text:style-name="Обычный"><text:s text:c="24"/>Заветный клад и слез и счастья,</text:p>
      <text:p text:style-name="Обычный"><text:s text:c="24"/>Хранит безмолвно между тем</text:p>
      <text:p text:style-name="Обычный"><text:s text:c="24"/>И им не делится ни с кем.</text:p>
      <text:p text:style-name="Обычный"/>
      <text:p text:style-name="Обычный"><text:s text:c="36"/>XLVIII</text:p>
      <text:p text:style-name="Обычный"/>
      <text:p text:style-name="Обычный"><text:s text:c="24"/>Татьяна вслушаться желает</text:p>
      <text:p text:style-name="Обычный"><text:s text:c="24"/>В беседы, в общий разговор;</text:p>
      <text:p text:style-name="Обычный"><text:s text:c="24"/>Но всех в гостиной занимает</text:p>
      <text:p text:style-name="Обычный"><text:s text:c="24"/>Такой бессвязный, пошлый вздор;</text:p>
      <text:p text:style-name="Обычный"><text:s text:c="24"/>Все в них так бледно, равнодушно;</text:p>
      <text:p text:style-name="Обычный"><text:s text:c="24"/>Они клевещут даже скучно;</text:p>
      <text:p text:style-name="Обычный"><text:s text:c="24"/>В бесплодной сухости речей,</text:p>
      <text:p text:style-name="Обычный"><text:s text:c="24"/>Расспросов, сплетен и вестей</text:p>
      <text:p text:style-name="Обычный"><text:s text:c="24"/>Не вспыхнет мысли в целы сутки,</text:p>
      <text:p text:style-name="Обычный"><text:s text:c="24"/>Хоть невзначай, хоть наобум;</text:p>
      <text:p text:style-name="Обычный"><text:s text:c="24"/>Не улыбнется томный ум,</text:p>
      <text:p text:style-name="Обычный"><text:s text:c="24"/>Не дрогнет сердце, хоть для шутки.</text:p>
      <text:p text:style-name="Обычный"><text:s text:c="24"/>И даже глупости смешной</text:p>
      <text:p text:style-name="Обычный"><text:s text:c="24"/>В тебе не встретишь, свет пустой.</text:p>
      <text:p text:style-name="Обычный"/>
      <text:p text:style-name="Обычный"><text:s text:c="37"/>XLIX</text:p>
      <text:p text:style-name="Обычный"/>
      <text:p text:style-name="Обычный"><text:s text:c="24"/>Архивны юноши толпою</text:p>
      <text:p text:style-name="Обычный"><text:s text:c="24"/>На Таню чопорно глядят</text:p>
      <text:p text:style-name="Обычный"><text:s text:c="24"/>И про нее между собою</text:p>
      <text:p text:style-name="Обычный"><text:s text:c="24"/>Неблагосклонно говорят.</text:p>
      <text:p text:style-name="Обычный"><text:s text:c="24"/>Один какой-то шут печальный</text:p>
      <text:p text:style-name="Обычный"><text:s text:c="24"/>Ее находит идеальной</text:p>
      <text:p text:style-name="Обычный"><text:s text:c="24"/>И, прислонившись у дверей,</text:p>
      <text:p text:style-name="Обычный"><text:s text:c="24"/>Элегию готовит ей.</text:p>
      <text:p text:style-name="Обычный"><text:s text:c="24"/>У скучной тетки Таню встретя,</text:p>
      <text:p text:style-name="Обычный"><text:s text:c="24"/>К ней как-то Вяземский подсел</text:p>
      <text:p text:style-name="Обычный"><text:s text:c="24"/>И душу ей занять успел.</text:p>
      <text:p text:style-name="Обычный"><text:s text:c="24"/>И, близ него ее заметя,</text:p>
      <text:p text:style-name="Обычный"><text:s text:c="24"/>Об ней, поправя свой парик,</text:p>
      <text:p text:style-name="Обычный"><text:s text:c="24"/>Осведомляется старик.</text:p>
      <text:p text:style-name="Обычный"/>
      <text:p text:style-name="Обычный"><text:s text:c="38"/>L</text:p>
      <text:p text:style-name="Обычный"/>
      <text:p text:style-name="Обычный"><text:s text:c="24"/>Но там, где Мельпомены бурной</text:p>
      <text:p text:style-name="Обычный"><text:s text:c="24"/>Протяжный раздается вой,</text:p>
      <text:p text:style-name="Обычный"><text:s text:c="24"/>Где машет мантией мишурной</text:p>
      <text:p text:style-name="Обычный"><text:s text:c="24"/>Она пред хладною толпой,</text:p>
      <text:p text:style-name="Обычный"><text:s text:c="24"/>Где Талия тихонько дремлет</text:p>
      <text:p text:style-name="Обычный"><text:s text:c="24"/>И плескам дружеским не внемлет,</text:p>
      <text:p text:style-name="Обычный"><text:s text:c="24"/>Где Терпсихоре лишь одной</text:p>
      <text:p text:style-name="Обычный"><text:s text:c="24"/>Дивится зритель молодой</text:p>
      <text:p text:style-name="Обычный"><text:s text:c="24"/>(Что было также в прежни леты,</text:p>
      <text:p text:style-name="Обычный"><text:s text:c="24"/>Во время ваше и мое),</text:p>
      <text:p text:style-name="Обычный"><text:s text:c="24"/>Не обратились на нее</text:p>
      <text:p text:style-name="Обычный"><text:s text:c="24"/>Ни дам ревнивые лорнеты,</text:p>
      <text:p text:style-name="Обычный"><text:s text:c="24"/>Ни трубки модных знатоков</text:p>
      <text:p text:style-name="Обычный"><text:s text:c="24"/>Из лож и кресельных рядов.</text:p>
      <text:p text:style-name="Обычный"/>
      <text:p text:style-name="Обычный"><text:s text:c="38"/>LI</text:p>
      <text:p text:style-name="Обычный"/>
      <text:p text:style-name="Обычный"><text:s text:c="24"/>Ее привозят и в Собранье.</text:p>
      <text:p text:style-name="Обычный"><text:s text:c="24"/>Там теснота, волненье, жар,</text:p>
      <text:p text:style-name="Обычный"><text:s text:c="24"/>Музыки грохот, свеч блистанье,</text:p>
      <text:p text:style-name="Обычный"><text:s text:c="24"/>Мельканье, вихорь быстрых пар,</text:p>
      <text:p text:style-name="Обычный"><text:s text:c="24"/>Красавиц легкие уборы,</text:p>
      <text:p text:style-name="Обычный"><text:s text:c="24"/>Людьми пестреющие хоры,</text:p>
      <text:p text:style-name="Обычный"><text:s text:c="24"/>Невест обширный полукруг,</text:p>
      <text:p text:style-name="Обычный"><text:s text:c="24"/>Все чувства поражает вдруг.</text:p>
      <text:p text:style-name="Обычный"><text:s text:c="24"/>Здесь кажут франты записные</text:p>
      <text:p text:style-name="Обычный"><text:s text:c="24"/>Свое нахальство, свой жилет</text:p>
      <text:p text:style-name="Обычный"><text:s text:c="24"/>И невнимательный лорнет.</text:p>
      <text:p text:style-name="Обычный"><text:s text:c="24"/>Сюда гусары отпускные</text:p>
      <text:p text:style-name="Обычный"><text:s text:c="24"/>Спешат явиться, прогреметь,</text:p>
      <text:p text:style-name="Обычный"><text:s text:c="24"/>Блеснуть, пленить и улететь.</text:p>
      <text:p text:style-name="Обычный"/>
      <text:p text:style-name="Обычный"><text:s text:c="37"/>LII</text:p>
      <text:p text:style-name="Обычный"/>
      <text:p text:style-name="Обычный"><text:s text:c="24"/>У ночи много звезд прелестных,</text:p>
      <text:p text:style-name="Обычный"><text:s text:c="24"/>Красавиц много на Москве.</text:p>
      <text:p text:style-name="Обычный"><text:s text:c="24"/>Но ярче всех подруг небесных</text:p>
      <text:p text:style-name="Обычный"><text:s text:c="24"/>Луна в воздушной синеве.</text:p>
      <text:p text:style-name="Обычный"><text:s text:c="24"/>Но та, которую не смею</text:p>
      <text:p text:style-name="Обычный"><text:s text:c="24"/>Тревожить лирою моею,</text:p>
      <text:p text:style-name="Обычный"><text:s text:c="24"/>Как величавая луна,</text:p>
      <text:p text:style-name="Обычный"><text:s text:c="24"/>Средь жен и дев блестит одна.</text:p>
      <text:p text:style-name="Обычный"><text:s text:c="24"/>С какою гордостью небесной</text:p>
      <text:p text:style-name="Обычный"><text:s text:c="24"/>Земли касается она!</text:p>
      <text:p text:style-name="Обычный"><text:s text:c="24"/>Как негой грудь ее полна!</text:p>
      <text:p text:style-name="Обычный"><text:s text:c="24"/>Как томен взор ее чудесный!..</text:p>
      <text:p text:style-name="Обычный"><text:s text:c="24"/>Но полно, полно; перестань:</text:p>
      <text:p text:style-name="Обычный"><text:s text:c="24"/>Ты заплатил безумству дань.</text:p>
      <text:p text:style-name="Обычный"/>
      <text:p text:style-name="Обычный"><text:s text:c="37"/>LIII</text:p>
      <text:p text:style-name="Обычный"/>
      <text:p text:style-name="Обычный"><text:s text:c="24"/>Шум, хохот, беготня, поклоны,</text:p>
      <text:p text:style-name="Обычный"><text:s text:c="24"/>Галоп, мазурка, вальс... Меж тем,</text:p>
      <text:p text:style-name="Обычный"><text:s text:c="24"/>Между двух теток у колонны,</text:p>
      <text:p text:style-name="Обычный"><text:s text:c="24"/>Не замечаема никем,</text:p>
      <text:p text:style-name="Обычный"><text:s text:c="24"/>Татьяна смотрит и не видит,</text:p>
      <text:p text:style-name="Обычный"><text:s text:c="24"/>Волненье света ненавидит;</text:p>
      <text:p text:style-name="Обычный"><text:s text:c="24"/>Ей душно здесь... она мечтой</text:p>
      <text:p text:style-name="Обычный"><text:s text:c="24"/>Стремится к жизни полевой,</text:p>
      <text:p text:style-name="Обычный"><text:s text:c="24"/>В деревню, к бедным поселянам,</text:p>
      <text:p text:style-name="Обычный"><text:s text:c="24"/>В уединенный уголок,</text:p>
      <text:p text:style-name="Обычный"><text:s text:c="24"/>Где льется светлый ручеек,</text:p>
      <text:p text:style-name="Обычный"><text:s text:c="24"/>К своим цветам, к своим романам</text:p>
      <text:p text:style-name="Обычный"><text:s text:c="24"/>И в сумрак липовых аллей,</text:p>
      <text:p text:style-name="Обычный"><text:s text:c="24"/>Туда, где он являлся ей.</text:p>
      <text:p text:style-name="Обычный"/>
      <text:p text:style-name="Обычный"><text:s text:c="37"/>LIV</text:p>
      <text:p text:style-name="Обычный"/>
      <text:p text:style-name="Обычный"><text:s text:c="24"/>Так мысль ее далече бродит:</text:p>
      <text:p text:style-name="Обычный"><text:s text:c="24"/>Забыт и свет и шумный бал,</text:p>
      <text:p text:style-name="Обычный"><text:s text:c="24"/>А глаз меж тем с нее не сводит</text:p>
      <text:p text:style-name="Обычный"><text:s text:c="24"/>Какой-то важный генерал.</text:p>
      <text:p text:style-name="Обычный"><text:s text:c="24"/>Друг другу тетушки мигнули</text:p>
      <text:p text:style-name="Обычный"><text:s text:c="24"/>И локтем Таню враз толкнули,</text:p>
      <text:p text:style-name="Обычный"><text:s text:c="24"/>И каждая шепнула ей:</text:p>
      <text:p text:style-name="Обычный"><text:s text:c="24"/>- Взгляни налево поскорей. -</text:p>
      <text:p text:style-name="Обычный"><text:s text:c="24"/>"Налево? где? что там такое?"</text:p>
      <text:p text:style-name="Обычный"><text:s text:c="24"/>- Ну, что бы ни было, гляди...</text:p>
      <text:p text:style-name="Обычный"><text:s text:c="24"/>В той кучке, видишь? впереди,</text:p>
      <text:p text:style-name="Обычный"><text:s text:c="24"/>Там, где еще в мундирах двое...</text:p>
      <text:p text:style-name="Обычный"><text:s text:c="24"/>Вот отошел... вот боком стал... -</text:p>
      <text:p text:style-name="Обычный"><text:s text:c="24"/>"Кто? толстый этот генерал?"</text:p>
      <text:p text:style-name="Обычный"/>
      <text:p text:style-name="Обычный"><text:s text:c="38"/>LV</text:p>
      <text:p text:style-name="Обычный"/>
      <text:p text:style-name="Обычный"><text:s text:c="24"/>Но здесь с победою поздравим</text:p>
      <text:p text:style-name="Обычный"><text:s text:c="24"/>Татьяну милую мою</text:p>
      <text:p text:style-name="Обычный"><text:s text:c="24"/>И в сторону свой путь направим,</text:p>
      <text:p text:style-name="Обычный"><text:s text:c="24"/>Чтоб не забыть, о ком пою...</text:p>
      <text:p text:style-name="Обычный"><text:s text:c="24"/>Да кстати, здесь о том два слова:</text:p>
      <text:p text:style-name="Обычный"><text:s text:c="24"/>Пою приятеля младого</text:p>
      <text:p text:style-name="Обычный"><text:s text:c="24"/>И множество его причуд.</text:p>
      <text:p text:style-name="Обычный"><text:s text:c="24"/>Благослови мой долгий труд,</text:p>
      <text:p text:style-name="Обычный"><text:s text:c="24"/>О ты, эпическая муза!</text:p>
      <text:p text:style-name="Обычный"><text:s text:c="24"/>И, верный посох мне вручив,</text:p>
      <text:p text:style-name="Обычный"><text:s text:c="24"/>Не дай блуждать мне вкось и вкрив.</text:p>
      <text:p text:style-name="Обычный"><text:s text:c="24"/>Довольно. С плеч долой обуза!</text:p>
      <text:p text:style-name="Обычный"><text:s text:c="24"/>Я классицизму отдал честь:</text:p>
      <text:p text:style-name="Обычный"><text:s text:c="24"/>Хоть поздно, а вступленье есть.</text:p>
      <text:p text:style-name="Обычный"/>
      <text:p text:style-name="Обычный"><text:s text:c="32"/>ГЛАВА<text:span text:style-name="T23"><text:s/></text:span>ВОСЬМАЯ</text:p>
      <text:p text:style-name="P24"/>
      <text:p text:style-name="P25"><text:s text:c="47"/>Fare thee well, and if for ever</text:p>
      <text:p text:style-name="P26"><text:s text:c="47"/>Still for ever fare thee well.</text:p>
      <text:p text:style-name="P27"/>
      <text:p text:style-name="Обычный"><text:span text:style-name="T28"><text:s text:c="72"/></text:span>Byron.</text:p>
      <text:p text:style-name="Обычный"/>
      <text:p text:style-name="Обычный"><text:s text:c="38"/>I</text:p>
      <text:p text:style-name="Обычный"/>
      <text:p text:style-name="Обычный"><text:s text:c="24"/>В те дни, когда в садах Лицея</text:p>
      <text:p text:style-name="Обычный"><text:s text:c="24"/>Я безмятежно расцветал,</text:p>
      <text:p text:style-name="Обычный"><text:s text:c="24"/>Читал охотно Апулея,</text:p>
      <text:p text:style-name="Обычный"><text:s text:c="24"/>А Цицерона не читал,</text:p>
      <text:p text:style-name="Обычный"><text:s text:c="24"/>В те дни в таинственных долинах,</text:p>
      <text:p text:style-name="Обычный"><text:s text:c="24"/>Весной, при кликах лебединых,</text:p>
      <text:p text:style-name="Обычный"><text:s text:c="24"/>Близ вод, сиявших в тишине,</text:p>
      <text:p text:style-name="Обычный"><text:s text:c="24"/>Являться муза стала мне.</text:p>
      <text:p text:style-name="Обычный"><text:s text:c="24"/>Моя студенческая келья</text:p>
      <text:p text:style-name="Обычный"><text:s text:c="24"/>Вдруг озарилась: муза в ней</text:p>
      <text:p text:style-name="Обычный"><text:s text:c="24"/>Открыла пир младых затей,</text:p>
      <text:p text:style-name="Обычный"><text:s text:c="24"/>Воспела детские веселья,</text:p>
      <text:p text:style-name="Обычный"><text:s text:c="24"/>И славу нашей старины,</text:p>
      <text:p text:style-name="Обычный"><text:s text:c="24"/>И сердца трепетные сны.</text:p>
      <text:p text:style-name="Обычный"/>
      <text:p text:style-name="Обычный"><text:s text:c="38"/>II</text:p>
      <text:p text:style-name="Обычный"/>
      <text:p text:style-name="Обычный"><text:s text:c="24"/>И свет ее с улыбкой встретил;</text:p>
      <text:p text:style-name="Обычный"><text:s text:c="24"/>Успех нас первый окрылил;</text:p>
      <text:p text:style-name="Обычный"><text:s text:c="24"/>Старик Державин нас заметил</text:p>
      <text:p text:style-name="Обычный"><text:s text:c="24"/>И в гроб сходя, благословил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/>
      <text:p text:style-name="Обычный"><text:s text:c="37"/>III</text:p>
      <text:p text:style-name="Обычный"/>
      <text:p text:style-name="Обычный"><text:s text:c="24"/>И я, в закон себе вменяя</text:p>
      <text:p text:style-name="Обычный"><text:s text:c="24"/>Страстей единый произвол,</text:p>
      <text:p text:style-name="Обычный"><text:s text:c="24"/>С толпою чувства разделяя,</text:p>
      <text:p text:style-name="Обычный"><text:s text:c="24"/>Я музу резвую привел</text:p>
      <text:p text:style-name="Обычный"><text:s text:c="24"/>На шум пиров и буйных споров,</text:p>
      <text:p text:style-name="Обычный"><text:s text:c="24"/>Грозы полуночных дозоров;</text:p>
      <text:p text:style-name="Обычный"><text:s text:c="24"/>И к ним в безумные пиры</text:p>
      <text:p text:style-name="Обычный"><text:s text:c="24"/>Она несла свои дары</text:p>
      <text:p text:style-name="Обычный"><text:s text:c="24"/>И как вакханочка резвилась,</text:p>
      <text:p text:style-name="Обычный"><text:s text:c="24"/>За чашей пела для гостей,</text:p>
      <text:p text:style-name="Обычный"><text:s text:c="24"/>И молодежь минувших дней</text:p>
      <text:p text:style-name="Обычный"><text:s text:c="24"/>За нею буйно волочилась,</text:p>
      <text:p text:style-name="Обычный"><text:s text:c="24"/>А я гордился меж друзей</text:p>
      <text:p text:style-name="Обычный"><text:s text:c="24"/>Подругой ветреной моей.</text:p>
      <text:p text:style-name="Обычный"/>
      <text:p text:style-name="Обычный"><text:s text:c="38"/>IV</text:p>
      <text:p text:style-name="Обычный"/>
      <text:p text:style-name="Обычный"><text:s text:c="24"/>Но я отстал от их союза</text:p>
      <text:p text:style-name="Обычный"><text:s text:c="24"/>И вдаль бежал... Она за мной.</text:p>
      <text:p text:style-name="Обычный"><text:s text:c="24"/>Как часто ласковая муза</text:p>
      <text:p text:style-name="Обычный"><text:s text:c="24"/>Мне услаждала путь немой</text:p>
      <text:p text:style-name="Обычный"><text:s text:c="24"/>Волшебством тайного рассказа!</text:p>
      <text:p text:style-name="Обычный"><text:s text:c="24"/>Как часто по скалам Кавказа</text:p>
      <text:p text:style-name="Обычный"><text:s text:c="24"/>Она Ленорой, при луне,</text:p>
      <text:p text:style-name="Обычный"><text:s text:c="24"/>Со мной скакала на коне!</text:p>
      <text:p text:style-name="Обычный"><text:s text:c="24"/>Как часто по брегам Тавриды</text:p>
      <text:p text:style-name="Обычный"><text:s text:c="24"/>Она меня во мгле ночной</text:p>
      <text:p text:style-name="Обычный"><text:s text:c="24"/>Водила слушать шум морской,</text:p>
      <text:p text:style-name="Обычный"><text:s text:c="24"/>Немолчный шепот Нереиды,</text:p>
      <text:p text:style-name="Обычный"><text:s text:c="24"/>Глубокий, вечный хор валов,</text:p>
      <text:p text:style-name="Обычный"><text:s text:c="24"/>Хвалебный гимн отцу миров.</text:p>
      <text:p text:style-name="Обычный"/>
      <text:p text:style-name="Обычный"><text:s text:c="38"/>V</text:p>
      <text:p text:style-name="Обычный"/>
      <text:p text:style-name="Обычный"><text:s text:c="24"/>И, позабыв столицы дальной</text:p>
      <text:p text:style-name="Обычный"><text:s text:c="24"/>И блеск и шумные пиры,</text:p>
      <text:p text:style-name="Обычный"><text:s text:c="24"/>В глуши Молдавии печальной</text:p>
      <text:p text:style-name="Обычный"><text:s text:c="24"/>Она смиренные шатры</text:p>
      <text:p text:style-name="Обычный"><text:s text:c="24"/>Племен бродящих посещала,</text:p>
      <text:p text:style-name="Обычный"><text:s text:c="24"/>И между ими одичала,</text:p>
      <text:p text:style-name="Обычный"><text:s text:c="24"/>И позабыла речь богов</text:p>
      <text:p text:style-name="Обычный"><text:s text:c="24"/>Для скудных, странных языков,</text:p>
      <text:p text:style-name="Обычный"><text:s text:c="24"/>Для песен степи, ей любезной...</text:p>
      <text:p text:style-name="Обычный"><text:s text:c="24"/>Вдруг изменилось все кругом,</text:p>
      <text:p text:style-name="Обычный"><text:s text:c="24"/>И вот она в саду моем</text:p>
      <text:p text:style-name="Обычный"><text:s text:c="24"/>Явилась барышней уездной,</text:p>
      <text:p text:style-name="Обычный"><text:s text:c="24"/>С печальной думою в очах,</text:p>
      <text:p text:style-name="Обычный"><text:s text:c="24"/>С французской книжкою в руках.</text:p>
      <text:p text:style-name="Обычный"/>
      <text:p text:style-name="Обычный"><text:s text:c="38"/>VI</text:p>
      <text:p text:style-name="Обычный"/>
      <text:p text:style-name="Обычный"><text:s text:c="24"/>И ныне музу я впервые</text:p>
      <text:p text:style-name="Обычный"><text:s text:c="24"/>На светский раут {44} привожу;</text:p>
      <text:p text:style-name="Обычный"><text:s text:c="24"/>На прелести ее степные</text:p>
      <text:p text:style-name="Обычный"><text:s text:c="24"/>С ревнивой робостью гляжу.</text:p>
      <text:p text:style-name="Обычный"><text:s text:c="24"/>Сквозь тесный ряд аристократов,</text:p>
      <text:p text:style-name="Обычный"><text:s text:c="24"/>Военных франтов, дипломатов</text:p>
      <text:p text:style-name="Обычный"><text:s text:c="24"/>И гордых дам она скользит;</text:p>
      <text:p text:style-name="Обычный"><text:s text:c="24"/>Вот села тихо и глядит,</text:p>
      <text:p text:style-name="Обычный"><text:s text:c="24"/>Любуясь шумной теснотою,</text:p>
      <text:p text:style-name="Обычный"><text:s text:c="24"/>Мельканьем платьев и речей,</text:p>
      <text:p text:style-name="Обычный"><text:s text:c="24"/>Явленьем медленным гостей</text:p>
      <text:p text:style-name="Обычный"><text:s text:c="24"/>Перед хозяйкой молодою</text:p>
      <text:p text:style-name="Обычный"><text:s text:c="24"/>И темной рамою мужчин</text:p>
      <text:p text:style-name="Обычный"><text:s text:c="24"/>Вкруг дам как около картин.</text:p>
      <text:p text:style-name="Обычный"/>
      <text:p text:style-name="Обычный"><text:s text:c="37"/>VII</text:p>
      <text:p text:style-name="Обычный"/>
      <text:p text:style-name="Обычный"><text:s text:c="24"/>Ей нравится порядок стройный</text:p>
      <text:p text:style-name="Обычный"><text:s text:c="24"/>Олигархических бесед,</text:p>
      <text:p text:style-name="Обычный"><text:s text:c="24"/>И холод гордости спокойной,</text:p>
      <text:p text:style-name="Обычный"><text:s text:c="24"/>И эта смесь чинов и лет.</text:p>
      <text:p text:style-name="Обычный"><text:s text:c="24"/>Но это кто в толпе избранной</text:p>
      <text:p text:style-name="Обычный"><text:s text:c="24"/>Стоит безмолвный и туманный?</text:p>
      <text:p text:style-name="Обычный"><text:s text:c="24"/>Для всех он кажется чужим.</text:p>
      <text:p text:style-name="Обычный"><text:s text:c="24"/>Мелькают лица перед ним</text:p>
      <text:p text:style-name="Обычный"><text:s text:c="24"/>Как ряд докучных привидений.</text:p>
      <text:p text:style-name="Обычный"><text:s text:c="24"/>Что, сплин иль страждущая спесь</text:p>
      <text:p text:style-name="Обычный"><text:s text:c="24"/>В его лице? Зачем он здесь?</text:p>
      <text:p text:style-name="Обычный"><text:s text:c="24"/>Кто он таков? Ужель Евгений?</text:p>
      <text:p text:style-name="Обычный"><text:s text:c="24"/>Ужели он?.. Так, точно он.</text:p>
      <text:p text:style-name="Обычный"><text:s text:c="24"/>- Давно ли к нам он занесен?</text:p>
      <text:p text:style-name="Обычный"/>
      <text:p text:style-name="Обычный"><text:s text:c="37"/>VIII</text:p>
      <text:p text:style-name="Обычный"/>
      <text:p text:style-name="Обычный"><text:s text:c="24"/>Все тот же ль он иль усмирился?</text:p>
      <text:p text:style-name="Обычный"><text:s text:c="24"/>Иль корчит также чудака?</text:p>
      <text:p text:style-name="Обычный"><text:s text:c="24"/>Скажите: чем он возвратился?</text:p>
      <text:p text:style-name="Обычный"><text:s text:c="24"/>Что нам представит он пока?</text:p>
      <text:p text:style-name="Обычный"><text:s text:c="24"/>Чем ныне явится? Мельмотом,</text:p>
      <text:p text:style-name="Обычный"><text:s text:c="24"/>Космополитом, патриотом,</text:p>
      <text:p text:style-name="Обычный"><text:s text:c="24"/>Гарольдом, квакером, ханжой,</text:p>
      <text:p text:style-name="Обычный"><text:s text:c="24"/>Иль маской щегольнет иной,</text:p>
      <text:p text:style-name="Обычный"><text:s text:c="24"/>Иль просто будет добрый малый,</text:p>
      <text:p text:style-name="Обычный"><text:s text:c="24"/>Как вы да я, как целый свет?</text:p>
      <text:p text:style-name="Обычный"><text:s text:c="24"/>По крайней мере мой совет:</text:p>
      <text:p text:style-name="Обычный"><text:s text:c="24"/>Отстать от моды обветшалой.</text:p>
      <text:p text:style-name="Обычный"><text:s text:c="24"/>Довольно он морочил свет...</text:p>
      <text:p text:style-name="Обычный"><text:s text:c="24"/>- Знаком он вам? - И да и нет.</text:p>
      <text:p text:style-name="Обычный"/>
      <text:p text:style-name="Обычный"><text:s text:c="38"/>IX</text:p>
      <text:p text:style-name="Обычный"/>
      <text:p text:style-name="Обычный"><text:s text:c="24"/>- Зачем же так неблагосклонно</text:p>
      <text:p text:style-name="Обычный"><text:s text:c="24"/>Вы отзываетесь о нем?</text:p>
      <text:p text:style-name="Обычный"><text:s text:c="24"/>За то ль, что мы неугомонно</text:p>
      <text:p text:style-name="Обычный"><text:s text:c="24"/>Хлопочем, судим обо всем,</text:p>
      <text:p text:style-name="Обычный"><text:s text:c="24"/>Что пылких душ неосторожность</text:p>
      <text:p text:style-name="Обычный"><text:s text:c="24"/>Самолюбивую ничтожность</text:p>
      <text:p text:style-name="Обычный"><text:s text:c="24"/>Иль оскорбляет, иль смешит,</text:p>
      <text:p text:style-name="Обычный"><text:s text:c="24"/>Что ум, любя простор, теснит,</text:p>
      <text:p text:style-name="Обычный"><text:s text:c="24"/>Что слишком часто разговоры</text:p>
      <text:p text:style-name="Обычный"><text:s text:c="24"/>Принять мы рады за дела,</text:p>
      <text:p text:style-name="Обычный"><text:s text:c="24"/>Что глупость ветрена и зла,</text:p>
      <text:p text:style-name="Обычный"><text:s text:c="24"/>Что важным людям важны вздоры</text:p>
      <text:p text:style-name="Обычный"><text:s text:c="24"/>И что посредственность одна</text:p>
      <text:p text:style-name="Обычный"><text:s text:c="24"/>Нам по плечу и не странна?</text:p>
      <text:p text:style-name="Обычный"/>
      <text:p text:style-name="Обычный"><text:s text:c="38"/>X</text:p>
      <text:p text:style-name="Обычный"/>
      <text:p text:style-name="Обычный"><text:s text:c="24"/>Блажен, кто смолоду был молод,</text:p>
      <text:p text:style-name="Обычный"><text:s text:c="24"/>Блажен, кто вовремя созрел,</text:p>
      <text:p text:style-name="Обычный"><text:s text:c="24"/>Кто постепенно жизни холод</text:p>
      <text:p text:style-name="Обычный"><text:s text:c="24"/>С летами вытерпеть умел;</text:p>
      <text:p text:style-name="Обычный"><text:s text:c="24"/>Кто странным снам не предавался,</text:p>
      <text:p text:style-name="Обычный"><text:s text:c="24"/>Кто черни светской не чуждался,</text:p>
      <text:p text:style-name="Обычный"><text:s text:c="24"/>Кто в двадцать лет был франт иль хват,</text:p>
      <text:p text:style-name="Обычный"><text:s text:c="24"/>А в тридцать выгодно женат;</text:p>
      <text:p text:style-name="Обычный"><text:s text:c="24"/>Кто в пятьдесят освободился</text:p>
      <text:p text:style-name="Обычный"><text:s text:c="24"/>От частных и других долгов,</text:p>
      <text:p text:style-name="Обычный"><text:s text:c="24"/>Кто славы, денег и чинов</text:p>
      <text:p text:style-name="Обычный"><text:s text:c="24"/>Спокойно в очередь добился,</text:p>
      <text:p text:style-name="Обычный"><text:s text:c="24"/>О ком твердили целый век:</text:p>
      <text:p text:style-name="Обычный"><text:s text:c="24"/>N. N. прекрасный человек.</text:p>
      <text:p text:style-name="Обычный"/>
      <text:p text:style-name="Обычный"><text:s text:c="38"/>XI</text:p>
      <text:p text:style-name="Обычный"/>
      <text:p text:style-name="Обычный"><text:s text:c="24"/>Но грустно думать, что напрасно</text:p>
      <text:p text:style-name="Обычный"><text:s text:c="24"/>Была нам молодость дана,</text:p>
      <text:p text:style-name="Обычный"><text:s text:c="24"/>Что изменяли ей всечасно,</text:p>
      <text:p text:style-name="Обычный"><text:s text:c="24"/>Что обманула нас она;</text:p>
      <text:p text:style-name="Обычный"><text:s text:c="24"/>Что наши лучшие желанья,</text:p>
      <text:p text:style-name="Обычный"><text:s text:c="24"/>Что наши свежие мечтанья</text:p>
      <text:p text:style-name="Обычный"><text:s text:c="24"/>Истлели быстрой чередой,</text:p>
      <text:p text:style-name="Обычный"><text:s text:c="24"/>Как листья осенью гнилой.</text:p>
      <text:p text:style-name="Обычный"><text:s text:c="24"/>Несносно видеть пред собою</text:p>
      <text:p text:style-name="Обычный"><text:s text:c="24"/>Одних обедов длинный ряд,</text:p>
      <text:p text:style-name="Обычный"><text:s text:c="24"/>Глядеть на жизнь, как на обряд,</text:p>
      <text:p text:style-name="Обычный"><text:s text:c="24"/>И вслед за чинною толпою</text:p>
      <text:p text:style-name="Обычный"><text:s text:c="24"/>Идти, не разделяя с ней</text:p>
      <text:p text:style-name="Обычный"><text:s text:c="24"/>Ни общих мнений, ни страстей.</text:p>
      <text:p text:style-name="Обычный"/>
      <text:p text:style-name="Обычный"><text:s text:c="37"/>XII</text:p>
      <text:p text:style-name="Обычный"/>
      <text:p text:style-name="Обычный"><text:s text:c="24"/>Предметом став суждений шумных,</text:p>
      <text:p text:style-name="Обычный"><text:s text:c="24"/>Несносно (согласитесь в том)</text:p>
      <text:p text:style-name="Обычный"><text:s text:c="24"/>Между людей благоразумных</text:p>
      <text:p text:style-name="Обычный"><text:s text:c="24"/>Прослыть притворным чудаком,</text:p>
      <text:p text:style-name="Обычный"><text:s text:c="24"/>Или печальным сумасбродом,</text:p>
      <text:p text:style-name="Обычный"><text:s text:c="24"/>Иль сатаническим уродом,</text:p>
      <text:p text:style-name="Обычный"><text:s text:c="24"/>Иль даже демоном моим.</text:p>
      <text:p text:style-name="Обычный"><text:s text:c="24"/>Онегин (вновь займуся им),</text:p>
      <text:p text:style-name="Обычный"><text:s text:c="24"/>Убив на поединке друга,</text:p>
      <text:p text:style-name="Обычный"><text:s text:c="24"/>Дожив без цели, без трудов</text:p>
      <text:p text:style-name="Обычный"><text:s text:c="24"/>До двадцати шести годов,</text:p>
      <text:p text:style-name="Обычный"><text:s text:c="24"/>Томясь в бездействии досуга</text:p>
      <text:p text:style-name="Обычный"><text:s text:c="24"/>Без службы, без жены, без дел,</text:p>
      <text:p text:style-name="Обычный"><text:s text:c="24"/>Ничем заняться не умел.</text:p>
      <text:p text:style-name="Обычный"/>
      <text:p text:style-name="Обычный"><text:s text:c="37"/>XIII</text:p>
      <text:p text:style-name="Обычный"/>
      <text:p text:style-name="Обычный"><text:s text:c="24"/>Им овладело беспокойство,</text:p>
      <text:p text:style-name="Обычный"><text:s text:c="24"/>Охота к перемене мест</text:p>
      <text:p text:style-name="Обычный"><text:s text:c="24"/>(Весьма мучительное свойство,</text:p>
      <text:p text:style-name="Обычный"><text:s text:c="24"/>Немногих добровольный крест).</text:p>
      <text:p text:style-name="Обычный"><text:s text:c="24"/>Оставил он свое селенье,</text:p>
      <text:p text:style-name="Обычный"><text:s text:c="24"/>Лесов и нив уединенье,</text:p>
      <text:p text:style-name="Обычный"><text:s text:c="24"/>Где окровавленная тень</text:p>
      <text:p text:style-name="Обычный"><text:s text:c="24"/>Ему являлась каждый день,</text:p>
      <text:p text:style-name="Обычный"><text:s text:c="24"/>И начал странствия без цели,</text:p>
      <text:p text:style-name="Обычный"><text:s text:c="24"/>Доступный чувству одному;</text:p>
      <text:p text:style-name="Обычный"><text:s text:c="24"/>И путешествия ему,</text:p>
      <text:p text:style-name="Обычный"><text:s text:c="24"/>Как все на свете, надоели;</text:p>
      <text:p text:style-name="Обычный"><text:s text:c="24"/>Он возвратился и попал,</text:p>
      <text:p text:style-name="Обычный"><text:s text:c="24"/>Как Чацкий, с корабля на бал.</text:p>
      <text:p text:style-name="Обычный"/>
      <text:p text:style-name="Обычный"><text:s text:c="37"/>XIV</text:p>
      <text:p text:style-name="Обычный"/>
      <text:p text:style-name="Обычный"><text:s text:c="24"/>Но вот толпа заколебалась,</text:p>
      <text:p text:style-name="Обычный"><text:s text:c="24"/>По зале шепот пробежал...</text:p>
      <text:p text:style-name="Обычный"><text:s text:c="24"/>К хозяйке дама приближалась,</text:p>
      <text:p text:style-name="Обычный"><text:s text:c="24"/>За нею важный генерал.</text:p>
      <text:p text:style-name="Обычный"><text:s text:c="24"/>Она была нетороплива,</text:p>
      <text:p text:style-name="Обычный"><text:s text:c="24"/>Не холодна, не говорлива,</text:p>
      <text:p text:style-name="Обычный"><text:s text:c="24"/>Без взора наглого для всех,</text:p>
      <text:p text:style-name="Обычный"><text:s text:c="24"/>Без притязаний на успех,</text:p>
      <text:p text:style-name="Обычный"><text:s text:c="24"/>Без этих маленьких ужимок,</text:p>
      <text:p text:style-name="Обычный"><text:s text:c="24"/>Без подражательных затей...</text:p>
      <text:p text:style-name="Обычный"><text:s text:c="24"/>Все тихо, просто было в ней,</text:p>
      <text:p text:style-name="Обычный"><text:s text:c="24"/>Она казалась верный снимок</text:p>
      <text:p text:style-name="Обычный"><text:s text:c="24"/>Du comme il faut... (Шишков, прости:</text:p>
      <text:p text:style-name="Обычный"><text:s text:c="24"/>Не знаю, как перевести.)</text:p>
      <text:p text:style-name="Обычный"/>
      <text:p text:style-name="Обычный"><text:s text:c="38"/>XV</text:p>
      <text:p text:style-name="Обычный"/>
      <text:p text:style-name="Обычный"><text:s text:c="24"/>К ней дамы подвигались ближе;</text:p>
      <text:p text:style-name="Обычный"><text:s text:c="24"/>Старушки улыбались ей;</text:p>
      <text:p text:style-name="Обычный"><text:s text:c="24"/>Мужчины кланялися ниже,</text:p>
      <text:p text:style-name="Обычный"><text:s text:c="24"/>Ловили взор ее очей;</text:p>
      <text:p text:style-name="Обычный"><text:s text:c="24"/>Девицы проходили тише</text:p>
      <text:p text:style-name="Обычный"><text:s text:c="24"/>Пред ней по зале, и всех выше</text:p>
      <text:p text:style-name="Обычный"><text:s text:c="24"/>И нос и плечи подымал</text:p>
      <text:p text:style-name="Обычный"><text:s text:c="24"/>Вошедший с нею генерал.</text:p>
      <text:p text:style-name="Обычный"><text:s text:c="24"/>Никто б не мог ее прекрасной</text:p>
      <text:p text:style-name="Обычный"><text:s text:c="24"/>Назвать; но с головы до ног</text:p>
      <text:p text:style-name="Обычный"><text:s text:c="24"/>Никто бы в ней найти не мог</text:p>
      <text:p text:style-name="Обычный"><text:s text:c="24"/>Того, что модой самовластной</text:p>
      <text:p text:style-name="Обычный"><text:s text:c="24"/>В высоком лондонском кругу</text:p>
      <text:p text:style-name="Обычный"><text:s text:c="24"/>Зовется vulgаr. (Не могу...</text:p>
      <text:p text:style-name="Обычный"/>
      <text:p text:style-name="Обычный"><text:s text:c="37"/>XVI</text:p>
      <text:p text:style-name="Обычный"/>
      <text:p text:style-name="Обычный"><text:s text:c="24"/>Люблю я очень это слово,</text:p>
      <text:p text:style-name="Обычный"><text:s text:c="24"/>Но не могу перевести;</text:p>
      <text:p text:style-name="Обычный"><text:s text:c="24"/>Оно у нас покамест ново,</text:p>
      <text:p text:style-name="Обычный"><text:s text:c="24"/>И вряд ли быть ему в чести.</text:p>
      <text:p text:style-name="Обычный"><text:s text:c="24"/>Оно б годилось в эпиграмме...)</text:p>
      <text:p text:style-name="Обычный"><text:s text:c="24"/>Но обращаюсь к нашей даме.</text:p>
      <text:p text:style-name="Обычный"><text:s text:c="24"/>Беспечной прелестью мила,</text:p>
      <text:p text:style-name="Обычный"><text:s text:c="24"/>Она сидела у стола</text:p>
      <text:p text:style-name="Обычный"><text:s text:c="24"/>С блестящей Ниной Воронскою,</text:p>
      <text:p text:style-name="Обычный"><text:s text:c="24"/>Сей Клеопатрою Невы;</text:p>
      <text:p text:style-name="Обычный"><text:s text:c="24"/>И верно б согласились вы,</text:p>
      <text:p text:style-name="Обычный"><text:s text:c="24"/>Что Нина мраморной красою</text:p>
      <text:p text:style-name="Обычный"><text:s text:c="24"/>Затмить соседку не могла,</text:p>
      <text:p text:style-name="Обычный"><text:s text:c="24"/>Хоть ослепительна была.</text:p>
      <text:p text:style-name="Обычный"/>
      <text:p text:style-name="Обычный"><text:s text:c="37"/>XVII</text:p>
      <text:p text:style-name="Обычный"/>
      <text:p text:style-name="Обычный"><text:s text:c="24"/>"Ужели, - думает Евгений: -</text:p>
      <text:p text:style-name="Обычный"><text:s text:c="24"/>Ужель она? Но точно... Нет...</text:p>
      <text:p text:style-name="Обычный"><text:s text:c="24"/>Как! из глуши степных селений..."</text:p>
      <text:p text:style-name="Обычный"><text:s text:c="24"/>И неотвязчивый лорнет</text:p>
      <text:p text:style-name="Обычный"><text:s text:c="24"/>Он обращает поминутно</text:p>
      <text:p text:style-name="Обычный"><text:s text:c="24"/>На ту, чей вид напомнил смутно</text:p>
      <text:p text:style-name="Обычный"><text:s text:c="24"/>Ему забытые черты.</text:p>
      <text:p text:style-name="Обычный"><text:s text:c="24"/>"Скажи мне, князь, не знаешь ты,</text:p>
      <text:p text:style-name="Обычный"><text:s text:c="24"/>Кто там в малиновом берете</text:p>
      <text:p text:style-name="Обычный"><text:s text:c="24"/>С послом испанским говорит?"</text:p>
      <text:p text:style-name="Обычный"><text:s text:c="24"/>Князь на Онегина глядит.</text:p>
      <text:p text:style-name="Обычный"><text:s text:c="24"/>- Ага! давно ж ты не был в свете.</text:p>
      <text:p text:style-name="Обычный"><text:s text:c="24"/>Постой, тебя представлю я. -</text:p>
      <text:p text:style-name="Обычный"><text:s text:c="24"/>"Да кто ж она?" - Жена моя. -</text:p>
      <text:p text:style-name="Обычный"/>
      <text:p text:style-name="Обычный"><text:s text:c="36"/>XVIII</text:p>
      <text:p text:style-name="Обычный"/>
      <text:p text:style-name="Обычный"><text:s text:c="24"/>"Так ты женат! не знал я ране!</text:p>
      <text:p text:style-name="Обычный"><text:s text:c="24"/>Давно ли?" - Около двух лет. -</text:p>
      <text:p text:style-name="Обычный"><text:s text:c="24"/>"На ком?" - На Лариной. - "Татьяне!"</text:p>
      <text:p text:style-name="Обычный"><text:s text:c="24"/>- Ты ей знаком? - "Я им сосед".</text:p>
      <text:p text:style-name="Обычный"><text:s text:c="24"/>- О, так пойдем же. - Князь подходит</text:p>
      <text:p text:style-name="Обычный"><text:s text:c="24"/>К своей жене и ей подводит</text:p>
      <text:p text:style-name="Обычный"><text:s text:c="24"/>Родню и друга своего.</text:p>
      <text:p text:style-name="Обычный"><text:s text:c="24"/>Княгиня смотрит на него...</text:p>
      <text:p text:style-name="Обычный"><text:s text:c="24"/>И что ей душу ни смутило,</text:p>
      <text:p text:style-name="Обычный"><text:s text:c="24"/>Как сильно ни была она</text:p>
      <text:p text:style-name="Обычный"><text:s text:c="24"/>Удивлена, поражена,</text:p>
      <text:p text:style-name="Обычный"><text:s text:c="24"/>Но ей ничто не изменило:</text:p>
      <text:p text:style-name="Обычный"><text:s text:c="24"/>В ней сохранился тот же тон,</text:p>
      <text:p text:style-name="Обычный"><text:s text:c="24"/>Был так же тих ее поклон.</text:p>
      <text:p text:style-name="Обычный"/>
      <text:p text:style-name="Обычный"><text:s text:c="37"/>XIX</text:p>
      <text:p text:style-name="Обычный"/>
      <text:p text:style-name="Обычный"><text:s text:c="24"/>Ей-ей! не то, чтоб содрогнулась</text:p>
      <text:p text:style-name="Обычный"><text:s text:c="24"/>Иль стала вдруг бледна, красна...</text:p>
      <text:p text:style-name="Обычный"><text:s text:c="24"/>У ней и бровь не шевельнулась;</text:p>
      <text:p text:style-name="Обычный"><text:s text:c="24"/>Не сжала даже губ она.</text:p>
      <text:p text:style-name="Обычный"><text:s text:c="24"/>Хоть он глядел нельзя прилежней,</text:p>
      <text:p text:style-name="Обычный"><text:s text:c="24"/>Но и следов Татьяны прежней</text:p>
      <text:p text:style-name="Обычный"><text:s text:c="24"/>Не мог Онегин обрести.</text:p>
      <text:p text:style-name="Обычный"><text:s text:c="24"/>С ней речь хотел он завести</text:p>
      <text:p text:style-name="Обычный"><text:s text:c="24"/>И - и не мог. Она спросила,</text:p>
      <text:p text:style-name="Обычный"><text:s text:c="24"/>Давно ль он здесь, откуда он</text:p>
      <text:p text:style-name="Обычный"><text:s text:c="24"/>И не из их ли уж сторон?</text:p>
      <text:p text:style-name="Обычный"><text:s text:c="24"/>Потом к супругу обратила</text:p>
      <text:p text:style-name="Обычный"><text:s text:c="24"/>Усталый взгляд; скользнула вон...</text:p>
      <text:p text:style-name="Обычный"><text:s text:c="24"/>И недвижим остался он.</text:p>
      <text:p text:style-name="Обычный"/>
      <text:p text:style-name="Обычный"><text:s text:c="38"/>XX</text:p>
      <text:p text:style-name="Обычный"/>
      <text:p text:style-name="Обычный"><text:s text:c="24"/>Ужель та самая Татьяна,</text:p>
      <text:p text:style-name="Обычный"><text:s text:c="24"/>Которой он наедине,</text:p>
      <text:p text:style-name="Обычный"><text:s text:c="24"/>В начале нашего романа,</text:p>
      <text:p text:style-name="Обычный"><text:s text:c="24"/>В глухой, далекой стороне,</text:p>
      <text:p text:style-name="Обычный"><text:s text:c="24"/>В благом пылу нравоученья,</text:p>
      <text:p text:style-name="Обычный"><text:s text:c="24"/>Читал когда-то наставленья,</text:p>
      <text:p text:style-name="Обычный"><text:s text:c="24"/>Та, от которой он хранит</text:p>
      <text:p text:style-name="Обычный"><text:s text:c="24"/>Письмо, где сердце говорит,</text:p>
      <text:p text:style-name="Обычный"><text:s text:c="24"/>Где все наруже, все на воле,</text:p>
      <text:p text:style-name="Обычный"><text:s text:c="24"/>Та девочка... иль это сон?..</text:p>
      <text:p text:style-name="Обычный"><text:s text:c="24"/>Та девочка, которой он</text:p>
      <text:p text:style-name="Обычный"><text:s text:c="24"/>Пренебрегал в смиренной доле,</text:p>
      <text:p text:style-name="Обычный"><text:s text:c="24"/>Ужели с ним сейчас была</text:p>
      <text:p text:style-name="Обычный"><text:s text:c="24"/>Так равнодушна, так смела?</text:p>
      <text:p text:style-name="Обычный"/>
      <text:p text:style-name="Обычный"><text:s text:c="24"/>XXI</text:p>
      <text:p text:style-name="Обычный"/>
      <text:p text:style-name="Обычный"><text:s text:c="24"/>Он оставляет раут тесный,</text:p>
      <text:p text:style-name="Обычный"><text:s text:c="24"/>Домой задумчив едет он;</text:p>
      <text:p text:style-name="Обычный"><text:s text:c="24"/>Мечтой то грустной, то прелестной</text:p>
      <text:p text:style-name="Обычный"><text:s text:c="24"/>Его встревожен поздний сон.</text:p>
      <text:p text:style-name="Обычный"><text:s text:c="24"/>Проснулся он; ему приносят</text:p>
      <text:p text:style-name="Обычный"><text:s text:c="24"/>Письмо: князь N покорно просит</text:p>
      <text:p text:style-name="Обычный"><text:s text:c="24"/>Его на вечер. "Боже! к ней!..</text:p>
      <text:p text:style-name="Обычный"><text:s text:c="24"/>О буду, буду!" и скорей</text:p>
      <text:p text:style-name="Обычный"><text:s text:c="24"/>Марает он ответ учтивый.</text:p>
      <text:p text:style-name="Обычный"><text:s text:c="24"/>Что с ним? в каком он странном сне!</text:p>
      <text:p text:style-name="Обычный"><text:s text:c="24"/>Что шевельнулось в глубине</text:p>
      <text:p text:style-name="Обычный"><text:s text:c="24"/>Души холодной и ленивой?</text:p>
      <text:p text:style-name="Обычный"><text:s text:c="24"/>Досада? суетность? иль вновь</text:p>
      <text:p text:style-name="Обычный"><text:s text:c="24"/>Забота юности - любовь?</text:p>
      <text:p text:style-name="Обычный"/>
      <text:p text:style-name="Обычный"><text:s text:c="37"/>XXII</text:p>
      <text:p text:style-name="Обычный"/>
      <text:p text:style-name="Обычный"><text:s text:c="24"/>Онегин вновь часы считает,</text:p>
      <text:p text:style-name="Обычный"><text:s text:c="24"/>Вновь не дождется дню конца.</text:p>
      <text:p text:style-name="Обычный"><text:s text:c="24"/>Но десять бьет; он выезжает,</text:p>
      <text:p text:style-name="Обычный"><text:s text:c="24"/>Он полетел, он у крыльца,</text:p>
      <text:p text:style-name="Обычный"><text:s text:c="24"/>Он с трепетом к княгине входит;</text:p>
      <text:p text:style-name="Обычный"><text:s text:c="24"/>Татьяну он одну находит,</text:p>
      <text:p text:style-name="Обычный"><text:s text:c="24"/>И вместе несколько минут</text:p>
      <text:p text:style-name="Обычный"><text:s text:c="24"/>Они сидят. Слова нейдут</text:p>
      <text:p text:style-name="Обычный"><text:s text:c="24"/>Из уст Онегина. Угрюмый,</text:p>
      <text:p text:style-name="Обычный"><text:s text:c="24"/>Неловкий, он едва-едва</text:p>
      <text:p text:style-name="Обычный"><text:s text:c="24"/>Ей отвечает. Голова</text:p>
      <text:p text:style-name="Обычный"><text:s text:c="24"/>Его полна упрямой думой.</text:p>
      <text:p text:style-name="Обычный"><text:s text:c="24"/>Упрямо смотрит он: она</text:p>
      <text:p text:style-name="Обычный"><text:s text:c="24"/>Сидит покойна и вольна.</text:p>
      <text:p text:style-name="Обычный"/>
      <text:p text:style-name="Обычный"><text:s text:c="36"/>XXIII</text:p>
      <text:p text:style-name="Обычный"/>
      <text:p text:style-name="Обычный"><text:s text:c="24"/>Приходит муж. Он прерывает</text:p>
      <text:p text:style-name="Обычный"><text:s text:c="24"/>Сей неприятный tete-a-tete;</text:p>
      <text:p text:style-name="Обычный"><text:s text:c="24"/>С Онегиным он вспоминает</text:p>
      <text:p text:style-name="Обычный"><text:s text:c="24"/>Проказы, шутки прежних лет.</text:p>
      <text:p text:style-name="Обычный"><text:s text:c="24"/>Они смеются. Входят гости.</text:p>
      <text:p text:style-name="Обычный"><text:s text:c="24"/>Вот крупной солью светской злости</text:p>
      <text:p text:style-name="Обычный"><text:s text:c="24"/>Стал оживляться разговор;</text:p>
      <text:p text:style-name="Обычный"><text:s text:c="24"/>Перед хозяйкой легкий вздор</text:p>
      <text:p text:style-name="Обычный"><text:s text:c="24"/>Сверкал без глупого жеманства,</text:p>
      <text:p text:style-name="Обычный"><text:s text:c="24"/>И прерывал его меж тем</text:p>
      <text:p text:style-name="Обычный"><text:s text:c="24"/>Разумный толк без пошлых тем,</text:p>
      <text:p text:style-name="Обычный"><text:s text:c="24"/>Без вечных истин, без педантства,</text:p>
      <text:p text:style-name="Обычный"><text:s text:c="24"/>И не пугал ничьих ушей</text:p>
      <text:p text:style-name="Обычный"><text:s text:c="24"/>Свободной живостью своей.</text:p>
      <text:p text:style-name="Обычный"/>
      <text:p text:style-name="Обычный"><text:s text:c="37"/>XXIV</text:p>
      <text:p text:style-name="Обычный"/>
      <text:p text:style-name="Обычный"><text:s text:c="24"/>Тут был, однако, цвет столицы,</text:p>
      <text:p text:style-name="Обычный"><text:s text:c="24"/>И знать, и моды образцы,</text:p>
      <text:p text:style-name="Обычный"><text:s text:c="24"/>Везде встречаемые лицы,</text:p>
      <text:p text:style-name="Обычный"><text:s text:c="24"/>Необходимые глупцы;</text:p>
      <text:p text:style-name="Обычный"><text:s text:c="24"/>Тут были дамы пожилые</text:p>
      <text:p text:style-name="Обычный"><text:s text:c="24"/>В чепцах и в розах, с виду злые;</text:p>
      <text:p text:style-name="Обычный"><text:s text:c="24"/>Тут было несколько девиц,</text:p>
      <text:p text:style-name="Обычный"><text:s text:c="24"/>Не улыбающихся лиц;</text:p>
      <text:p text:style-name="Обычный"><text:s text:c="24"/>Тут был посланник, говоривший</text:p>
      <text:p text:style-name="Обычный"><text:s text:c="24"/>О государственных делах;</text:p>
      <text:p text:style-name="Обычный"><text:s text:c="24"/>Тут был в душистых сединах</text:p>
      <text:p text:style-name="Обычный"><text:s text:c="24"/>Старик, по-старому шутивший:</text:p>
      <text:p text:style-name="Обычный"><text:s text:c="24"/>Отменно тонко и умно,</text:p>
      <text:p text:style-name="Обычный"><text:s text:c="24"/>Что нынче несколько смешно.</text:p>
      <text:p text:style-name="Обычный"/>
      <text:p text:style-name="Обычный"><text:s text:c="37"/>XXV</text:p>
      <text:p text:style-name="Обычный"/>
      <text:p text:style-name="Обычный"><text:s text:c="24"/>Тут был на эпиграммы падкий,</text:p>
      <text:p text:style-name="Обычный"><text:s text:c="24"/>На все сердитый господин:</text:p>
      <text:p text:style-name="Обычный"><text:s text:c="24"/>На чай хозяйский слишком сладкий,</text:p>
      <text:p text:style-name="Обычный"><text:s text:c="24"/>На плоскость дам, на тон мужчин,</text:p>
      <text:p text:style-name="Обычный"><text:s text:c="24"/>На толки про роман туманный,</text:p>
      <text:p text:style-name="Обычный"><text:s text:c="24"/>На вензель, двум сестрицам данный,</text:p>
      <text:p text:style-name="Обычный"><text:s text:c="24"/>На ложь журналов, на войну,</text:p>
      <text:p text:style-name="Обычный"><text:s text:c="24"/>На снег и на свою жену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><text:s text:c="24"/>. . . . . . . . . . . . . . .</text:p>
      <text:p text:style-name="Обычный"/>
      <text:p text:style-name="Обычный"><text:s text:c="37"/>XXVI</text:p>
      <text:p text:style-name="Обычный"/>
      <text:p text:style-name="Обычный"><text:s text:c="24"/>Тут был Проласов, заслуживший</text:p>
      <text:p text:style-name="Обычный"><text:s text:c="24"/>Известность низостью души,</text:p>
      <text:p text:style-name="Обычный"><text:s text:c="24"/>Во всех альбомах притупивший,</text:p>
      <text:p text:style-name="Обычный"><text:s text:c="24"/>St.-Рriest, твои карандаши;</text:p>
      <text:p text:style-name="Обычный"><text:s text:c="24"/>В дверях другой диктатор бальный</text:p>
      <text:p text:style-name="Обычный"><text:s text:c="24"/>Стоял картинкою журнальной,</text:p>
      <text:p text:style-name="Обычный"><text:s text:c="24"/>Румян, как вербный херувим,</text:p>
      <text:p text:style-name="Обычный"><text:s text:c="24"/>Затянут, нем и недвижим,</text:p>
      <text:p text:style-name="Обычный"><text:s text:c="24"/>И путешественник залетный,</text:p>
      <text:p text:style-name="Обычный"><text:s text:c="24"/>Перекрахмаленный нахал,</text:p>
      <text:p text:style-name="Обычный"><text:s text:c="24"/>В гостях улыбку возбуждал</text:p>
      <text:p text:style-name="Обычный"><text:s text:c="24"/>Своей осанкою заботной,</text:p>
      <text:p text:style-name="Обычный"><text:s text:c="24"/>И молча обмененный взор</text:p>
      <text:p text:style-name="Обычный"><text:s text:c="24"/>Ему был общий приговор.</text:p>
      <text:p text:style-name="Обычный"/>
      <text:p text:style-name="Обычный"><text:s text:c="36"/>XXVII</text:p>
      <text:p text:style-name="Обычный"/>
      <text:p text:style-name="Обычный"><text:s text:c="24"/>Но мой Онегин вечер целый</text:p>
      <text:p text:style-name="Обычный"><text:s text:c="24"/>Татьяной занят был одной,</text:p>
      <text:p text:style-name="Обычный"><text:s text:c="24"/>Не этой девочкой несмелой,</text:p>
      <text:p text:style-name="Обычный"><text:s text:c="24"/>Влюбленной, бедной и простой,</text:p>
      <text:p text:style-name="Обычный"><text:s text:c="24"/>Но равнодушною княгиней,</text:p>
      <text:p text:style-name="Обычный"><text:s text:c="24"/>Но неприступною богиней</text:p>
      <text:p text:style-name="Обычный"><text:s text:c="24"/>Роскошной, царственной Невы.</text:p>
      <text:p text:style-name="Обычный"><text:s text:c="24"/>О люди! все похожи вы</text:p>
      <text:p text:style-name="Обычный"><text:s text:c="24"/>На прародительницу Эву:</text:p>
      <text:p text:style-name="Обычный"><text:s text:c="24"/>Что вам дано, то не влечет,</text:p>
      <text:p text:style-name="Обычный"><text:s text:c="24"/>Вас непрестанно змий зовет</text:p>
      <text:p text:style-name="Обычный"><text:s text:c="24"/>К себе, к таинственному древу;</text:p>
      <text:p text:style-name="Обычный"><text:s text:c="24"/>Запретный плод вам подавай:</text:p>
      <text:p text:style-name="Обычный"><text:s text:c="24"/>А без того вам рай не рай.</text:p>
      <text:p text:style-name="Обычный"/>
      <text:p text:style-name="Обычный"><text:s text:c="36"/>XXVIII</text:p>
      <text:p text:style-name="Обычный"/>
      <text:p text:style-name="Обычный"><text:s text:c="24"/>Как изменилася Татьяна!</text:p>
      <text:p text:style-name="Обычный"><text:s text:c="24"/>Как твердо в роль свою вошла!</text:p>
      <text:p text:style-name="Обычный"><text:s text:c="24"/>Как утеснительного сана</text:p>
      <text:p text:style-name="Обычный"><text:s text:c="24"/>Приемы скоро приняла!</text:p>
      <text:p text:style-name="Обычный"><text:s text:c="24"/>Кто б смел искать девчонки нежной</text:p>
      <text:p text:style-name="Обычный"><text:s text:c="24"/>В сей величавой, в сей небрежной</text:p>
      <text:p text:style-name="Обычный"><text:s text:c="24"/>Законодательнице зал?</text:p>
      <text:p text:style-name="Обычный"><text:s text:c="24"/>И он ей сердце волновал!</text:p>
      <text:p text:style-name="Обычный"><text:s text:c="24"/>Об нем она во мраке ночи,</text:p>
      <text:p text:style-name="Обычный"><text:s text:c="24"/>Пока Морфей не прилетит,</text:p>
      <text:p text:style-name="Обычный"><text:s text:c="24"/>Бывало, девственно грустит,</text:p>
      <text:p text:style-name="Обычный"><text:s text:c="24"/>К луне подъемлет томны очи,</text:p>
      <text:p text:style-name="Обычный"><text:s text:c="24"/>Мечтая с ним когда-нибудь</text:p>
      <text:p text:style-name="Обычный"><text:s text:c="24"/>Свершить смиренный жизни путь!</text:p>
      <text:p text:style-name="Обычный"/>
      <text:p text:style-name="Обычный"><text:s text:c="37"/>XXIX</text:p>
      <text:p text:style-name="Обычный"/>
      <text:p text:style-name="Обычный"><text:s text:c="24"/>Любви все возрасты покорны;</text:p>
      <text:p text:style-name="Обычный"><text:s text:c="24"/>Но юным, девственным сердцам</text:p>
      <text:p text:style-name="Обычный"><text:s text:c="24"/>Ее порывы благотворны,</text:p>
      <text:p text:style-name="Обычный"><text:s text:c="24"/>Как бури вешние полям:</text:p>
      <text:p text:style-name="Обычный"><text:s text:c="24"/>В дожде страстей они свежеют,</text:p>
      <text:p text:style-name="Обычный"><text:s text:c="24"/>И обновляются, и зреют -</text:p>
      <text:p text:style-name="Обычный"><text:s text:c="24"/>И жизнь могущая дает</text:p>
      <text:p text:style-name="Обычный"><text:s text:c="24"/>И пышный цвет и сладкий плод.</text:p>
      <text:p text:style-name="Обычный"><text:s text:c="24"/>Но в возраст поздний и бесплодный,</text:p>
      <text:p text:style-name="Обычный"><text:s text:c="24"/>На повороте наших лет,</text:p>
      <text:p text:style-name="Обычный"><text:s text:c="24"/>Печален страсти мертвой след:</text:p>
      <text:p text:style-name="Обычный"><text:s text:c="24"/>Так бури осени холодной</text:p>
      <text:p text:style-name="Обычный"><text:s text:c="24"/>В болото обращают луг</text:p>
      <text:p text:style-name="Обычный"><text:s text:c="24"/>И обнажают лес вокруг.</text:p>
      <text:p text:style-name="Обычный"/>
      <text:p text:style-name="Обычный"><text:s text:c="37"/>XXX</text:p>
      <text:p text:style-name="Обычный"/>
      <text:p text:style-name="Обычный"><text:s text:c="24"/>Сомненья нет: увы! Евгений</text:p>
      <text:p text:style-name="Обычный"><text:s text:c="24"/>В Татьяну как дитя влюблен;</text:p>
      <text:p text:style-name="Обычный"><text:s text:c="24"/>В тоске любовных помышлений</text:p>
      <text:p text:style-name="Обычный"><text:s text:c="24"/>И день и ночь проводит он.</text:p>
      <text:p text:style-name="Обычный"><text:s text:c="24"/>Ума не внемля строгим пеням,</text:p>
      <text:p text:style-name="Обычный"><text:s text:c="24"/>К ее крыльцу, стеклянным сеням</text:p>
      <text:p text:style-name="Обычный"><text:s text:c="24"/>Он подъезжает каждый день;</text:p>
      <text:p text:style-name="Обычный"><text:s text:c="24"/>За ней он гонится как тень;</text:p>
      <text:p text:style-name="Обычный"><text:s text:c="24"/>Он счастлив, если ей накинет</text:p>
      <text:p text:style-name="Обычный"><text:s text:c="24"/>Боа пушистый на плечо,</text:p>
      <text:p text:style-name="Обычный"><text:s text:c="24"/>Или коснется горячо</text:p>
      <text:p text:style-name="Обычный"><text:s text:c="24"/>Ее руки, или раздвинет</text:p>
      <text:p text:style-name="Обычный"><text:s text:c="24"/>Пред нею пестрый полк ливрей,</text:p>
      <text:p text:style-name="Обычный"><text:s text:c="24"/>Или платок подымет ей.</text:p>
      <text:p text:style-name="Обычный"/>
      <text:p text:style-name="Обычный"><text:s text:c="37"/>XXXI</text:p>
      <text:p text:style-name="Обычный"/>
      <text:p text:style-name="Обычный"><text:s text:c="24"/>Она его не замечает,</text:p>
      <text:p text:style-name="Обычный"><text:s text:c="24"/>Как он ни бейся, хоть умри.</text:p>
      <text:p text:style-name="Обычный"><text:s text:c="24"/>Свободно дома принимает,</text:p>
      <text:p text:style-name="Обычный"><text:s text:c="24"/>В гостях с ним молвит слова три,</text:p>
      <text:p text:style-name="Обычный"><text:s text:c="24"/>Порой одним поклоном встретит,</text:p>
      <text:p text:style-name="Обычный"><text:s text:c="24"/>Порою вовсе не заметит:</text:p>
      <text:p text:style-name="Обычный"><text:s text:c="24"/>Кокетства в ней ни капли нет -</text:p>
      <text:p text:style-name="Обычный"><text:s text:c="24"/>Его не терпит высший свет.</text:p>
      <text:p text:style-name="Обычный"><text:s text:c="24"/>Бледнеть Онегин начинает:</text:p>
      <text:p text:style-name="Обычный"><text:s text:c="24"/>Ей иль не видно, иль не жаль;</text:p>
      <text:p text:style-name="Обычный"><text:s text:c="24"/>Онегин сохнет - и едва ль</text:p>
      <text:p text:style-name="Обычный"><text:s text:c="24"/>Уж не чахоткою страдает.</text:p>
      <text:p text:style-name="Обычный"><text:s text:c="24"/>Все шлют Онегина к врачам,</text:p>
      <text:p text:style-name="Обычный"><text:s text:c="24"/>Те хором шлют его к водам.</text:p>
      <text:p text:style-name="Обычный"/>
      <text:p text:style-name="Обычный"><text:s text:c="36"/>XXXII</text:p>
      <text:p text:style-name="Обычный"/>
      <text:p text:style-name="Обычный"><text:s text:c="24"/>А он не едет; он заране</text:p>
      <text:p text:style-name="Обычный"><text:s text:c="24"/>Писать ко прадедам готов</text:p>
      <text:p text:style-name="Обычный"><text:s text:c="24"/>О скорой встрече; а Татьяне</text:p>
      <text:p text:style-name="Обычный"><text:s text:c="24"/>И дела нет (их пол таков);</text:p>
      <text:p text:style-name="Обычный"><text:s text:c="24"/>А он упрям, отстать не хочет,</text:p>
      <text:p text:style-name="Обычный"><text:s text:c="24"/>Еще надеется, хлопочет;</text:p>
      <text:p text:style-name="Обычный"><text:s text:c="24"/>Смелей здорового, больной,</text:p>
      <text:p text:style-name="Обычный"><text:s text:c="24"/>Княгине слабою рукой</text:p>
      <text:p text:style-name="Обычный"><text:s text:c="24"/>Он пишет страстное посланье.</text:p>
      <text:p text:style-name="Обычный"><text:s text:c="24"/>Хоть толку мало вообще</text:p>
      <text:p text:style-name="Обычный"><text:s text:c="24"/>Он в письмах видел не вотще;</text:p>
      <text:p text:style-name="Обычный"><text:s text:c="24"/>Но, знать, сердечное страданье</text:p>
      <text:p text:style-name="Обычный"><text:s text:c="24"/>Уже пришло ему невмочь.</text:p>
      <text:p text:style-name="Обычный"><text:s text:c="24"/>Вот вам письмо его точь-в-точь.</text:p>
      <text:p text:style-name="Обычный"/>
      <text:p text:style-name="Обычный"><text:s text:c="27"/>Письмо Онегина к Татьяне</text:p>
      <text:p text:style-name="Обычный"/>
      <text:p text:style-name="Обычный"><text:s text:c="24"/>Предвижу все: вас оскорбит</text:p>
      <text:p text:style-name="Обычный"><text:s text:c="24"/>Печальной тайны объясненье.</text:p>
      <text:p text:style-name="Обычный"><text:s text:c="24"/>Какое горькое презренье</text:p>
      <text:p text:style-name="Обычный"><text:s text:c="24"/>Ваш гордый взгляд изобразит!</text:p>
      <text:p text:style-name="Обычный"><text:s text:c="24"/>Чего хочу? с какою целью</text:p>
      <text:p text:style-name="Обычный"><text:s text:c="24"/>Открою душу вам свою?</text:p>
      <text:p text:style-name="Обычный"><text:s text:c="24"/>Какому злобному веселью,</text:p>
      <text:p text:style-name="Обычный"><text:s text:c="24"/>Быть может, повод подаю!</text:p>
      <text:p text:style-name="Обычный"/>
      <text:p text:style-name="Обычный"><text:s text:c="24"/>Случайно вас когда-то встретя,</text:p>
      <text:p text:style-name="Обычный"><text:s text:c="24"/>В вас искру нежности заметя,</text:p>
      <text:p text:style-name="Обычный"><text:s text:c="24"/>Я ей поверить не посмел:</text:p>
      <text:p text:style-name="Обычный"><text:s text:c="24"/>Привычке милой не дал ходу;</text:p>
      <text:p text:style-name="Обычный"><text:s text:c="24"/>Свою постылую свободу</text:p>
      <text:p text:style-name="Обычный"><text:s text:c="24"/>Я потерять не захотел.</text:p>
      <text:p text:style-name="Обычный"><text:s text:c="24"/>Еще одно нас разлучило...</text:p>
      <text:p text:style-name="Обычный"><text:s text:c="24"/>Несчастной жертвой Ленский пал...</text:p>
      <text:p text:style-name="Обычный"><text:s text:c="24"/>Ото всего, что сердцу мило,</text:p>
      <text:p text:style-name="Обычный"><text:s text:c="24"/>Тогда я сердце оторвал;</text:p>
      <text:p text:style-name="Обычный"><text:s text:c="24"/>Чужой для всех, ничем не связан,</text:p>
      <text:p text:style-name="Обычный"><text:s text:c="24"/>Я думал: вольность и покой</text:p>
      <text:p text:style-name="Обычный"><text:s text:c="24"/>Замена счастью. Боже мой!</text:p>
      <text:p text:style-name="Обычный"><text:s text:c="24"/>Как я ошибся, как наказан.</text:p>
      <text:p text:style-name="Обычный"/>
      <text:p text:style-name="Обычный"><text:s text:c="24"/>Нет, поминутно видеть вас,</text:p>
      <text:p text:style-name="Обычный"><text:s text:c="24"/>Повсюду следовать за вами,</text:p>
      <text:p text:style-name="Обычный"><text:s text:c="24"/>Улыбку уст, движенье глаз</text:p>
      <text:p text:style-name="Обычный"><text:s text:c="24"/>Ловить влюбленными глазами,</text:p>
      <text:p text:style-name="Обычный"><text:s text:c="24"/>Внимать вам долго, понимать</text:p>
      <text:p text:style-name="Обычный"><text:s text:c="24"/>Душой все ваше совершенство,</text:p>
      <text:p text:style-name="Обычный"><text:s text:c="24"/>Пред вами в муках замирать,</text:p>
      <text:p text:style-name="Обычный"><text:s text:c="24"/>Бледнеть и гаснуть... вот блаженство!</text:p>
      <text:p text:style-name="Обычный"/>
      <text:p text:style-name="Обычный"><text:s text:c="24"/>И я лишен того: для вас</text:p>
      <text:p text:style-name="Обычный"><text:s text:c="24"/>Тащусь повсюду наудачу;</text:p>
      <text:p text:style-name="Обычный"><text:s text:c="24"/>Мне дорог день, мне дорог час:</text:p>
      <text:p text:style-name="Обычный"><text:s text:c="24"/>А я в напрасной скуке трачу</text:p>
      <text:p text:style-name="Обычный"><text:s text:c="24"/>Судьбой отсчитанные дни.</text:p>
      <text:p text:style-name="Обычный"><text:s text:c="24"/>И так уж тягостны они.</text:p>
      <text:p text:style-name="Обычный"><text:s text:c="24"/>Я знаю: век уж мой измерен;</text:p>
      <text:p text:style-name="Обычный"><text:s text:c="24"/>Но чтоб продлилась жизнь моя,</text:p>
      <text:p text:style-name="Обычный"><text:s text:c="24"/>Я утром должен быть уверен,</text:p>
      <text:p text:style-name="Обычный"><text:s text:c="24"/>Что с вами днем увижусь я...</text:p>
      <text:p text:style-name="Обычный"/>
      <text:p text:style-name="Обычный"><text:s text:c="24"/>Боюсь: в мольбе моей смиренной</text:p>
      <text:p text:style-name="Обычный"><text:s text:c="24"/>Увидит ваш суровый взор</text:p>
      <text:p text:style-name="Обычный"><text:s text:c="24"/>Затеи хитрости презренной -</text:p>
      <text:p text:style-name="Обычный"><text:s text:c="24"/>И слышу гневный ваш укор.</text:p>
      <text:p text:style-name="Обычный"><text:s text:c="24"/>Когда б вы знали, как ужасно</text:p>
      <text:p text:style-name="Обычный"><text:s text:c="24"/>Томиться жаждою любви,</text:p>
      <text:p text:style-name="Обычный"><text:s text:c="24"/>Пылать - и разумом всечасно</text:p>
      <text:p text:style-name="Обычный"><text:s text:c="24"/>Смирять волнение в крови;</text:p>
      <text:p text:style-name="Обычный"><text:s text:c="24"/>Желать обнять у вас колени</text:p>
      <text:p text:style-name="Обычный"><text:s text:c="24"/>И, зарыдав, у ваших ног</text:p>
      <text:p text:style-name="Обычный"><text:s text:c="24"/>Излить мольбы, признанья, пени,</text:p>
      <text:p text:style-name="Обычный"><text:s text:c="24"/>Все, все, что выразить бы мог,</text:p>
      <text:p text:style-name="Обычный"><text:s text:c="24"/>А между тем притворным хладом</text:p>
      <text:p text:style-name="Обычный"><text:s text:c="24"/>Вооружать и речь и взор,</text:p>
      <text:p text:style-name="Обычный"><text:s text:c="24"/>Вести спокойный разговор,</text:p>
      <text:p text:style-name="Обычный"><text:s text:c="24"/>Глядеть на вас веселым взглядом!..</text:p>
      <text:p text:style-name="Обычный"/>
      <text:p text:style-name="Обычный"><text:s text:c="24"/>Но так и быть: я сам себе</text:p>
      <text:p text:style-name="Обычный"><text:s text:c="24"/>Противиться не в силах боле;</text:p>
      <text:p text:style-name="Обычный"><text:s text:c="24"/>Все решено: я в вашей воле</text:p>
      <text:p text:style-name="Обычный"><text:s text:c="24"/>И предаюсь моей судьбе.</text:p>
      <text:p text:style-name="Обычный"/>
      <text:p text:style-name="Обычный"><text:s text:c="36"/>XXXIII</text:p>
      <text:p text:style-name="Обычный"/>
      <text:p text:style-name="Обычный"><text:s text:c="24"/>Ответа нет. Он вновь посланье:</text:p>
      <text:p text:style-name="Обычный"><text:s text:c="24"/>Второму, третьему письму</text:p>
      <text:p text:style-name="Обычный"><text:s text:c="24"/>Ответа нет. В одно собранье</text:p>
      <text:p text:style-name="Обычный"><text:s text:c="24"/>Он едет; лишь вошел... ему</text:p>
      <text:p text:style-name="Обычный"><text:s text:c="24"/>Она навстречу. Как сурова!</text:p>
      <text:p text:style-name="Обычный"><text:s text:c="24"/>Его не видят, с ним ни слова;</text:p>
      <text:p text:style-name="Обычный"><text:s text:c="24"/>У! как теперь окружена</text:p>
      <text:p text:style-name="Обычный"><text:s text:c="24"/>Крещенским холодом она!</text:p>
      <text:p text:style-name="Обычный"><text:s text:c="24"/>Как удержать негодованье</text:p>
      <text:p text:style-name="Обычный"><text:s text:c="24"/>Уста упрямые хотят!</text:p>
      <text:p text:style-name="Обычный"><text:s text:c="24"/>Вперил Онегин зоркий взгляд:</text:p>
      <text:p text:style-name="Обычный"><text:s text:c="24"/>Где, где смятенье, состраданье?</text:p>
      <text:p text:style-name="Обычный"><text:s text:c="24"/>Где пятна слез?.. Их нет, их нет!</text:p>
      <text:p text:style-name="Обычный"><text:s text:c="24"/>На сем лице лишь гнева след...</text:p>
      <text:p text:style-name="Обычный"/>
      <text:p text:style-name="Обычный"><text:s text:c="36"/>XXXIV</text:p>
      <text:p text:style-name="Обычный"/>
      <text:p text:style-name="Обычный"><text:s text:c="24"/>Да, может быть, боязни тайной,</text:p>
      <text:p text:style-name="Обычный"><text:s text:c="24"/>Чтоб муж иль свет не угадал</text:p>
      <text:p text:style-name="Обычный"><text:s text:c="24"/>Проказы, слабости случайной...</text:p>
      <text:p text:style-name="Обычный"><text:s text:c="24"/>Всего, что мой Онегин знал...</text:p>
      <text:p text:style-name="Обычный"><text:s text:c="24"/>Надежды нет! Он уезжает,</text:p>
      <text:p text:style-name="Обычный"><text:s text:c="24"/>Свое безумство проклинает -</text:p>
      <text:p text:style-name="Обычный"><text:s text:c="24"/>И, в нем глубоко погружен,</text:p>
      <text:p text:style-name="Обычный"><text:s text:c="24"/>От света вновь отрекся он.</text:p>
      <text:p text:style-name="Обычный"><text:s text:c="24"/>И в молчаливом кабинете</text:p>
      <text:p text:style-name="Обычный"><text:s text:c="24"/>Ему припомнилась пора,</text:p>
      <text:p text:style-name="Обычный"><text:s text:c="24"/>Когда жестокая хандра</text:p>
      <text:p text:style-name="Обычный"><text:s text:c="24"/>За ним гналася в шумном свете,</text:p>
      <text:p text:style-name="Обычный"><text:s text:c="24"/>Поймала, за ворот взяла</text:p>
      <text:p text:style-name="Обычный"><text:s text:c="24"/>И в темный угол заперла.</text:p>
      <text:p text:style-name="Обычный"/>
      <text:p text:style-name="Обычный"><text:s text:c="37"/>XXXV</text:p>
      <text:p text:style-name="Обычный"/>
      <text:p text:style-name="Обычный"><text:s text:c="24"/>Стал вновь читать он без разбора.</text:p>
      <text:p text:style-name="Обычный"><text:s text:c="24"/>Прочел он Гиббона, Руссо,</text:p>
      <text:p text:style-name="Обычный"><text:s text:c="24"/>Манзони, Гердера, Шамфора,</text:p>
      <text:p text:style-name="Обычный"><text:s text:c="24"/><text:span text:style-name="T29">Madame de Stael,<text:s/></text:span>Биша<text:span text:style-name="T30">,<text:s/></text:span>Тиссо<text:span text:style-name="T31">,</text:span></text:p>
      <text:p text:style-name="Обычный"><text:span text:style-name="T32"><text:s text:c="24"/></text:span>Прочел скептического Беля,</text:p>
      <text:p text:style-name="Обычный"><text:s text:c="24"/>Прочел творенья Фонтенеля,</text:p>
      <text:p text:style-name="Обычный"><text:s text:c="24"/>Прочел из наших кой-кого,</text:p>
      <text:p text:style-name="Обычный"><text:s text:c="24"/>Не отвергая ничего:</text:p>
      <text:p text:style-name="Обычный"><text:s text:c="24"/>И альманахи, и журналы,</text:p>
      <text:p text:style-name="Обычный"><text:s text:c="24"/>Где поученья нам твердят,</text:p>
      <text:p text:style-name="Обычный"><text:s text:c="24"/>Где нынче так меня бранят,</text:p>
      <text:p text:style-name="Обычный"><text:s text:c="24"/>А где такие мадригалы</text:p>
      <text:p text:style-name="Обычный"><text:s text:c="24"/>Себе встречал я иногда:</text:p>
      <text:p text:style-name="Обычный"><text:s text:c="24"/>Е sempre bene, господа.</text:p>
      <text:p text:style-name="Обычный"/>
      <text:p text:style-name="Обычный"><text:s text:c="36"/>XXXVI</text:p>
      <text:p text:style-name="Обычный"/>
      <text:p text:style-name="Обычный"><text:s text:c="24"/>И что ж? Глаза его читали,</text:p>
      <text:p text:style-name="Обычный"><text:s text:c="24"/>Но мысли были далеко;</text:p>
      <text:p text:style-name="Обычный"><text:s text:c="24"/>Мечты, желания, печали</text:p>
      <text:p text:style-name="Обычный"><text:s text:c="24"/>Теснились в душу глубоко.</text:p>
      <text:p text:style-name="Обычный"><text:s text:c="24"/>Он меж печатными строками</text:p>
      <text:p text:style-name="Обычный"><text:s text:c="24"/>Читал духовными глазами</text:p>
      <text:p text:style-name="Обычный"><text:s text:c="24"/>Другие строки. В них-то он</text:p>
      <text:p text:style-name="Обычный"><text:s text:c="24"/>Был совершенно углублен.</text:p>
      <text:p text:style-name="Обычный"><text:s text:c="24"/>То были тайные преданья</text:p>
      <text:p text:style-name="Обычный"><text:s text:c="24"/>Сердечной, темной старины,</text:p>
      <text:p text:style-name="Обычный"><text:s text:c="24"/>Ни с чем не связанные сны,</text:p>
      <text:p text:style-name="Обычный"><text:s text:c="24"/>Угрозы, толки, предсказанья,</text:p>
      <text:p text:style-name="Обычный"><text:s text:c="24"/>Иль длинной сказки вздор живой,</text:p>
      <text:p text:style-name="Обычный"><text:s text:c="24"/>Иль письма девы молодой.</text:p>
      <text:p text:style-name="Обычный"/>
      <text:p text:style-name="Обычный"><text:s text:c="36"/>XXXVII</text:p>
      <text:p text:style-name="Обычный"/>
      <text:p text:style-name="Обычный"><text:s text:c="24"/>И постепенно в усыпленье</text:p>
      <text:p text:style-name="Обычный"><text:s text:c="24"/>И чувств и дум впадает он,</text:p>
      <text:p text:style-name="Обычный"><text:s text:c="24"/>А перед ним воображенье</text:p>
      <text:p text:style-name="Обычный"><text:s text:c="24"/>Свой пестрый мечет фараон.</text:p>
      <text:p text:style-name="Обычный"><text:s text:c="24"/>То видит он: на талом снеге,</text:p>
      <text:p text:style-name="Обычный"><text:s text:c="24"/>Как будто спящий на ночлеге,</text:p>
      <text:p text:style-name="Обычный"><text:s text:c="24"/>Недвижим юноша лежит,</text:p>
      <text:p text:style-name="Обычный"><text:s text:c="24"/>И слышит голос: что ж? убит.</text:p>
      <text:p text:style-name="Обычный"><text:s text:c="24"/>То видит он врагов забвенных,</text:p>
      <text:p text:style-name="Обычный"><text:s text:c="24"/>Клеветников, и трусов злых,</text:p>
      <text:p text:style-name="Обычный"><text:s text:c="24"/>И рой изменниц молодых,</text:p>
      <text:p text:style-name="Обычный"><text:s text:c="24"/>И круг товарищей презренных,</text:p>
      <text:p text:style-name="Обычный"><text:s text:c="24"/>То сельский дом - и у окна</text:p>
      <text:p text:style-name="Обычный"><text:s text:c="24"/>Сидит она... и все она!..</text:p>
      <text:p text:style-name="Обычный"/>
      <text:p text:style-name="Обычный"><text:s text:c="35"/>XXXVIII</text:p>
      <text:p text:style-name="Обычный"/>
      <text:p text:style-name="Обычный"><text:s text:c="24"/>Он так привык теряться в этом,</text:p>
      <text:p text:style-name="Обычный"><text:s text:c="24"/>Что чуть с ума не своротил</text:p>
      <text:p text:style-name="Обычный"><text:s text:c="24"/>Или не сделался поэтом.</text:p>
      <text:p text:style-name="Обычный"><text:s text:c="24"/>Признаться: то-то б одолжил!</text:p>
      <text:p text:style-name="Обычный"><text:s text:c="24"/>А точно: силой магнетизма</text:p>
      <text:p text:style-name="Обычный"><text:s text:c="24"/>Стихов российских механизма</text:p>
      <text:p text:style-name="Обычный"><text:s text:c="24"/>Едва в то время не постиг</text:p>
      <text:p text:style-name="Обычный"><text:s text:c="24"/>Мой бестолковый ученик.</text:p>
      <text:p text:style-name="Обычный"><text:s text:c="24"/>Как походил он на поэта,</text:p>
      <text:p text:style-name="Обычный"><text:s text:c="24"/>Когда в углу сидел один,</text:p>
      <text:p text:style-name="Обычный"><text:s text:c="24"/>И перед ним пылал камин,</text:p>
      <text:p text:style-name="Обычный"><text:s text:c="24"/>И он мурлыкал: Веnеdеttа</text:p>
      <text:p text:style-name="Обычный"><text:s text:c="24"/>Иль Idol mio и ронял</text:p>
      <text:p text:style-name="Обычный"><text:s text:c="24"/>В огонь то туфлю, то журнал.</text:p>
      <text:p text:style-name="Обычный"/>
      <text:p text:style-name="Обычный"><text:s text:c="36"/>XXXIX</text:p>
      <text:p text:style-name="Обычный"/>
      <text:p text:style-name="Обычный"><text:s text:c="24"/>Дни мчались; в воздухе нагретом</text:p>
      <text:p text:style-name="Обычный"><text:s text:c="24"/>Уж разрешалася зима;</text:p>
      <text:p text:style-name="Обычный"><text:s text:c="24"/>И он не сделался поэтом,</text:p>
      <text:p text:style-name="Обычный"><text:s text:c="24"/>Не умер, не сошел с ума.</text:p>
      <text:p text:style-name="Обычный"><text:s text:c="24"/>Весна живит его: впервые</text:p>
      <text:p text:style-name="Обычный"><text:s text:c="24"/>Свои покои запертые,</text:p>
      <text:p text:style-name="Обычный"><text:s text:c="24"/>Где зимовал он, как сурок,</text:p>
      <text:p text:style-name="Обычный"><text:s text:c="24"/>Двойные окны, камелек</text:p>
      <text:p text:style-name="Обычный"><text:s text:c="24"/>Он ясным утром оставляет,</text:p>
      <text:p text:style-name="Обычный"><text:s text:c="24"/>Несется вдоль Невы в санях.</text:p>
      <text:p text:style-name="Обычный"><text:s text:c="24"/>На синих, иссеченных льдах</text:p>
      <text:p text:style-name="Обычный"><text:s text:c="24"/>Играет солнце; грязно тает</text:p>
      <text:p text:style-name="Обычный"><text:s text:c="24"/>На улицах разрытый снег.</text:p>
      <text:p text:style-name="Обычный"><text:s text:c="24"/>Куда по нем свой быстрый бег</text:p>
      <text:p text:style-name="Обычный"/>
      <text:p text:style-name="Обычный"><text:s text:c="38"/>ХL</text:p>
      <text:p text:style-name="Обычный"/>
      <text:p text:style-name="Обычный"><text:s text:c="24"/>Стремит Онегин? Вы заране</text:p>
      <text:p text:style-name="Обычный"><text:s text:c="24"/>Уж угадали; точно так:</text:p>
      <text:p text:style-name="Обычный"><text:s text:c="24"/>Примчался к ней, к своей Татьяне</text:p>
      <text:p text:style-name="Обычный"><text:s text:c="24"/>Мой неисправленный чудак.</text:p>
      <text:p text:style-name="Обычный"><text:s text:c="24"/>Идет, на мертвеца похожий.</text:p>
      <text:p text:style-name="Обычный"><text:s text:c="24"/>Нет ни одной души в прихожей.</text:p>
      <text:p text:style-name="Обычный"><text:s text:c="24"/>Он в залу; дальше: никого.</text:p>
      <text:p text:style-name="Обычный"><text:s text:c="24"/>Дверь отворил он. Что ж его</text:p>
      <text:p text:style-name="Обычный"><text:s text:c="24"/>С такою силой поражает?</text:p>
      <text:p text:style-name="Обычный"><text:s text:c="24"/>Княгиня перед ним, одна,</text:p>
      <text:p text:style-name="Обычный"><text:s text:c="24"/>Сидит, не убрана, бледна,</text:p>
      <text:p text:style-name="Обычный"><text:s text:c="24"/>Письмо какое-то читает</text:p>
      <text:p text:style-name="Обычный"><text:s text:c="24"/>И тихо слезы льет рекой,</text:p>
      <text:p text:style-name="Обычный"><text:s text:c="24"/>Опершись на руку щекой.</text:p>
      <text:p text:style-name="Обычный"/>
      <text:p text:style-name="Обычный"><text:s text:c="37"/>ХLI</text:p>
      <text:p text:style-name="Обычный"/>
      <text:p text:style-name="Обычный"><text:s text:c="24"/>О, кто б немых ее страданий</text:p>
      <text:p text:style-name="Обычный"><text:s text:c="24"/>В сей быстрый миг не прочитал!</text:p>
      <text:p text:style-name="Обычный"><text:s text:c="24"/>Кто прежней Тани, бедной Тани</text:p>
      <text:p text:style-name="Обычный"><text:s text:c="24"/>Теперь в княгине б не узнал!</text:p>
      <text:p text:style-name="Обычный"><text:s text:c="24"/>В тоске безумных сожалений</text:p>
      <text:p text:style-name="Обычный"><text:s text:c="24"/>К ее ногам упал Евгений;</text:p>
      <text:p text:style-name="Обычный"><text:s text:c="24"/>Она вздрогнула и молчит;</text:p>
      <text:p text:style-name="Обычный"><text:s text:c="24"/>И на Онегина глядит</text:p>
      <text:p text:style-name="Обычный"><text:s text:c="24"/>Без удивления, без гнева...</text:p>
      <text:p text:style-name="Обычный"><text:s text:c="24"/>Его больной, угасший взор,</text:p>
      <text:p text:style-name="Обычный"><text:s text:c="24"/>Молящий вид, немой укор,</text:p>
      <text:p text:style-name="Обычный"><text:s text:c="24"/>Ей внятно все. Простая дева,</text:p>
      <text:p text:style-name="Обычный"><text:s text:c="24"/>С мечтами, сердцем прежних дней,</text:p>
      <text:p text:style-name="Обычный"><text:s text:c="24"/>Теперь опять воскресла в ней.</text:p>
      <text:p text:style-name="Обычный"/>
      <text:p text:style-name="Обычный"><text:s text:c="37"/>XLII</text:p>
      <text:p text:style-name="Обычный"/>
      <text:p text:style-name="Обычный"><text:s text:c="24"/>Она его не подымает</text:p>
      <text:p text:style-name="Обычный"><text:s text:c="24"/>И, не сводя с него очей,</text:p>
      <text:p text:style-name="Обычный"><text:s text:c="24"/>От жадных уст не отымает</text:p>
      <text:p text:style-name="Обычный"><text:s text:c="24"/>Бесчувственной руки своей...</text:p>
      <text:p text:style-name="Обычный"><text:s text:c="24"/>О чем теперь ее мечтанье?</text:p>
      <text:p text:style-name="Обычный"><text:s text:c="24"/>Проходит долгое молчанье,</text:p>
      <text:p text:style-name="Обычный"><text:s text:c="24"/>И тихо наконец она:</text:p>
      <text:p text:style-name="Обычный"><text:s text:c="24"/>"Довольно; встаньте. Я должна</text:p>
      <text:p text:style-name="Обычный"><text:s text:c="24"/>Вам объясниться откровенно.</text:p>
      <text:p text:style-name="Обычный"><text:s text:c="24"/>Онегин, помните ль тот час,</text:p>
      <text:p text:style-name="Обычный"><text:s text:c="24"/>Когда в саду, в аллее нас</text:p>
      <text:p text:style-name="Обычный"><text:s text:c="24"/>Судьба свела, и так смиренно</text:p>
      <text:p text:style-name="Обычный"><text:s text:c="24"/>Урок ваш выслушала я?</text:p>
      <text:p text:style-name="Обычный"><text:s text:c="24"/>Сегодня очередь моя.</text:p>
      <text:p text:style-name="Обычный"/>
      <text:p text:style-name="Обычный"><text:s text:c="36"/>XLIII</text:p>
      <text:p text:style-name="Обычный"/>
      <text:p text:style-name="Обычный"><text:s text:c="24"/>Онегин, я тогда моложе,</text:p>
      <text:p text:style-name="Обычный"><text:s text:c="24"/>Я лучше, кажется, была,</text:p>
      <text:p text:style-name="Обычный"><text:s text:c="24"/>И я любила вас; и что же?</text:p>
      <text:p text:style-name="Обычный"><text:s text:c="24"/>Что в сердце вашем я нашла?</text:p>
      <text:p text:style-name="Обычный"><text:s text:c="24"/>Какой ответ? одну суровость.</text:p>
      <text:p text:style-name="Обычный"><text:s text:c="24"/>Не правда ль? Вам была не новость</text:p>
      <text:p text:style-name="Обычный"><text:s text:c="24"/>Смиренной девочки любовь?</text:p>
      <text:p text:style-name="Обычный"><text:s text:c="24"/>И нынче - боже! - стынет кровь,</text:p>
      <text:p text:style-name="Обычный"><text:s text:c="24"/>Как только вспомню взгляд холодный</text:p>
      <text:p text:style-name="Обычный"><text:s text:c="24"/>И эту проповедь... Но вас</text:p>
      <text:p text:style-name="Обычный"><text:s text:c="24"/>Я не виню: в тот страшный час</text:p>
      <text:p text:style-name="Обычный"><text:s text:c="24"/>Вы поступили благородно,</text:p>
      <text:p text:style-name="Обычный"><text:s text:c="24"/>Вы были правы предо мной:</text:p>
      <text:p text:style-name="Обычный"><text:s text:c="24"/>Я благодарна всей душой...</text:p>
      <text:p text:style-name="Обычный"/>
      <text:p text:style-name="Обычный"><text:s text:c="37"/>XLIV</text:p>
      <text:p text:style-name="Обычный"/>
      <text:p text:style-name="Обычный"><text:s text:c="24"/>Тогда - не правда ли? - в пустыне,</text:p>
      <text:p text:style-name="Обычный"><text:s text:c="24"/>Вдали от суетной молвы,</text:p>
      <text:p text:style-name="Обычный"><text:s text:c="24"/>Я вам не нравилась... Что ж ныне</text:p>
      <text:p text:style-name="Обычный"><text:s text:c="24"/>Меня преследуете вы?</text:p>
      <text:p text:style-name="Обычный"><text:s text:c="24"/>Зачем у вас я на примете?</text:p>
      <text:p text:style-name="Обычный"><text:s text:c="24"/>Не потому ль, что в высшем свете</text:p>
      <text:p text:style-name="Обычный"><text:s text:c="24"/>Теперь являться я должна;</text:p>
      <text:p text:style-name="Обычный"><text:s text:c="24"/>Что я богата и знатна,</text:p>
      <text:p text:style-name="Обычный"><text:s text:c="24"/>Что муж в сраженьях изувечен,</text:p>
      <text:p text:style-name="Обычный"><text:s text:c="24"/>Что нас за то ласкает двор?</text:p>
      <text:p text:style-name="Обычный"><text:s text:c="24"/>Не потому ль, что мой позор</text:p>
      <text:p text:style-name="Обычный"><text:s text:c="24"/>Теперь бы всеми был замечен,</text:p>
      <text:p text:style-name="Обычный"><text:s text:c="24"/>И мог бы в обществе принесть</text:p>
      <text:p text:style-name="Обычный"><text:s text:c="24"/>Вам соблазнительную честь?</text:p>
      <text:p text:style-name="Обычный"/>
      <text:p text:style-name="Обычный"><text:s text:c="37"/>XLV</text:p>
      <text:p text:style-name="Обычный"/>
      <text:p text:style-name="Обычный"><text:s text:c="24"/>Я плачу... если вашей Тани</text:p>
      <text:p text:style-name="Обычный"><text:s text:c="24"/>Вы не забыли до сих пор,</text:p>
      <text:p text:style-name="Обычный"><text:s text:c="24"/>То знайте: колкость вашей брани,</text:p>
      <text:p text:style-name="Обычный"><text:s text:c="24"/>Холодный, строгий разговор,</text:p>
      <text:p text:style-name="Обычный"><text:s text:c="24"/>Когда б в моей лишь было власти,</text:p>
      <text:p text:style-name="Обычный"><text:s text:c="24"/>Я предпочла б обидной страсти</text:p>
      <text:p text:style-name="Обычный"><text:s text:c="24"/>И этим письмам и слезам.</text:p>
      <text:p text:style-name="Обычный"><text:s text:c="24"/>К моим младенческим мечтам</text:p>
      <text:p text:style-name="Обычный"><text:s text:c="24"/>Тогда имели вы хоть жалость,</text:p>
      <text:p text:style-name="Обычный"><text:s text:c="24"/>Хоть уважение к летам...</text:p>
      <text:p text:style-name="Обычный"><text:s text:c="24"/>А нынче! - что к моим ногам</text:p>
      <text:p text:style-name="Обычный"><text:s text:c="24"/>Вас привело? какая малость!</text:p>
      <text:p text:style-name="Обычный"><text:s text:c="24"/>Как с вашим сердцем и умом</text:p>
      <text:p text:style-name="Обычный"><text:s text:c="24"/>Быть чувства мелкого рабом?</text:p>
      <text:p text:style-name="Обычный"/>
      <text:p text:style-name="Обычный"><text:s text:c="37"/>XLVI</text:p>
      <text:p text:style-name="Обычный"/>
      <text:p text:style-name="Обычный"><text:s text:c="24"/>А мне, Онегин, пышность эта,</text:p>
      <text:p text:style-name="Обычный"><text:s text:c="24"/>Постылой жизни мишура,</text:p>
      <text:p text:style-name="Обычный"><text:s text:c="24"/>Мои успехи в вихре света,</text:p>
      <text:p text:style-name="Обычный"><text:s text:c="24"/>Мой модный дом и вечера,</text:p>
      <text:p text:style-name="Обычный"><text:s text:c="24"/>Что в них? Сейчас отдать я рада</text:p>
      <text:p text:style-name="Обычный"><text:s text:c="24"/>Всю эту ветошь маскарада,</text:p>
      <text:p text:style-name="Обычный"><text:s text:c="24"/>Весь этот блеск, и шум, и чад</text:p>
      <text:p text:style-name="Обычный"><text:s text:c="24"/>За полку книг, за дикий сад,</text:p>
      <text:p text:style-name="Обычный"><text:s text:c="24"/>За наше бедное жилище,</text:p>
      <text:p text:style-name="Обычный"><text:s text:c="24"/>За те места, где в первый раз,</text:p>
      <text:p text:style-name="Обычный"><text:s text:c="24"/>Онегин, видела я вас,</text:p>
      <text:p text:style-name="Обычный"><text:s text:c="24"/>Да за смиренное кладбище,</text:p>
      <text:p text:style-name="Обычный"><text:s text:c="24"/>Где нынче крест и тень ветвей</text:p>
      <text:p text:style-name="Обычный"><text:s text:c="24"/>Над бедной нянею моей...</text:p>
      <text:p text:style-name="Обычный"/>
      <text:p text:style-name="Обычный"><text:s text:c="36"/>XLVII</text:p>
      <text:p text:style-name="Обычный"/>
      <text:p text:style-name="Обычный"><text:s text:c="24"/>А счастье было так возможно,</text:p>
      <text:p text:style-name="Обычный"><text:s text:c="24"/>Так близко!.. Но судьба моя</text:p>
      <text:p text:style-name="Обычный"><text:s text:c="24"/>Уж решена. Неосторожно,</text:p>
      <text:p text:style-name="Обычный"><text:s text:c="24"/>Быть может, поступила я:</text:p>
      <text:p text:style-name="Обычный"><text:s text:c="24"/>Меня с слезами заклинаний</text:p>
      <text:p text:style-name="Обычный"><text:s text:c="24"/>Молила мать; для бедной Тани</text:p>
      <text:p text:style-name="Обычный"><text:s text:c="24"/>Все были жребии равны...</text:p>
      <text:p text:style-name="Обычный"><text:s text:c="24"/>Я вышла замуж. Вы должны,</text:p>
      <text:p text:style-name="Обычный"><text:s text:c="24"/>Я вас прошу, меня оставить;</text:p>
      <text:p text:style-name="Обычный"><text:s text:c="24"/>Я знаю: в вашем сердце есть</text:p>
      <text:p text:style-name="Обычный"><text:s text:c="24"/>И гордость и прямая честь.</text:p>
      <text:p text:style-name="Обычный"><text:s text:c="24"/>Я вас люблю (к чему лукавить?),</text:p>
      <text:p text:style-name="Обычный"><text:s text:c="24"/>Но я другому отдана;</text:p>
      <text:p text:style-name="Обычный"><text:s text:c="24"/>Я буду век ему верна".</text:p>
      <text:p text:style-name="Обычный"/>
      <text:p text:style-name="Обычный"><text:s text:c="36"/>XLVIII</text:p>
      <text:p text:style-name="Обычный"/>
      <text:p text:style-name="Обычный"><text:s text:c="24"/>Она ушла. Стоит Евгений,</text:p>
      <text:p text:style-name="Обычный"><text:s text:c="24"/>Как будто громом поражен.</text:p>
      <text:p text:style-name="Обычный"><text:s text:c="24"/>В какую бурю ощущений</text:p>
      <text:p text:style-name="Обычный"><text:s text:c="24"/>Теперь он сердцем погружен!</text:p>
      <text:p text:style-name="Обычный"><text:s text:c="24"/>Но шпор незапный звон раздался,</text:p>
      <text:p text:style-name="Обычный"><text:s text:c="24"/>И муж Татьянин показался,</text:p>
      <text:p text:style-name="Обычный"><text:s text:c="24"/>И здесь героя моего,</text:p>
      <text:p text:style-name="Обычный"><text:s text:c="24"/>В минуту, злую для него,</text:p>
      <text:p text:style-name="Обычный"><text:s text:c="24"/>Читатель, мы теперь оставим,</text:p>
      <text:p text:style-name="Обычный"><text:s text:c="24"/>Надолго... навсегда. За ним</text:p>
      <text:p text:style-name="Обычный"><text:s text:c="24"/>Довольно мы путем одним</text:p>
      <text:p text:style-name="Обычный"><text:s text:c="24"/>Бродили по свету. Поздравим</text:p>
      <text:p text:style-name="Обычный"><text:s text:c="24"/>Друг друга с берегом. Ура!</text:p>
      <text:p text:style-name="Обычный"><text:s text:c="24"/>Давно б (не правда ли?) пора!</text:p>
      <text:p text:style-name="Обычный"/>
      <text:p text:style-name="Обычный"><text:s text:c="37"/>XLIX</text:p>
      <text:p text:style-name="Обычный"/>
      <text:p text:style-name="Обычный"><text:s text:c="24"/>Кто б ни был ты, о мой читатель,</text:p>
      <text:p text:style-name="Обычный"><text:s text:c="24"/>Друг, недруг, я хочу с тобой</text:p>
      <text:p text:style-name="Обычный"><text:s text:c="24"/>Расстаться нынче как приятель.</text:p>
      <text:p text:style-name="Обычный"><text:s text:c="24"/>Прости. Чего бы ты за мной</text:p>
      <text:p text:style-name="Обычный"><text:s text:c="24"/>Здесь ни искал в строфах небрежных,</text:p>
      <text:p text:style-name="Обычный"><text:s text:c="24"/>Воспоминаний ли мятежных,</text:p>
      <text:p text:style-name="Обычный"><text:s text:c="24"/>Отдохновенья ль от трудов,</text:p>
      <text:p text:style-name="Обычный"><text:s text:c="24"/>Живых картин, иль острых слов,</text:p>
      <text:p text:style-name="Обычный"><text:s text:c="24"/>Иль грамматических ошибок,</text:p>
      <text:p text:style-name="Обычный"><text:s text:c="24"/>Дай бог, чтоб в этой книжке ты</text:p>
      <text:p text:style-name="Обычный"><text:s text:c="24"/>Для развлеченья, для мечты,</text:p>
      <text:p text:style-name="Обычный"><text:s text:c="24"/>Для сердца, для журнальных сшибок</text:p>
      <text:p text:style-name="Обычный"><text:s text:c="24"/>Хотя крупицу мог найти.</text:p>
      <text:p text:style-name="Обычный"><text:s text:c="24"/>За сим расстанемся, прости!</text:p>
      <text:p text:style-name="Обычный"/>
      <text:p text:style-name="Обычный"><text:s text:c="38"/>L</text:p>
      <text:p text:style-name="Обычный"/>
      <text:p text:style-name="Обычный"><text:s text:c="24"/>Прости ж и ты, мой спутник странный,</text:p>
      <text:p text:style-name="Обычный"><text:s text:c="24"/>И ты, мой верный идеал,</text:p>
      <text:p text:style-name="Обычный"><text:s text:c="24"/>И ты, живой и постоянный,</text:p>
      <text:p text:style-name="Обычный"><text:s text:c="24"/>Хоть малый труд. Я с вами знал</text:p>
      <text:p text:style-name="Обычный"><text:s text:c="24"/>Все, что завидно для поэта:</text:p>
      <text:p text:style-name="Обычный"><text:s text:c="24"/>Забвенье жизни в бурях света,</text:p>
      <text:p text:style-name="Обычный"><text:s text:c="24"/>Беседу сладкую друзей.</text:p>
      <text:p text:style-name="Обычный"><text:s text:c="24"/>Промчалось много, много дней</text:p>
      <text:p text:style-name="Обычный"><text:s text:c="24"/>С тех пор, как юная Татьяна</text:p>
      <text:p text:style-name="Обычный"><text:s text:c="24"/>И с ней Онегин в смутном сне</text:p>
      <text:p text:style-name="Обычный"><text:s text:c="24"/>Явилися впервые мне -</text:p>
      <text:p text:style-name="Обычный"><text:s text:c="24"/>И даль свободного романа</text:p>
      <text:p text:style-name="Обычный"><text:s text:c="24"/>Я сквозь магический кристалл</text:p>
      <text:p text:style-name="Обычный"><text:s text:c="24"/>Еще не ясно различал.</text:p>
      <text:p text:style-name="Обычный"/>
      <text:p text:style-name="Обычный"><text:s text:c="38"/>LI</text:p>
      <text:p text:style-name="Обычный"/>
      <text:p text:style-name="Обычный"><text:s text:c="24"/>Но те, которым в дружной встрече</text:p>
      <text:p text:style-name="Обычный"><text:s text:c="24"/>Я строфы первые читал...</text:p>
      <text:p text:style-name="Обычный"><text:s text:c="24"/>Иных уж нет, а те далече,</text:p>
      <text:p text:style-name="Обычный"><text:s text:c="24"/>Как Сади некогда сказал.</text:p>
      <text:p text:style-name="Обычный"><text:s text:c="24"/>Без них Онегин дорисован.</text:p>
      <text:p text:style-name="Обычный"><text:s text:c="24"/>А та, с которой образован</text:p>
      <text:p text:style-name="Обычный"><text:s text:c="24"/>Татьяны милый идеал...</text:p>
      <text:p text:style-name="Обычный"><text:s text:c="24"/>О много, много рок отъял!</text:p>
      <text:p text:style-name="Обычный"><text:s text:c="24"/>Блажен, кто праздник жизни рано</text:p>
      <text:p text:style-name="Обычный"><text:s text:c="24"/>Оставил, не допив до дна</text:p>
      <text:p text:style-name="Обычный"><text:s text:c="24"/>Бокала полного вина,</text:p>
      <text:p text:style-name="Обычный"><text:s text:c="24"/>Кто не дочел ее романа</text:p>
      <text:p text:style-name="Обычный"><text:s text:c="24"/>И вдруг умел расстаться с ним,</text:p>
      <text:p text:style-name="Обычный"><text:s text:c="24"/>Как я с Онегиным моим.</text:p>
      <text:p text:style-name="Обычный"/>
      <text:p text:style-name="Обычный"><text:s text:c="36"/>Конец</text:p>
      <text:p text:style-name="Обычный"/>
      <text:p text:style-name="Обычный"><text:s text:c="25"/>ПРИМЕЧАНИЯ К ЕВГЕНИЮ ОНЕГИНУ</text:p>
      <text:p text:style-name="Обычный"/>
      <text:p text:style-name="Обычный"><text:s text:c="5"/>1 Писано в Бессарабии.</text:p>
      <text:p text:style-name="Обычный"><text:s text:c="5"/><text:span text:style-name="T33">2 Dandy,<text:s/></text:span>франт<text:span text:style-name="T34">.</text:span></text:p>
      <text:p text:style-name="Обычный"><text:span text:style-name="T35"><text:s text:c="5"/>3<text:s/></text:span>Шляпа<text:span text:style-name="T36"><text:s/>a la Bolivar.</text:span></text:p>
      <text:p text:style-name="Обычный"><text:span text:style-name="T37"><text:s text:c="5"/></text:span>4 Известный ресторатор.</text:p>
      <text:p text:style-name="Обычный"><text:s text:c="5"/>5 <text:s/>Черта <text:s/>охлажденного <text:s/>чувства, <text:s/>достойная <text:s/>Чальд-Гарольда. <text:s/>Балеты г.</text:p>
      <text:p text:style-name="Обычный">Дидло исполнены живости воображения и прелести необыкновенной. Один из наших</text:p>
      <text:p text:style-name="Обычный">романтических <text:s/>писателей <text:s/>находил в них гораздо более поэзии, нежели во всей</text:p>
      <text:p text:style-name="Обычный">французской литературе.</text:p>
      <text:p text:style-name="Обычный"><text:s text:c="5"/>6 <text:s/>Tout <text:s/>le <text:s/>monde sut qu'il mettait du blanc; et moi, qui n'en croyais</text:p>
      <text:p text:style-name="P38">rien, <text:s/>je <text:s/>commencai de le croire, non seulement par l'embellissement de son</text:p>
      <text:p text:style-name="P39">teint <text:s/>et pour avoir trouve des tasses de blanc sur sa toilette, mais sur ce</text:p>
      <text:p text:style-name="P40">qu'entrant <text:s/>un matin dans sa chambre, je le trouvai brossant ses ongles avec</text:p>
      <text:p text:style-name="P41">une <text:s/>petite <text:s/>vergette <text:s/>faite expres, ouvrage qu'il continua fierement devant</text:p>
      <text:p text:style-name="P42">moi. <text:s/>Je <text:s/>jugeai qu'un homme qui passe deux heures tous les matins a brosser</text:p>
      <text:p text:style-name="P43">ses <text:s/>ongles, peut bien passer quelques instants a remplir de blanc les creux</text:p>
      <text:p text:style-name="P44">de sa peau. (Confessions de J. J. Rousseau)</text:p>
      <text:p text:style-name="Обычный"><text:span text:style-name="T45"><text:s text:c="5"/></text:span>Грим <text:s/>опередил <text:s/>свой век: ныне во всей просвещенной Европе чистят ногти</text:p>
      <text:p text:style-name="Обычный">особенной щеточкой.</text:p>
      <text:p text:style-name="Обычный"><text:s text:c="5"/>7 <text:s text:c="2"/>Вся <text:s/>сия <text:s/>ироническая <text:s/>строфа <text:s/>не <text:s/>что <text:s/>иное, <text:s/>как <text:s/>тонкая <text:s/>похвала</text:p>
      <text:p text:style-name="Обычный">прекрасным <text:s/>нашим <text:s/>соотечественницам. <text:s/>Так Буало, под видом укоризны, хвалит</text:p>
      <text:p text:style-name="Обычный">Лудовика <text:s/>XIV. <text:s/>Наши <text:s/>дамы <text:s/>соединяют <text:s/>просвещение <text:s/>с <text:s/>любезностию и строгую</text:p>
      <text:p text:style-name="Обычный">чистоту <text:s/>нравов с этою восточною прелестию, столь пленившей г-жу Сталь. (Cм.</text:p>
      <text:p text:style-name="Обычный">Dix annees d'exil.)</text:p>
      <text:p text:style-name="Обычный"><text:s text:c="5"/>8 <text:s/>Читатели <text:s/>помнят <text:s/>прелестное <text:s/>описание <text:s/>петербургской ночи в идиллии</text:p>
      <text:p text:style-name="Обычный">Гнедича:</text:p>
      <text:p text:style-name="Обычный"><text:s text:c="14"/>"Вот ночь; но не меркнут златистые полосы облак.</text:p>
      <text:p text:style-name="Обычный"><text:s text:c="14"/>Без звезд и без месяца вся озаряется дальность.</text:p>
      <text:p text:style-name="Обычный"><text:s text:c="14"/>На взморье далеком сребристые видны ветрила</text:p>
      <text:p text:style-name="Обычный"><text:s text:c="14"/>Чуть видных судов, как по синему небу плывущих.</text:p>
      <text:p text:style-name="Обычный"><text:s text:c="14"/>Сияньем бессумрачным небо ночное сияет,</text:p>
      <text:p text:style-name="Обычный"><text:s text:c="14"/>И пурпур заката сливается с златом востока:</text:p>
      <text:p text:style-name="Обычный"><text:s text:c="14"/>Как будто денница за вечером следом выводит</text:p>
      <text:p text:style-name="Обычный"><text:s text:c="14"/>Румяное утро. - Была то година златая,</text:p>
      <text:p text:style-name="Обычный"><text:s text:c="14"/>Как летние дни похищают владычество ночи;</text:p>
      <text:p text:style-name="Обычный"><text:s text:c="14"/>Как взор иноземца на северном небе пленяет</text:p>
      <text:p text:style-name="Обычный"><text:s text:c="14"/>Слиянье волшебное тени и сладкого света,</text:p>
      <text:p text:style-name="Обычный"><text:s text:c="14"/>Каким никогда не украшено небо полудня;</text:p>
      <text:p text:style-name="Обычный"><text:s text:c="14"/>Та ясность, подобная прелестям северной девы,</text:p>
      <text:p text:style-name="Обычный"><text:s text:c="14"/>Которой глаза голубые и алые щеки</text:p>
      <text:p text:style-name="Обычный"><text:s text:c="14"/>Едва отеняются русыми локон волнами.</text:p>
      <text:p text:style-name="Обычный"><text:s text:c="14"/>Тогда над Невой и над пышным Петрополем видят</text:p>
      <text:p text:style-name="Обычный"><text:s text:c="14"/>Без сумрака вечер и быстрые ночи без тени;</text:p>
      <text:p text:style-name="Обычный"><text:s text:c="14"/>Тогда Филомела полночные песни лишь кончит</text:p>
      <text:p text:style-name="Обычный"><text:s text:c="14"/>И песни заводит, приветствуя день восходящий.</text:p>
      <text:p text:style-name="Обычный"><text:s text:c="14"/>Но поздно; повеяла свежесть на невские тундры;</text:p>
      <text:p text:style-name="Обычный"><text:s text:c="14"/>Роса опустилась; . . . . . . . . . . . . . .</text:p>
      <text:p text:style-name="Обычный"><text:s text:c="14"/>Вот полночь: шумевшая вечером тысячью весел,</text:p>
      <text:p text:style-name="Обычный"><text:s text:c="14"/>Нева не колыхнет; разъехались гости градские;</text:p>
      <text:p text:style-name="Обычный"><text:s text:c="14"/>Ни гласа на бреге, ни зыби на влаге, все тихо;</text:p>
      <text:p text:style-name="Обычный"><text:s text:c="14"/>Лишь изредка гул от мостов пробежит над водою;</text:p>
      <text:p text:style-name="Обычный"><text:s text:c="14"/>Лишь крик протяженный из дальней промчится деревни,</text:p>
      <text:p text:style-name="Обычный"><text:s text:c="14"/>Где в ночь окликается ратная стража со стражей.</text:p>
      <text:p text:style-name="Обычный"><text:s text:c="14"/>Все спит. . . . . . . . . . . . . . . . . . .</text:p>
      <text:p text:style-name="Обычный"/>
      <text:p text:style-name="Обычный"><text:s text:c="5"/>9</text:p>
      <text:p text:style-name="Обычный"><text:s text:c="24"/>Въявь богиню благосклонну</text:p>
      <text:p text:style-name="Обычный"><text:s text:c="24"/>Зрит восторженный пиит,</text:p>
      <text:p text:style-name="Обычный"><text:s text:c="24"/>Что проводит ночь бессонну,</text:p>
      <text:p text:style-name="Обычный"><text:s text:c="24"/>Опершися на гранит.</text:p>
      <text:p text:style-name="Обычный"><text:s text:c="24"/>(Муравьев. Богине Невы)</text:p>
      <text:p text:style-name="Обычный"/>
      <text:p text:style-name="Обычный"><text:s text:c="5"/>10 Писано в Одессе.</text:p>
      <text:p text:style-name="Обычный"><text:s text:c="5"/>11 См. первое издание Евгения Онегина.</text:p>
      <text:p text:style-name="Обычный"><text:s text:c="5"/>12 Из первой части Днепровской русалки.</text:p>
      <text:p text:style-name="Обычный"><text:s text:c="5"/>13 <text:s/>Сладкозвучнейшие <text:s/>греческие имена, каковы, например: Агафон, Филат,</text:p>
      <text:p text:style-name="Обычный">Федора, Фекла и проч., употребляются у нас только между простолюдинами.</text:p>
      <text:p text:style-name="Обычный"><text:s text:c="5"/>14 Грандисон и Ловлас, герои двух славных романов.</text:p>
      <text:p text:style-name="Обычный"><text:s text:c="5"/><text:span text:style-name="T46">15 <text:s/>Si <text:s/>j'avais la folie de croire encore au bonheur, je le chercherais</text:span></text:p>
      <text:p text:style-name="Обычный"><text:span text:style-name="T47">dans l'habitude (</text:span>Шатобриан<text:span text:style-name="T48">).</text:span></text:p>
      <text:p text:style-name="Обычный"><text:span text:style-name="T49"><text:s text:c="5"/>16 <text:s/>"</text:span>Бедный<text:span text:style-name="T50"><text:s text:c="2"/></text:span>Иорик<text:span text:style-name="T51">!" <text:s/></text:span>- <text:s/>восклицание <text:s/>Гамлета <text:s/>над <text:s/>черепом <text:s/>шута. (См.</text:p>
      <text:p text:style-name="Обычный">Шекспира и Стерна.)</text:p>
      <text:p text:style-name="Обычный"><text:s text:c="5"/>17 <text:s/>В <text:s/>прежнем <text:s/>издании, <text:s/>вместо <text:s/>домой <text:s/>летят, было ошибкою напечатано</text:p>
      <text:p text:style-name="Обычный">зимой <text:s/>летят <text:s/>(что <text:s/>не <text:s/>имело <text:s/>никакого <text:s/>смысла). Критики, того не разобрав,</text:p>
      <text:p text:style-name="Обычный">находили <text:s/>анахронизм <text:s/>в следующих строфах. Смеем уверить, что в нашем романе</text:p>
      <text:p text:style-name="Обычный">время расчислено по календарю.</text:p>
      <text:p text:style-name="Обычный"><text:s text:c="5"/>18 <text:s/>Юлия <text:s/>Вольмар <text:s/>- <text:s/>Новая Элоиза. Малек-Адель - герой посредственного</text:p>
      <text:p text:style-name="Обычный">романа <text:s/>M-me <text:s/>Cottin. <text:s/>Густав <text:s/>де Линар - герой прелестной повести баронессы</text:p>
      <text:p text:style-name="Обычный">Крюднер. 19 Вампир - повесть, неправильно приписанная лорду Байрону. Мельмот</text:p>
      <text:p text:style-name="Обычный">- <text:s/>гениальное <text:s/>произведение <text:s/>Матюрина. <text:s/>Jean <text:s/>Sbogar - известный роман Карла</text:p>
      <text:p text:style-name="Обычный">Нодье.</text:p>
      <text:p text:style-name="Обычный"><text:s text:c="5"/><text:span text:style-name="T52">20 <text:s/>Lasciate <text:s/>ogni <text:s/>speranza voi ch'entrate.<text:s/></text:span>Скромный автор наш перевел</text:p>
      <text:p text:style-name="Обычный">только первую половину славного стиха.</text:p>
      <text:p text:style-name="Обычный"><text:s text:c="5"/>21 <text:s text:c="2"/>Журнал, <text:s text:c="2"/>некогда <text:s text:c="2"/>издаваемый <text:s/>покойным <text:s/>А. <text:s/>Измайловым <text:s/>довольно</text:p>
      <text:p text:style-name="Обычный">неисправно. Издатель однажды печатно извинялся перед публикою тем, что он на</text:p>
      <text:p text:style-name="Обычный">праздниках гулял.</text:p>
      <text:p text:style-name="Обычный"><text:s text:c="5"/>22 Е. А. Баратынский.</text:p>
      <text:p text:style-name="Обычный"><text:s text:c="5"/>23 <text:s/>В <text:s/>журналах <text:s/>удивлялись, <text:s/>как <text:s/>можно <text:s/>было <text:s/>назвать <text:s/>девою <text:s/>простую</text:p>
      <text:p text:style-name="Обычный">крестьянку, <text:s/>между <text:s/>тем <text:s/>как <text:s/>благородные <text:s/>барышни, <text:s/>немного <text:s/>ниже, <text:s/>названы</text:p>
      <text:p text:style-name="Обычный">девчонками!</text:p>
      <text:p text:style-name="Обычный"><text:s text:c="5"/>24 <text:s/>"Это <text:s/>значит, <text:s/>- <text:s/>замечает <text:s/>один из наших критиков, - что мальчишки</text:p>
      <text:p text:style-name="Обычный">катаются на коньках". Справедливо.</text:p>
      <text:p text:style-name="Обычный"><text:s text:c="5"/>25</text:p>
      <text:p text:style-name="Обычный"><text:s text:c="24"/>В лета красные мои</text:p>
      <text:p text:style-name="Обычный"><text:s text:c="24"/>Поэтический аи</text:p>
      <text:p text:style-name="Обычный"><text:s text:c="24"/>Нравился мне пеной шумной,</text:p>
      <text:p text:style-name="Обычный"><text:s text:c="24"/>Сим подобием любви</text:p>
      <text:p text:style-name="Обычный"><text:s text:c="24"/>Или юности безумной, и проч.</text:p>
      <text:p text:style-name="Обычный"><text:s text:c="24"/>(Послание к Л. П.)</text:p>
      <text:p text:style-name="Обычный"/>
      <text:p text:style-name="Обычный"><text:s text:c="5"/>26 Август Лафонтен, автор множества семейственных романов.</text:p>
      <text:p text:style-name="Обычный"><text:s text:c="5"/>27 Смотри "Первый снег", стихотворение князя Вяземского.</text:p>
      <text:p text:style-name="Обычный"><text:s text:c="5"/>28 См. описания финляндской зимы в "Эде" Баратынского.</text:p>
      <text:p text:style-name="Обычный"><text:s text:c="5"/>29</text:p>
      <text:p text:style-name="Обычный"><text:s text:c="24"/>Зовет кот кошурку</text:p>
      <text:p text:style-name="Обычный"><text:s text:c="24"/>В печурку спать.</text:p>
      <text:p text:style-name="Обычный"><text:s text:c="5"/>Предвещание свадьбы; первая песня предрекает смерть.</text:p>
      <text:p text:style-name="Обычный"><text:s text:c="5"/>30 Таким образом узнают имя будущего жениха.</text:p>
      <text:p text:style-name="Обычный"><text:s text:c="5"/>31 <text:s/>В <text:s/>журналах <text:s/>осуждали <text:s/>слова: <text:s/>хлоп, <text:s/>молвь <text:s/>и <text:s/>топ <text:s/>как <text:s/>неудачное</text:p>
      <text:p text:style-name="Обычный">нововведение. <text:s/>Слова сии коренные русские. "Вышел Бова из шатра прохладиться</text:p>
      <text:p text:style-name="Обычный">и <text:s/>услышал <text:s/>в <text:s/>чистом <text:s/>поле <text:s/>людскую <text:s/>молвь <text:s/>и <text:s/>конский <text:s/>топ" (Сказка о Бове</text:p>
      <text:p text:style-name="Обычный">Королевиче). <text:s/>Хлоп <text:s/>употребляется <text:s/>в <text:s/>просторечии <text:s/>вместо <text:s/>хлопание, как шип</text:p>
      <text:p text:style-name="Обычный">вместо шипения:</text:p>
      <text:p text:style-name="Обычный"><text:s text:c="24"/>Он шип пустил по-змеиному.</text:p>
      <text:p text:style-name="Обычный"><text:s text:c="24"/>(Древние русские стихотворения)</text:p>
      <text:p text:style-name="Обычный"><text:s text:c="5"/>Не должно мешать свободе нашего богатого и прекрасного языка.</text:p>
      <text:p text:style-name="Обычный"><text:s text:c="5"/>32 <text:s/>Один <text:s/>из <text:s/>наших критиков, кажется, находит в этих стихах непонятную</text:p>
      <text:p text:style-name="Обычный">для нас неблагопристойность.</text:p>
      <text:p text:style-name="Обычный"><text:s text:c="5"/>33 <text:s/>Гадательные <text:s/>книги <text:s/>издаются <text:s/>у <text:s/>нас <text:s/>под <text:s/>фирмою <text:s/>Мартына <text:s/>Задеки,</text:p>
      <text:p text:style-name="Обычный">почтенного <text:s/>человека, <text:s/>не <text:s/>писавшего <text:s/>никогда гадательных книг, как замечает</text:p>
      <text:p text:style-name="Обычный">Б.М.Федоров.</text:p>
      <text:p text:style-name="Обычный"><text:s text:c="5"/>34 Пародия известных стихов Ломоносова:</text:p>
      <text:p text:style-name="Обычный"><text:s text:c="24"/>Заря багряною рукою</text:p>
      <text:p text:style-name="Обычный"><text:s text:c="24"/>От утренних спокойных вод</text:p>
      <text:p text:style-name="Обычный"><text:s text:c="24"/>Выводит с солнцем за собою, - и проч.</text:p>
      <text:p text:style-name="Обычный"><text:s text:c="5"/>35</text:p>
      <text:p text:style-name="Обычный"><text:s text:c="24"/>Буянов, мой сосед,</text:p>
      <text:p text:style-name="Обычный"><text:s text:c="24"/>. . . . . . . . . . . . . . . .</text:p>
      <text:p text:style-name="Обычный"><text:s text:c="24"/>Пришел ко мне вчера с небритыми усами,</text:p>
      <text:p text:style-name="Обычный"><text:s text:c="24"/>Растрепанный, в пуху, в картузе с козырьком...</text:p>
      <text:p text:style-name="Обычный"><text:s text:c="24"/>(Опасный сосед)</text:p>
      <text:p text:style-name="Обычный"><text:s text:c="5"/>36 <text:s/>Наши <text:s/>критики, <text:s/>верные почитатели прекрасного пола, сильно осуждали</text:p>
      <text:p text:style-name="Обычный">неприличие сего стиха.</text:p>
      <text:p text:style-name="Обычный"><text:s text:c="5"/>37 Парижский ресторатор.</text:p>
      <text:p text:style-name="Обычный"><text:s text:c="5"/>38 Стих Грибоедова.</text:p>
      <text:p text:style-name="Обычный"><text:s text:c="5"/>39 Славный ружейный мастер.</text:p>
      <text:p text:style-name="Обычный"><text:s text:c="5"/>40 В первом издании шестая глава оканчивалась следующим образом:</text:p>
      <text:p text:style-name="Обычный"><text:s text:c="24"/>А ты, младое вдохновенье,</text:p>
      <text:p text:style-name="Обычный"><text:s text:c="24"/>Волнуй мое воображенье,</text:p>
      <text:p text:style-name="Обычный"><text:s text:c="24"/>Дремоту сердца оживляй,</text:p>
      <text:p text:style-name="Обычный"><text:s text:c="24"/>В мой угол чаще прилетай,</text:p>
      <text:p text:style-name="Обычный"><text:s text:c="24"/>Не дай остыть душе поэта,</text:p>
      <text:p text:style-name="Обычный"><text:s text:c="24"/>Ожесточиться, очерстветь</text:p>
      <text:p text:style-name="Обычный"><text:s text:c="24"/>И наконец окаменеть</text:p>
      <text:p text:style-name="Обычный"><text:s text:c="24"/>В мертвящем упоенье света,</text:p>
      <text:p text:style-name="Обычный"><text:s text:c="24"/>Среди бездушных гордецов,</text:p>
      <text:p text:style-name="Обычный"><text:s text:c="24"/>Среди блистательных глупцов,</text:p>
      <text:p text:style-name="Обычный"/>
      <text:p text:style-name="Обычный"><text:s text:c="35"/>XLVII</text:p>
      <text:p text:style-name="Обычный"/>
      <text:p text:style-name="Обычный"><text:s text:c="24"/>Среди лукавых, малодушных,</text:p>
      <text:p text:style-name="Обычный"><text:s text:c="24"/>Шальных, балованных детей,</text:p>
      <text:p text:style-name="Обычный"><text:s text:c="24"/>Злодеев и смешных и скучных,</text:p>
      <text:p text:style-name="Обычный"><text:s text:c="24"/>Тупых, привязчивых судей,</text:p>
      <text:p text:style-name="Обычный"><text:s text:c="24"/>Среди кокеток богомольных,</text:p>
      <text:p text:style-name="Обычный"><text:s text:c="24"/>Среди холопьев добровольных,</text:p>
      <text:p text:style-name="Обычный"><text:s text:c="24"/>Среди вседневных, модных сцен,</text:p>
      <text:p text:style-name="Обычный"><text:s text:c="24"/>Учтивых, ласковых измен,</text:p>
      <text:p text:style-name="Обычный"><text:s text:c="24"/>Среди холодных приговоров</text:p>
      <text:p text:style-name="Обычный"><text:s text:c="24"/>Жестокосердой суеты,</text:p>
      <text:p text:style-name="Обычный"><text:s text:c="24"/>Среди досадной пустоты</text:p>
      <text:p text:style-name="Обычный"><text:s text:c="24"/>Расчетов, душ и разговоров,</text:p>
      <text:p text:style-name="Обычный"><text:s text:c="24"/>В сем омуте, где с вами я</text:p>
      <text:p text:style-name="Обычный"><text:s text:c="24"/>Купаюсь, милые друзья.</text:p>
      <text:p text:style-name="Обычный"/>
      <text:p text:style-name="Обычный"><text:s text:c="5"/>41 Левшин, автор многих сочинений по части хозяйственной.</text:p>
      <text:p text:style-name="Обычный"><text:s text:c="5"/>42</text:p>
      <text:p text:style-name="Обычный"><text:s text:c="24"/>Дороги наши - сад для глаз:</text:p>
      <text:p text:style-name="Обычный"><text:s text:c="24"/>Деревья, с дерном вал, канавы;</text:p>
      <text:p text:style-name="Обычный"><text:s text:c="24"/>Работы много, много славы,</text:p>
      <text:p text:style-name="Обычный"><text:s text:c="24"/>Да жаль, проезда нет подчас.</text:p>
      <text:p text:style-name="Обычный"><text:s text:c="24"/>С деревьев, на часах стоящих,</text:p>
      <text:p text:style-name="Обычный"><text:s text:c="24"/>Проезжим мало барыша;</text:p>
      <text:p text:style-name="Обычный"><text:s text:c="24"/>Дорога, скажешь, хороша -</text:p>
      <text:p text:style-name="Обычный"><text:s text:c="24"/>И вспомнишь стих: для проходящих!</text:p>
      <text:p text:style-name="Обычный"><text:s text:c="24"/>Свободна русская езда</text:p>
      <text:p text:style-name="Обычный"><text:s text:c="24"/>В двух только случаях: когда</text:p>
      <text:p text:style-name="Обычный"><text:s text:c="24"/>Наш Мак-Адам или Мак-Ева</text:p>
      <text:p text:style-name="Обычный"><text:s text:c="24"/>Зима свершит, треща от гнева,</text:p>
      <text:p text:style-name="Обычный"><text:s text:c="24"/>Опустошительный набег,</text:p>
      <text:p text:style-name="Обычный"><text:s text:c="24"/>Путь окует чугуном льдистым,</text:p>
      <text:p text:style-name="Обычный"><text:s text:c="24"/>И запорошит ранний снег</text:p>
      <text:p text:style-name="Обычный"><text:s text:c="24"/>Следы ее песком пушистым.</text:p>
      <text:p text:style-name="Обычный"><text:s text:c="24"/>Или когда поля проймет</text:p>
      <text:p text:style-name="Обычный"><text:s text:c="24"/>Такая знойная засуха,</text:p>
      <text:p text:style-name="Обычный"><text:s text:c="24"/>Что через лужу может вброд</text:p>
      <text:p text:style-name="Обычный"><text:s text:c="24"/>Пройти, глаза зажмуря, муха.</text:p>
      <text:p text:style-name="Обычный"><text:s text:c="24"/>("Станция". Князь Вяземский)</text:p>
      <text:p text:style-name="Обычный"/>
      <text:p text:style-name="Обычный"><text:s text:c="5"/>43 <text:s text:c="2"/>Сравнение, <text:s/>заимствованное <text:s/>у <text:s/>К**, <text:s/>столь <text:s/>известного <text:s/>игривостию</text:p>
      <text:p text:style-name="Обычный">изображения. <text:s/>К... рассказывал, что, будучи однажды послан курьером от князя</text:p>
      <text:p text:style-name="Обычный">Потемкина <text:s/>к <text:s/>императрице, <text:s/>он <text:s/>ехал <text:s/>так <text:s/>скоро, что шпага его, высунувшись</text:p>
      <text:p text:style-name="Обычный">концом из тележки, стучала по верстам, как по частоколу.</text:p>
      <text:p text:style-name="Обычный"><text:s text:c="5"/>44 Rout, вечернее собрание без танцев, собственно значит толпа.</text:p>
      <text:p text:style-name="Обычный"/>
      <text:p text:style-name="Обычный"/>
      <text:p text:style-name="Обычный"><text:s text:c="23"/>ОТРЫВКИ ИЗ ПУТЕШЕСТВИЯ ОНЕГИНА</text:p>
      <text:p text:style-name="Обычный"/>
      <text:p text:style-name="Обычный"><text:s text:c="5"/>Последняя <text:s/>глава <text:s/>"Евгения <text:s/>Онегина" <text:s/>издана <text:s/>была <text:s/>особо, <text:s/>с следующим</text:p>
      <text:p text:style-name="Обычный">предисловием:</text:p>
      <text:p text:style-name="Обычный"><text:s text:c="5"/>"Пропущенные <text:s text:c="2"/>строфы <text:s text:c="2"/>подавали <text:s text:c="2"/>неоднократно <text:s text:c="2"/>повод <text:s/>к <text:s/>порицанию и</text:p>
      <text:p text:style-name="Обычный">насмешкам <text:s/>(впрочем, <text:s/>весьма справедливым и остроумным). Автор чистосердечно</text:p>
      <text:p text:style-name="Обычный">признается, <text:s/>что <text:s/>он <text:s/>выпустил <text:s/>из своего романа целую главу, в коей описано</text:p>
      <text:p text:style-name="Обычный">было путешествие Онегина по России. От него зависело означить сию выпущенную</text:p>
      <text:p text:style-name="Обычный">главу <text:s/>точками <text:s/>или <text:s/>цифром; <text:s/>но <text:s/>во <text:s/>избежание <text:s/>соблазна <text:s/>решился <text:s/>он лучше</text:p>
      <text:p text:style-name="Обычный">выставить, <text:s/>вместо <text:s/>девятого <text:s/>нумера, <text:s/>осьмой <text:s/>над <text:s/>последней главою Евгения</text:p>
      <text:p text:style-name="Обычный">Онегина и пожертвовать одною из окончательных строф:</text:p>
      <text:p text:style-name="Обычный"/>
      <text:p text:style-name="Обычный"><text:s text:c="24"/>Пора: перо покоя просит;</text:p>
      <text:p text:style-name="Обычный"><text:s text:c="24"/>Я девять песен написал;</text:p>
      <text:p text:style-name="Обычный"><text:s text:c="24"/>На берег радостный выносит</text:p>
      <text:p text:style-name="Обычный"><text:s text:c="24"/>Мою ладью девятый вал -</text:p>
      <text:p text:style-name="Обычный"><text:s text:c="24"/>Хвала вам, девяти каменам, и проч.".</text:p>
      <text:p text:style-name="Обычный"/>
      <text:p text:style-name="Обычный"><text:s text:c="5"/>П.А.Катенин <text:s/>(коему <text:s/>прекрасный <text:s/>поэтический <text:s/>талант <text:s/>не <text:s/>мешает быть и</text:p>
      <text:p text:style-name="Обычный">тонким <text:s/>критиком) заметил нам, что сие исключение, может быть и выгодное для</text:p>
      <text:p text:style-name="Обычный">читателей, <text:s/>вредит, однако ж, плану целого сочинения; ибо чрез то переход от</text:p>
      <text:p text:style-name="Обычный">Татьяны, <text:s/>уездной <text:s/>барышни, <text:s/>к <text:s/>Татьяне, <text:s/>знатной <text:s/>даме, <text:s/>становится слишком</text:p>
      <text:p text:style-name="Обычный">неожиданным <text:s/>и <text:s/>необъясненным. <text:s/>- <text:s/>Замечание, обличающее опытного художника.</text:p>
      <text:p text:style-name="Обычный">Автор сам чувствовал справедливость оного, но решился выпустить эту главу по</text:p>
      <text:p text:style-name="Обычный">причинам, <text:s/>важным <text:s/>для <text:s/>него, <text:s/>а <text:s/>не <text:s/>для <text:s/>публики. <text:s/>Некоторые <text:s/>отрывки были</text:p>
      <text:p text:style-name="Обычный">напечатаны; мы здесь их помещаем, присовокупив к ним еще несколько строф.</text:p>
      <text:p text:style-name="Обычный"/>
      <text:p text:style-name="Обычный"><text:s text:c="5"/>Е. Онегин из Москвы едет в Нижний Новгород:</text:p>
      <text:p text:style-name="Обычный"/>
      <text:p text:style-name="Обычный"><text:s text:c="24"/>. . . . . . . перед ним</text:p>
      <text:p text:style-name="Обычный"><text:s text:c="24"/>Макарьев суетно хлопочет,</text:p>
      <text:p text:style-name="Обычный"><text:s text:c="24"/>Кипит обилием своим.</text:p>
      <text:p text:style-name="Обычный"><text:s text:c="24"/>Сюда жемчуг привез индеец,</text:p>
      <text:p text:style-name="Обычный"><text:s text:c="24"/>Поддельны вины европеец,</text:p>
      <text:p text:style-name="Обычный"><text:s text:c="24"/>Табун бракованных коней</text:p>
      <text:p text:style-name="Обычный"><text:s text:c="24"/>Пригнал заводчик из степей,</text:p>
      <text:p text:style-name="Обычный"><text:s text:c="24"/>Игрок привез свои колоды</text:p>
      <text:p text:style-name="Обычный"><text:s text:c="24"/>И горсть услужливых костей,</text:p>
      <text:p text:style-name="Обычный"><text:s text:c="24"/>Помещик - спелых дочерей,</text:p>
      <text:p text:style-name="Обычный"><text:s text:c="24"/>А дочки - прошлогодни моды.</text:p>
      <text:p text:style-name="Обычный"><text:s text:c="24"/>Всяк суетится, лжет за двух,</text:p>
      <text:p text:style-name="Обычный"><text:s text:c="24"/>И всюду меркантильный дух.</text:p>
      <text:p text:style-name="Обычный"/>
      <text:p text:style-name="Обычный"><text:s text:c="37"/>*</text:p>
      <text:p text:style-name="Обычный"/>
      <text:p text:style-name="Обычный"><text:s text:c="24"/>Тоска!..</text:p>
      <text:p text:style-name="Обычный"/>
      <text:p text:style-name="Обычный"><text:s text:c="5"/>Онегин едет в Астрахань и оттуда на Кавказ.</text:p>
      <text:p text:style-name="Обычный"/>
      <text:p text:style-name="Обычный"><text:s text:c="24"/>Он видит: Терек своенравный</text:p>
      <text:p text:style-name="Обычный"><text:s text:c="24"/>Крутые роет берега;</text:p>
      <text:p text:style-name="Обычный"><text:s text:c="24"/>Пред ним парит орел державный,</text:p>
      <text:p text:style-name="Обычный"><text:s text:c="24"/>Стоит олень, склонив рога;</text:p>
      <text:p text:style-name="Обычный"><text:s text:c="24"/>Верблюд лежит в тени утеса,</text:p>
      <text:p text:style-name="Обычный"><text:s text:c="24"/>В лугах несется конь черкеса,</text:p>
      <text:p text:style-name="Обычный"><text:s text:c="24"/>И вкруг кочующих шатров</text:p>
      <text:p text:style-name="Обычный"><text:s text:c="24"/>Пасутся овцы калмыков,</text:p>
      <text:p text:style-name="Обычный"><text:s text:c="24"/>Вдали - кавказские громады:</text:p>
      <text:p text:style-name="Обычный"><text:s text:c="24"/>К ним путь открыт. Пробилась брань</text:p>
      <text:p text:style-name="Обычный"><text:s text:c="24"/>За их естественную грань,</text:p>
      <text:p text:style-name="Обычный"><text:s text:c="24"/>Чрез их опасные преграды;</text:p>
      <text:p text:style-name="Обычный"><text:s text:c="24"/>Брега Арагвы и Куры</text:p>
      <text:p text:style-name="Обычный"><text:s text:c="24"/>Узрели русские шатры.</text:p>
      <text:p text:style-name="Обычный"/>
      <text:p text:style-name="Обычный"><text:s text:c="37"/>*</text:p>
      <text:p text:style-name="Обычный"/>
      <text:p text:style-name="Обычный"><text:s text:c="24"/>Уже пустыни сторож вечный,</text:p>
      <text:p text:style-name="Обычный"><text:s text:c="24"/>Стесненный холмами вокруг,</text:p>
      <text:p text:style-name="Обычный"><text:s text:c="24"/>Стоит Бешту остроконечный</text:p>
      <text:p text:style-name="Обычный"><text:s text:c="24"/>И зеленеющий Машук,</text:p>
      <text:p text:style-name="Обычный"><text:s text:c="24"/>Машук, податель струй целебных;</text:p>
      <text:p text:style-name="Обычный"><text:s text:c="24"/>Вокруг ручьев его волшебных</text:p>
      <text:p text:style-name="Обычный"><text:s text:c="24"/>Больных теснится бледный рой;</text:p>
      <text:p text:style-name="Обычный"><text:s text:c="24"/>Кто жертва чести боевой,</text:p>
      <text:p text:style-name="Обычный"><text:s text:c="24"/>Кто почечуя, кто Киприды;</text:p>
      <text:p text:style-name="Обычный"><text:s text:c="24"/>Страдалец мыслит жизни нить</text:p>
      <text:p text:style-name="Обычный"><text:s text:c="24"/>В волнах чудесных укрепить,</text:p>
      <text:p text:style-name="Обычный"><text:s text:c="24"/>Кокетка злых годов обиды</text:p>
      <text:p text:style-name="Обычный"><text:s text:c="24"/>На дне оставить, а старик</text:p>
      <text:p text:style-name="Обычный"><text:s text:c="24"/>Помолодеть - хотя на миг.</text:p>
      <text:p text:style-name="Обычный"/>
      <text:p text:style-name="Обычный"><text:s text:c="37"/>*</text:p>
      <text:p text:style-name="Обычный"/>
      <text:p text:style-name="Обычный"><text:s text:c="24"/>Питая горьки размышленья,</text:p>
      <text:p text:style-name="Обычный"><text:s text:c="24"/>Среди печальной их семьи,</text:p>
      <text:p text:style-name="Обычный"><text:s text:c="24"/>Онегин взором сожаленья</text:p>
      <text:p text:style-name="Обычный"><text:s text:c="24"/>Глядит на дымные струи</text:p>
      <text:p text:style-name="Обычный"><text:s text:c="24"/>И мыслит, грустью отуманен:</text:p>
      <text:p text:style-name="Обычный"><text:s text:c="24"/>Зачем я пулей в грудь не ранен?</text:p>
      <text:p text:style-name="Обычный"><text:s text:c="24"/>Зачем не хилый я старик,</text:p>
      <text:p text:style-name="Обычный"><text:s text:c="24"/>Как этот бедный откупщик?</text:p>
      <text:p text:style-name="Обычный"><text:s text:c="24"/>Зачем, как тульский заседатель,</text:p>
      <text:p text:style-name="Обычный"><text:s text:c="24"/>Я не лежу в параличе?</text:p>
      <text:p text:style-name="Обычный"><text:s text:c="24"/>Зачем не чувствую в плече</text:p>
      <text:p text:style-name="Обычный"><text:s text:c="24"/>Хоть ревматизма? - ах, создатель!</text:p>
      <text:p text:style-name="Обычный"><text:s text:c="24"/>Я молод, жизнь во мне крепка;</text:p>
      <text:p text:style-name="Обычный"><text:s text:c="24"/>Чего мне ждать? тоска, тоска!..</text:p>
      <text:p text:style-name="Обычный"><text:s text:c="24"/>Онегин посещает потом Тавриду:</text:p>
      <text:p text:style-name="Обычный"/>
      <text:p text:style-name="Обычный"><text:s text:c="24"/>Воображенью край священный:</text:p>
      <text:p text:style-name="Обычный"><text:s text:c="24"/>С Атридом спорил там Пилад,</text:p>
      <text:p text:style-name="Обычный"><text:s text:c="24"/>Там закололся Митридат,</text:p>
      <text:p text:style-name="Обычный"><text:s text:c="24"/>Там пел Мицкевич вдохновенный</text:p>
      <text:p text:style-name="Обычный"><text:s text:c="24"/>И посреди прибрежных скал</text:p>
      <text:p text:style-name="Обычный"><text:s text:c="24"/>Свою Литву воспоминал.</text:p>
      <text:p text:style-name="Обычный"/>
      <text:p text:style-name="Обычный"><text:s text:c="37"/>*</text:p>
      <text:p text:style-name="Обычный"/>
      <text:p text:style-name="Обычный"><text:s text:c="24"/>Прекрасны вы, брега Тавриды,</text:p>
      <text:p text:style-name="Обычный"><text:s text:c="24"/>Когда вас видишь с корабля</text:p>
      <text:p text:style-name="Обычный"><text:s text:c="24"/>При свете утренней Киприды,</text:p>
      <text:p text:style-name="Обычный"><text:s text:c="24"/>Как вас впервой увидел я;</text:p>
      <text:p text:style-name="Обычный"><text:s text:c="24"/>Вы мне предстали в блеске брачном:</text:p>
      <text:p text:style-name="Обычный"><text:s text:c="24"/>На небе синем и прозрачном</text:p>
      <text:p text:style-name="Обычный"><text:s text:c="24"/>Сияли груды ваших гор,</text:p>
      <text:p text:style-name="Обычный"><text:s text:c="24"/>Долин, деревьев, сел узор</text:p>
      <text:p text:style-name="Обычный"><text:s text:c="24"/>Разостлан был передо мною.</text:p>
      <text:p text:style-name="Обычный"><text:s text:c="24"/>А там, меж хижинок татар...</text:p>
      <text:p text:style-name="Обычный"><text:s text:c="24"/>Какой во мне проснулся жар!</text:p>
      <text:p text:style-name="Обычный"><text:s text:c="24"/>Какой волшебною тоскою</text:p>
      <text:p text:style-name="Обычный"><text:s text:c="24"/>Стеснялась пламенная грудь!</text:p>
      <text:p text:style-name="Обычный"><text:s text:c="24"/>Но, муза! прошлое забудь.</text:p>
      <text:p text:style-name="Обычный"/>
      <text:p text:style-name="Обычный"><text:s text:c="37"/>*</text:p>
      <text:p text:style-name="Обычный"/>
      <text:p text:style-name="Обычный"><text:s text:c="24"/>Какие б чувства ни таились</text:p>
      <text:p text:style-name="Обычный"><text:s text:c="24"/>Тогда во мне - теперь их нет:</text:p>
      <text:p text:style-name="Обычный"><text:s text:c="24"/>Они прошли иль изменились...</text:p>
      <text:p text:style-name="Обычный"><text:s text:c="24"/>Мир вам, тревоги прошлых лет!</text:p>
      <text:p text:style-name="Обычный"><text:s text:c="24"/>В ту пору мне казались нужны</text:p>
      <text:p text:style-name="Обычный"><text:s text:c="24"/>Пустыни, волн края жемчужны,</text:p>
      <text:p text:style-name="Обычный"><text:s text:c="24"/>И моря шум, и груды скал,</text:p>
      <text:p text:style-name="Обычный"><text:s text:c="24"/>И гордой девы идеал,</text:p>
      <text:p text:style-name="Обычный"><text:s text:c="24"/>И безыменные страданья...</text:p>
      <text:p text:style-name="Обычный"><text:s text:c="24"/>Другие дни, другие сны;</text:p>
      <text:p text:style-name="Обычный"><text:s text:c="24"/>Смирились вы, моей весны</text:p>
      <text:p text:style-name="Обычный"><text:s text:c="24"/>Высокопарные мечтанья,</text:p>
      <text:p text:style-name="Обычный"><text:s text:c="24"/>И в поэтический бокал</text:p>
      <text:p text:style-name="Обычный"><text:s text:c="24"/>Воды я много подмешал.</text:p>
      <text:p text:style-name="Обычный"/>
      <text:p text:style-name="Обычный"><text:s text:c="37"/>*</text:p>
      <text:p text:style-name="Обычный"/>
      <text:p text:style-name="Обычный"><text:s text:c="24"/>Иные нужны мне картины:</text:p>
      <text:p text:style-name="Обычный"><text:s text:c="24"/>Люблю песчаный косогор,</text:p>
      <text:p text:style-name="Обычный"><text:s text:c="24"/>Перед избушкой две рябины,</text:p>
      <text:p text:style-name="Обычный"><text:s text:c="24"/>Калитку, сломанный забор,</text:p>
      <text:p text:style-name="Обычный"><text:s text:c="24"/>На небе серенькие тучи,</text:p>
      <text:p text:style-name="Обычный"><text:s text:c="24"/>Перед гумном соломы кучи</text:p>
      <text:p text:style-name="Обычный"><text:s text:c="24"/>Да пруд под сенью ив густых,</text:p>
      <text:p text:style-name="Обычный"><text:s text:c="24"/>Раздолье уток молодых;</text:p>
      <text:p text:style-name="Обычный"><text:s text:c="24"/>Теперь мила мне балалайка</text:p>
      <text:p text:style-name="Обычный"><text:s text:c="24"/>Да пьяный топот трепака</text:p>
      <text:p text:style-name="Обычный"><text:s text:c="24"/>Перед порогом кабака.</text:p>
      <text:p text:style-name="Обычный"><text:s text:c="24"/>Мой идеал теперь - хозяйка,</text:p>
      <text:p text:style-name="Обычный"><text:s text:c="24"/>Мои желания - покой,</text:p>
      <text:p text:style-name="Обычный"><text:s text:c="24"/>Да щей горшок, да сам большой.</text:p>
      <text:p text:style-name="Обычный"/>
      <text:p text:style-name="Обычный"><text:s text:c="37"/>*</text:p>
      <text:p text:style-name="Обычный"/>
      <text:p text:style-name="Обычный"><text:s text:c="24"/>Порой дождливою намедни</text:p>
      <text:p text:style-name="Обычный"><text:s text:c="24"/>Я, завернув на скотный двор...</text:p>
      <text:p text:style-name="Обычный"><text:s text:c="24"/>Тьфу! прозаические бредни,</text:p>
      <text:p text:style-name="Обычный"><text:s text:c="24"/>Фламандской школы пестрый сор!</text:p>
      <text:p text:style-name="Обычный"><text:s text:c="24"/>Таков ли был я, расцветая?</text:p>
      <text:p text:style-name="Обычный"><text:s text:c="24"/>Скажи, фонтан Бахчисарая!</text:p>
      <text:p text:style-name="Обычный"><text:s text:c="24"/>Такие ль мысли мне на ум</text:p>
      <text:p text:style-name="Обычный"><text:s text:c="24"/>Навел твой бесконечный шум,</text:p>
      <text:p text:style-name="Обычный"><text:s text:c="24"/>Когда безмолвно пред тобою</text:p>
      <text:p text:style-name="Обычный"><text:s text:c="24"/>Зарему я воображал</text:p>
      <text:p text:style-name="Обычный"><text:s text:c="24"/>Средь пышных, опустелых зал...</text:p>
      <text:p text:style-name="Обычный"><text:s text:c="24"/>Спустя три года, вслед за мною,</text:p>
      <text:p text:style-name="Обычный"><text:s text:c="24"/>Скитаясь в той же стороне,</text:p>
      <text:p text:style-name="Обычный"><text:s text:c="24"/>Онегин вспомнил обо мне.</text:p>
      <text:p text:style-name="Обычный"/>
      <text:p text:style-name="Обычный"><text:s text:c="37"/>*</text:p>
      <text:p text:style-name="Обычный"/>
      <text:p text:style-name="Обычный"><text:s text:c="24"/>Я жил тогда в Одессе пыльной...</text:p>
      <text:p text:style-name="Обычный"><text:s text:c="24"/>Там долго ясны небеса,</text:p>
      <text:p text:style-name="Обычный"><text:s text:c="24"/>Там хлопотливо торг обильный</text:p>
      <text:p text:style-name="Обычный"><text:s text:c="24"/>Свои подъемлет паруса;</text:p>
      <text:p text:style-name="Обычный"><text:s text:c="24"/>Там все Европой дышит, веет,</text:p>
      <text:p text:style-name="Обычный"><text:s text:c="24"/>Все блещет югом и пестреет</text:p>
      <text:p text:style-name="Обычный"><text:s text:c="24"/>Разнообразностью живой.</text:p>
      <text:p text:style-name="Обычный"><text:s text:c="24"/>Язык Италии златой</text:p>
      <text:p text:style-name="Обычный"><text:s text:c="24"/>Звучит по улице веселой,</text:p>
      <text:p text:style-name="Обычный"><text:s text:c="24"/>Где ходит гордый славянин,</text:p>
      <text:p text:style-name="Обычный"><text:s text:c="24"/>Француз, испанец, армянин,</text:p>
      <text:p text:style-name="Обычный"><text:s text:c="24"/>И грек, и молдаван тяжелый,</text:p>
      <text:p text:style-name="Обычный"><text:s text:c="24"/>И сын египетской земли,</text:p>
      <text:p text:style-name="Обычный"><text:s text:c="24"/>Корсар в отставке, Морали.</text:p>
      <text:p text:style-name="Обычный"/>
      <text:p text:style-name="Обычный"><text:s text:c="37"/>*</text:p>
      <text:p text:style-name="Обычный"/>
      <text:p text:style-name="Обычный"><text:s text:c="24"/>Одессу звучными стихами</text:p>
      <text:p text:style-name="Обычный"><text:s text:c="24"/>Наш друг Туманский описал,</text:p>
      <text:p text:style-name="Обычный"><text:s text:c="24"/>Но он пристрастными глазами</text:p>
      <text:p text:style-name="Обычный"><text:s text:c="24"/>В то время на нее взирал.</text:p>
      <text:p text:style-name="Обычный"><text:s text:c="24"/>Приехав, он прямым поэтом</text:p>
      <text:p text:style-name="Обычный"><text:s text:c="24"/>Пошел бродить с своим лорнетом</text:p>
      <text:p text:style-name="Обычный"><text:s text:c="24"/>Один над морем - и потом</text:p>
      <text:p text:style-name="Обычный"><text:s text:c="24"/>Очаровательным пером</text:p>
      <text:p text:style-name="Обычный"><text:s text:c="24"/>Сады одесские прославил.</text:p>
      <text:p text:style-name="Обычный"><text:s text:c="24"/>Все хорошо, но дело в том,</text:p>
      <text:p text:style-name="Обычный"><text:s text:c="24"/>Что степь нагая там кругом;</text:p>
      <text:p text:style-name="Обычный"><text:s text:c="24"/>Кой-где недавный труд заставил</text:p>
      <text:p text:style-name="Обычный"><text:s text:c="24"/>Младые ветви в знойный день</text:p>
      <text:p text:style-name="Обычный"><text:s text:c="24"/>Давать насильственную тень.</text:p>
      <text:p text:style-name="Обычный"/>
      <text:p text:style-name="Обычный"><text:s text:c="37"/>*</text:p>
      <text:p text:style-name="Обычный"/>
      <text:p text:style-name="Обычный"><text:s text:c="24"/>А где, бишь, мой рассказ несвязный?</text:p>
      <text:p text:style-name="Обычный"><text:s text:c="24"/>В Одессе пыльной, я сказал.</text:p>
      <text:p text:style-name="Обычный"><text:s text:c="24"/>Я б мог сказать: в Одессе грязной -</text:p>
      <text:p text:style-name="Обычный"><text:s text:c="24"/>И тут бы, право, не солгал.</text:p>
      <text:p text:style-name="Обычный"><text:s text:c="24"/>В году недель пять-шесть Одесса,</text:p>
      <text:p text:style-name="Обычный"><text:s text:c="24"/>По воле бурного Зевеса,</text:p>
      <text:p text:style-name="Обычный"><text:s text:c="24"/>Потоплена, запружена,</text:p>
      <text:p text:style-name="Обычный"><text:s text:c="24"/>В густой грязи погружена.</text:p>
      <text:p text:style-name="Обычный"><text:s text:c="24"/>Все домы на аршин загрязнут,</text:p>
      <text:p text:style-name="Обычный"><text:s text:c="24"/>Лишь на ходулях пешеход</text:p>
      <text:p text:style-name="Обычный"><text:s text:c="24"/>По улице дерзает вброд;</text:p>
      <text:p text:style-name="Обычный"><text:s text:c="24"/>Кареты, люди тонут, вязнут,</text:p>
      <text:p text:style-name="Обычный"><text:s text:c="24"/>И в дрожках вол, рога склоня,</text:p>
      <text:p text:style-name="Обычный"><text:s text:c="24"/>Сменяет хилого коня.</text:p>
      <text:p text:style-name="Обычный"/>
      <text:p text:style-name="Обычный"><text:s text:c="37"/>*</text:p>
      <text:p text:style-name="Обычный"/>
      <text:p text:style-name="Обычный"><text:s text:c="24"/>Но уж дробит каменья молот,</text:p>
      <text:p text:style-name="Обычный"><text:s text:c="24"/>И скоро звонкой мостовой</text:p>
      <text:p text:style-name="Обычный"><text:s text:c="24"/>Покроется спасенный город,</text:p>
      <text:p text:style-name="Обычный"><text:s text:c="24"/>Как будто кованой броней.</text:p>
      <text:p text:style-name="Обычный"><text:s text:c="24"/>Однако в сей Одессе влажной</text:p>
      <text:p text:style-name="Обычный"><text:s text:c="24"/>Еще есть недостаток важный;</text:p>
      <text:p text:style-name="Обычный"><text:s text:c="24"/>Чего б вы думали? - воды.</text:p>
      <text:p text:style-name="Обычный"><text:s text:c="24"/>Потребны тяжкие труды...</text:p>
      <text:p text:style-name="Обычный"><text:s text:c="24"/>Что ж? это небольшое горе,</text:p>
      <text:p text:style-name="Обычный"><text:s text:c="24"/>Особенно, когда вино</text:p>
      <text:p text:style-name="Обычный"><text:s text:c="24"/>Без пошлины привезено.</text:p>
      <text:p text:style-name="Обычный"><text:s text:c="24"/>Но солнце южное, но море...</text:p>
      <text:p text:style-name="Обычный"><text:s text:c="24"/>Чего ж вам более, друзья?</text:p>
      <text:p text:style-name="Обычный"><text:s text:c="24"/>Благословенные края!</text:p>
      <text:p text:style-name="Обычный"/>
      <text:p text:style-name="Обычный"><text:s text:c="37"/>*</text:p>
      <text:p text:style-name="Обычный"/>
      <text:p text:style-name="Обычный"><text:s text:c="24"/>Бывало, пушка зоревая</text:p>
      <text:p text:style-name="Обычный"><text:s text:c="24"/>Лишь только грянет с корабля,</text:p>
      <text:p text:style-name="Обычный"><text:s text:c="24"/>С крутого берега сбегая,</text:p>
      <text:p text:style-name="Обычный"><text:s text:c="24"/>Уж к морю отправляюсь я.</text:p>
      <text:p text:style-name="Обычный"><text:s text:c="24"/>Потом за трубкой раскаленной,</text:p>
      <text:p text:style-name="Обычный"><text:s text:c="24"/>Волной соленой оживленный,</text:p>
      <text:p text:style-name="Обычный"><text:s text:c="24"/>Как мусульман в своем раю,</text:p>
      <text:p text:style-name="Обычный"><text:s text:c="24"/>С восточной гущей кофе пью.</text:p>
      <text:p text:style-name="Обычный"><text:s text:c="24"/>Иду гулять. Уж благосклонный</text:p>
      <text:p text:style-name="Обычный"><text:s text:c="24"/>Открыт Casino; чашек звон</text:p>
      <text:p text:style-name="Обычный"><text:s text:c="24"/>Там раздается; на балкон</text:p>
      <text:p text:style-name="Обычный"><text:s text:c="24"/>Маркер выходит полусонный</text:p>
      <text:p text:style-name="Обычный"><text:s text:c="24"/>С метлой в руках, и у крыльца</text:p>
      <text:p text:style-name="Обычный"><text:s text:c="24"/>Уже сошлися два купца.</text:p>
      <text:p text:style-name="Обычный"/>
      <text:p text:style-name="Обычный"><text:s text:c="37"/>*</text:p>
      <text:p text:style-name="Обычный"/>
      <text:p text:style-name="Обычный"><text:s text:c="24"/>Глядишь - и площадь запестрела.</text:p>
      <text:p text:style-name="Обычный"><text:s text:c="24"/>Все оживилось; здесь и там</text:p>
      <text:p text:style-name="Обычный"><text:s text:c="24"/>Бегут за делом и без дела,</text:p>
      <text:p text:style-name="Обычный"><text:s text:c="24"/>Однако больше по делам.</text:p>
      <text:p text:style-name="Обычный"><text:s text:c="24"/>Дитя расчета и отваги,</text:p>
      <text:p text:style-name="Обычный"><text:s text:c="24"/>Идет купец взглянуть на флаги,</text:p>
      <text:p text:style-name="Обычный"><text:s text:c="24"/>Проведать, шлют ли небеса</text:p>
      <text:p text:style-name="Обычный"><text:s text:c="24"/>Ему знакомы паруса.</text:p>
      <text:p text:style-name="Обычный"><text:s text:c="24"/>Какие новые товары</text:p>
      <text:p text:style-name="Обычный"><text:s text:c="24"/>Вступили нынче в карантин?</text:p>
      <text:p text:style-name="Обычный"><text:s text:c="24"/>Пришли ли бочки жданных вин?</text:p>
      <text:p text:style-name="Обычный"><text:s text:c="24"/>И что чума? и где пожары?</text:p>
      <text:p text:style-name="Обычный"><text:s text:c="24"/>И нет ли голода, войны</text:p>
      <text:p text:style-name="Обычный"><text:s text:c="24"/>Или подобной новизны?</text:p>
      <text:p text:style-name="Обычный"/>
      <text:p text:style-name="Обычный"><text:s text:c="37"/>*</text:p>
      <text:p text:style-name="Обычный"/>
      <text:p text:style-name="Обычный"><text:s text:c="24"/>Но мы, ребята без печали,</text:p>
      <text:p text:style-name="Обычный"><text:s text:c="24"/>Среди заботливых купцов,</text:p>
      <text:p text:style-name="Обычный"><text:s text:c="24"/>Мы только устриц ожидали</text:p>
      <text:p text:style-name="Обычный"><text:s text:c="24"/>От цареградских берегов.</text:p>
      <text:p text:style-name="Обычный"><text:s text:c="24"/>Что устрицы? пришли! О радость!</text:p>
      <text:p text:style-name="Обычный"><text:s text:c="24"/>Летит обжорливая младость</text:p>
      <text:p text:style-name="Обычный"><text:s text:c="24"/>Глотать из раковин морских</text:p>
      <text:p text:style-name="Обычный"><text:s text:c="24"/>Затворниц жирных и живых,</text:p>
      <text:p text:style-name="Обычный"><text:s text:c="24"/>Слегка обрызгнутых лимоном.</text:p>
      <text:p text:style-name="Обычный"><text:s text:c="24"/>Шум, споры - легкое вино</text:p>
      <text:p text:style-name="Обычный"><text:s text:c="24"/>Из погребов принесено</text:p>
      <text:p text:style-name="Обычный"><text:s text:c="24"/>На стол услужливым Отоном;</text:p>
      <text:p text:style-name="Обычный"><text:s text:c="24"/>Часы летят, а грозный счет</text:p>
      <text:p text:style-name="Обычный"><text:s text:c="24"/>Меж тем невидимо растет.</text:p>
      <text:p text:style-name="Обычный"/>
      <text:p text:style-name="Обычный"><text:s text:c="37"/>*</text:p>
      <text:p text:style-name="Обычный"/>
      <text:p text:style-name="Обычный"><text:s text:c="24"/>Но уж темнеет вечер синий,</text:p>
      <text:p text:style-name="Обычный"><text:s text:c="24"/>Пора нам в оперу скорей:</text:p>
      <text:p text:style-name="Обычный"><text:s text:c="24"/>Там упоительный Россини,</text:p>
      <text:p text:style-name="Обычный"><text:s text:c="24"/>Европы баловень - Орфей.</text:p>
      <text:p text:style-name="Обычный"><text:s text:c="24"/>Не внемля критике суровой,</text:p>
      <text:p text:style-name="Обычный"><text:s text:c="24"/>Он вечно тот же, вечно новый,</text:p>
      <text:p text:style-name="Обычный"><text:s text:c="24"/>Он звуки льет - они кипят,</text:p>
      <text:p text:style-name="Обычный"><text:s text:c="24"/>Они текут, они горят,</text:p>
      <text:p text:style-name="Обычный"><text:s text:c="24"/>Как поцелуи молодые,</text:p>
      <text:p text:style-name="Обычный"><text:s text:c="24"/>Все в неге, в пламени любви,</text:p>
      <text:p text:style-name="Обычный"><text:s text:c="24"/>Как зашипевшего аи</text:p>
      <text:p text:style-name="Обычный"><text:s text:c="24"/>Струя и брызги золотые...</text:p>
      <text:p text:style-name="Обычный"><text:s text:c="24"/>Но, господа, позволено ль</text:p>
      <text:p text:style-name="Обычный"><text:s text:c="24"/>С вином равнять dо-rе-mi-sоl?</text:p>
      <text:p text:style-name="Обычный"/>
      <text:p text:style-name="Обычный"><text:s text:c="37"/>*</text:p>
      <text:p text:style-name="Обычный"/>
      <text:p text:style-name="Обычный"><text:s text:c="24"/>А только ль там очарований?</text:p>
      <text:p text:style-name="Обычный"><text:s text:c="24"/>А разыскательный лорнет?</text:p>
      <text:p text:style-name="Обычный"><text:s text:c="24"/>А закулисные свиданья?</text:p>
      <text:p text:style-name="Обычный"><text:s text:c="24"/>А prima donna? а балет?</text:p>
      <text:p text:style-name="Обычный"><text:s text:c="24"/>А ложа, где, красой блистая,</text:p>
      <text:p text:style-name="Обычный"><text:s text:c="24"/>Негоцианка молодая,</text:p>
      <text:p text:style-name="Обычный"><text:s text:c="24"/>Самолюбива и томна,</text:p>
      <text:p text:style-name="Обычный"><text:s text:c="24"/>Толпой рабов окружена?</text:p>
      <text:p text:style-name="Обычный"><text:s text:c="24"/>Она и внемлет и не внемлет</text:p>
      <text:p text:style-name="Обычный"><text:s text:c="24"/>И каватине, и мольбам,</text:p>
      <text:p text:style-name="Обычный"><text:s text:c="24"/>И шутке с лестью пополам...</text:p>
      <text:p text:style-name="Обычный"><text:s text:c="24"/>А муж - в углу за нею дремлет,</text:p>
      <text:p text:style-name="Обычный"><text:s text:c="24"/>Впросонках фора закричит,</text:p>
      <text:p text:style-name="Обычный"><text:s text:c="24"/>Зевнет и - снова захрапит.</text:p>
      <text:p text:style-name="Обычный"/>
      <text:p text:style-name="Обычный"><text:s text:c="37"/>*</text:p>
      <text:p text:style-name="Обычный"/>
      <text:p text:style-name="Обычный"><text:s text:c="24"/>Финал гремит; пустеет зала;</text:p>
      <text:p text:style-name="Обычный"><text:s text:c="24"/>Шумя, торопится разъезд;</text:p>
      <text:p text:style-name="Обычный"><text:s text:c="24"/>Толпа на площадь побежала</text:p>
      <text:p text:style-name="Обычный"><text:s text:c="24"/>При блеске фонарей и звезд,</text:p>
      <text:p text:style-name="Обычный"><text:s text:c="24"/>Сыны Авзонии счастливой</text:p>
      <text:p text:style-name="Обычный"><text:s text:c="24"/>Слегка поют мотив игривый,</text:p>
      <text:p text:style-name="Обычный"><text:s text:c="24"/>Его невольно затвердив,</text:p>
      <text:p text:style-name="Обычный"><text:s text:c="24"/>А мы ревем речитатив.</text:p>
      <text:p text:style-name="Обычный"><text:s text:c="24"/>Но поздно. Тихо спит Одесса;</text:p>
      <text:p text:style-name="Обычный"><text:s text:c="24"/>И бездыханна и тепла</text:p>
      <text:p text:style-name="Обычный"><text:s text:c="24"/>Немая ночь. Луна взошла,</text:p>
      <text:p text:style-name="Обычный"><text:s text:c="24"/>Прозрачно-легкая завеса</text:p>
      <text:p text:style-name="Обычный"><text:s text:c="24"/>Объемлет небо. Все молчит;</text:p>
      <text:p text:style-name="Обычный"><text:s text:c="24"/>Лишь море Черное шумит...</text:p>
      <text:p text:style-name="Обычный"/>
      <text:p text:style-name="Обычный"><text:s text:c="37"/>*</text:p>
      <text:p text:style-name="Обычный"/>
      <text:p text:style-name="Обычный"><text:s text:c="24"/>Итак, я жил тогда в Одессе...</text:p>
      <text:p text:style-name="Обычный"/>
      <text:p text:style-name="Обычный"><text:s text:c="31"/>ДЕСЯТАЯ ГЛАВА</text:p>
      <text:p text:style-name="Обычный"/>
      <text:p text:style-name="Обычный"><text:s text:c="37"/>I</text:p>
      <text:p text:style-name="Обычный"/>
      <text:p text:style-name="Обычный"><text:s text:c="24"/>Властитель слабый и лукавый,</text:p>
      <text:p text:style-name="Обычный"><text:s text:c="24"/>Плешивый щеголь, враг труда,</text:p>
      <text:p text:style-name="Обычный"><text:s text:c="24"/>Нечаянно пригретый славой,</text:p>
      <text:p text:style-name="Обычный"><text:s text:c="24"/>Над нами царствовал тогда.</text:p>
      <text:p text:style-name="Обычный"><text:s text:c="24"/>. . . . . . . . . . . . . . . . . . .</text:p>
      <text:p text:style-name="Обычный"/>
      <text:p text:style-name="Обычный"><text:s text:c="37"/>II</text:p>
      <text:p text:style-name="Обычный"/>
      <text:p text:style-name="Обычный"><text:s text:c="24"/>Его мы очень смирным знали,</text:p>
      <text:p text:style-name="Обычный"><text:s text:c="24"/>Когда не наши повара</text:p>
      <text:p text:style-name="Обычный"><text:s text:c="24"/>Орла двуглавого щипали</text:p>
      <text:p text:style-name="Обычный"><text:s text:c="24"/>У Бонапартова шатра.</text:p>
      <text:p text:style-name="Обычный"><text:s text:c="24"/>. . . . . . . . . . . . . . . . . . .</text:p>
      <text:p text:style-name="Обычный"/>
      <text:p text:style-name="Обычный"><text:s text:c="36"/>III</text:p>
      <text:p text:style-name="Обычный"/>
      <text:p text:style-name="Обычный"><text:s text:c="24"/>Гроза двенадцатого года</text:p>
      <text:p text:style-name="Обычный"><text:s text:c="24"/>Настала - кто тут нам помог?</text:p>
      <text:p text:style-name="Обычный"><text:s text:c="24"/>Остервенение народа,</text:p>
      <text:p text:style-name="Обычный"><text:s text:c="24"/>Барклай, зима иль русский бог?</text:p>
      <text:p text:style-name="Обычный"><text:s text:c="24"/>. . . . . . . . . . . . . . . . . . .</text:p>
      <text:p text:style-name="Обычный"/>
      <text:p text:style-name="Обычный"><text:s text:c="37"/>IV</text:p>
      <text:p text:style-name="Обычный"/>
      <text:p text:style-name="Обычный"><text:s text:c="24"/>Но бог помог - стал ропот ниже,</text:p>
      <text:p text:style-name="Обычный"><text:s text:c="24"/>И скоро силою вещей</text:p>
      <text:p text:style-name="Обычный"><text:s text:c="24"/>Мы очутилися в Париже,</text:p>
      <text:p text:style-name="Обычный"><text:s text:c="24"/>А русский царь главой царей.</text:p>
      <text:p text:style-name="Обычный"><text:s text:c="24"/>. . . . . . . . . . . . . . . . . . .</text:p>
      <text:p text:style-name="Обычный"/>
      <text:p text:style-name="Обычный"><text:s text:c="37"/>V</text:p>
      <text:p text:style-name="Обычный"/>
      <text:p text:style-name="Обычный"><text:s text:c="24"/>И чем жирнее, тем тяжеле.</text:p>
      <text:p text:style-name="Обычный"><text:s text:c="24"/>О русский глупый наш народ,</text:p>
      <text:p text:style-name="Обычный"><text:s text:c="24"/>Скажи, зачем ты в самом деле</text:p>
      <text:p text:style-name="Обычный"><text:s text:c="24"/>. . . . . . . . . . . . . . . . . . .</text:p>
      <text:p text:style-name="Обычный"/>
      <text:p text:style-name="Обычный"><text:s text:c="37"/>VI</text:p>
      <text:p text:style-name="Обычный"/>
      <text:p text:style-name="Обычный"><text:s text:c="24"/>Авось, о Шиболет народный,</text:p>
      <text:p text:style-name="Обычный"><text:s text:c="24"/>Тебе б я оду посвятил,</text:p>
      <text:p text:style-name="Обычный"><text:s text:c="24"/>Но стихоплет великородный</text:p>
      <text:p text:style-name="Обычный"><text:s text:c="24"/>Меня уже предупредил</text:p>
      <text:p text:style-name="Обычный"><text:s text:c="24"/>. . . . . . . . . . . . . . . . . . .</text:p>
      <text:p text:style-name="Обычный"><text:s text:c="24"/>Моря достались Албиону</text:p>
      <text:p text:style-name="Обычный"><text:s text:c="24"/>. . . . . . . . . . . . . . . . . . .</text:p>
      <text:p text:style-name="Обычный"/>
      <text:p text:style-name="Обычный"><text:s text:c="36"/>VII</text:p>
      <text:p text:style-name="Обычный"/>
      <text:p text:style-name="Обычный"><text:s text:c="24"/>Авось, аренды забывая,</text:p>
      <text:p text:style-name="Обычный"><text:s text:c="24"/>Ханжа запрется в монастырь,</text:p>
      <text:p text:style-name="Обычный"><text:s text:c="24"/>Авось по манью Николая</text:p>
      <text:p text:style-name="Обычный"><text:s text:c="24"/>Семействам возвратит Сибирь</text:p>
      <text:p text:style-name="Обычный"><text:s text:c="24"/>. . . . . . . . . . . . . . . . . . .</text:p>
      <text:p text:style-name="Обычный"><text:s text:c="24"/>Авось дороги нам исправят</text:p>
      <text:p text:style-name="Обычный"><text:s text:c="24"/>. . . . . . . . . . . . . . . . . . .</text:p>
      <text:p text:style-name="Обычный"/>
      <text:p text:style-name="Обычный"><text:s text:c="36"/>VIII</text:p>
      <text:p text:style-name="Обычный"/>
      <text:p text:style-name="Обычный"><text:s text:c="24"/>Сей муж судьбы, сей странник бранный,</text:p>
      <text:p text:style-name="Обычный"><text:s text:c="24"/>Пред кем унизились цари,</text:p>
      <text:p text:style-name="Обычный"><text:s text:c="24"/>Сей всадник, папою венчанный,</text:p>
      <text:p text:style-name="Обычный"><text:s text:c="24"/>Исчезнувший как тень зари,</text:p>
      <text:p text:style-name="Обычный"><text:s text:c="24"/>. . . . . . . . . . . . . . . . . . .</text:p>
      <text:p text:style-name="Обычный"><text:s text:c="24"/>Измучен казнию покоя</text:p>
      <text:p text:style-name="Обычный"><text:s text:c="24"/>. . . . . . . . . . . . . . . . . . .</text:p>
      <text:p text:style-name="Обычный"/>
      <text:p text:style-name="Обычный"><text:s text:c="37"/>IX</text:p>
      <text:p text:style-name="Обычный"/>
      <text:p text:style-name="Обычный"><text:s text:c="24"/>Тряслися грозно Пиренеи,</text:p>
      <text:p text:style-name="Обычный"><text:s text:c="24"/>Волкан Неаполя пылал,</text:p>
      <text:p text:style-name="Обычный"><text:s text:c="24"/>Безрукий князь друзьям Мореи</text:p>
      <text:p text:style-name="Обычный"><text:s text:c="24"/>Из Кишинева уж мигал.</text:p>
      <text:p text:style-name="Обычный"><text:s text:c="24"/>. . . . . . . . . . . . . . . . . . .</text:p>
      <text:p text:style-name="Обычный"><text:s text:c="24"/>Кинжал Л , тень Б</text:p>
      <text:p text:style-name="Обычный"><text:s text:c="24"/>. . . . . . . . . . . . . . . . . . .</text:p>
      <text:p text:style-name="Обычный"/>
      <text:p text:style-name="Обычный"><text:s text:c="37"/>Х</text:p>
      <text:p text:style-name="Обычный"/>
      <text:p text:style-name="Обычный"><text:s text:c="24"/>Я всех уйму с моим народом, -</text:p>
      <text:p text:style-name="Обычный"><text:s text:c="24"/>Наш царь в конгрессе говорил,</text:p>
      <text:p text:style-name="Обычный"><text:s text:c="24"/>А про тебя и в ус не дует,</text:p>
      <text:p text:style-name="Обычный"><text:s text:c="24"/>Ты александровский холоп</text:p>
      <text:p text:style-name="Обычный"><text:s text:c="24"/>. . . . . . . . . . . . . . . . . . .</text:p>
      <text:p text:style-name="Обычный"/>
      <text:p text:style-name="Обычный"><text:s text:c="37"/>XI</text:p>
      <text:p text:style-name="Обычный"/>
      <text:p text:style-name="Обычный"><text:s text:c="24"/>Потешный полк Петра Титана,</text:p>
      <text:p text:style-name="Обычный"><text:s text:c="24"/>Дружина старых усачей,</text:p>
      <text:p text:style-name="Обычный"><text:s text:c="24"/>Предавших некогда тирана</text:p>
      <text:p text:style-name="Обычный"><text:s text:c="24"/>Свирепой шайке палачей.</text:p>
      <text:p text:style-name="Обычный"><text:s text:c="24"/>. . . . . . . . . . . . . . . . . . .</text:p>
      <text:p text:style-name="Обычный"/>
      <text:p text:style-name="Обычный"><text:s text:c="36"/>XII</text:p>
      <text:p text:style-name="Обычный"/>
      <text:p text:style-name="Обычный"><text:s text:c="24"/>Россия присмирела снова,</text:p>
      <text:p text:style-name="Обычный"><text:s text:c="24"/>И пуще царь пошел кутить,</text:p>
      <text:p text:style-name="Обычный"><text:s text:c="24"/>Но искра пламени иного</text:p>
      <text:p text:style-name="Обычный"><text:s text:c="24"/>Уже издавна, может быть,</text:p>
      <text:p text:style-name="Обычный"><text:s text:c="24"/>. . . . . . . . . . . . . . . . . . .</text:p>
      <text:p text:style-name="Обычный"/>
      <text:p text:style-name="Обычный"><text:s text:c="36"/>XIII</text:p>
      <text:p text:style-name="Обычный"/>
      <text:p text:style-name="Обычный"><text:s text:c="24"/>У них свои бывали сходки,</text:p>
      <text:p text:style-name="Обычный"><text:s text:c="24"/>Они за чашею вина,</text:p>
      <text:p text:style-name="Обычный"><text:s text:c="24"/>Они за рюмкой русской водки</text:p>
      <text:p text:style-name="Обычный"><text:s text:c="24"/>. . . . . . . . . . . . . . . . . . .</text:p>
      <text:p text:style-name="Обычный"/>
      <text:p text:style-name="Обычный"><text:s text:c="36"/>XIV</text:p>
      <text:p text:style-name="Обычный"/>
      <text:p text:style-name="Обычный"><text:s text:c="24"/>Витийством резким знамениты,</text:p>
      <text:p text:style-name="Обычный"><text:s text:c="24"/>Сбирались члены сей семьи</text:p>
      <text:p text:style-name="Обычный"><text:s text:c="24"/>У беспокойного Никиты,</text:p>
      <text:p text:style-name="Обычный"><text:s text:c="24"/>У осторожного Ильи.</text:p>
      <text:p text:style-name="Обычный"><text:s text:c="24"/>. . . . . . . . . . . . . . . . . . .</text:p>
      <text:p text:style-name="Обычный"/>
      <text:p text:style-name="Обычный"><text:s text:c="37"/>XV</text:p>
      <text:p text:style-name="Обычный"/>
      <text:p text:style-name="Обычный"><text:s text:c="24"/>Друг Марса, Вакха и Венеры,</text:p>
      <text:p text:style-name="Обычный"><text:s text:c="24"/>Тут Лунин дерзко предлагал</text:p>
      <text:p text:style-name="Обычный"><text:s text:c="24"/>Свои решительные меры</text:p>
      <text:p text:style-name="Обычный"><text:s text:c="24"/>И вдохновенно бормотал.</text:p>
      <text:p text:style-name="Обычный"><text:s text:c="24"/>Читал свои Ноэли Пушкин,</text:p>
      <text:p text:style-name="Обычный"><text:s text:c="24"/>Меланхолический Якушкин,</text:p>
      <text:p text:style-name="Обычный"><text:s text:c="24"/>Казалось, молча обнажал</text:p>
      <text:p text:style-name="Обычный"><text:s text:c="24"/>Цареубийственный кинжал.</text:p>
      <text:p text:style-name="Обычный"><text:s text:c="24"/>Одну Россию в мире видя,</text:p>
      <text:p text:style-name="Обычный"><text:s text:c="24"/>Преследуя свой идеал,</text:p>
      <text:p text:style-name="Обычный"><text:s text:c="24"/>Хромой Тургенев им внимал</text:p>
      <text:p text:style-name="Обычный"><text:s text:c="24"/>И, плети рабства ненавидя,</text:p>
      <text:p text:style-name="Обычный"><text:s text:c="24"/>Предвидел в сей толпе дворян</text:p>
      <text:p text:style-name="Обычный"><text:s text:c="24"/>Освободителей крестьян.</text:p>
      <text:p text:style-name="Обычный"/>
      <text:p text:style-name="Обычный"><text:s text:c="36"/>XVI</text:p>
      <text:p text:style-name="Обычный"/>
      <text:p text:style-name="Обычный"><text:s text:c="24"/>Так было над Невою льдистой,</text:p>
      <text:p text:style-name="Обычный"><text:s text:c="24"/>Но там, где ранее весна</text:p>
      <text:p text:style-name="Обычный"><text:s text:c="24"/>Блестит над Каменкой тенистой</text:p>
      <text:p text:style-name="Обычный"><text:s text:c="24"/>И над холмами Тульчина,</text:p>
      <text:p text:style-name="Обычный"><text:s text:c="24"/>Где Витгенштейновы дружины</text:p>
      <text:p text:style-name="Обычный"><text:s text:c="24"/>Днепром подмытые равнины.</text:p>
      <text:p text:style-name="Обычный"><text:s text:c="24"/>И степи Буга облегли,</text:p>
      <text:p text:style-name="Обычный"><text:s text:c="24"/>Дела иные уж пошли.</text:p>
      <text:p text:style-name="Обычный"><text:s text:c="24"/>Там Пестель для тиранов</text:p>
      <text:p text:style-name="Обычный"><text:s text:c="24"/>И рать набирал</text:p>
      <text:p text:style-name="Обычный"><text:s text:c="24"/>Холоднокровный генерал,</text:p>
      <text:p text:style-name="Обычный"><text:s text:c="24"/>И Муравьев, его склоняя,</text:p>
      <text:p text:style-name="Обычный"><text:s text:c="24"/>И полон дерзости и сил,</text:p>
      <text:p text:style-name="Обычный"><text:s text:c="24"/>Минуты вспышки торопил.</text:p>
      <text:p text:style-name="Обычный"/>
      <text:p text:style-name="Обычный"><text:s text:c="36"/>XVII</text:p>
      <text:p text:style-name="Обычный"/>
      <text:p text:style-name="Обычный"><text:s text:c="24"/>Сначала эти заговоры</text:p>
      <text:p text:style-name="Обычный"><text:s text:c="24"/>Между Лафитом и Клико</text:p>
      <text:p text:style-name="Обычный"><text:s text:c="24"/>Лишь были дружеские споры,</text:p>
      <text:p text:style-name="Обычный"><text:s text:c="24"/>И не входила глубоко</text:p>
      <text:p text:style-name="Обычный"><text:s text:c="24"/>В сердца мятежная наука,</text:p>
      <text:p text:style-name="Обычный"><text:s text:c="24"/>Все это было только скука,</text:p>
      <text:p text:style-name="Обычный"><text:s text:c="24"/>Безделье молодых умов,</text:p>
      <text:p text:style-name="Обычный"><text:s text:c="24"/>Забавы взрослых шалунов,</text:p>
      <text:p text:style-name="Обычный"><text:s text:c="24"/>Казалось ........</text:p>
      <text:p text:style-name="Обычный"><text:s text:c="24"/>Узлы к узлам ......</text:p>
      <text:p text:style-name="Обычный"><text:s text:c="24"/>И постепенно сетью тайной</text:p>
      <text:p text:style-name="Обычный"><text:s text:c="24"/>Россия .........</text:p>
      <text:p text:style-name="Обычный"><text:s text:c="24"/>Наш царь дремал.....</text:p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style:font-name-asian="Times New Roman" style:font-name-complex="Calibri" fo:font-size="12pt" style:font-size-asian="12pt" style:font-size-complex="11pt" fo:hyphenate="false"/>
    </style:style>
    <style:style style:name="Основнойшрифтабзаца" style:display-name="Основной шрифт абзаца" style:family="text"/>
    <style:style style:name="msonormal0" style:display-name="msonormal" style:family="paragraph" style:parent-style-name="Обычный">
      <style:paragraph-properties fo:margin-top="0.0694in" fo:margin-bottom="0.0694in" fo:line-height="100%"/>
      <style:text-properties style:font-name-complex="Times New Roman" style:font-size-complex="12pt" fo:hyphenate="false"/>
    </style:style>
    <style:style style:name="msopapdefault" style:display-name="msopapdefault" style:family="paragraph" style:parent-style-name="Обычный">
      <style:paragraph-properties fo:margin-top="0.0694in"/>
      <style:text-properties style:font-name-complex="Times New Roman" style:font-size-complex="12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fo:font-weight="bold" style:font-weight-asian="bold" style:font-weight-complex="bold" fo:font-size="18pt" style:font-size-asian="18pt" style:font-size-complex="18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z-Началоформы" style:display-name="z-Начало формы" style:family="paragraph" style:parent-style-name="Обычный" style:next-style-name="Обычный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НачалоформыЗнак" style:display-name="z-Начало формы Знак" style:family="text" style:parent-style-name="Основнойшрифтабзаца">
      <style:text-properties style:font-name="Arial" style:font-name-complex="Arial" text:display="none" fo:font-size="8pt" style:font-size-asian="8pt" style:font-size-complex="8pt"/>
    </style:style>
    <style:style style:name="z-Конецформы" style:display-name="z-Конец формы" style:family="paragraph" style:parent-style-name="Обычный" style:next-style-name="Обычный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КонецформыЗнак" style:display-name="z-Конец формы Знак" style:family="text" style:parent-style-name="Основнойшрифтабзаца">
      <style:text-properties style:font-name="Arial" style:font-name-complex="Arial" text:display="none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</meta:initial-creator>
    <dc:creator>Евгений Поздняк</dc:creator>
    <meta:creation-date>2020-11-02T07:04:00Z</meta:creation-date>
    <dc:date>2020-11-02T07:04:00Z</dc:date>
    <meta:template xlink:href="Normal.dotm" xlink:type="simple"/>
    <meta:editing-cycles>2</meta:editing-cycles>
    <meta:editing-duration>PT0S</meta:editing-duration>
    <meta:document-statistic meta:page-count="11" meta:paragraph-count="637" meta:word-count="47681" meta:character-count="318829" meta:row-count="2264" meta:non-whitespace-character-count="271785"/>
  </office:meta>
</office:document-meta>
</file>